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Light2" svg:font-family="'Ubuntu Light'"/>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3632in"/>
    </style:style>
    <style:style style:name="Table1.B" style:family="table-column">
      <style:table-column-properties style:column-width="5.3299in"/>
    </style:style>
    <style:style style:name="Table1.A1" style:family="table-cell">
      <style:table-cell-properties fo:padding="0.0194in" fo:border="none"/>
    </style:style>
    <style:style style:name="Table2" style:family="table">
      <style:table-properties style:width="6.6931in" table:align="left"/>
    </style:style>
    <style:style style:name="Table2.A" style:family="table-column">
      <style:table-column-properties style:column-width="1.7285in"/>
    </style:style>
    <style:style style:name="Table2.B" style:family="table-column">
      <style:table-column-properties style:column-width="4.9646in"/>
    </style:style>
    <style:style style:name="Table2.A1" style:family="table-cell">
      <style:table-cell-properties fo:padding="0.0194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24" style:family="table">
      <style:table-properties style:width="6.6931in" table:align="margins"/>
    </style:style>
    <style:style style:name="Table24.A" style:family="table-column">
      <style:table-column-properties style:column-width="5.9493in" style:rel-column-width="58251*"/>
    </style:style>
    <style:style style:name="Table24.B" style:family="table-column">
      <style:table-column-properties style:column-width="0.7438in" style:rel-column-width="7284*"/>
    </style:style>
    <style:style style:name="Table2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25" style:family="table">
      <style:table-properties style:width="6.6931in" table:align="margins"/>
    </style:style>
    <style:style style:name="Table25.A" style:family="table-column">
      <style:table-column-properties style:column-width="5.9493in" style:rel-column-width="58251*"/>
    </style:style>
    <style:style style:name="Table25.B" style:family="table-column">
      <style:table-column-properties style:column-width="0.7438in" style:rel-column-width="7284*"/>
    </style:style>
    <style:style style:name="Table25.A1" style:family="table-cell">
      <style:table-cell-properties style:vertical-align="middle" fo:padding="0.0382in" fo:border="none"/>
    </style:style>
    <style:style style:name="Table21" style:family="table">
      <style:table-properties style:width="6.6931in" table:align="margins"/>
    </style:style>
    <style:style style:name="Table21.A" style:family="table-column">
      <style:table-column-properties style:column-width="5.9493in" style:rel-column-width="58251*"/>
    </style:style>
    <style:style style:name="Table21.B" style:family="table-column">
      <style:table-column-properties style:column-width="0.7438in" style:rel-column-width="7284*"/>
    </style:style>
    <style:style style:name="Table21.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31" style:family="table">
      <style:table-properties style:width="6.6931in" table:align="margins"/>
    </style:style>
    <style:style style:name="Table31.A" style:family="table-column">
      <style:table-column-properties style:column-width="5.9493in" style:rel-column-width="58251*"/>
    </style:style>
    <style:style style:name="Table31.B" style:family="table-column">
      <style:table-column-properties style:column-width="0.7438in" style:rel-column-width="7284*"/>
    </style:style>
    <style:style style:name="Table31.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40" style:family="table">
      <style:table-properties style:width="6.6931in" table:align="margins"/>
    </style:style>
    <style:style style:name="Table40.A" style:family="table-column">
      <style:table-column-properties style:column-width="5.9493in" style:rel-column-width="58251*"/>
    </style:style>
    <style:style style:name="Table40.B" style:family="table-column">
      <style:table-column-properties style:column-width="0.7438in" style:rel-column-width="7284*"/>
    </style:style>
    <style:style style:name="Table40.A1" style:family="table-cell">
      <style:table-cell-properties style:vertical-align="middle" fo:padding="0.0382in" fo:border="none"/>
    </style:style>
    <style:style style:name="Table23" style:family="table">
      <style:table-properties style:width="6.6931in" table:align="margins"/>
    </style:style>
    <style:style style:name="Table23.A" style:family="table-column">
      <style:table-column-properties style:column-width="5.9493in" style:rel-column-width="58251*"/>
    </style:style>
    <style:style style:name="Table23.B" style:family="table-column">
      <style:table-column-properties style:column-width="0.7438in" style:rel-column-width="7284*"/>
    </style:style>
    <style:style style:name="Table23.A1" style:family="table-cell">
      <style:table-cell-properties style:vertical-align="middle" fo:padding="0.0382in" fo:border="none"/>
    </style:style>
    <style:style style:name="Table53" style:family="table">
      <style:table-properties style:width="6.6931in" table:align="margins"/>
    </style:style>
    <style:style style:name="Table53.A" style:family="table-column">
      <style:table-column-properties style:column-width="5.9493in" style:rel-column-width="58251*"/>
    </style:style>
    <style:style style:name="Table53.B" style:family="table-column">
      <style:table-column-properties style:column-width="0.7438in" style:rel-column-width="7284*"/>
    </style:style>
    <style:style style:name="Table53.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Table45" style:family="table">
      <style:table-properties style:width="6.6931in" table:align="margins"/>
    </style:style>
    <style:style style:name="Table45.A" style:family="table-column">
      <style:table-column-properties style:column-width="5.9493in" style:rel-column-width="58251*"/>
    </style:style>
    <style:style style:name="Table45.B" style:family="table-column">
      <style:table-column-properties style:column-width="0.7438in" style:rel-column-width="7284*"/>
    </style:style>
    <style:style style:name="Table45.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30" style:family="table">
      <style:table-properties style:width="6.6931in" table:align="margins"/>
    </style:style>
    <style:style style:name="Table30.A" style:family="table-column">
      <style:table-column-properties style:column-width="5.9493in" style:rel-column-width="58251*"/>
    </style:style>
    <style:style style:name="Table30.B" style:family="table-column">
      <style:table-column-properties style:column-width="0.7438in" style:rel-column-width="7284*"/>
    </style:style>
    <style:style style:name="Table30.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32" style:family="table">
      <style:table-properties style:width="6.6931in" table:align="margins"/>
    </style:style>
    <style:style style:name="Table32.A" style:family="table-column">
      <style:table-column-properties style:column-width="5.9493in" style:rel-column-width="58251*"/>
    </style:style>
    <style:style style:name="Table32.B" style:family="table-column">
      <style:table-column-properties style:column-width="0.7438in" style:rel-column-width="7284*"/>
    </style:style>
    <style:style style:name="Table32.A1" style:family="table-cell">
      <style:table-cell-properties style:vertical-align="middle" fo:padding="0.0382in" fo:border="none"/>
    </style:style>
    <style:style style:name="Table42" style:family="table">
      <style:table-properties style:width="6.6931in" table:align="margins"/>
    </style:style>
    <style:style style:name="Table42.A" style:family="table-column">
      <style:table-column-properties style:column-width="5.9493in" style:rel-column-width="58251*"/>
    </style:style>
    <style:style style:name="Table42.B" style:family="table-column">
      <style:table-column-properties style:column-width="0.7438in" style:rel-column-width="7284*"/>
    </style:style>
    <style:style style:name="Table42.A1" style:family="table-cell">
      <style:table-cell-properties style:vertical-align="middle" fo:padding="0.0382in" fo:border="none"/>
    </style:style>
    <style:style style:name="Table41" style:family="table">
      <style:table-properties style:width="6.6931in" table:align="margins"/>
    </style:style>
    <style:style style:name="Table41.A" style:family="table-column">
      <style:table-column-properties style:column-width="5.9493in" style:rel-column-width="58251*"/>
    </style:style>
    <style:style style:name="Table41.B" style:family="table-column">
      <style:table-column-properties style:column-width="0.7438in" style:rel-column-width="7284*"/>
    </style:style>
    <style:style style:name="Table41.A1" style:family="table-cell">
      <style:table-cell-properties style:vertical-align="middle" fo:padding="0.0382in" fo:border="none"/>
    </style:style>
    <style:style style:name="Table39" style:family="table">
      <style:table-properties style:width="6.6931in" table:align="margins"/>
    </style:style>
    <style:style style:name="Table39.A" style:family="table-column">
      <style:table-column-properties style:column-width="5.9493in" style:rel-column-width="58251*"/>
    </style:style>
    <style:style style:name="Table39.B" style:family="table-column">
      <style:table-column-properties style:column-width="0.7438in" style:rel-column-width="7284*"/>
    </style:style>
    <style:style style:name="Table39.A1" style:family="table-cell">
      <style:table-cell-properties style:vertical-align="middle" fo:padding="0.0382in" fo:border="none"/>
    </style:style>
    <style:style style:name="Table28" style:family="table">
      <style:table-properties style:width="6.6931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A1" style:family="table-cell">
      <style:table-cell-properties style:vertical-align="middle" fo:padding="0.0382in" fo:border="none"/>
    </style:style>
    <style:style style:name="Table46" style:family="table">
      <style:table-properties style:width="6.6931in" table:align="margins"/>
    </style:style>
    <style:style style:name="Table46.A" style:family="table-column">
      <style:table-column-properties style:column-width="5.9493in" style:rel-column-width="58251*"/>
    </style:style>
    <style:style style:name="Table46.B" style:family="table-column">
      <style:table-column-properties style:column-width="0.7438in" style:rel-column-width="7284*"/>
    </style:style>
    <style:style style:name="Table46.A1" style:family="table-cell">
      <style:table-cell-properties style:vertical-align="middle" fo:padding="0.0382in" fo:border="none"/>
    </style:style>
    <style:style style:name="Table35" style:family="table">
      <style:table-properties style:width="6.6931in" table:align="margins"/>
    </style:style>
    <style:style style:name="Table35.A" style:family="table-column">
      <style:table-column-properties style:column-width="5.9493in" style:rel-column-width="58251*"/>
    </style:style>
    <style:style style:name="Table35.B" style:family="table-column">
      <style:table-column-properties style:column-width="0.7438in" style:rel-column-width="7284*"/>
    </style:style>
    <style:style style:name="Table35.A1" style:family="table-cell">
      <style:table-cell-properties style:vertical-align="middle" fo:padding="0.0382in" fo:border="none"/>
    </style:style>
    <style:style style:name="Table26" style:family="table">
      <style:table-properties style:width="6.6931in" table:align="margins"/>
    </style:style>
    <style:style style:name="Table26.A" style:family="table-column">
      <style:table-column-properties style:column-width="5.9493in" style:rel-column-width="58251*"/>
    </style:style>
    <style:style style:name="Table26.B" style:family="table-column">
      <style:table-column-properties style:column-width="0.7438in" style:rel-column-width="7284*"/>
    </style:style>
    <style:style style:name="Table26.A1" style:family="table-cell">
      <style:table-cell-properties style:vertical-align="middle" fo:padding="0.0382in" fo:border="none"/>
    </style:style>
    <style:style style:name="Table22" style:family="table">
      <style:table-properties style:width="6.6931in" table:align="margins"/>
    </style:style>
    <style:style style:name="Table22.A" style:family="table-column">
      <style:table-column-properties style:column-width="5.9493in" style:rel-column-width="58251*"/>
    </style:style>
    <style:style style:name="Table22.B" style:family="table-column">
      <style:table-column-properties style:column-width="0.7438in" style:rel-column-width="7284*"/>
    </style:style>
    <style:style style:name="Table22.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29" style:family="table">
      <style:table-properties style:width="6.6931in" table:align="margins"/>
    </style:style>
    <style:style style:name="Table29.A" style:family="table-column">
      <style:table-column-properties style:column-width="5.9493in" style:rel-column-width="58251*"/>
    </style:style>
    <style:style style:name="Table29.B" style:family="table-column">
      <style:table-column-properties style:column-width="0.7438in" style:rel-column-width="7284*"/>
    </style:style>
    <style:style style:name="Table29.A1" style:family="table-cell">
      <style:table-cell-properties style:vertical-align="middle" fo:padding="0.0382in" fo:border="none"/>
    </style:style>
    <style:style style:name="Table47" style:family="table">
      <style:table-properties style:width="6.6931in" table:align="margins"/>
    </style:style>
    <style:style style:name="Table47.A" style:family="table-column">
      <style:table-column-properties style:column-width="5.9493in" style:rel-column-width="58251*"/>
    </style:style>
    <style:style style:name="Table47.B" style:family="table-column">
      <style:table-column-properties style:column-width="0.7438in" style:rel-column-width="7284*"/>
    </style:style>
    <style:style style:name="Table47.A1" style:family="table-cell">
      <style:table-cell-properties style:vertical-align="middle" fo:padding="0.0382in" fo:border="none"/>
    </style:style>
    <style:style style:name="Table48" style:family="table">
      <style:table-properties style:width="6.6931in" table:align="margins"/>
    </style:style>
    <style:style style:name="Table48.A" style:family="table-column">
      <style:table-column-properties style:column-width="5.9493in" style:rel-column-width="58251*"/>
    </style:style>
    <style:style style:name="Table48.B" style:family="table-column">
      <style:table-column-properties style:column-width="0.7438in" style:rel-column-width="7284*"/>
    </style:style>
    <style:style style:name="Table48.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49" style:family="table">
      <style:table-properties style:width="6.6931in" table:align="margins"/>
    </style:style>
    <style:style style:name="Table49.A" style:family="table-column">
      <style:table-column-properties style:column-width="5.9493in" style:rel-column-width="58251*"/>
    </style:style>
    <style:style style:name="Table49.B" style:family="table-column">
      <style:table-column-properties style:column-width="0.7438in" style:rel-column-width="7284*"/>
    </style:style>
    <style:style style:name="Table49.A1" style:family="table-cell">
      <style:table-cell-properties style:vertical-align="middle" fo:padding="0.0382in" fo:border="none"/>
    </style:style>
    <style:style style:name="Table51" style:family="table">
      <style:table-properties style:width="6.6931in" table:align="margins"/>
    </style:style>
    <style:style style:name="Table51.A" style:family="table-column">
      <style:table-column-properties style:column-width="5.9493in" style:rel-column-width="58251*"/>
    </style:style>
    <style:style style:name="Table51.B" style:family="table-column">
      <style:table-column-properties style:column-width="0.7438in" style:rel-column-width="7284*"/>
    </style:style>
    <style:style style:name="Table51.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50" style:family="table">
      <style:table-properties style:width="6.6931in" table:align="margins"/>
    </style:style>
    <style:style style:name="Table50.A" style:family="table-column">
      <style:table-column-properties style:column-width="5.9493in" style:rel-column-width="58251*"/>
    </style:style>
    <style:style style:name="Table50.B" style:family="table-column">
      <style:table-column-properties style:column-width="0.7438in" style:rel-column-width="7284*"/>
    </style:style>
    <style:style style:name="Table50.A1" style:family="table-cell">
      <style:table-cell-properties style:vertical-align="middle" fo:padding="0.0382in" fo:border="none"/>
    </style:style>
    <style:style style:name="Table52" style:family="table">
      <style:table-properties style:width="6.6931in" table:align="margins"/>
    </style:style>
    <style:style style:name="Table52.A" style:family="table-column">
      <style:table-column-properties style:column-width="5.9493in" style:rel-column-width="58251*"/>
    </style:style>
    <style:style style:name="Table52.B" style:family="table-column">
      <style:table-column-properties style:column-width="0.7438in" style:rel-column-width="7284*"/>
    </style:style>
    <style:style style:name="Table52.A1" style:family="table-cell">
      <style:table-cell-properties style:vertical-align="middle" fo:padding="0.0382in" fo:border="none"/>
    </style:style>
    <style:style style:name="Table33" style:family="table">
      <style:table-properties style:width="6.6931in" table:align="margins"/>
    </style:style>
    <style:style style:name="Table33.A" style:family="table-column">
      <style:table-column-properties style:column-width="5.9493in" style:rel-column-width="58251*"/>
    </style:style>
    <style:style style:name="Table33.B" style:family="table-column">
      <style:table-column-properties style:column-width="0.7438in" style:rel-column-width="7284*"/>
    </style:style>
    <style:style style:name="Table33.A1" style:family="table-cell">
      <style:table-cell-properties style:vertical-align="middle" fo:padding="0.0382in" fo:border="none"/>
    </style:style>
    <style:style style:name="Table36" style:family="table">
      <style:table-properties style:width="6.6931in" table:align="margins"/>
    </style:style>
    <style:style style:name="Table36.A" style:family="table-column">
      <style:table-column-properties style:column-width="5.9493in" style:rel-column-width="58251*"/>
    </style:style>
    <style:style style:name="Table36.B" style:family="table-column">
      <style:table-column-properties style:column-width="0.7438in" style:rel-column-width="7284*"/>
    </style:style>
    <style:style style:name="Table36.A1" style:family="table-cell">
      <style:table-cell-properties style:vertical-align="middle" fo:padding="0.0382in" fo:border="none"/>
    </style:style>
    <style:style style:name="Table37" style:family="table">
      <style:table-properties style:width="6.6931in" table:align="margins"/>
    </style:style>
    <style:style style:name="Table37.A" style:family="table-column">
      <style:table-column-properties style:column-width="5.9493in" style:rel-column-width="58251*"/>
    </style:style>
    <style:style style:name="Table37.B" style:family="table-column">
      <style:table-column-properties style:column-width="0.7438in" style:rel-column-width="7284*"/>
    </style:style>
    <style:style style:name="Table37.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P1" style:family="paragraph" style:parent-style-name="Table_20_Contents">
      <style:paragraph-properties fo:margin-top="0in" fo:margin-bottom="0.0626in" loext:contextual-spacing="false"/>
      <style:text-properties style:font-name="Ubuntu Light1" fo:font-size="10pt"/>
    </style:style>
    <style:style style:name="P2" style:family="paragraph" style:parent-style-name="Standard">
      <style:text-properties style:font-name="Ubuntu Light1"/>
    </style:style>
    <style:style style:name="P3" style:family="paragraph" style:parent-style-name="Standard">
      <style:text-properties style:font-name="Ubuntu Light1" officeooo:rsid="0018b851" officeooo:paragraph-rsid="0018b851"/>
    </style:style>
    <style:style style:name="P4" style:family="paragraph" style:parent-style-name="Standard">
      <style:text-properties style:font-name="Ubuntu Light1" officeooo:paragraph-rsid="00196b2b"/>
    </style:style>
    <style:style style:name="P5" style:family="paragraph" style:parent-style-name="Standard">
      <style:paragraph-properties fo:line-height="150%" fo:text-align="justify" style:justify-single-word="false"/>
      <style:text-properties style:font-name="Ubuntu Light1" officeooo:rsid="00196b2b" officeooo:paragraph-rsid="001d2cd9"/>
    </style:style>
    <style:style style:name="P6" style:family="paragraph" style:parent-style-name="Standard">
      <style:paragraph-properties fo:line-height="150%" fo:text-align="justify" style:justify-single-word="false"/>
      <style:text-properties style:font-name="Ubuntu Light1" officeooo:rsid="00196b2b" officeooo:paragraph-rsid="00342970"/>
    </style:style>
    <style:style style:name="P7" style:family="paragraph" style:parent-style-name="Standard">
      <style:paragraph-properties fo:line-height="150%" fo:text-align="justify" style:justify-single-word="false"/>
      <style:text-properties style:font-name="Ubuntu Light1" officeooo:rsid="00196b2b" officeooo:paragraph-rsid="0058b0aa"/>
    </style:style>
    <style:style style:name="P8" style:family="paragraph" style:parent-style-name="Standard">
      <style:paragraph-properties fo:line-height="150%" fo:text-align="justify" style:justify-single-word="false"/>
      <style:text-properties style:font-name="Ubuntu Light1" officeooo:rsid="00196b2b" officeooo:paragraph-rsid="00605833"/>
    </style:style>
    <style:style style:name="P9" style:family="paragraph" style:parent-style-name="Standard">
      <style:paragraph-properties fo:line-height="150%" fo:text-align="justify" style:justify-single-word="false"/>
      <style:text-properties style:font-name="Ubuntu Light1" officeooo:rsid="00196b2b" officeooo:paragraph-rsid="006dac62"/>
    </style:style>
    <style:style style:name="P10" style:family="paragraph" style:parent-style-name="Standard">
      <style:paragraph-properties fo:line-height="150%" fo:text-align="justify" style:justify-single-word="false"/>
      <style:text-properties style:font-name="Ubuntu Light1" officeooo:rsid="00196b2b" officeooo:paragraph-rsid="007dafdd"/>
    </style:style>
    <style:style style:name="P11" style:family="paragraph" style:parent-style-name="Standard">
      <style:paragraph-properties fo:line-height="150%" fo:text-align="justify" style:justify-single-word="false"/>
      <style:text-properties style:font-name="Ubuntu Light1" officeooo:rsid="00196b2b" officeooo:paragraph-rsid="00cf7152"/>
    </style:style>
    <style:style style:name="P12" style:family="paragraph" style:parent-style-name="Standard">
      <style:paragraph-properties fo:line-height="150%" fo:text-align="justify" style:justify-single-word="false"/>
      <style:text-properties style:font-name="Ubuntu Light1" officeooo:rsid="00196b2b" officeooo:paragraph-rsid="00e0924c"/>
    </style:style>
    <style:style style:name="P13" style:family="paragraph" style:parent-style-name="Standard">
      <style:paragraph-properties fo:line-height="150%" fo:text-align="justify" style:justify-single-word="false"/>
      <style:text-properties style:font-name="Ubuntu Light1" officeooo:rsid="00196b2b" officeooo:paragraph-rsid="00f9591f"/>
    </style:style>
    <style:style style:name="P14" style:family="paragraph" style:parent-style-name="Standard">
      <style:paragraph-properties fo:line-height="150%" fo:text-align="justify" style:justify-single-word="false"/>
      <style:text-properties style:font-name="Ubuntu Light1" officeooo:rsid="00196b2b" officeooo:paragraph-rsid="010553aa"/>
    </style:style>
    <style:style style:name="P15" style:family="paragraph" style:parent-style-name="Standard">
      <style:paragraph-properties fo:line-height="150%" fo:text-align="justify" style:justify-single-word="false"/>
      <style:text-properties style:font-name="Ubuntu Light1" officeooo:rsid="00196b2b" officeooo:paragraph-rsid="010e488a"/>
    </style:style>
    <style:style style:name="P16" style:family="paragraph" style:parent-style-name="Standard">
      <style:paragraph-properties fo:line-height="150%" fo:text-align="justify" style:justify-single-word="false"/>
      <style:text-properties style:font-name="Ubuntu Light1" officeooo:rsid="00196b2b" officeooo:paragraph-rsid="011a7de9"/>
    </style:style>
    <style:style style:name="P17" style:family="paragraph" style:parent-style-name="Standard">
      <style:paragraph-properties fo:line-height="150%" fo:text-align="justify" style:justify-single-word="false"/>
      <style:text-properties style:font-name="Ubuntu Light1" officeooo:rsid="00196b2b" officeooo:paragraph-rsid="012947fd"/>
    </style:style>
    <style:style style:name="P18" style:family="paragraph" style:parent-style-name="Standard">
      <style:paragraph-properties fo:line-height="150%" fo:text-align="justify" style:justify-single-word="false"/>
      <style:text-properties style:font-name="Ubuntu Light1" officeooo:rsid="00196b2b" officeooo:paragraph-rsid="012baffa"/>
    </style:style>
    <style:style style:name="P19" style:family="paragraph" style:parent-style-name="Standard">
      <style:paragraph-properties fo:line-height="150%" fo:text-align="justify" style:justify-single-word="false"/>
      <style:text-properties style:font-name="Ubuntu Light1" officeooo:rsid="00196b2b" officeooo:paragraph-rsid="0134b183"/>
    </style:style>
    <style:style style:name="P20" style:family="paragraph" style:parent-style-name="Standard">
      <style:paragraph-properties fo:line-height="150%" fo:text-align="justify" style:justify-single-word="false"/>
      <style:text-properties style:font-name="Ubuntu Light1" officeooo:rsid="00196b2b" officeooo:paragraph-rsid="0159915c"/>
    </style:style>
    <style:style style:name="P21" style:family="paragraph" style:parent-style-name="Standard">
      <style:paragraph-properties fo:line-height="150%" fo:text-align="justify" style:justify-single-word="false"/>
      <style:text-properties style:font-name="Ubuntu Light1" officeooo:rsid="00196b2b" officeooo:paragraph-rsid="0166da23"/>
    </style:style>
    <style:style style:name="P22" style:family="paragraph" style:parent-style-name="Standard">
      <style:paragraph-properties fo:line-height="150%" fo:text-align="justify" style:justify-single-word="false"/>
      <style:text-properties style:font-name="Ubuntu Light1" officeooo:rsid="00196b2b" officeooo:paragraph-rsid="0169845e"/>
    </style:style>
    <style:style style:name="P23" style:family="paragraph" style:parent-style-name="Standard">
      <style:paragraph-properties fo:line-height="150%" fo:text-align="justify" style:justify-single-word="false"/>
      <style:text-properties style:font-name="Ubuntu Light1" officeooo:rsid="00196b2b" officeooo:paragraph-rsid="016a3a49"/>
    </style:style>
    <style:style style:name="P24" style:family="paragraph" style:parent-style-name="Standard">
      <style:paragraph-properties fo:line-height="150%" fo:text-align="justify" style:justify-single-word="false"/>
      <style:text-properties style:font-name="Ubuntu Light1" officeooo:rsid="00196b2b" officeooo:paragraph-rsid="016cc43f"/>
    </style:style>
    <style:style style:name="P25" style:family="paragraph" style:parent-style-name="Standard">
      <style:paragraph-properties fo:line-height="150%" fo:text-align="justify" style:justify-single-word="false"/>
      <style:text-properties style:font-name="Ubuntu Light1" officeooo:rsid="00196b2b" officeooo:paragraph-rsid="0178f39b"/>
    </style:style>
    <style:style style:name="P26" style:family="paragraph" style:parent-style-name="Standard">
      <style:paragraph-properties fo:line-height="150%" fo:text-align="justify" style:justify-single-word="false"/>
      <style:text-properties style:font-name="Ubuntu Light1" officeooo:rsid="00196b2b" officeooo:paragraph-rsid="017a7306"/>
    </style:style>
    <style:style style:name="P27" style:family="paragraph" style:parent-style-name="Standard">
      <style:paragraph-properties fo:line-height="150%" fo:text-align="justify" style:justify-single-word="false"/>
      <style:text-properties style:font-name="Ubuntu Light1" officeooo:rsid="00196b2b" officeooo:paragraph-rsid="017b2300"/>
    </style:style>
    <style:style style:name="P28" style:family="paragraph" style:parent-style-name="Standard">
      <style:paragraph-properties fo:line-height="150%" fo:text-align="justify" style:justify-single-word="false"/>
      <style:text-properties style:font-name="Ubuntu Light1" officeooo:rsid="00196b2b" officeooo:paragraph-rsid="01833058"/>
    </style:style>
    <style:style style:name="P29" style:family="paragraph" style:parent-style-name="Standard">
      <style:paragraph-properties fo:line-height="150%" fo:text-align="justify" style:justify-single-word="false"/>
      <style:text-properties style:font-name="Ubuntu Light1" officeooo:rsid="00196b2b" officeooo:paragraph-rsid="018c3aed"/>
    </style:style>
    <style:style style:name="P30" style:family="paragraph" style:parent-style-name="Standard">
      <style:paragraph-properties fo:line-height="150%" fo:text-align="justify" style:justify-single-word="false"/>
      <style:text-properties style:font-name="Ubuntu Light1" officeooo:rsid="00196b2b" officeooo:paragraph-rsid="01919b8a"/>
    </style:style>
    <style:style style:name="P31" style:family="paragraph" style:parent-style-name="Standard">
      <style:paragraph-properties fo:line-height="150%" fo:text-align="justify" style:justify-single-word="false"/>
      <style:text-properties style:font-name="Ubuntu Light1" officeooo:rsid="00196b2b" officeooo:paragraph-rsid="01a1a202"/>
    </style:style>
    <style:style style:name="P32" style:family="paragraph" style:parent-style-name="Standard">
      <style:paragraph-properties fo:line-height="150%" fo:text-align="justify" style:justify-single-word="false"/>
      <style:text-properties style:font-name="Ubuntu Light1" officeooo:rsid="00196b2b" officeooo:paragraph-rsid="01a992c7"/>
    </style:style>
    <style:style style:name="P33" style:family="paragraph" style:parent-style-name="Standard">
      <style:paragraph-properties fo:line-height="150%" fo:text-align="justify" style:justify-single-word="false"/>
      <style:text-properties style:font-name="Ubuntu Light1" officeooo:rsid="00196b2b" officeooo:paragraph-rsid="01af25d0"/>
    </style:style>
    <style:style style:name="P34" style:family="paragraph" style:parent-style-name="Standard">
      <style:paragraph-properties fo:line-height="150%" fo:text-align="justify" style:justify-single-word="false"/>
      <style:text-properties style:font-name="Ubuntu Light1" officeooo:rsid="00196b2b" officeooo:paragraph-rsid="01b10853"/>
    </style:style>
    <style:style style:name="P35" style:family="paragraph" style:parent-style-name="Standard">
      <style:paragraph-properties fo:line-height="150%" fo:text-align="justify" style:justify-single-word="false"/>
      <style:text-properties style:font-name="Ubuntu Light1" officeooo:rsid="00196b2b" officeooo:paragraph-rsid="01b74e54"/>
    </style:style>
    <style:style style:name="P36" style:family="paragraph" style:parent-style-name="Standard">
      <style:paragraph-properties fo:line-height="150%" fo:text-align="justify" style:justify-single-word="false"/>
      <style:text-properties style:font-name="Ubuntu Light1" officeooo:rsid="00196b2b" officeooo:paragraph-rsid="01bb6c55"/>
    </style:style>
    <style:style style:name="P37" style:family="paragraph" style:parent-style-name="Standard">
      <style:paragraph-properties fo:line-height="150%" fo:text-align="justify" style:justify-single-word="false"/>
      <style:text-properties style:font-name="Ubuntu Light1" officeooo:rsid="00196b2b" officeooo:paragraph-rsid="01be061f"/>
    </style:style>
    <style:style style:name="P38" style:family="paragraph" style:parent-style-name="Standard">
      <style:paragraph-properties fo:line-height="150%" fo:text-align="justify" style:justify-single-word="false"/>
      <style:text-properties style:font-name="Ubuntu Light1" officeooo:rsid="00196b2b" officeooo:paragraph-rsid="01c4896d"/>
    </style:style>
    <style:style style:name="P39" style:family="paragraph" style:parent-style-name="Standard">
      <style:paragraph-properties fo:line-height="150%" fo:text-align="justify" style:justify-single-word="false"/>
      <style:text-properties style:font-name="Ubuntu Light1" officeooo:rsid="00196b2b" officeooo:paragraph-rsid="01c912b0"/>
    </style:style>
    <style:style style:name="P40" style:family="paragraph" style:parent-style-name="Standard">
      <style:paragraph-properties fo:line-height="150%" fo:text-align="justify" style:justify-single-word="false"/>
      <style:text-properties style:font-name="Ubuntu Light1" officeooo:rsid="00196b2b" officeooo:paragraph-rsid="022d995a"/>
    </style:style>
    <style:style style:name="P41" style:family="paragraph" style:parent-style-name="Standard">
      <style:paragraph-properties fo:line-height="150%" fo:text-align="justify" style:justify-single-word="false"/>
      <style:text-properties style:font-name="Ubuntu Light1" officeooo:rsid="0096d7da" officeooo:paragraph-rsid="009c6639"/>
    </style:style>
    <style:style style:name="P42" style:family="paragraph" style:parent-style-name="Standard">
      <style:paragraph-properties fo:line-height="150%" fo:text-align="justify" style:justify-single-word="false"/>
      <style:text-properties style:font-name="Ubuntu Light1" officeooo:rsid="0096d7da" officeooo:paragraph-rsid="012947fd"/>
    </style:style>
    <style:style style:name="P43" style:family="paragraph" style:parent-style-name="Standard">
      <style:paragraph-properties fo:line-height="150%" fo:text-align="justify" style:justify-single-word="false"/>
      <style:text-properties style:font-name="Ubuntu Light1" officeooo:rsid="0096d7da" officeooo:paragraph-rsid="017b2300"/>
    </style:style>
    <style:style style:name="P44" style:family="paragraph" style:parent-style-name="Standard">
      <style:paragraph-properties fo:line-height="150%" fo:text-align="justify" style:justify-single-word="false"/>
      <style:text-properties style:font-name="Ubuntu Light1" officeooo:rsid="0096d7da" officeooo:paragraph-rsid="01b10853"/>
    </style:style>
    <style:style style:name="P45" style:family="paragraph" style:parent-style-name="Standard">
      <style:paragraph-properties fo:line-height="150%" fo:text-align="justify" style:justify-single-word="false"/>
      <style:text-properties style:font-name="Ubuntu Light1" officeooo:rsid="0096d7da" officeooo:paragraph-rsid="01bb6c55"/>
    </style:style>
    <style:style style:name="P46" style:family="paragraph" style:parent-style-name="Standard">
      <style:paragraph-properties fo:line-height="150%" fo:text-align="justify" style:justify-single-word="false"/>
      <style:text-properties style:font-name="Ubuntu Light1" officeooo:rsid="0074f753" officeooo:paragraph-rsid="007dafdd"/>
    </style:style>
    <style:style style:name="P47" style:family="paragraph" style:parent-style-name="Standard">
      <style:paragraph-properties fo:line-height="150%" fo:text-align="justify" style:justify-single-word="false"/>
      <style:text-properties style:font-name="Ubuntu Light1" officeooo:rsid="0074f753" officeooo:paragraph-rsid="012947fd"/>
    </style:style>
    <style:style style:name="P48" style:family="paragraph" style:parent-style-name="Standard">
      <style:paragraph-properties fo:line-height="150%" fo:text-align="justify" style:justify-single-word="false"/>
      <style:text-properties style:font-name="Ubuntu Light1" officeooo:rsid="00565439" officeooo:paragraph-rsid="006dac62"/>
    </style:style>
    <style:style style:name="P49" style:family="paragraph" style:parent-style-name="Standard">
      <style:paragraph-properties fo:line-height="150%" fo:text-align="justify" style:justify-single-word="false"/>
      <style:text-properties style:font-name="Ubuntu Light1" officeooo:rsid="00565439" officeooo:paragraph-rsid="00565439"/>
    </style:style>
    <style:style style:name="P50" style:family="paragraph" style:parent-style-name="Standard">
      <style:paragraph-properties fo:line-height="150%" fo:text-align="justify" style:justify-single-word="false"/>
      <style:text-properties style:font-name="Ubuntu Light1" officeooo:rsid="00565439" officeooo:paragraph-rsid="00637be3"/>
    </style:style>
    <style:style style:name="P51" style:family="paragraph" style:parent-style-name="Standard">
      <style:paragraph-properties fo:line-height="150%" fo:text-align="justify" style:justify-single-word="false"/>
      <style:text-properties style:font-name="Ubuntu Light1" officeooo:rsid="00565439" officeooo:paragraph-rsid="0057e66d"/>
    </style:style>
    <style:style style:name="P52" style:family="paragraph" style:parent-style-name="Standard">
      <style:paragraph-properties fo:line-height="150%" fo:text-align="justify" style:justify-single-word="false"/>
      <style:text-properties style:font-name="Ubuntu Light1" officeooo:rsid="00565439" officeooo:paragraph-rsid="010553aa"/>
    </style:style>
    <style:style style:name="P53" style:family="paragraph" style:parent-style-name="Standard">
      <style:paragraph-properties fo:line-height="150%" fo:text-align="justify" style:justify-single-word="false"/>
      <style:text-properties style:font-name="Ubuntu Light1" officeooo:rsid="00565439" officeooo:paragraph-rsid="010e488a"/>
    </style:style>
    <style:style style:name="P54" style:family="paragraph" style:parent-style-name="Standard">
      <style:paragraph-properties fo:line-height="150%" fo:text-align="justify" style:justify-single-word="false"/>
      <style:text-properties style:font-name="Ubuntu Light1" officeooo:rsid="00565439" officeooo:paragraph-rsid="011a7de9"/>
    </style:style>
    <style:style style:name="P55" style:family="paragraph" style:parent-style-name="Standard">
      <style:paragraph-properties fo:line-height="150%" fo:text-align="justify" style:justify-single-word="false"/>
      <style:text-properties style:font-name="Ubuntu Light1" officeooo:rsid="00565439" officeooo:paragraph-rsid="012947fd"/>
    </style:style>
    <style:style style:name="P56" style:family="paragraph" style:parent-style-name="Standard">
      <style:paragraph-properties fo:line-height="150%" fo:text-align="justify" style:justify-single-word="false"/>
      <style:text-properties style:font-name="Ubuntu Light1" officeooo:rsid="00565439" officeooo:paragraph-rsid="012baffa"/>
    </style:style>
    <style:style style:name="P57" style:family="paragraph" style:parent-style-name="Standard">
      <style:paragraph-properties fo:line-height="150%" fo:text-align="justify" style:justify-single-word="false"/>
      <style:text-properties style:font-name="Ubuntu Light1" officeooo:rsid="00565439" officeooo:paragraph-rsid="0134b183"/>
    </style:style>
    <style:style style:name="P58" style:family="paragraph" style:parent-style-name="Standard">
      <style:paragraph-properties fo:line-height="150%" fo:text-align="justify" style:justify-single-word="false"/>
      <style:text-properties style:font-name="Ubuntu Light1" officeooo:rsid="00565439" officeooo:paragraph-rsid="0166da23"/>
    </style:style>
    <style:style style:name="P59" style:family="paragraph" style:parent-style-name="Standard">
      <style:paragraph-properties fo:line-height="150%" fo:text-align="justify" style:justify-single-word="false"/>
      <style:text-properties style:font-name="Ubuntu Light1" officeooo:rsid="00565439" officeooo:paragraph-rsid="0169845e"/>
    </style:style>
    <style:style style:name="P60" style:family="paragraph" style:parent-style-name="Standard">
      <style:paragraph-properties fo:line-height="150%" fo:text-align="justify" style:justify-single-word="false"/>
      <style:text-properties style:font-name="Ubuntu Light1" officeooo:rsid="00565439" officeooo:paragraph-rsid="016a3a49"/>
    </style:style>
    <style:style style:name="P61" style:family="paragraph" style:parent-style-name="Standard">
      <style:paragraph-properties fo:line-height="150%" fo:text-align="justify" style:justify-single-word="false"/>
      <style:text-properties style:font-name="Ubuntu Light1" officeooo:rsid="00565439" officeooo:paragraph-rsid="016cc43f"/>
    </style:style>
    <style:style style:name="P62" style:family="paragraph" style:parent-style-name="Standard">
      <style:paragraph-properties fo:line-height="150%" fo:text-align="justify" style:justify-single-word="false"/>
      <style:text-properties style:font-name="Ubuntu Light1" officeooo:rsid="00565439" officeooo:paragraph-rsid="0178f39b"/>
    </style:style>
    <style:style style:name="P63" style:family="paragraph" style:parent-style-name="Standard">
      <style:paragraph-properties fo:line-height="150%" fo:text-align="justify" style:justify-single-word="false"/>
      <style:text-properties style:font-name="Ubuntu Light1" officeooo:rsid="00565439" officeooo:paragraph-rsid="017a7306"/>
    </style:style>
    <style:style style:name="P64" style:family="paragraph" style:parent-style-name="Standard">
      <style:paragraph-properties fo:line-height="150%" fo:text-align="justify" style:justify-single-word="false"/>
      <style:text-properties style:font-name="Ubuntu Light1" officeooo:rsid="00565439" officeooo:paragraph-rsid="017b2300"/>
    </style:style>
    <style:style style:name="P65" style:family="paragraph" style:parent-style-name="Standard">
      <style:paragraph-properties fo:line-height="150%" fo:text-align="justify" style:justify-single-word="false"/>
      <style:text-properties style:font-name="Ubuntu Light1" officeooo:rsid="00565439" officeooo:paragraph-rsid="01833058"/>
    </style:style>
    <style:style style:name="P66" style:family="paragraph" style:parent-style-name="Standard">
      <style:paragraph-properties fo:line-height="150%" fo:text-align="justify" style:justify-single-word="false"/>
      <style:text-properties style:font-name="Ubuntu Light1" officeooo:rsid="00565439" officeooo:paragraph-rsid="018c3aed"/>
    </style:style>
    <style:style style:name="P67" style:family="paragraph" style:parent-style-name="Standard">
      <style:paragraph-properties fo:line-height="150%" fo:text-align="justify" style:justify-single-word="false"/>
      <style:text-properties style:font-name="Ubuntu Light1" officeooo:rsid="00565439" officeooo:paragraph-rsid="01919b8a"/>
    </style:style>
    <style:style style:name="P68" style:family="paragraph" style:parent-style-name="Standard">
      <style:paragraph-properties fo:line-height="150%" fo:text-align="justify" style:justify-single-word="false"/>
      <style:text-properties style:font-name="Ubuntu Light1" officeooo:rsid="00565439" officeooo:paragraph-rsid="01a1a202"/>
    </style:style>
    <style:style style:name="P69" style:family="paragraph" style:parent-style-name="Standard">
      <style:paragraph-properties fo:line-height="150%" fo:text-align="justify" style:justify-single-word="false"/>
      <style:text-properties style:font-name="Ubuntu Light1" officeooo:rsid="00565439" officeooo:paragraph-rsid="01a992c7"/>
    </style:style>
    <style:style style:name="P70" style:family="paragraph" style:parent-style-name="Standard">
      <style:paragraph-properties fo:line-height="150%" fo:text-align="justify" style:justify-single-word="false"/>
      <style:text-properties style:font-name="Ubuntu Light1" officeooo:rsid="00565439" officeooo:paragraph-rsid="01af25d0"/>
    </style:style>
    <style:style style:name="P71" style:family="paragraph" style:parent-style-name="Standard">
      <style:paragraph-properties fo:line-height="150%" fo:text-align="justify" style:justify-single-word="false"/>
      <style:text-properties style:font-name="Ubuntu Light1" officeooo:rsid="00565439" officeooo:paragraph-rsid="01b10853"/>
    </style:style>
    <style:style style:name="P72" style:family="paragraph" style:parent-style-name="Standard">
      <style:paragraph-properties fo:line-height="150%" fo:text-align="justify" style:justify-single-word="false"/>
      <style:text-properties style:font-name="Ubuntu Light1" officeooo:rsid="00565439" officeooo:paragraph-rsid="01b74e54"/>
    </style:style>
    <style:style style:name="P73" style:family="paragraph" style:parent-style-name="Standard">
      <style:paragraph-properties fo:line-height="150%" fo:text-align="justify" style:justify-single-word="false"/>
      <style:text-properties style:font-name="Ubuntu Light1" officeooo:rsid="00565439" officeooo:paragraph-rsid="01bb6c55"/>
    </style:style>
    <style:style style:name="P74" style:family="paragraph" style:parent-style-name="Standard">
      <style:paragraph-properties fo:line-height="150%" fo:text-align="justify" style:justify-single-word="false"/>
      <style:text-properties style:font-name="Ubuntu Light1" officeooo:rsid="00565439" officeooo:paragraph-rsid="01be061f"/>
    </style:style>
    <style:style style:name="P75" style:family="paragraph" style:parent-style-name="Standard">
      <style:paragraph-properties fo:line-height="150%" fo:text-align="justify" style:justify-single-word="false"/>
      <style:text-properties style:font-name="Ubuntu Light1" officeooo:rsid="00565439" officeooo:paragraph-rsid="01c4896d"/>
    </style:style>
    <style:style style:name="P76" style:family="paragraph" style:parent-style-name="Standard">
      <style:paragraph-properties fo:line-height="150%" fo:text-align="justify" style:justify-single-word="false"/>
      <style:text-properties style:font-name="Ubuntu Light1" officeooo:rsid="00565439" officeooo:paragraph-rsid="01c6f765"/>
    </style:style>
    <style:style style:name="P77" style:family="paragraph" style:parent-style-name="Standard">
      <style:paragraph-properties fo:line-height="150%" fo:text-align="justify" style:justify-single-word="false"/>
      <style:text-properties style:font-name="Ubuntu Light1" officeooo:rsid="00565439" officeooo:paragraph-rsid="01c912b0"/>
    </style:style>
    <style:style style:name="P78" style:family="paragraph" style:parent-style-name="Standard">
      <style:paragraph-properties fo:line-height="150%" fo:text-align="justify" style:justify-single-word="false"/>
      <style:text-properties style:font-name="Ubuntu Light1" officeooo:rsid="00565439" officeooo:paragraph-rsid="022d995a"/>
    </style:style>
    <style:style style:name="P79" style:family="paragraph" style:parent-style-name="Standard">
      <style:paragraph-properties fo:line-height="150%" fo:text-align="justify" style:justify-single-word="false"/>
      <style:text-properties style:font-name="Ubuntu Light1" officeooo:rsid="00338dd5" officeooo:paragraph-rsid="00338dd5"/>
    </style:style>
    <style:style style:name="P80" style:family="paragraph" style:parent-style-name="Standard">
      <style:paragraph-properties fo:line-height="150%" fo:text-align="justify" style:justify-single-word="false"/>
      <style:text-properties style:font-name="Ubuntu Light1" officeooo:rsid="00338dd5" officeooo:paragraph-rsid="006dac62"/>
    </style:style>
    <style:style style:name="P81" style:family="paragraph" style:parent-style-name="Standard">
      <style:paragraph-properties fo:line-height="150%" fo:text-align="justify" style:justify-single-word="false"/>
      <style:text-properties style:font-name="Ubuntu Light1" officeooo:rsid="00338dd5" officeooo:paragraph-rsid="0058b0aa"/>
    </style:style>
    <style:style style:name="P82" style:family="paragraph" style:parent-style-name="Standard">
      <style:paragraph-properties fo:line-height="150%" fo:text-align="justify" style:justify-single-word="false"/>
      <style:text-properties style:font-name="Ubuntu Light1" officeooo:rsid="00338dd5" officeooo:paragraph-rsid="00605833"/>
    </style:style>
    <style:style style:name="P83" style:family="paragraph" style:parent-style-name="Standard">
      <style:paragraph-properties fo:line-height="150%" fo:text-align="justify" style:justify-single-word="false"/>
      <style:text-properties style:font-name="Ubuntu Light1" officeooo:rsid="00338dd5" officeooo:paragraph-rsid="00f9591f"/>
    </style:style>
    <style:style style:name="P84" style:family="paragraph" style:parent-style-name="Standard">
      <style:paragraph-properties fo:line-height="150%" fo:text-align="justify" style:justify-single-word="false"/>
      <style:text-properties style:font-name="Ubuntu Light1" officeooo:rsid="00338dd5" officeooo:paragraph-rsid="011a7de9"/>
    </style:style>
    <style:style style:name="P85" style:family="paragraph" style:parent-style-name="Standard">
      <style:paragraph-properties fo:line-height="150%" fo:text-align="justify" style:justify-single-word="false"/>
      <style:text-properties style:font-name="Ubuntu Light1" officeooo:rsid="00338dd5" officeooo:paragraph-rsid="012947fd"/>
    </style:style>
    <style:style style:name="P86" style:family="paragraph" style:parent-style-name="Standard">
      <style:paragraph-properties fo:line-height="150%" fo:text-align="justify" style:justify-single-word="false"/>
      <style:text-properties style:font-name="Ubuntu Light1" officeooo:rsid="00338dd5" officeooo:paragraph-rsid="012baffa"/>
    </style:style>
    <style:style style:name="P87" style:family="paragraph" style:parent-style-name="Standard">
      <style:paragraph-properties fo:line-height="150%" fo:text-align="justify" style:justify-single-word="false"/>
      <style:text-properties style:font-name="Ubuntu Light1" officeooo:rsid="00338dd5" officeooo:paragraph-rsid="0134b183"/>
    </style:style>
    <style:style style:name="P88" style:family="paragraph" style:parent-style-name="Standard">
      <style:paragraph-properties fo:line-height="150%" fo:text-align="justify" style:justify-single-word="false"/>
      <style:text-properties style:font-name="Ubuntu Light1" officeooo:rsid="00338dd5" officeooo:paragraph-rsid="0166da23"/>
    </style:style>
    <style:style style:name="P89" style:family="paragraph" style:parent-style-name="Standard">
      <style:paragraph-properties fo:line-height="150%" fo:text-align="justify" style:justify-single-word="false"/>
      <style:text-properties style:font-name="Ubuntu Light1" officeooo:rsid="00338dd5" officeooo:paragraph-rsid="016cc43f"/>
    </style:style>
    <style:style style:name="P90" style:family="paragraph" style:parent-style-name="Standard">
      <style:paragraph-properties fo:line-height="150%" fo:text-align="justify" style:justify-single-word="false"/>
      <style:text-properties style:font-name="Ubuntu Light1" officeooo:rsid="00338dd5" officeooo:paragraph-rsid="017a7306"/>
    </style:style>
    <style:style style:name="P91" style:family="paragraph" style:parent-style-name="Standard">
      <style:paragraph-properties fo:line-height="150%" fo:text-align="justify" style:justify-single-word="false"/>
      <style:text-properties style:font-name="Ubuntu Light1" officeooo:rsid="00338dd5" officeooo:paragraph-rsid="017b2300"/>
    </style:style>
    <style:style style:name="P92" style:family="paragraph" style:parent-style-name="Standard">
      <style:paragraph-properties fo:line-height="150%" fo:text-align="justify" style:justify-single-word="false"/>
      <style:text-properties style:font-name="Ubuntu Light1" officeooo:rsid="00338dd5" officeooo:paragraph-rsid="018c3aed"/>
    </style:style>
    <style:style style:name="P93" style:family="paragraph" style:parent-style-name="Standard">
      <style:paragraph-properties fo:line-height="150%" fo:text-align="justify" style:justify-single-word="false"/>
      <style:text-properties style:font-name="Ubuntu Light1" officeooo:rsid="00338dd5" officeooo:paragraph-rsid="01919b8a"/>
    </style:style>
    <style:style style:name="P94" style:family="paragraph" style:parent-style-name="Standard">
      <style:paragraph-properties fo:line-height="150%" fo:text-align="justify" style:justify-single-word="false"/>
      <style:text-properties style:font-name="Ubuntu Light1" officeooo:rsid="00338dd5" officeooo:paragraph-rsid="01a1a202"/>
    </style:style>
    <style:style style:name="P95" style:family="paragraph" style:parent-style-name="Standard">
      <style:paragraph-properties fo:line-height="150%" fo:text-align="justify" style:justify-single-word="false"/>
      <style:text-properties style:font-name="Ubuntu Light1" officeooo:rsid="00338dd5" officeooo:paragraph-rsid="01b10853"/>
    </style:style>
    <style:style style:name="P96" style:family="paragraph" style:parent-style-name="Standard">
      <style:paragraph-properties fo:line-height="150%" fo:text-align="justify" style:justify-single-word="false"/>
      <style:text-properties style:font-name="Ubuntu Light1" officeooo:rsid="00338dd5" officeooo:paragraph-rsid="01b74e54"/>
    </style:style>
    <style:style style:name="P97" style:family="paragraph" style:parent-style-name="Standard">
      <style:paragraph-properties fo:line-height="150%" fo:text-align="justify" style:justify-single-word="false"/>
      <style:text-properties style:font-name="Ubuntu Light1" officeooo:rsid="00338dd5" officeooo:paragraph-rsid="01bb6c55"/>
    </style:style>
    <style:style style:name="P98" style:family="paragraph" style:parent-style-name="Standard">
      <style:paragraph-properties fo:line-height="150%" fo:text-align="justify" style:justify-single-word="false"/>
      <style:text-properties style:font-name="Ubuntu Light1" officeooo:rsid="00338dd5" officeooo:paragraph-rsid="01be061f"/>
    </style:style>
    <style:style style:name="P99" style:family="paragraph" style:parent-style-name="Standard">
      <style:paragraph-properties fo:line-height="150%" fo:text-align="justify" style:justify-single-word="false"/>
      <style:text-properties style:font-name="Ubuntu Light1" officeooo:rsid="00338dd5" officeooo:paragraph-rsid="01c4896d"/>
    </style:style>
    <style:style style:name="P100" style:family="paragraph" style:parent-style-name="Standard">
      <style:paragraph-properties fo:line-height="150%" fo:text-align="justify" style:justify-single-word="false"/>
      <style:text-properties style:font-name="Ubuntu Light1" officeooo:rsid="00338dd5" officeooo:paragraph-rsid="01c912b0"/>
    </style:style>
    <style:style style:name="P101" style:family="paragraph" style:parent-style-name="Standard">
      <style:paragraph-properties fo:line-height="150%" fo:text-align="justify" style:justify-single-word="false"/>
      <style:text-properties style:font-name="Ubuntu Light1" officeooo:rsid="00338dd5" officeooo:paragraph-rsid="01de533e"/>
    </style:style>
    <style:style style:name="P102" style:family="paragraph" style:parent-style-name="Standard">
      <style:paragraph-properties fo:line-height="150%" fo:text-align="justify" style:justify-single-word="false"/>
      <style:text-properties style:font-name="Ubuntu Light1" officeooo:rsid="00338dd5" officeooo:paragraph-rsid="022d995a"/>
    </style:style>
    <style:style style:name="P103" style:family="paragraph" style:parent-style-name="Standard">
      <style:paragraph-properties fo:line-height="150%" fo:text-align="justify" style:justify-single-word="false"/>
      <style:text-properties style:font-name="Ubuntu Light1" officeooo:rsid="00e0924c" officeooo:paragraph-rsid="00e0924c"/>
    </style:style>
    <style:style style:name="P104" style:family="paragraph" style:parent-style-name="Standard">
      <style:paragraph-properties fo:line-height="150%" fo:text-align="justify" style:justify-single-word="false"/>
      <style:text-properties style:font-name="Ubuntu Light1" officeooo:rsid="00e0924c" officeooo:paragraph-rsid="010553aa"/>
    </style:style>
    <style:style style:name="P105" style:family="paragraph" style:parent-style-name="Standard">
      <style:paragraph-properties fo:line-height="150%" fo:text-align="justify" style:justify-single-word="false"/>
      <style:text-properties style:font-name="Ubuntu Light1" officeooo:rsid="00e0924c" officeooo:paragraph-rsid="010e488a"/>
    </style:style>
    <style:style style:name="P106" style:family="paragraph" style:parent-style-name="Standard">
      <style:paragraph-properties fo:line-height="150%" fo:text-align="justify" style:justify-single-word="false"/>
      <style:text-properties style:font-name="Ubuntu Light1" officeooo:rsid="00e0924c" officeooo:paragraph-rsid="011a7de9"/>
    </style:style>
    <style:style style:name="P107" style:family="paragraph" style:parent-style-name="Standard">
      <style:paragraph-properties fo:line-height="150%" fo:text-align="justify" style:justify-single-word="false"/>
      <style:text-properties style:font-name="Ubuntu Light1" officeooo:rsid="00e0924c" officeooo:paragraph-rsid="012947fd"/>
    </style:style>
    <style:style style:name="P108" style:family="paragraph" style:parent-style-name="Standard">
      <style:paragraph-properties fo:line-height="150%" fo:text-align="justify" style:justify-single-word="false"/>
      <style:text-properties style:font-name="Ubuntu Light1" officeooo:rsid="00e0924c" officeooo:paragraph-rsid="012baffa"/>
    </style:style>
    <style:style style:name="P109" style:family="paragraph" style:parent-style-name="Standard">
      <style:paragraph-properties fo:line-height="150%" fo:text-align="justify" style:justify-single-word="false"/>
      <style:text-properties style:font-name="Ubuntu Light1" officeooo:rsid="00e0924c" officeooo:paragraph-rsid="0134b183"/>
    </style:style>
    <style:style style:name="P110" style:family="paragraph" style:parent-style-name="Standard">
      <style:paragraph-properties fo:line-height="150%" fo:text-align="justify" style:justify-single-word="false"/>
      <style:text-properties style:font-name="Ubuntu Light1" officeooo:rsid="00e0924c" officeooo:paragraph-rsid="0159915c"/>
    </style:style>
    <style:style style:name="P111" style:family="paragraph" style:parent-style-name="Standard">
      <style:paragraph-properties fo:line-height="150%" fo:text-align="justify" style:justify-single-word="false"/>
      <style:text-properties style:font-name="Ubuntu Light1" officeooo:rsid="00e0924c" officeooo:paragraph-rsid="0166da23"/>
    </style:style>
    <style:style style:name="P112" style:family="paragraph" style:parent-style-name="Standard">
      <style:paragraph-properties fo:line-height="150%" fo:text-align="justify" style:justify-single-word="false"/>
      <style:text-properties style:font-name="Ubuntu Light1" officeooo:rsid="00e0924c" officeooo:paragraph-rsid="0169845e"/>
    </style:style>
    <style:style style:name="P113" style:family="paragraph" style:parent-style-name="Standard">
      <style:paragraph-properties fo:line-height="150%" fo:text-align="justify" style:justify-single-word="false"/>
      <style:text-properties style:font-name="Ubuntu Light1" officeooo:rsid="00e0924c" officeooo:paragraph-rsid="016a3a49"/>
    </style:style>
    <style:style style:name="P114" style:family="paragraph" style:parent-style-name="Standard">
      <style:paragraph-properties fo:line-height="150%" fo:text-align="justify" style:justify-single-word="false"/>
      <style:text-properties style:font-name="Ubuntu Light1" officeooo:rsid="00e0924c" officeooo:paragraph-rsid="016cc43f"/>
    </style:style>
    <style:style style:name="P115" style:family="paragraph" style:parent-style-name="Standard">
      <style:paragraph-properties fo:line-height="150%" fo:text-align="justify" style:justify-single-word="false"/>
      <style:text-properties style:font-name="Ubuntu Light1" officeooo:rsid="00e0924c" officeooo:paragraph-rsid="0178f39b"/>
    </style:style>
    <style:style style:name="P116" style:family="paragraph" style:parent-style-name="Standard">
      <style:paragraph-properties fo:line-height="150%" fo:text-align="justify" style:justify-single-word="false"/>
      <style:text-properties style:font-name="Ubuntu Light1" officeooo:rsid="00e0924c" officeooo:paragraph-rsid="017a7306"/>
    </style:style>
    <style:style style:name="P117" style:family="paragraph" style:parent-style-name="Standard">
      <style:paragraph-properties fo:line-height="150%" fo:text-align="justify" style:justify-single-word="false"/>
      <style:text-properties style:font-name="Ubuntu Light1" officeooo:rsid="00e0924c" officeooo:paragraph-rsid="017b2300"/>
    </style:style>
    <style:style style:name="P118" style:family="paragraph" style:parent-style-name="Standard">
      <style:paragraph-properties fo:line-height="150%" fo:text-align="justify" style:justify-single-word="false"/>
      <style:text-properties style:font-name="Ubuntu Light1" officeooo:rsid="00e0924c" officeooo:paragraph-rsid="01833058"/>
    </style:style>
    <style:style style:name="P119" style:family="paragraph" style:parent-style-name="Standard">
      <style:paragraph-properties fo:line-height="150%" fo:text-align="justify" style:justify-single-word="false"/>
      <style:text-properties style:font-name="Ubuntu Light1" officeooo:rsid="00e0924c" officeooo:paragraph-rsid="018c3aed"/>
    </style:style>
    <style:style style:name="P120" style:family="paragraph" style:parent-style-name="Standard">
      <style:paragraph-properties fo:line-height="150%" fo:text-align="justify" style:justify-single-word="false"/>
      <style:text-properties style:font-name="Ubuntu Light1" officeooo:rsid="00e0924c" officeooo:paragraph-rsid="01919b8a"/>
    </style:style>
    <style:style style:name="P121" style:family="paragraph" style:parent-style-name="Standard">
      <style:paragraph-properties fo:line-height="150%" fo:text-align="justify" style:justify-single-word="false"/>
      <style:text-properties style:font-name="Ubuntu Light1" officeooo:rsid="00e0924c" officeooo:paragraph-rsid="01a1a202"/>
    </style:style>
    <style:style style:name="P122" style:family="paragraph" style:parent-style-name="Standard">
      <style:paragraph-properties fo:line-height="150%" fo:text-align="justify" style:justify-single-word="false"/>
      <style:text-properties style:font-name="Ubuntu Light1" officeooo:rsid="00e0924c" officeooo:paragraph-rsid="01a992c7"/>
    </style:style>
    <style:style style:name="P123" style:family="paragraph" style:parent-style-name="Standard">
      <style:paragraph-properties fo:line-height="150%" fo:text-align="justify" style:justify-single-word="false"/>
      <style:text-properties style:font-name="Ubuntu Light1" officeooo:rsid="00e0924c" officeooo:paragraph-rsid="01af25d0"/>
    </style:style>
    <style:style style:name="P124" style:family="paragraph" style:parent-style-name="Standard">
      <style:paragraph-properties fo:line-height="150%" fo:text-align="justify" style:justify-single-word="false"/>
      <style:text-properties style:font-name="Ubuntu Light1" officeooo:rsid="00e0924c" officeooo:paragraph-rsid="01b10853"/>
    </style:style>
    <style:style style:name="P125" style:family="paragraph" style:parent-style-name="Standard">
      <style:paragraph-properties fo:line-height="150%" fo:text-align="justify" style:justify-single-word="false"/>
      <style:text-properties style:font-name="Ubuntu Light1" officeooo:rsid="00e0924c" officeooo:paragraph-rsid="01b74e54"/>
    </style:style>
    <style:style style:name="P126" style:family="paragraph" style:parent-style-name="Standard">
      <style:paragraph-properties fo:line-height="150%" fo:text-align="justify" style:justify-single-word="false"/>
      <style:text-properties style:font-name="Ubuntu Light1" officeooo:rsid="00e0924c" officeooo:paragraph-rsid="01bb6c55"/>
    </style:style>
    <style:style style:name="P127" style:family="paragraph" style:parent-style-name="Standard">
      <style:paragraph-properties fo:line-height="150%" fo:text-align="justify" style:justify-single-word="false"/>
      <style:text-properties style:font-name="Ubuntu Light1" officeooo:rsid="00e0924c" officeooo:paragraph-rsid="01be061f"/>
    </style:style>
    <style:style style:name="P128" style:family="paragraph" style:parent-style-name="Standard">
      <style:paragraph-properties fo:line-height="150%" fo:text-align="justify" style:justify-single-word="false"/>
      <style:text-properties style:font-name="Ubuntu Light1" officeooo:rsid="00e0924c" officeooo:paragraph-rsid="01c4896d"/>
    </style:style>
    <style:style style:name="P129" style:family="paragraph" style:parent-style-name="Standard">
      <style:paragraph-properties fo:line-height="150%" fo:text-align="justify" style:justify-single-word="false"/>
      <style:text-properties style:font-name="Ubuntu Light1" officeooo:rsid="00e0924c" officeooo:paragraph-rsid="01c912b0"/>
    </style:style>
    <style:style style:name="P130" style:family="paragraph" style:parent-style-name="Standard">
      <style:paragraph-properties fo:line-height="150%" fo:text-align="justify" style:justify-single-word="false"/>
      <style:text-properties style:font-name="Ubuntu Light1" fo:font-style="normal" officeooo:rsid="00e2b4c3" officeooo:paragraph-rsid="00e2b4c3" style:font-style-asian="normal" style:font-style-complex="normal"/>
    </style:style>
    <style:style style:name="P131" style:family="paragraph" style:parent-style-name="Standard">
      <style:paragraph-properties fo:line-height="150%" fo:text-align="justify" style:justify-single-word="false"/>
      <style:text-properties style:font-name="Ubuntu Light1" fo:font-style="normal" officeooo:rsid="026459d9" officeooo:paragraph-rsid="02a16b0c" fo:background-color="#ccff00" style:font-style-asian="normal" style:font-style-complex="normal"/>
    </style:style>
    <style:style style:name="P132" style:family="paragraph" style:parent-style-name="Standard">
      <style:paragraph-properties fo:line-height="150%" fo:text-align="justify" style:justify-single-word="false"/>
      <style:text-properties style:font-name="Ubuntu Light1" fo:font-style="normal" officeooo:rsid="02715e61" officeooo:paragraph-rsid="02715e61" fo:background-color="#ccff00" style:font-style-asian="normal" style:font-style-complex="normal"/>
    </style:style>
    <style:style style:name="P133" style:family="paragraph" style:parent-style-name="Standard">
      <style:paragraph-properties fo:line-height="150%" fo:text-align="justify" style:justify-single-word="false"/>
      <style:text-properties style:font-name="Ubuntu Light1" fo:font-style="normal" officeooo:rsid="02b76ae0" officeooo:paragraph-rsid="02b76ae0" fo:background-color="#ccff00" style:font-style-asian="normal" style:font-style-complex="normal"/>
    </style:style>
    <style:style style:name="P134" style:family="paragraph" style:parent-style-name="Standard">
      <loext:graphic-properties draw:fill="solid" draw:fill-color="#ccff00" draw:opacity="100%"/>
      <style:paragraph-properties fo:line-height="150%" fo:text-align="justify" style:justify-single-word="false" fo:background-color="#ccff00"/>
      <style:text-properties style:font-name="Ubuntu Light1" fo:font-style="normal" officeooo:rsid="02641d19" officeooo:paragraph-rsid="02dc4b8f" fo:background-color="transparent" style:font-style-asian="normal" style:font-style-complex="normal"/>
    </style:style>
    <style:style style:name="P135" style:family="paragraph" style:parent-style-name="Standard">
      <style:paragraph-properties fo:line-height="150%" fo:text-align="justify" style:justify-single-word="false"/>
      <style:text-properties style:font-name="Ubuntu Light1" officeooo:rsid="0096d7da" officeooo:paragraph-rsid="012baffa" fo:background-color="#ccff00"/>
    </style:style>
    <style:style style:name="P136" style:family="paragraph" style:parent-style-name="Standard">
      <style:paragraph-properties fo:line-height="150%" fo:text-align="justify" style:justify-single-word="false"/>
      <style:text-properties style:font-name="Ubuntu Light1" officeooo:rsid="0096d7da" officeooo:paragraph-rsid="009c6639" fo:background-color="#ccff00"/>
    </style:style>
    <style:style style:name="P137" style:family="paragraph" style:parent-style-name="Standard">
      <style:paragraph-properties fo:line-height="150%" fo:text-align="justify" style:justify-single-word="false"/>
      <style:text-properties style:font-name="Ubuntu Light1" officeooo:rsid="0096d7da" officeooo:paragraph-rsid="011a7de9" fo:background-color="#ccff00"/>
    </style:style>
    <style:style style:name="P138" style:family="paragraph" style:parent-style-name="Standard">
      <style:paragraph-properties fo:line-height="150%" fo:text-align="justify" style:justify-single-word="false"/>
      <style:text-properties style:font-name="Ubuntu Light1" officeooo:rsid="0096d7da" officeooo:paragraph-rsid="0134b183" fo:background-color="#ccff00"/>
    </style:style>
    <style:style style:name="P139" style:family="paragraph" style:parent-style-name="Standard">
      <style:paragraph-properties fo:line-height="150%" fo:text-align="justify" style:justify-single-word="false"/>
      <style:text-properties style:font-name="Ubuntu Light1" officeooo:rsid="0096d7da" officeooo:paragraph-rsid="0159915c" fo:background-color="#ccff00"/>
    </style:style>
    <style:style style:name="P140" style:family="paragraph" style:parent-style-name="Standard">
      <style:paragraph-properties fo:line-height="150%" fo:text-align="justify" style:justify-single-word="false"/>
      <style:text-properties style:font-name="Ubuntu Light1" officeooo:rsid="0096d7da" officeooo:paragraph-rsid="0160f3e7" fo:background-color="#ccff00"/>
    </style:style>
    <style:style style:name="P141" style:family="paragraph" style:parent-style-name="Standard">
      <style:paragraph-properties fo:line-height="150%" fo:text-align="justify" style:justify-single-word="false"/>
      <style:text-properties style:font-name="Ubuntu Light1" officeooo:rsid="0096d7da" officeooo:paragraph-rsid="0166da23" fo:background-color="#ccff00"/>
    </style:style>
    <style:style style:name="P142" style:family="paragraph" style:parent-style-name="Standard">
      <style:paragraph-properties fo:line-height="150%" fo:text-align="justify" style:justify-single-word="false"/>
      <style:text-properties style:font-name="Ubuntu Light1" officeooo:rsid="0096d7da" officeooo:paragraph-rsid="0169845e" fo:background-color="#ccff00"/>
    </style:style>
    <style:style style:name="P143" style:family="paragraph" style:parent-style-name="Standard">
      <style:paragraph-properties fo:line-height="150%" fo:text-align="justify" style:justify-single-word="false"/>
      <style:text-properties style:font-name="Ubuntu Light1" officeooo:rsid="0096d7da" officeooo:paragraph-rsid="016a3a49" fo:background-color="#ccff00"/>
    </style:style>
    <style:style style:name="P144" style:family="paragraph" style:parent-style-name="Standard">
      <style:paragraph-properties fo:line-height="150%" fo:text-align="justify" style:justify-single-word="false"/>
      <style:text-properties style:font-name="Ubuntu Light1" officeooo:rsid="0096d7da" officeooo:paragraph-rsid="017a7306" fo:background-color="#ccff00"/>
    </style:style>
    <style:style style:name="P145" style:family="paragraph" style:parent-style-name="Standard">
      <style:paragraph-properties fo:line-height="150%" fo:text-align="justify" style:justify-single-word="false"/>
      <style:text-properties style:font-name="Ubuntu Light1" officeooo:rsid="0096d7da" officeooo:paragraph-rsid="016cc43f" fo:background-color="#ccff00"/>
    </style:style>
    <style:style style:name="P146" style:family="paragraph" style:parent-style-name="Standard">
      <style:paragraph-properties fo:line-height="150%" fo:text-align="justify" style:justify-single-word="false"/>
      <style:text-properties style:font-name="Ubuntu Light1" officeooo:rsid="0096d7da" officeooo:paragraph-rsid="01833058" fo:background-color="#ccff00"/>
    </style:style>
    <style:style style:name="P147" style:family="paragraph" style:parent-style-name="Standard">
      <style:paragraph-properties fo:line-height="150%" fo:text-align="justify" style:justify-single-word="false"/>
      <style:text-properties style:font-name="Ubuntu Light1" officeooo:rsid="0096d7da" officeooo:paragraph-rsid="018c3aed" fo:background-color="#ccff00"/>
    </style:style>
    <style:style style:name="P148" style:family="paragraph" style:parent-style-name="Standard">
      <style:paragraph-properties fo:line-height="150%" fo:text-align="justify" style:justify-single-word="false"/>
      <style:text-properties style:font-name="Ubuntu Light1" officeooo:rsid="0096d7da" officeooo:paragraph-rsid="01919b8a" fo:background-color="#ccff00"/>
    </style:style>
    <style:style style:name="P149" style:family="paragraph" style:parent-style-name="Standard">
      <style:paragraph-properties fo:line-height="150%" fo:text-align="justify" style:justify-single-word="false"/>
      <style:text-properties style:font-name="Ubuntu Light1" officeooo:rsid="0096d7da" officeooo:paragraph-rsid="01991598" fo:background-color="#ccff00"/>
    </style:style>
    <style:style style:name="P150" style:family="paragraph" style:parent-style-name="Standard">
      <style:paragraph-properties fo:line-height="150%" fo:text-align="justify" style:justify-single-word="false"/>
      <style:text-properties style:font-name="Ubuntu Light1" officeooo:rsid="0096d7da" officeooo:paragraph-rsid="01a1a202" fo:background-color="#ccff00"/>
    </style:style>
    <style:style style:name="P151" style:family="paragraph" style:parent-style-name="Standard">
      <style:paragraph-properties fo:line-height="150%" fo:text-align="justify" style:justify-single-word="false"/>
      <style:text-properties style:font-name="Ubuntu Light1" officeooo:rsid="0096d7da" officeooo:paragraph-rsid="01a992c7" fo:background-color="#ccff00"/>
    </style:style>
    <style:style style:name="P152" style:family="paragraph" style:parent-style-name="Standard">
      <style:paragraph-properties fo:line-height="150%" fo:text-align="justify" style:justify-single-word="false"/>
      <style:text-properties style:font-name="Ubuntu Light1" officeooo:rsid="0096d7da" officeooo:paragraph-rsid="01af25d0" fo:background-color="#ccff00"/>
    </style:style>
    <style:style style:name="P153" style:family="paragraph" style:parent-style-name="Standard">
      <style:paragraph-properties fo:line-height="150%" fo:text-align="justify" style:justify-single-word="false"/>
      <style:text-properties style:font-name="Ubuntu Light1" officeooo:rsid="0096d7da" officeooo:paragraph-rsid="01b263db" fo:background-color="#ccff00"/>
    </style:style>
    <style:style style:name="P154" style:family="paragraph" style:parent-style-name="Standard">
      <style:paragraph-properties fo:line-height="150%" fo:text-align="justify" style:justify-single-word="false"/>
      <style:text-properties style:font-name="Ubuntu Light1" officeooo:rsid="0096d7da" officeooo:paragraph-rsid="01b74e54" fo:background-color="#ccff00"/>
    </style:style>
    <style:style style:name="P155" style:family="paragraph" style:parent-style-name="Standard">
      <style:paragraph-properties fo:line-height="150%" fo:text-align="justify" style:justify-single-word="false"/>
      <style:text-properties style:font-name="Ubuntu Light1" officeooo:rsid="0096d7da" officeooo:paragraph-rsid="01be061f" fo:background-color="#ccff00"/>
    </style:style>
    <style:style style:name="P156" style:family="paragraph" style:parent-style-name="Standard">
      <style:paragraph-properties fo:line-height="150%" fo:text-align="justify" style:justify-single-word="false"/>
      <style:text-properties style:font-name="Ubuntu Light1" officeooo:rsid="0096d7da" officeooo:paragraph-rsid="01c6f765" fo:background-color="#ccff00"/>
    </style:style>
    <style:style style:name="P157" style:family="paragraph" style:parent-style-name="Standard">
      <style:paragraph-properties fo:line-height="150%" fo:text-align="justify" style:justify-single-word="false"/>
      <style:text-properties style:font-name="Ubuntu Light1" officeooo:rsid="0096d7da" officeooo:paragraph-rsid="01c4896d" fo:background-color="#ccff00"/>
    </style:style>
    <style:style style:name="P158" style:family="paragraph" style:parent-style-name="Standard">
      <style:paragraph-properties fo:line-height="150%" fo:text-align="justify" style:justify-single-word="false"/>
      <style:text-properties style:font-name="Ubuntu Light1" officeooo:rsid="0096d7da" officeooo:paragraph-rsid="01cb3acc" fo:background-color="#ccff00"/>
    </style:style>
    <style:style style:name="P159" style:family="paragraph" style:parent-style-name="Standard">
      <style:paragraph-properties fo:line-height="150%" fo:text-align="justify" style:justify-single-word="false"/>
      <style:text-properties style:font-name="Ubuntu Light1" officeooo:rsid="0096d7da" officeooo:paragraph-rsid="00f9591f" fo:background-color="#ccff00"/>
    </style:style>
    <style:style style:name="P160" style:family="paragraph" style:parent-style-name="Standard">
      <style:paragraph-properties fo:line-height="150%" fo:text-align="justify" style:justify-single-word="false"/>
      <style:text-properties style:font-name="Ubuntu Light1" officeooo:rsid="0096d7da" officeooo:paragraph-rsid="022d995a" fo:background-color="#ccff00"/>
    </style:style>
    <style:style style:name="P161" style:family="paragraph" style:parent-style-name="Standard">
      <style:paragraph-properties fo:line-height="150%" fo:text-align="justify" style:justify-single-word="false"/>
      <style:text-properties style:font-name="Ubuntu Light1" officeooo:rsid="0096d7da" officeooo:paragraph-rsid="0099428e" fo:background-color="#ccff00"/>
    </style:style>
    <style:style style:name="P162" style:family="paragraph" style:parent-style-name="Standard">
      <style:paragraph-properties fo:line-height="150%" fo:text-align="justify" style:justify-single-word="false"/>
      <style:text-properties style:font-name="Ubuntu Light1" officeooo:rsid="0096d7da" officeooo:paragraph-rsid="0178f39b" fo:background-color="#ccff00"/>
    </style:style>
    <style:style style:name="P163" style:family="paragraph" style:parent-style-name="Standard">
      <style:paragraph-properties fo:line-height="150%" fo:text-align="justify" style:justify-single-word="false"/>
      <style:text-properties style:font-name="Ubuntu Light1" officeooo:rsid="0096d7da" officeooo:paragraph-rsid="00fd666b" fo:background-color="#ccff00"/>
    </style:style>
    <style:style style:name="P164" style:family="paragraph" style:parent-style-name="Standard">
      <style:paragraph-properties fo:line-height="150%" fo:text-align="justify" style:justify-single-word="false"/>
      <style:text-properties style:font-name="Ubuntu Light1" officeooo:rsid="0096d7da" officeooo:paragraph-rsid="0133af46" fo:background-color="#ccff00"/>
    </style:style>
    <style:style style:name="P165" style:family="paragraph" style:parent-style-name="Standard">
      <style:paragraph-properties fo:line-height="150%" fo:text-align="justify" style:justify-single-word="false"/>
      <style:text-properties style:font-name="Ubuntu Light1" officeooo:rsid="0096d7da" officeooo:paragraph-rsid="01621301" fo:background-color="#ccff00"/>
    </style:style>
    <style:style style:name="P166" style:family="paragraph" style:parent-style-name="Standard">
      <style:paragraph-properties fo:line-height="150%" fo:text-align="justify" style:justify-single-word="false"/>
      <style:text-properties style:font-name="Ubuntu Light1" officeooo:rsid="00196b2b" officeooo:paragraph-rsid="012baffa" fo:background-color="#ccff00"/>
    </style:style>
    <style:style style:name="P167" style:family="paragraph" style:parent-style-name="Standard">
      <style:paragraph-properties fo:line-height="150%" fo:text-align="justify" style:justify-single-word="false"/>
      <style:text-properties style:font-name="Ubuntu Light1" officeooo:rsid="00196b2b" officeooo:paragraph-rsid="00cf7152" fo:background-color="#ccff00"/>
    </style:style>
    <style:style style:name="P168" style:family="paragraph" style:parent-style-name="Standard">
      <style:paragraph-properties fo:line-height="150%" fo:text-align="justify" style:justify-single-word="false"/>
      <style:text-properties style:font-name="Ubuntu Light1" officeooo:rsid="00196b2b" officeooo:paragraph-rsid="011a7de9" fo:background-color="#ccff00"/>
    </style:style>
    <style:style style:name="P169" style:family="paragraph" style:parent-style-name="Standard">
      <style:paragraph-properties fo:line-height="150%" fo:text-align="justify" style:justify-single-word="false"/>
      <style:text-properties style:font-name="Ubuntu Light1" officeooo:rsid="00196b2b" officeooo:paragraph-rsid="008669ed" fo:background-color="#ccff00"/>
    </style:style>
    <style:style style:name="P170" style:family="paragraph" style:parent-style-name="Standard">
      <style:paragraph-properties fo:line-height="150%" fo:text-align="justify" style:justify-single-word="false"/>
      <style:text-properties style:font-name="Ubuntu Light1" officeooo:rsid="00196b2b" officeooo:paragraph-rsid="010e488a" fo:background-color="#ccff00"/>
    </style:style>
    <style:style style:name="P171" style:family="paragraph" style:parent-style-name="Standard">
      <style:paragraph-properties fo:line-height="150%" fo:text-align="justify" style:justify-single-word="false"/>
      <style:text-properties style:font-name="Ubuntu Light1" officeooo:rsid="00196b2b" officeooo:paragraph-rsid="010553aa" fo:background-color="#ccff00"/>
    </style:style>
    <style:style style:name="P172" style:family="paragraph" style:parent-style-name="Standard">
      <style:paragraph-properties fo:line-height="150%" fo:text-align="justify" style:justify-single-word="false"/>
      <style:text-properties style:font-name="Ubuntu Light1" officeooo:rsid="00196b2b" officeooo:paragraph-rsid="0134b183" fo:background-color="#ccff00"/>
    </style:style>
    <style:style style:name="P173" style:family="paragraph" style:parent-style-name="Standard">
      <style:paragraph-properties fo:line-height="150%" fo:text-align="justify" style:justify-single-word="false"/>
      <style:text-properties style:font-name="Ubuntu Light1" officeooo:rsid="00196b2b" officeooo:paragraph-rsid="00f9591f" fo:background-color="#ccff00"/>
    </style:style>
    <style:style style:name="P174" style:family="paragraph" style:parent-style-name="Standard">
      <style:paragraph-properties fo:line-height="150%" fo:text-align="justify" style:justify-single-word="false"/>
      <style:text-properties style:font-name="Ubuntu Light1" officeooo:rsid="00196b2b" officeooo:paragraph-rsid="0159915c" fo:background-color="#ccff00"/>
    </style:style>
    <style:style style:name="P175" style:family="paragraph" style:parent-style-name="Standard">
      <style:paragraph-properties fo:line-height="150%" fo:text-align="justify" style:justify-single-word="false"/>
      <style:text-properties style:font-name="Ubuntu Light1" officeooo:rsid="00196b2b" officeooo:paragraph-rsid="007dafdd" fo:background-color="#ccff00"/>
    </style:style>
    <style:style style:name="P176" style:family="paragraph" style:parent-style-name="Standard">
      <style:paragraph-properties fo:line-height="150%" fo:text-align="justify" style:justify-single-word="false"/>
      <style:text-properties style:font-name="Ubuntu Light1" officeooo:rsid="00196b2b" officeooo:paragraph-rsid="00e0924c" fo:background-color="#ccff00"/>
    </style:style>
    <style:style style:name="P177" style:family="paragraph" style:parent-style-name="Standard">
      <style:paragraph-properties fo:line-height="150%" fo:text-align="justify" style:justify-single-word="false"/>
      <style:text-properties style:font-name="Ubuntu Light1" officeooo:rsid="00196b2b" officeooo:paragraph-rsid="0166da23" fo:background-color="#ccff00"/>
    </style:style>
    <style:style style:name="P178" style:family="paragraph" style:parent-style-name="Standard">
      <style:paragraph-properties fo:line-height="150%" fo:text-align="justify" style:justify-single-word="false"/>
      <style:text-properties style:font-name="Ubuntu Light1" officeooo:rsid="00196b2b" officeooo:paragraph-rsid="0169845e" fo:background-color="#ccff00"/>
    </style:style>
    <style:style style:name="P179" style:family="paragraph" style:parent-style-name="Standard">
      <style:paragraph-properties fo:line-height="150%" fo:text-align="justify" style:justify-single-word="false"/>
      <style:text-properties style:font-name="Ubuntu Light1" officeooo:rsid="00196b2b" officeooo:paragraph-rsid="016a3a49" fo:background-color="#ccff00"/>
    </style:style>
    <style:style style:name="P180" style:family="paragraph" style:parent-style-name="Standard">
      <style:paragraph-properties fo:line-height="150%" fo:text-align="justify" style:justify-single-word="false"/>
      <style:text-properties style:font-name="Ubuntu Light1" officeooo:rsid="00196b2b" officeooo:paragraph-rsid="016cc43f" fo:background-color="#ccff00"/>
    </style:style>
    <style:style style:name="P181" style:family="paragraph" style:parent-style-name="Standard">
      <style:paragraph-properties fo:line-height="150%" fo:text-align="justify" style:justify-single-word="false"/>
      <style:text-properties style:font-name="Ubuntu Light1" officeooo:rsid="00196b2b" officeooo:paragraph-rsid="017a7306" fo:background-color="#ccff00"/>
    </style:style>
    <style:style style:name="P182" style:family="paragraph" style:parent-style-name="Standard">
      <style:paragraph-properties fo:line-height="150%" fo:text-align="justify" style:justify-single-word="false"/>
      <style:text-properties style:font-name="Ubuntu Light1" officeooo:rsid="00196b2b" officeooo:paragraph-rsid="017b2300" fo:background-color="#ccff00"/>
    </style:style>
    <style:style style:name="P183" style:family="paragraph" style:parent-style-name="Standard">
      <style:paragraph-properties fo:line-height="150%" fo:text-align="justify" style:justify-single-word="false"/>
      <style:text-properties style:font-name="Ubuntu Light1" officeooo:rsid="00196b2b" officeooo:paragraph-rsid="01833058" fo:background-color="#ccff00"/>
    </style:style>
    <style:style style:name="P184" style:family="paragraph" style:parent-style-name="Standard">
      <style:paragraph-properties fo:line-height="150%" fo:text-align="justify" style:justify-single-word="false"/>
      <style:text-properties style:font-name="Ubuntu Light1" officeooo:rsid="00196b2b" officeooo:paragraph-rsid="018c3aed" fo:background-color="#ccff00"/>
    </style:style>
    <style:style style:name="P185" style:family="paragraph" style:parent-style-name="Standard">
      <style:paragraph-properties fo:line-height="150%" fo:text-align="justify" style:justify-single-word="false"/>
      <style:text-properties style:font-name="Ubuntu Light1" officeooo:rsid="00196b2b" officeooo:paragraph-rsid="01919b8a" fo:background-color="#ccff00"/>
    </style:style>
    <style:style style:name="P186" style:family="paragraph" style:parent-style-name="Standard">
      <style:paragraph-properties fo:line-height="150%" fo:text-align="justify" style:justify-single-word="false"/>
      <style:text-properties style:font-name="Ubuntu Light1" officeooo:rsid="00196b2b" officeooo:paragraph-rsid="01991598" fo:background-color="#ccff00"/>
    </style:style>
    <style:style style:name="P187" style:family="paragraph" style:parent-style-name="Standard">
      <style:paragraph-properties fo:line-height="150%" fo:text-align="justify" style:justify-single-word="false"/>
      <style:text-properties style:font-name="Ubuntu Light1" officeooo:rsid="00196b2b" officeooo:paragraph-rsid="01a1a202" fo:background-color="#ccff00"/>
    </style:style>
    <style:style style:name="P188" style:family="paragraph" style:parent-style-name="Standard">
      <style:paragraph-properties fo:line-height="150%" fo:text-align="justify" style:justify-single-word="false"/>
      <style:text-properties style:font-name="Ubuntu Light1" officeooo:rsid="00196b2b" officeooo:paragraph-rsid="01a992c7" fo:background-color="#ccff00"/>
    </style:style>
    <style:style style:name="P189" style:family="paragraph" style:parent-style-name="Standard">
      <style:paragraph-properties fo:line-height="150%" fo:text-align="justify" style:justify-single-word="false"/>
      <style:text-properties style:font-name="Ubuntu Light1" officeooo:rsid="00196b2b" officeooo:paragraph-rsid="01af25d0" fo:background-color="#ccff00"/>
    </style:style>
    <style:style style:name="P190" style:family="paragraph" style:parent-style-name="Standard">
      <style:paragraph-properties fo:line-height="150%" fo:text-align="justify" style:justify-single-word="false"/>
      <style:text-properties style:font-name="Ubuntu Light1" officeooo:rsid="00196b2b" officeooo:paragraph-rsid="01b10853" fo:background-color="#ccff00"/>
    </style:style>
    <style:style style:name="P191" style:family="paragraph" style:parent-style-name="Standard">
      <style:paragraph-properties fo:line-height="150%" fo:text-align="justify" style:justify-single-word="false"/>
      <style:text-properties style:font-name="Ubuntu Light1" officeooo:rsid="00196b2b" officeooo:paragraph-rsid="01b74e54" fo:background-color="#ccff00"/>
    </style:style>
    <style:style style:name="P192" style:family="paragraph" style:parent-style-name="Standard">
      <style:paragraph-properties fo:line-height="150%" fo:text-align="justify" style:justify-single-word="false"/>
      <style:text-properties style:font-name="Ubuntu Light1" officeooo:rsid="00196b2b" officeooo:paragraph-rsid="01bb6c55" fo:background-color="#ccff00"/>
    </style:style>
    <style:style style:name="P193" style:family="paragraph" style:parent-style-name="Standard">
      <style:paragraph-properties fo:line-height="150%" fo:text-align="justify" style:justify-single-word="false"/>
      <style:text-properties style:font-name="Ubuntu Light1" officeooo:rsid="00196b2b" officeooo:paragraph-rsid="01be061f" fo:background-color="#ccff00"/>
    </style:style>
    <style:style style:name="P194" style:family="paragraph" style:parent-style-name="Standard">
      <style:paragraph-properties fo:line-height="150%" fo:text-align="justify" style:justify-single-word="false"/>
      <style:text-properties style:font-name="Ubuntu Light1" officeooo:rsid="00196b2b" officeooo:paragraph-rsid="01c6f765" fo:background-color="#ccff00"/>
    </style:style>
    <style:style style:name="P195" style:family="paragraph" style:parent-style-name="Standard">
      <style:paragraph-properties fo:line-height="150%" fo:text-align="justify" style:justify-single-word="false"/>
      <style:text-properties style:font-name="Ubuntu Light1" officeooo:rsid="00196b2b" officeooo:paragraph-rsid="01c4896d" fo:background-color="#ccff00"/>
    </style:style>
    <style:style style:name="P196" style:family="paragraph" style:parent-style-name="Standard">
      <style:paragraph-properties fo:line-height="150%" fo:text-align="justify" style:justify-single-word="false"/>
      <style:text-properties style:font-name="Ubuntu Light1" officeooo:rsid="00196b2b" officeooo:paragraph-rsid="01c912b0" fo:background-color="#ccff00"/>
    </style:style>
    <style:style style:name="P197" style:family="paragraph" style:parent-style-name="Standard">
      <style:paragraph-properties fo:line-height="150%" fo:text-align="justify" style:justify-single-word="false"/>
      <style:text-properties style:font-name="Ubuntu Light1" officeooo:rsid="00196b2b" officeooo:paragraph-rsid="01621301" fo:background-color="#ccff00"/>
    </style:style>
    <style:style style:name="P198" style:family="paragraph" style:parent-style-name="Standard">
      <style:paragraph-properties fo:line-height="150%" fo:text-align="justify" style:justify-single-word="false"/>
      <style:text-properties style:font-name="Ubuntu Light1" officeooo:rsid="00196b2b" officeooo:paragraph-rsid="022d995a" fo:background-color="#ccff00"/>
    </style:style>
    <style:style style:name="P199" style:family="paragraph" style:parent-style-name="Standard">
      <style:paragraph-properties fo:line-height="150%" fo:text-align="justify" style:justify-single-word="false"/>
      <style:text-properties style:font-name="Ubuntu Light1" officeooo:rsid="00196b2b" officeooo:paragraph-rsid="0233f956" fo:background-color="#ccff00"/>
    </style:style>
    <style:style style:name="P200" style:family="paragraph" style:parent-style-name="Standard">
      <style:paragraph-properties fo:line-height="150%" fo:text-align="justify" style:justify-single-word="false"/>
      <style:text-properties style:font-name="Ubuntu Light1" officeooo:rsid="00196b2b" officeooo:paragraph-rsid="024fb92d" fo:background-color="#ccff00"/>
    </style:style>
    <style:style style:name="P201" style:family="paragraph" style:parent-style-name="Standard">
      <style:paragraph-properties fo:line-height="150%" fo:text-align="justify" style:justify-single-word="false"/>
      <style:text-properties style:font-name="Ubuntu Light1" officeooo:rsid="00196b2b" officeooo:paragraph-rsid="02671afa" fo:background-color="#ccff00"/>
    </style:style>
    <style:style style:name="P202" style:family="paragraph" style:parent-style-name="Standard">
      <style:paragraph-properties fo:line-height="150%" fo:text-align="justify" style:justify-single-word="false"/>
      <style:text-properties style:font-name="Ubuntu Light1" officeooo:rsid="00196b2b" officeooo:paragraph-rsid="02a3079d" fo:background-color="#ccff00"/>
    </style:style>
    <style:style style:name="P203" style:family="paragraph" style:parent-style-name="Standard">
      <style:paragraph-properties fo:line-height="150%" fo:text-align="justify" style:justify-single-word="false"/>
      <style:text-properties style:font-name="Ubuntu Light1" officeooo:rsid="00196b2b" officeooo:paragraph-rsid="0178f39b" fo:background-color="#ccff00"/>
    </style:style>
    <style:style style:name="P204" style:family="paragraph" style:parent-style-name="Standard">
      <style:paragraph-properties fo:line-height="150%" fo:text-align="justify" style:justify-single-word="false"/>
      <style:text-properties style:font-name="Ubuntu Light1" officeooo:rsid="00196b2b" officeooo:paragraph-rsid="02c3f267" fo:background-color="#ccff00"/>
    </style:style>
    <style:style style:name="P205" style:family="paragraph" style:parent-style-name="Standard">
      <style:paragraph-properties fo:line-height="150%" fo:text-align="justify" style:justify-single-word="false"/>
      <style:text-properties style:font-name="Ubuntu Light1" officeooo:rsid="00196b2b" officeooo:paragraph-rsid="02c45743" fo:background-color="#ccff00"/>
    </style:style>
    <style:style style:name="P206" style:family="paragraph" style:parent-style-name="Standard">
      <style:paragraph-properties fo:line-height="150%" fo:text-align="justify" style:justify-single-word="false"/>
      <style:text-properties style:font-name="Ubuntu Light1" officeooo:rsid="00196b2b" officeooo:paragraph-rsid="02c572e0" fo:background-color="#ccff00"/>
    </style:style>
    <style:style style:name="P207" style:family="paragraph" style:parent-style-name="Standard">
      <style:paragraph-properties fo:line-height="150%" fo:text-align="justify" style:justify-single-word="false"/>
      <style:text-properties style:font-name="Ubuntu Light1" officeooo:rsid="00196b2b" officeooo:paragraph-rsid="0153463e" fo:background-color="#ccff00"/>
    </style:style>
    <style:style style:name="P208" style:family="paragraph" style:parent-style-name="Standard">
      <style:paragraph-properties fo:line-height="150%" fo:text-align="justify" style:justify-single-word="false"/>
      <style:text-properties style:font-name="Ubuntu Light1" officeooo:rsid="00196b2b" officeooo:paragraph-rsid="02cfb006" fo:background-color="#ccff00"/>
    </style:style>
    <style:style style:name="P209" style:family="paragraph" style:parent-style-name="Standard">
      <style:paragraph-properties fo:line-height="150%" fo:text-align="justify" style:justify-single-word="false"/>
      <style:text-properties style:font-name="Ubuntu Light1" officeooo:rsid="00196b2b" officeooo:paragraph-rsid="02da8d90" fo:background-color="#ccff00"/>
    </style:style>
    <style:style style:name="P210" style:family="paragraph" style:parent-style-name="Standard">
      <style:paragraph-properties fo:line-height="150%" fo:text-align="justify" style:justify-single-word="false"/>
      <style:text-properties style:font-name="Ubuntu Light1" officeooo:rsid="00196b2b" officeooo:paragraph-rsid="02db3ab1" fo:background-color="#ccff00"/>
    </style:style>
    <style:style style:name="P211" style:family="paragraph" style:parent-style-name="Standard">
      <style:paragraph-properties fo:line-height="150%" fo:text-align="justify" style:justify-single-word="false"/>
      <style:text-properties style:font-name="Ubuntu Light1" officeooo:rsid="00196b2b" officeooo:paragraph-rsid="02dc1999" fo:background-color="#ccff00"/>
    </style:style>
    <style:style style:name="P212" style:family="paragraph" style:parent-style-name="Standard">
      <style:paragraph-properties fo:line-height="150%" fo:text-align="justify" style:justify-single-word="false"/>
      <style:text-properties style:font-name="Ubuntu Light1" officeooo:rsid="00196b2b" officeooo:paragraph-rsid="02e7d256" fo:background-color="#ccff00"/>
    </style:style>
    <style:style style:name="P213" style:family="paragraph" style:parent-style-name="Standard">
      <style:paragraph-properties fo:line-height="150%" fo:text-align="justify" style:justify-single-word="false"/>
      <style:text-properties style:font-name="Ubuntu Light1" officeooo:rsid="0074f753" officeooo:paragraph-rsid="012baffa" fo:background-color="#ccff00"/>
    </style:style>
    <style:style style:name="P214" style:family="paragraph" style:parent-style-name="Standard">
      <style:paragraph-properties fo:line-height="150%" fo:text-align="justify" style:justify-single-word="false"/>
      <style:text-properties style:font-name="Ubuntu Light1" officeooo:rsid="0074f753" officeooo:paragraph-rsid="011a7de9" fo:background-color="#ccff00"/>
    </style:style>
    <style:style style:name="P215" style:family="paragraph" style:parent-style-name="Standard">
      <style:paragraph-properties fo:line-height="150%" fo:text-align="justify" style:justify-single-word="false"/>
      <style:text-properties style:font-name="Ubuntu Light1" officeooo:rsid="0074f753" officeooo:paragraph-rsid="008df319" fo:background-color="#ccff00"/>
    </style:style>
    <style:style style:name="P216" style:family="paragraph" style:parent-style-name="Standard">
      <style:paragraph-properties fo:line-height="150%" fo:text-align="justify" style:justify-single-word="false"/>
      <style:text-properties style:font-name="Ubuntu Light1" officeooo:rsid="0074f753" officeooo:paragraph-rsid="010e488a" fo:background-color="#ccff00"/>
    </style:style>
    <style:style style:name="P217" style:family="paragraph" style:parent-style-name="Standard">
      <style:paragraph-properties fo:line-height="150%" fo:text-align="justify" style:justify-single-word="false"/>
      <style:text-properties style:font-name="Ubuntu Light1" officeooo:rsid="0074f753" officeooo:paragraph-rsid="010553aa" fo:background-color="#ccff00"/>
    </style:style>
    <style:style style:name="P218" style:family="paragraph" style:parent-style-name="Standard">
      <style:paragraph-properties fo:line-height="150%" fo:text-align="justify" style:justify-single-word="false"/>
      <style:text-properties style:font-name="Ubuntu Light1" officeooo:rsid="0074f753" officeooo:paragraph-rsid="0134b183" fo:background-color="#ccff00"/>
    </style:style>
    <style:style style:name="P219" style:family="paragraph" style:parent-style-name="Standard">
      <style:paragraph-properties fo:line-height="150%" fo:text-align="justify" style:justify-single-word="false"/>
      <style:text-properties style:font-name="Ubuntu Light1" officeooo:rsid="0074f753" officeooo:paragraph-rsid="00f9591f" fo:background-color="#ccff00"/>
    </style:style>
    <style:style style:name="P220" style:family="paragraph" style:parent-style-name="Standard">
      <style:paragraph-properties fo:line-height="150%" fo:text-align="justify" style:justify-single-word="false"/>
      <style:text-properties style:font-name="Ubuntu Light1" officeooo:rsid="0074f753" officeooo:paragraph-rsid="0159915c" fo:background-color="#ccff00"/>
    </style:style>
    <style:style style:name="P221" style:family="paragraph" style:parent-style-name="Standard">
      <style:paragraph-properties fo:line-height="150%" fo:text-align="justify" style:justify-single-word="false"/>
      <style:text-properties style:font-name="Ubuntu Light1" officeooo:rsid="0074f753" officeooo:paragraph-rsid="0166da23" fo:background-color="#ccff00"/>
    </style:style>
    <style:style style:name="P222" style:family="paragraph" style:parent-style-name="Standard">
      <style:paragraph-properties fo:line-height="150%" fo:text-align="justify" style:justify-single-word="false"/>
      <style:text-properties style:font-name="Ubuntu Light1" officeooo:rsid="0074f753" officeooo:paragraph-rsid="007dafdd" fo:background-color="#ccff00"/>
    </style:style>
    <style:style style:name="P223" style:family="paragraph" style:parent-style-name="Standard">
      <style:paragraph-properties fo:line-height="150%" fo:text-align="justify" style:justify-single-word="false"/>
      <style:text-properties style:font-name="Ubuntu Light1" officeooo:rsid="0074f753" officeooo:paragraph-rsid="016a3a49" fo:background-color="#ccff00"/>
    </style:style>
    <style:style style:name="P224" style:family="paragraph" style:parent-style-name="Standard">
      <style:paragraph-properties fo:line-height="150%" fo:text-align="justify" style:justify-single-word="false"/>
      <style:text-properties style:font-name="Ubuntu Light1" officeooo:rsid="0074f753" officeooo:paragraph-rsid="016cc43f" fo:background-color="#ccff00"/>
    </style:style>
    <style:style style:name="P225" style:family="paragraph" style:parent-style-name="Standard">
      <style:paragraph-properties fo:line-height="150%" fo:text-align="justify" style:justify-single-word="false"/>
      <style:text-properties style:font-name="Ubuntu Light1" officeooo:rsid="0074f753" officeooo:paragraph-rsid="017a7306" fo:background-color="#ccff00"/>
    </style:style>
    <style:style style:name="P226" style:family="paragraph" style:parent-style-name="Standard">
      <style:paragraph-properties fo:line-height="150%" fo:text-align="justify" style:justify-single-word="false"/>
      <style:text-properties style:font-name="Ubuntu Light1" officeooo:rsid="0074f753" officeooo:paragraph-rsid="017b2300" fo:background-color="#ccff00"/>
    </style:style>
    <style:style style:name="P227" style:family="paragraph" style:parent-style-name="Standard">
      <style:paragraph-properties fo:line-height="150%" fo:text-align="justify" style:justify-single-word="false"/>
      <style:text-properties style:font-name="Ubuntu Light1" officeooo:rsid="0074f753" officeooo:paragraph-rsid="018c3aed" fo:background-color="#ccff00"/>
    </style:style>
    <style:style style:name="P228" style:family="paragraph" style:parent-style-name="Standard">
      <style:paragraph-properties fo:line-height="150%" fo:text-align="justify" style:justify-single-word="false"/>
      <style:text-properties style:font-name="Ubuntu Light1" officeooo:rsid="0074f753" officeooo:paragraph-rsid="01919b8a" fo:background-color="#ccff00"/>
    </style:style>
    <style:style style:name="P229" style:family="paragraph" style:parent-style-name="Standard">
      <style:paragraph-properties fo:line-height="150%" fo:text-align="justify" style:justify-single-word="false"/>
      <style:text-properties style:font-name="Ubuntu Light1" officeooo:rsid="0074f753" officeooo:paragraph-rsid="0169845e" fo:background-color="#ccff00"/>
    </style:style>
    <style:style style:name="P230" style:family="paragraph" style:parent-style-name="Standard">
      <style:paragraph-properties fo:line-height="150%" fo:text-align="justify" style:justify-single-word="false"/>
      <style:text-properties style:font-name="Ubuntu Light1" officeooo:rsid="0074f753" officeooo:paragraph-rsid="01a992c7" fo:background-color="#ccff00"/>
    </style:style>
    <style:style style:name="P231" style:family="paragraph" style:parent-style-name="Standard">
      <style:paragraph-properties fo:line-height="150%" fo:text-align="justify" style:justify-single-word="false"/>
      <style:text-properties style:font-name="Ubuntu Light1" officeooo:rsid="0074f753" officeooo:paragraph-rsid="01af25d0" fo:background-color="#ccff00"/>
    </style:style>
    <style:style style:name="P232" style:family="paragraph" style:parent-style-name="Standard">
      <style:paragraph-properties fo:line-height="150%" fo:text-align="justify" style:justify-single-word="false"/>
      <style:text-properties style:font-name="Ubuntu Light1" officeooo:rsid="0074f753" officeooo:paragraph-rsid="01b74e54" fo:background-color="#ccff00"/>
    </style:style>
    <style:style style:name="P233" style:family="paragraph" style:parent-style-name="Standard">
      <style:paragraph-properties fo:line-height="150%" fo:text-align="justify" style:justify-single-word="false"/>
      <style:text-properties style:font-name="Ubuntu Light1" officeooo:rsid="0074f753" officeooo:paragraph-rsid="01be061f" fo:background-color="#ccff00"/>
    </style:style>
    <style:style style:name="P234" style:family="paragraph" style:parent-style-name="Standard">
      <style:paragraph-properties fo:line-height="150%" fo:text-align="justify" style:justify-single-word="false"/>
      <style:text-properties style:font-name="Ubuntu Light1" officeooo:rsid="0074f753" officeooo:paragraph-rsid="01bf8428" fo:background-color="#ccff00"/>
    </style:style>
    <style:style style:name="P235" style:family="paragraph" style:parent-style-name="Standard">
      <style:paragraph-properties fo:line-height="150%" fo:text-align="justify" style:justify-single-word="false"/>
      <style:text-properties style:font-name="Ubuntu Light1" officeooo:rsid="0074f753" officeooo:paragraph-rsid="01c6f765" fo:background-color="#ccff00"/>
    </style:style>
    <style:style style:name="P236" style:family="paragraph" style:parent-style-name="Standard">
      <style:paragraph-properties fo:line-height="150%" fo:text-align="justify" style:justify-single-word="false"/>
      <style:text-properties style:font-name="Ubuntu Light1" officeooo:rsid="0074f753" officeooo:paragraph-rsid="01c4896d" fo:background-color="#ccff00"/>
    </style:style>
    <style:style style:name="P237" style:family="paragraph" style:parent-style-name="Standard">
      <style:paragraph-properties fo:line-height="150%" fo:text-align="justify" style:justify-single-word="false"/>
      <style:text-properties style:font-name="Ubuntu Light1" officeooo:rsid="0074f753" officeooo:paragraph-rsid="01c912b0" fo:background-color="#ccff00"/>
    </style:style>
    <style:style style:name="P238" style:family="paragraph" style:parent-style-name="Standard">
      <style:paragraph-properties fo:line-height="150%" fo:text-align="justify" style:justify-single-word="false"/>
      <style:text-properties style:font-name="Ubuntu Light1" officeooo:rsid="0074f753" officeooo:paragraph-rsid="01621301" fo:background-color="#ccff00"/>
    </style:style>
    <style:style style:name="P239" style:family="paragraph" style:parent-style-name="Standard">
      <style:paragraph-properties fo:line-height="150%" fo:text-align="justify" style:justify-single-word="false"/>
      <style:text-properties style:font-name="Ubuntu Light1" officeooo:rsid="0074f753" officeooo:paragraph-rsid="022d995a" fo:background-color="#ccff00"/>
    </style:style>
    <style:style style:name="P240" style:family="paragraph" style:parent-style-name="Standard">
      <style:paragraph-properties fo:line-height="150%" fo:text-align="justify" style:justify-single-word="false"/>
      <style:text-properties style:font-name="Ubuntu Light1" officeooo:rsid="0074f753" officeooo:paragraph-rsid="0178f39b" fo:background-color="#ccff00"/>
    </style:style>
    <style:style style:name="P241" style:family="paragraph" style:parent-style-name="Standard">
      <style:paragraph-properties fo:line-height="150%" fo:text-align="justify" style:justify-single-word="false"/>
      <style:text-properties style:font-name="Ubuntu Light1" officeooo:rsid="0074f753" officeooo:paragraph-rsid="02e7d256" fo:background-color="#ccff00"/>
    </style:style>
    <style:style style:name="P242" style:family="paragraph" style:parent-style-name="Standard">
      <style:paragraph-properties fo:line-height="150%" fo:text-align="justify" style:justify-single-word="false"/>
      <style:text-properties style:font-name="Ubuntu Light1" officeooo:rsid="00338dd5" officeooo:paragraph-rsid="00338dd5" fo:background-color="#ccff00"/>
    </style:style>
    <style:style style:name="P243" style:family="paragraph" style:parent-style-name="Standard">
      <style:paragraph-properties fo:line-height="150%" fo:text-align="justify" style:justify-single-word="false"/>
      <style:text-properties style:font-name="Ubuntu Light1" officeooo:rsid="00338dd5" officeooo:paragraph-rsid="010553aa" fo:background-color="#ccff00"/>
    </style:style>
    <style:style style:name="P244" style:family="paragraph" style:parent-style-name="Standard">
      <style:paragraph-properties fo:line-height="150%" fo:text-align="justify" style:justify-single-word="false"/>
      <style:text-properties style:font-name="Ubuntu Light1" officeooo:rsid="00338dd5" officeooo:paragraph-rsid="0159915c" fo:background-color="#ccff00"/>
    </style:style>
    <style:style style:name="P245" style:family="paragraph" style:parent-style-name="Standard">
      <style:paragraph-properties fo:line-height="150%" fo:text-align="justify" style:justify-single-word="false"/>
      <style:text-properties style:font-name="Ubuntu Light1" officeooo:rsid="00338dd5" officeooo:paragraph-rsid="010e488a" fo:background-color="#ccff00"/>
    </style:style>
    <style:style style:name="P246" style:family="paragraph" style:parent-style-name="Standard">
      <style:paragraph-properties fo:line-height="150%" fo:text-align="justify" style:justify-single-word="false"/>
      <style:text-properties style:font-name="Ubuntu Light1" officeooo:rsid="00338dd5" officeooo:paragraph-rsid="006dac62" fo:background-color="#ccff00"/>
    </style:style>
    <style:style style:name="P247" style:family="paragraph" style:parent-style-name="Standard">
      <style:paragraph-properties fo:line-height="150%" fo:text-align="justify" style:justify-single-word="false"/>
      <style:text-properties style:font-name="Ubuntu Light1" officeooo:rsid="00338dd5" officeooo:paragraph-rsid="0169845e" fo:background-color="#ccff00"/>
    </style:style>
    <style:style style:name="P248" style:family="paragraph" style:parent-style-name="Standard">
      <style:paragraph-properties fo:line-height="150%" fo:text-align="justify" style:justify-single-word="false"/>
      <style:text-properties style:font-name="Ubuntu Light1" officeooo:rsid="00338dd5" officeooo:paragraph-rsid="016a3a49" fo:background-color="#ccff00"/>
    </style:style>
    <style:style style:name="P249" style:family="paragraph" style:parent-style-name="Standard">
      <style:paragraph-properties fo:line-height="150%" fo:text-align="justify" style:justify-single-word="false"/>
      <style:text-properties style:font-name="Ubuntu Light1" officeooo:rsid="00338dd5" officeooo:paragraph-rsid="01ebd376" fo:background-color="#ccff00"/>
    </style:style>
    <style:style style:name="P250" style:family="paragraph" style:parent-style-name="Standard">
      <style:paragraph-properties fo:line-height="150%" fo:text-align="justify" style:justify-single-word="false"/>
      <style:text-properties style:font-name="Ubuntu Light1" officeooo:rsid="00338dd5" officeooo:paragraph-rsid="008669ed" fo:background-color="#ccff00"/>
    </style:style>
    <style:style style:name="P251" style:family="paragraph" style:parent-style-name="Standard">
      <style:paragraph-properties fo:line-height="150%" fo:text-align="justify" style:justify-single-word="false"/>
      <style:text-properties style:font-name="Ubuntu Light1" officeooo:rsid="00338dd5" officeooo:paragraph-rsid="0178f39b" fo:background-color="#ccff00"/>
    </style:style>
    <style:style style:name="P252" style:family="paragraph" style:parent-style-name="Standard">
      <style:paragraph-properties fo:line-height="150%" fo:text-align="justify" style:justify-single-word="false"/>
      <style:text-properties style:font-name="Ubuntu Light1" officeooo:rsid="00338dd5" officeooo:paragraph-rsid="01c6f765" fo:background-color="#ccff00"/>
    </style:style>
    <style:style style:name="P253" style:family="paragraph" style:parent-style-name="Standard">
      <style:paragraph-properties fo:line-height="150%" fo:text-align="justify" style:justify-single-word="false"/>
      <style:text-properties style:font-name="Ubuntu Light1" officeooo:rsid="00338dd5" officeooo:paragraph-rsid="02e7d256" fo:background-color="#ccff00"/>
    </style:style>
    <style:style style:name="P254" style:family="paragraph" style:parent-style-name="Standard">
      <style:paragraph-properties fo:line-height="150%" fo:text-align="justify" style:justify-single-word="false"/>
      <style:text-properties style:font-name="Ubuntu Light1" officeooo:rsid="00565439" officeooo:paragraph-rsid="01621301" fo:background-color="#ccff00"/>
    </style:style>
    <style:style style:name="P255" style:family="paragraph" style:parent-style-name="Standard">
      <style:paragraph-properties fo:line-height="150%" fo:text-align="justify" style:justify-single-word="false"/>
      <style:text-properties style:font-name="Ubuntu Light1" officeooo:rsid="00565439" officeooo:paragraph-rsid="008669ed" fo:background-color="#ccff00"/>
    </style:style>
    <style:style style:name="P256" style:family="paragraph" style:parent-style-name="Standard">
      <style:paragraph-properties fo:line-height="150%" fo:text-align="justify" style:justify-single-word="false"/>
      <style:text-properties style:font-name="Ubuntu Light1" officeooo:rsid="00565439" officeooo:paragraph-rsid="0159915c" fo:background-color="#ccff00"/>
    </style:style>
    <style:style style:name="P257" style:family="paragraph" style:parent-style-name="Standard">
      <style:paragraph-properties fo:line-height="150%" fo:text-align="justify" style:justify-single-word="false"/>
      <style:text-properties style:font-name="Ubuntu Light1" officeooo:rsid="00565439" officeooo:paragraph-rsid="00f9591f" fo:background-color="#ccff00"/>
    </style:style>
    <style:style style:name="P258" style:family="paragraph" style:parent-style-name="Standard">
      <style:paragraph-properties fo:line-height="150%" fo:text-align="justify" style:justify-single-word="false"/>
      <style:text-properties style:font-name="Ubuntu Light1" officeooo:rsid="00565439" officeooo:paragraph-rsid="02e7d256" fo:background-color="#ccff00"/>
    </style:style>
    <style:style style:name="P259" style:family="paragraph" style:parent-style-name="Standard">
      <style:paragraph-properties fo:line-height="150%" fo:text-align="justify" style:justify-single-word="false"/>
      <style:text-properties style:font-name="Ubuntu Light1" officeooo:rsid="00e0924c" officeooo:paragraph-rsid="01621301" fo:background-color="#ccff00"/>
    </style:style>
    <style:style style:name="P260" style:family="paragraph" style:parent-style-name="Standard">
      <style:paragraph-properties fo:line-height="150%" fo:text-align="justify" style:justify-single-word="false"/>
      <style:text-properties style:font-name="Ubuntu Light1" officeooo:rsid="00e0924c" officeooo:paragraph-rsid="00e0924c" fo:background-color="#ccff00"/>
    </style:style>
    <style:style style:name="P261" style:family="paragraph" style:parent-style-name="Standard">
      <style:paragraph-properties fo:line-height="150%" fo:text-align="justify" style:justify-single-word="false"/>
      <style:text-properties style:font-name="Ubuntu Light1" officeooo:rsid="00e0924c" officeooo:paragraph-rsid="00f9591f" fo:background-color="#ccff00"/>
    </style:style>
    <style:style style:name="P262" style:family="paragraph" style:parent-style-name="Standard">
      <style:paragraph-properties fo:line-height="150%" fo:text-align="justify" style:justify-single-word="false"/>
      <style:text-properties style:font-name="Ubuntu Light1" officeooo:rsid="00e0924c" officeooo:paragraph-rsid="022d995a" fo:background-color="#ccff00"/>
    </style:style>
    <style:style style:name="P263" style:family="paragraph" style:parent-style-name="Standard">
      <style:paragraph-properties fo:line-height="150%" fo:text-align="justify" style:justify-single-word="false"/>
      <style:text-properties style:font-name="Ubuntu Light1" officeooo:rsid="00e0924c" officeooo:paragraph-rsid="02e7d256" fo:background-color="#ccff00"/>
    </style:style>
    <style:style style:name="P264" style:family="paragraph" style:parent-style-name="Standard">
      <style:paragraph-properties fo:line-height="150%" fo:text-align="justify" style:justify-single-word="false"/>
      <style:text-properties style:font-name="Ubuntu Light1" officeooo:rsid="02d4b77e" officeooo:paragraph-rsid="02d4b77e" fo:background-color="#ccff00"/>
    </style:style>
    <style:style style:name="P265" style:family="paragraph" style:parent-style-name="Standard">
      <style:paragraph-properties fo:line-height="150%" fo:text-align="justify" style:justify-single-word="false"/>
      <style:text-properties style:font-name="Ubuntu Light1" officeooo:rsid="0074f753" officeooo:paragraph-rsid="01833058" fo:background-color="#ffcc00"/>
    </style:style>
    <style:style style:name="P266" style:family="paragraph" style:parent-style-name="Standard">
      <style:paragraph-properties fo:line-height="150%" fo:text-align="justify" style:justify-single-word="false"/>
      <style:text-properties style:font-name="Ubuntu Light1" officeooo:rsid="0074f753" officeooo:paragraph-rsid="01a1a202" fo:background-color="#ffcc00"/>
    </style:style>
    <style:style style:name="P267" style:family="paragraph" style:parent-style-name="Standard">
      <style:paragraph-properties fo:line-height="150%" fo:text-align="justify" style:justify-single-word="false"/>
      <style:text-properties style:font-name="Ubuntu Light1" officeooo:rsid="00196b2b" officeooo:paragraph-rsid="01621301" fo:background-color="#ffcc00"/>
    </style:style>
    <style:style style:name="P268" style:family="paragraph" style:parent-style-name="Standard">
      <style:paragraph-properties fo:line-height="150%" fo:text-align="justify" style:justify-single-word="false"/>
      <style:text-properties style:font-name="Ubuntu Light1" officeooo:rsid="00196b2b" officeooo:paragraph-rsid="00f9591f" fo:background-color="#ffcc00"/>
    </style:style>
    <style:style style:name="P269" style:family="paragraph" style:parent-style-name="Standard">
      <style:paragraph-properties fo:line-height="150%" fo:text-align="justify" style:justify-single-word="false"/>
      <style:text-properties style:font-name="Ubuntu Light1" officeooo:rsid="00196b2b" officeooo:paragraph-rsid="01c6f765" fo:background-color="#ffcc00"/>
    </style:style>
    <style:style style:name="P270" style:family="paragraph" style:parent-style-name="Standard">
      <style:paragraph-properties fo:line-height="150%" fo:text-align="justify" style:justify-single-word="false"/>
      <style:text-properties style:font-name="Ubuntu Light1" officeooo:rsid="00196b2b" officeooo:paragraph-rsid="02e7d256" fo:background-color="#ffcc00"/>
    </style:style>
    <style:style style:name="P271" style:family="paragraph" style:parent-style-name="Standard">
      <style:paragraph-properties fo:line-height="150%" fo:text-align="justify" style:justify-single-word="false"/>
      <style:text-properties style:font-name="Ubuntu Light1" officeooo:rsid="00e0924c" officeooo:paragraph-rsid="00f9591f" fo:background-color="#ffcc00"/>
    </style:style>
    <style:style style:name="P272" style:family="paragraph" style:parent-style-name="Standard">
      <style:paragraph-properties fo:line-height="150%" fo:text-align="justify" style:justify-single-word="false"/>
      <style:text-properties style:font-name="Ubuntu Light1" officeooo:rsid="00e0924c" officeooo:paragraph-rsid="01c6f765" fo:background-color="#ffcc00"/>
    </style:style>
    <style:style style:name="P273" style:family="paragraph" style:parent-style-name="Standard">
      <style:paragraph-properties fo:line-height="150%" fo:text-align="justify" style:justify-single-word="false"/>
      <style:text-properties style:font-name="Ubuntu Light1" officeooo:rsid="00338dd5" officeooo:paragraph-rsid="00f9591f" fo:background-color="#ffcc00"/>
    </style:style>
    <style:style style:name="P274" style:family="paragraph" style:parent-style-name="Standard">
      <style:paragraph-properties fo:line-height="150%" fo:text-align="justify" style:justify-single-word="false"/>
      <style:text-properties style:font-name="Ubuntu Light1" officeooo:rsid="00565439" officeooo:paragraph-rsid="00f9591f" fo:background-color="#ffcc00"/>
    </style:style>
    <style:style style:name="P275" style:family="paragraph" style:parent-style-name="Standard">
      <style:paragraph-properties fo:line-height="150%" fo:text-align="justify" style:justify-single-word="false"/>
      <style:text-properties style:font-name="Ubuntu Light1" officeooo:rsid="00338dd5" officeooo:paragraph-rsid="01a992c7" fo:background-color="transparent"/>
    </style:style>
    <style:style style:name="P276" style:family="paragraph" style:parent-style-name="Standard">
      <style:paragraph-properties fo:line-height="150%" fo:text-align="justify" style:justify-single-word="false"/>
      <style:text-properties style:font-name="Ubuntu Light1" officeooo:rsid="00338dd5" officeooo:paragraph-rsid="01af25d0" fo:background-color="transparent"/>
    </style:style>
    <style:style style:name="P277" style:family="paragraph" style:parent-style-name="Standard">
      <loext:graphic-properties draw:fill="solid" draw:fill-color="#ccff00" draw:opacity="100%"/>
      <style:paragraph-properties fo:line-height="150%" fo:text-align="justify" style:justify-single-word="false" fo:background-color="#ccff00"/>
      <style:text-properties style:font-name="Ubuntu Light1" officeooo:rsid="00338dd5" officeooo:paragraph-rsid="00338dd5" fo:background-color="transparent"/>
    </style:style>
    <style:style style:name="P278" style:family="paragraph" style:parent-style-name="Standard">
      <loext:graphic-properties draw:fill="solid" draw:fill-color="#ccff00" draw:opacity="100%"/>
      <style:paragraph-properties fo:line-height="150%" fo:text-align="justify" style:justify-single-word="false" fo:background-color="#ccff00"/>
      <style:text-properties style:font-name="Ubuntu Light1" officeooo:rsid="00196b2b" officeooo:paragraph-rsid="00cf7152" fo:background-color="transparent"/>
    </style:style>
    <style:style style:name="P279" style:family="paragraph" style:parent-style-name="Standard">
      <loext:graphic-properties draw:fill="solid" draw:fill-color="#ccff00" draw:opacity="100%"/>
      <style:paragraph-properties fo:line-height="150%" fo:text-align="justify" style:justify-single-word="false" fo:background-color="#ccff00"/>
      <style:text-properties style:font-name="Ubuntu Light1" officeooo:rsid="00196b2b" officeooo:paragraph-rsid="008d82f6" fo:background-color="transparent"/>
    </style:style>
    <style:style style:name="P280" style:family="paragraph" style:parent-style-name="Standard">
      <loext:graphic-properties draw:fill="solid" draw:fill-color="#ccff00" draw:opacity="100%"/>
      <style:paragraph-properties fo:line-height="150%" fo:text-align="justify" style:justify-single-word="false" fo:background-color="#ccff00"/>
      <style:text-properties style:font-name="Ubuntu Light1" officeooo:rsid="00196b2b" officeooo:paragraph-rsid="00342970" fo:background-color="transparent"/>
    </style:style>
    <style:style style:name="P281" style:family="paragraph" style:parent-style-name="Standard">
      <loext:graphic-properties draw:fill="solid" draw:fill-color="#ccff00" draw:opacity="100%"/>
      <style:paragraph-properties fo:line-height="150%" fo:text-align="justify" style:justify-single-word="false" fo:background-color="#ccff00"/>
      <style:text-properties style:font-name="Ubuntu Light1" officeooo:rsid="00196b2b" officeooo:paragraph-rsid="02362e9f" fo:background-color="transparent"/>
    </style:style>
    <style:style style:name="P282" style:family="paragraph" style:parent-style-name="Standard">
      <loext:graphic-properties draw:fill="solid" draw:fill-color="#ccff00" draw:opacity="100%"/>
      <style:paragraph-properties fo:line-height="150%" fo:text-align="justify" style:justify-single-word="false" fo:background-color="#ccff00"/>
      <style:text-properties style:font-name="Ubuntu Light1" officeooo:rsid="0074f753" officeooo:paragraph-rsid="008ba617" fo:background-color="transparent"/>
    </style:style>
    <style:style style:name="P283" style:family="paragraph" style:parent-style-name="Standard">
      <loext:graphic-properties draw:fill="solid" draw:fill-color="#ccff00" draw:opacity="100%"/>
      <style:paragraph-properties fo:line-height="150%" fo:text-align="justify" style:justify-single-word="false" fo:background-color="#ccff00"/>
      <style:text-properties style:font-name="Ubuntu Light1" officeooo:rsid="00565439" officeooo:paragraph-rsid="00638944" fo:background-color="transparent"/>
    </style:style>
    <style:style style:name="P284" style:family="paragraph" style:parent-style-name="Standard">
      <loext:graphic-properties draw:fill="solid" draw:fill-color="#ccff00" draw:opacity="100%"/>
      <style:paragraph-properties fo:line-height="150%" fo:text-align="justify" style:justify-single-word="false" fo:background-color="#ccff00"/>
      <style:text-properties style:font-name="Ubuntu Light1" officeooo:rsid="00e0924c" officeooo:paragraph-rsid="01d1f87c" fo:background-color="transparent"/>
    </style:style>
    <style:style style:name="P285" style:family="paragraph" style:parent-style-name="Standard">
      <loext:graphic-properties draw:fill="solid" draw:fill-color="#ccff00" draw:opacity="100%"/>
      <style:paragraph-properties fo:line-height="150%" fo:text-align="justify" style:justify-single-word="false" fo:background-color="#ccff00"/>
      <style:text-properties style:font-name="Ubuntu Light1" officeooo:rsid="0096d7da" officeooo:paragraph-rsid="00e0924c" fo:background-color="transparent"/>
    </style:style>
    <style:style style:name="P286" style:family="paragraph" style:parent-style-name="Standard">
      <style:paragraph-properties fo:line-height="150%" fo:text-align="justify" style:justify-single-word="false"/>
      <style:text-properties style:font-name="Ubuntu Light1" fo:font-size="12pt" officeooo:rsid="00338dd5" officeooo:paragraph-rsid="01df779f" style:font-size-asian="12pt" style:font-size-complex="12pt"/>
    </style:style>
    <style:style style:name="P287" style:family="paragraph" style:parent-style-name="Standard">
      <style:paragraph-properties fo:line-height="150%" fo:text-align="justify" style:justify-single-word="false"/>
      <style:text-properties style:font-name="Ubuntu Light" officeooo:rsid="00196b2b" officeooo:paragraph-rsid="00565439"/>
    </style:style>
    <style:style style:name="P288" style:family="paragraph" style:parent-style-name="Standard">
      <style:paragraph-properties fo:line-height="150%" fo:text-align="justify" style:justify-single-word="false"/>
      <style:text-properties style:font-name="Ubuntu Light" officeooo:rsid="00196b2b" officeooo:paragraph-rsid="0057e66d"/>
    </style:style>
    <style:style style:name="P289" style:family="paragraph" style:parent-style-name="Standard">
      <style:paragraph-properties fo:line-height="150%" fo:text-align="justify" style:justify-single-word="false"/>
      <style:text-properties style:font-name="Ubuntu Light" officeooo:rsid="00196b2b" officeooo:paragraph-rsid="0058b0aa"/>
    </style:style>
    <style:style style:name="P290" style:family="paragraph" style:parent-style-name="Standard">
      <style:paragraph-properties fo:line-height="150%" fo:text-align="justify" style:justify-single-word="false"/>
      <style:text-properties style:font-name="Ubuntu Light" officeooo:rsid="00196b2b" officeooo:paragraph-rsid="00605833"/>
    </style:style>
    <style:style style:name="P291" style:family="paragraph" style:parent-style-name="Standard">
      <style:paragraph-properties fo:line-height="150%" fo:text-align="justify" style:justify-single-word="false"/>
      <style:text-properties style:font-name="Ubuntu Light" officeooo:rsid="00196b2b" officeooo:paragraph-rsid="006dac62"/>
    </style:style>
    <style:style style:name="P292" style:family="paragraph" style:parent-style-name="Standard">
      <style:paragraph-properties fo:line-height="150%" fo:text-align="justify" style:justify-single-word="false"/>
      <style:text-properties style:font-name="Ubuntu Light" officeooo:rsid="00196b2b" officeooo:paragraph-rsid="001d2cd9"/>
    </style:style>
    <style:style style:name="P293" style:family="paragraph" style:parent-style-name="Standard">
      <style:paragraph-properties fo:line-height="150%" fo:text-align="justify" style:justify-single-word="false"/>
      <style:text-properties style:font-name="Ubuntu Light" officeooo:rsid="00196b2b" officeooo:paragraph-rsid="011a7de9"/>
    </style:style>
    <style:style style:name="P294" style:family="paragraph" style:parent-style-name="Standard">
      <style:paragraph-properties fo:line-height="150%" fo:text-align="justify" style:justify-single-word="false"/>
      <style:text-properties style:font-name="Ubuntu Light" officeooo:rsid="00196b2b" officeooo:paragraph-rsid="012947fd"/>
    </style:style>
    <style:style style:name="P295" style:family="paragraph" style:parent-style-name="Standard">
      <style:paragraph-properties fo:line-height="150%" fo:text-align="justify" style:justify-single-word="false"/>
      <style:text-properties style:font-name="Ubuntu Light" officeooo:rsid="00196b2b" officeooo:paragraph-rsid="012baffa"/>
    </style:style>
    <style:style style:name="P296" style:family="paragraph" style:parent-style-name="Standard">
      <style:paragraph-properties fo:line-height="150%" fo:text-align="justify" style:justify-single-word="false"/>
      <style:text-properties style:font-name="Ubuntu Light" officeooo:rsid="00196b2b" officeooo:paragraph-rsid="0166da23"/>
    </style:style>
    <style:style style:name="P297" style:family="paragraph" style:parent-style-name="Standard">
      <style:paragraph-properties fo:line-height="150%" fo:text-align="justify" style:justify-single-word="false"/>
      <style:text-properties style:font-name="Ubuntu Light" officeooo:rsid="00196b2b" officeooo:paragraph-rsid="0169845e"/>
    </style:style>
    <style:style style:name="P298" style:family="paragraph" style:parent-style-name="Standard">
      <style:paragraph-properties fo:line-height="150%" fo:text-align="justify" style:justify-single-word="false"/>
      <style:text-properties style:font-name="Ubuntu Light" officeooo:rsid="00196b2b" officeooo:paragraph-rsid="016a3a49"/>
    </style:style>
    <style:style style:name="P299" style:family="paragraph" style:parent-style-name="Standard">
      <style:paragraph-properties fo:line-height="150%" fo:text-align="justify" style:justify-single-word="false"/>
      <style:text-properties style:font-name="Ubuntu Light" officeooo:rsid="00196b2b" officeooo:paragraph-rsid="016cc43f"/>
    </style:style>
    <style:style style:name="P300" style:family="paragraph" style:parent-style-name="Standard">
      <style:paragraph-properties fo:line-height="150%" fo:text-align="justify" style:justify-single-word="false"/>
      <style:text-properties style:font-name="Ubuntu Light" officeooo:rsid="00196b2b" officeooo:paragraph-rsid="017a7306"/>
    </style:style>
    <style:style style:name="P301" style:family="paragraph" style:parent-style-name="Standard">
      <style:paragraph-properties fo:line-height="150%" fo:text-align="justify" style:justify-single-word="false"/>
      <style:text-properties style:font-name="Ubuntu Light" officeooo:rsid="00196b2b" officeooo:paragraph-rsid="017b2300"/>
    </style:style>
    <style:style style:name="P302" style:family="paragraph" style:parent-style-name="Standard">
      <style:paragraph-properties fo:line-height="150%" fo:text-align="justify" style:justify-single-word="false"/>
      <style:text-properties style:font-name="Ubuntu Light" officeooo:rsid="00196b2b" officeooo:paragraph-rsid="01833058"/>
    </style:style>
    <style:style style:name="P303" style:family="paragraph" style:parent-style-name="Standard">
      <style:paragraph-properties fo:line-height="150%" fo:text-align="justify" style:justify-single-word="false"/>
      <style:text-properties style:font-name="Ubuntu Light" officeooo:rsid="00196b2b" officeooo:paragraph-rsid="018c3aed"/>
    </style:style>
    <style:style style:name="P304" style:family="paragraph" style:parent-style-name="Standard">
      <style:paragraph-properties fo:line-height="150%" fo:text-align="justify" style:justify-single-word="false"/>
      <style:text-properties style:font-name="Ubuntu Light" officeooo:rsid="00196b2b" officeooo:paragraph-rsid="01919b8a"/>
    </style:style>
    <style:style style:name="P305" style:family="paragraph" style:parent-style-name="Standard">
      <style:paragraph-properties fo:line-height="150%" fo:text-align="justify" style:justify-single-word="false"/>
      <style:text-properties style:font-name="Ubuntu Light" officeooo:rsid="00196b2b" officeooo:paragraph-rsid="01a1a202"/>
    </style:style>
    <style:style style:name="P306" style:family="paragraph" style:parent-style-name="Standard">
      <style:paragraph-properties fo:line-height="150%" fo:text-align="justify" style:justify-single-word="false"/>
      <style:text-properties style:font-name="Ubuntu Light" officeooo:rsid="00196b2b" officeooo:paragraph-rsid="01a992c7"/>
    </style:style>
    <style:style style:name="P307" style:family="paragraph" style:parent-style-name="Standard">
      <style:paragraph-properties fo:line-height="150%" fo:text-align="justify" style:justify-single-word="false"/>
      <style:text-properties style:font-name="Ubuntu Light" officeooo:rsid="00196b2b" officeooo:paragraph-rsid="01af25d0"/>
    </style:style>
    <style:style style:name="P308" style:family="paragraph" style:parent-style-name="Standard">
      <style:paragraph-properties fo:line-height="150%" fo:text-align="justify" style:justify-single-word="false"/>
      <style:text-properties style:font-name="Ubuntu Light" officeooo:rsid="00196b2b" officeooo:paragraph-rsid="01b10853"/>
    </style:style>
    <style:style style:name="P309" style:family="paragraph" style:parent-style-name="Standard">
      <style:paragraph-properties fo:line-height="150%" fo:text-align="justify" style:justify-single-word="false"/>
      <style:text-properties style:font-name="Ubuntu Light" officeooo:rsid="00196b2b" officeooo:paragraph-rsid="01b74e54"/>
    </style:style>
    <style:style style:name="P310" style:family="paragraph" style:parent-style-name="Standard">
      <style:paragraph-properties fo:line-height="150%" fo:text-align="justify" style:justify-single-word="false"/>
      <style:text-properties style:font-name="Ubuntu Light" officeooo:rsid="00196b2b" officeooo:paragraph-rsid="01bb6c55"/>
    </style:style>
    <style:style style:name="P311" style:family="paragraph" style:parent-style-name="Standard">
      <style:paragraph-properties fo:line-height="150%" fo:text-align="justify" style:justify-single-word="false"/>
      <style:text-properties style:font-name="Ubuntu Light" officeooo:rsid="00196b2b" officeooo:paragraph-rsid="01be061f"/>
    </style:style>
    <style:style style:name="P312" style:family="paragraph" style:parent-style-name="Standard">
      <style:paragraph-properties fo:line-height="150%" fo:text-align="justify" style:justify-single-word="false"/>
      <style:text-properties style:font-name="Ubuntu Light" officeooo:rsid="00196b2b" officeooo:paragraph-rsid="01c4896d"/>
    </style:style>
    <style:style style:name="P313" style:family="paragraph" style:parent-style-name="Standard">
      <style:paragraph-properties fo:line-height="150%" fo:text-align="justify" style:justify-single-word="false"/>
      <style:text-properties style:font-name="Ubuntu Light" officeooo:rsid="00196b2b" officeooo:paragraph-rsid="01c912b0"/>
    </style:style>
    <style:style style:name="P314" style:family="paragraph" style:parent-style-name="Standard">
      <style:paragraph-properties fo:line-height="150%" fo:text-align="justify" style:justify-single-word="false"/>
      <style:text-properties style:font-name="Ubuntu Light" officeooo:rsid="00196b2b" officeooo:paragraph-rsid="008669ed"/>
    </style:style>
    <style:style style:name="P315" style:family="paragraph" style:parent-style-name="Standard">
      <style:paragraph-properties fo:line-height="150%" fo:text-align="justify" style:justify-single-word="false"/>
      <style:text-properties style:font-name="Ubuntu Light" officeooo:rsid="001c73cb" officeooo:paragraph-rsid="001d2cd9"/>
    </style:style>
    <style:style style:name="P316" style:family="paragraph" style:parent-style-name="Standard">
      <style:paragraph-properties fo:line-height="150%" fo:text-align="justify" style:justify-single-word="false"/>
      <style:text-properties style:font-name="Ubuntu Light" officeooo:rsid="001c73cb" officeooo:paragraph-rsid="0058b0aa"/>
    </style:style>
    <style:style style:name="P317" style:family="paragraph" style:parent-style-name="Standard">
      <style:paragraph-properties fo:line-height="150%" fo:text-align="justify" style:justify-single-word="false"/>
      <style:text-properties style:font-name="Ubuntu Light" officeooo:rsid="001c73cb" officeooo:paragraph-rsid="00605833"/>
    </style:style>
    <style:style style:name="P318" style:family="paragraph" style:parent-style-name="Standard">
      <style:paragraph-properties fo:line-height="150%" fo:text-align="justify" style:justify-single-word="false"/>
      <style:text-properties style:font-name="Ubuntu Light" officeooo:rsid="001c73cb" officeooo:paragraph-rsid="006dac62"/>
    </style:style>
    <style:style style:name="P319" style:family="paragraph" style:parent-style-name="Standard">
      <style:paragraph-properties fo:line-height="150%" fo:text-align="justify" style:justify-single-word="false"/>
      <style:text-properties style:font-name="Ubuntu Light" officeooo:rsid="001c73cb" officeooo:paragraph-rsid="010e488a"/>
    </style:style>
    <style:style style:name="P320" style:family="paragraph" style:parent-style-name="Standard">
      <style:paragraph-properties fo:line-height="150%" fo:text-align="justify" style:justify-single-word="false"/>
      <style:text-properties style:font-name="Ubuntu Light" officeooo:rsid="001c73cb" officeooo:paragraph-rsid="011a7de9"/>
    </style:style>
    <style:style style:name="P321" style:family="paragraph" style:parent-style-name="Standard">
      <style:paragraph-properties fo:line-height="150%" fo:text-align="justify" style:justify-single-word="false"/>
      <style:text-properties style:font-name="Ubuntu Light" officeooo:rsid="001c73cb" officeooo:paragraph-rsid="012947fd"/>
    </style:style>
    <style:style style:name="P322" style:family="paragraph" style:parent-style-name="Standard">
      <style:paragraph-properties fo:line-height="150%" fo:text-align="justify" style:justify-single-word="false"/>
      <style:text-properties style:font-name="Ubuntu Light" officeooo:rsid="001c73cb" officeooo:paragraph-rsid="012baffa"/>
    </style:style>
    <style:style style:name="P323" style:family="paragraph" style:parent-style-name="Standard">
      <style:paragraph-properties fo:line-height="150%" fo:text-align="justify" style:justify-single-word="false"/>
      <style:text-properties style:font-name="Ubuntu Light" officeooo:rsid="001c73cb" officeooo:paragraph-rsid="0166da23"/>
    </style:style>
    <style:style style:name="P324" style:family="paragraph" style:parent-style-name="Standard">
      <style:paragraph-properties fo:line-height="150%" fo:text-align="justify" style:justify-single-word="false"/>
      <style:text-properties style:font-name="Ubuntu Light" officeooo:rsid="001c73cb" officeooo:paragraph-rsid="0169845e"/>
    </style:style>
    <style:style style:name="P325" style:family="paragraph" style:parent-style-name="Standard">
      <style:paragraph-properties fo:line-height="150%" fo:text-align="justify" style:justify-single-word="false"/>
      <style:text-properties style:font-name="Ubuntu Light" officeooo:rsid="001c73cb" officeooo:paragraph-rsid="016a3a49"/>
    </style:style>
    <style:style style:name="P326" style:family="paragraph" style:parent-style-name="Standard">
      <style:paragraph-properties fo:line-height="150%" fo:text-align="justify" style:justify-single-word="false"/>
      <style:text-properties style:font-name="Ubuntu Light" officeooo:rsid="001c73cb" officeooo:paragraph-rsid="016cc43f"/>
    </style:style>
    <style:style style:name="P327" style:family="paragraph" style:parent-style-name="Standard">
      <style:paragraph-properties fo:line-height="150%" fo:text-align="justify" style:justify-single-word="false"/>
      <style:text-properties style:font-name="Ubuntu Light" officeooo:rsid="001c73cb" officeooo:paragraph-rsid="0178f39b"/>
    </style:style>
    <style:style style:name="P328" style:family="paragraph" style:parent-style-name="Standard">
      <style:paragraph-properties fo:line-height="150%" fo:text-align="justify" style:justify-single-word="false"/>
      <style:text-properties style:font-name="Ubuntu Light" officeooo:rsid="001c73cb" officeooo:paragraph-rsid="017a7306"/>
    </style:style>
    <style:style style:name="P329" style:family="paragraph" style:parent-style-name="Standard">
      <style:paragraph-properties fo:line-height="150%" fo:text-align="justify" style:justify-single-word="false"/>
      <style:text-properties style:font-name="Ubuntu Light" officeooo:rsid="001c73cb" officeooo:paragraph-rsid="017b2300"/>
    </style:style>
    <style:style style:name="P330" style:family="paragraph" style:parent-style-name="Standard">
      <style:paragraph-properties fo:line-height="150%" fo:text-align="justify" style:justify-single-word="false"/>
      <style:text-properties style:font-name="Ubuntu Light" officeooo:rsid="001c73cb" officeooo:paragraph-rsid="01833058"/>
    </style:style>
    <style:style style:name="P331" style:family="paragraph" style:parent-style-name="Standard">
      <style:paragraph-properties fo:line-height="150%" fo:text-align="justify" style:justify-single-word="false"/>
      <style:text-properties style:font-name="Ubuntu Light" officeooo:rsid="001c73cb" officeooo:paragraph-rsid="018c3aed"/>
    </style:style>
    <style:style style:name="P332" style:family="paragraph" style:parent-style-name="Standard">
      <style:paragraph-properties fo:line-height="150%" fo:text-align="justify" style:justify-single-word="false"/>
      <style:text-properties style:font-name="Ubuntu Light" officeooo:rsid="001c73cb" officeooo:paragraph-rsid="01919b8a"/>
    </style:style>
    <style:style style:name="P333" style:family="paragraph" style:parent-style-name="Standard">
      <style:paragraph-properties fo:line-height="150%" fo:text-align="justify" style:justify-single-word="false"/>
      <style:text-properties style:font-name="Ubuntu Light" officeooo:rsid="001c73cb" officeooo:paragraph-rsid="01a1a202"/>
    </style:style>
    <style:style style:name="P334" style:family="paragraph" style:parent-style-name="Standard">
      <style:paragraph-properties fo:line-height="150%" fo:text-align="justify" style:justify-single-word="false"/>
      <style:text-properties style:font-name="Ubuntu Light" officeooo:rsid="001c73cb" officeooo:paragraph-rsid="01a992c7"/>
    </style:style>
    <style:style style:name="P335" style:family="paragraph" style:parent-style-name="Standard">
      <style:paragraph-properties fo:line-height="150%" fo:text-align="justify" style:justify-single-word="false"/>
      <style:text-properties style:font-name="Ubuntu Light" officeooo:rsid="001c73cb" officeooo:paragraph-rsid="01af25d0"/>
    </style:style>
    <style:style style:name="P336" style:family="paragraph" style:parent-style-name="Standard">
      <style:paragraph-properties fo:line-height="150%" fo:text-align="justify" style:justify-single-word="false"/>
      <style:text-properties style:font-name="Ubuntu Light" officeooo:rsid="001c73cb" officeooo:paragraph-rsid="01b10853"/>
    </style:style>
    <style:style style:name="P337" style:family="paragraph" style:parent-style-name="Standard">
      <style:paragraph-properties fo:line-height="150%" fo:text-align="justify" style:justify-single-word="false"/>
      <style:text-properties style:font-name="Ubuntu Light" officeooo:rsid="001c73cb" officeooo:paragraph-rsid="01b74e54"/>
    </style:style>
    <style:style style:name="P338" style:family="paragraph" style:parent-style-name="Standard">
      <style:paragraph-properties fo:line-height="150%" fo:text-align="justify" style:justify-single-word="false"/>
      <style:text-properties style:font-name="Ubuntu Light" officeooo:rsid="001c73cb" officeooo:paragraph-rsid="01bb6c55"/>
    </style:style>
    <style:style style:name="P339" style:family="paragraph" style:parent-style-name="Standard">
      <style:paragraph-properties fo:line-height="150%" fo:text-align="justify" style:justify-single-word="false"/>
      <style:text-properties style:font-name="Ubuntu Light" officeooo:rsid="001c73cb" officeooo:paragraph-rsid="01be061f"/>
    </style:style>
    <style:style style:name="P340" style:family="paragraph" style:parent-style-name="Standard">
      <style:paragraph-properties fo:line-height="150%" fo:text-align="justify" style:justify-single-word="false"/>
      <style:text-properties style:font-name="Ubuntu Light" officeooo:rsid="001c73cb" officeooo:paragraph-rsid="01c4896d"/>
    </style:style>
    <style:style style:name="P341" style:family="paragraph" style:parent-style-name="Standard">
      <style:paragraph-properties fo:line-height="150%" fo:text-align="justify" style:justify-single-word="false"/>
      <style:text-properties style:font-name="Ubuntu Light" officeooo:rsid="001c73cb" officeooo:paragraph-rsid="01c6f765"/>
    </style:style>
    <style:style style:name="P342" style:family="paragraph" style:parent-style-name="Standard">
      <style:paragraph-properties fo:line-height="150%" fo:text-align="justify" style:justify-single-word="false"/>
      <style:text-properties style:font-name="Ubuntu Light" officeooo:rsid="001c73cb" officeooo:paragraph-rsid="01c912b0"/>
    </style:style>
    <style:style style:name="P343" style:family="paragraph" style:parent-style-name="Standard">
      <style:paragraph-properties fo:line-height="150%" fo:text-align="justify" style:justify-single-word="false"/>
      <style:text-properties style:font-name="Ubuntu Light" officeooo:rsid="001c73cb" officeooo:paragraph-rsid="02935240"/>
    </style:style>
    <style:style style:name="P344" style:family="paragraph" style:parent-style-name="Standard">
      <style:paragraph-properties fo:line-height="100%" fo:text-align="justify" style:justify-single-word="false"/>
      <style:text-properties style:font-name="Ubuntu Light" officeooo:rsid="001c73cb" officeooo:paragraph-rsid="02757f6f"/>
    </style:style>
    <style:style style:name="P345" style:family="paragraph" style:parent-style-name="Standard">
      <style:paragraph-properties fo:line-height="100%" fo:text-align="justify" style:justify-single-word="false"/>
      <style:text-properties style:font-name="Ubuntu Light" officeooo:rsid="001c73cb" officeooo:paragraph-rsid="0178f39b"/>
    </style:style>
    <style:style style:name="P346" style:family="paragraph" style:parent-style-name="Standard">
      <style:paragraph-properties fo:line-height="100%" fo:text-align="justify" style:justify-single-word="false"/>
      <style:text-properties style:font-name="Ubuntu Light" officeooo:rsid="001c73cb" officeooo:paragraph-rsid="01c6f765"/>
    </style:style>
    <style:style style:name="P347" style:family="paragraph" style:parent-style-name="Standard">
      <style:paragraph-properties fo:line-height="100%" fo:text-align="justify" style:justify-single-word="false"/>
      <style:text-properties style:font-name="Ubuntu Light" officeooo:rsid="001c73cb" officeooo:paragraph-rsid="02d8404d"/>
    </style:style>
    <style:style style:name="P348" style:family="paragraph" style:parent-style-name="Standard">
      <style:paragraph-properties fo:line-height="150%" fo:text-align="justify" style:justify-single-word="false"/>
      <style:text-properties style:font-name="Ubuntu Light" officeooo:rsid="00196b2b" officeooo:paragraph-rsid="006dac62" fo:background-color="#ccff00"/>
    </style:style>
    <style:style style:name="P349" style:family="paragraph" style:parent-style-name="Standard">
      <style:paragraph-properties fo:line-height="150%" fo:text-align="justify" style:justify-single-word="false"/>
      <style:text-properties style:font-name="Ubuntu Light" officeooo:rsid="00196b2b" officeooo:paragraph-rsid="01621301" fo:background-color="#ccff00"/>
    </style:style>
    <style:style style:name="P350" style:family="paragraph" style:parent-style-name="Standard">
      <style:paragraph-properties fo:line-height="150%" fo:text-align="justify" style:justify-single-word="false"/>
      <style:text-properties style:font-name="Ubuntu Light" officeooo:rsid="00196b2b" officeooo:paragraph-rsid="0159915c" fo:background-color="#ccff00"/>
    </style:style>
    <style:style style:name="P351" style:family="paragraph" style:parent-style-name="Standard">
      <style:paragraph-properties fo:line-height="150%" fo:text-align="justify" style:justify-single-word="false"/>
      <style:text-properties style:font-name="Ubuntu Light" officeooo:rsid="00196b2b" officeooo:paragraph-rsid="01c6f765" fo:background-color="#ccff00"/>
    </style:style>
    <style:style style:name="P352" style:family="paragraph" style:parent-style-name="Standard">
      <style:paragraph-properties fo:line-height="150%" fo:text-align="justify" style:justify-single-word="false"/>
      <style:text-properties style:font-name="Ubuntu Light" officeooo:rsid="00196b2b" officeooo:paragraph-rsid="0178f39b" fo:background-color="#ccff00"/>
    </style:style>
    <style:style style:name="P353" style:family="paragraph" style:parent-style-name="Standard">
      <style:paragraph-properties fo:line-height="150%" fo:text-align="justify" style:justify-single-word="false"/>
      <style:text-properties style:font-name="Ubuntu Light" officeooo:rsid="00196b2b" officeooo:paragraph-rsid="010e488a" fo:background-color="#ccff00"/>
    </style:style>
    <style:style style:name="P354" style:family="paragraph" style:parent-style-name="Standard">
      <style:paragraph-properties fo:line-height="150%" fo:text-align="justify" style:justify-single-word="false"/>
      <style:text-properties style:font-name="Ubuntu Light" officeooo:rsid="00196b2b" officeooo:paragraph-rsid="02bf66ec" fo:background-color="#ccff00"/>
    </style:style>
    <style:style style:name="P355" style:family="paragraph" style:parent-style-name="Standard">
      <style:paragraph-properties fo:line-height="150%" fo:text-align="justify" style:justify-single-word="false"/>
      <style:text-properties style:font-name="Ubuntu Light" officeooo:rsid="00196b2b" officeooo:paragraph-rsid="02cbb592" fo:background-color="#ccff00"/>
    </style:style>
    <style:style style:name="P356" style:family="paragraph" style:parent-style-name="Standard">
      <style:paragraph-properties fo:line-height="150%" fo:text-align="justify" style:justify-single-word="false"/>
      <style:text-properties style:font-name="Ubuntu Light" officeooo:rsid="00196b2b" officeooo:paragraph-rsid="02cfb006" fo:background-color="#ccff00"/>
    </style:style>
    <style:style style:name="P357" style:family="paragraph" style:parent-style-name="Standard">
      <style:paragraph-properties fo:line-height="150%" fo:text-align="justify" style:justify-single-word="false"/>
      <style:text-properties style:font-name="Ubuntu Light" officeooo:rsid="00196b2b" officeooo:paragraph-rsid="02d30152" fo:background-color="#ccff00"/>
    </style:style>
    <style:style style:name="P358" style:family="paragraph" style:parent-style-name="Standard">
      <style:paragraph-properties fo:line-height="150%" fo:text-align="justify" style:justify-single-word="false"/>
      <style:text-properties style:font-name="Ubuntu Light" officeooo:rsid="00196b2b" officeooo:paragraph-rsid="02e7d256" fo:background-color="#ccff00"/>
    </style:style>
    <style:style style:name="P359" style:family="paragraph" style:parent-style-name="Standard">
      <style:paragraph-properties fo:line-height="150%" fo:text-align="justify" style:justify-single-word="false"/>
      <style:text-properties style:font-name="Ubuntu Light" officeooo:paragraph-rsid="006dac62" fo:background-color="#ccff00"/>
    </style:style>
    <style:style style:name="P360" style:family="paragraph" style:parent-style-name="Standard">
      <style:paragraph-properties fo:line-height="150%" fo:text-align="justify" style:justify-single-word="false"/>
      <style:text-properties style:font-name="Ubuntu Light" officeooo:paragraph-rsid="0159915c" fo:background-color="#ccff00"/>
    </style:style>
    <style:style style:name="P361" style:family="paragraph" style:parent-style-name="Standard">
      <style:paragraph-properties fo:line-height="100%" fo:text-align="justify" style:justify-single-word="false"/>
      <style:text-properties style:font-name="Ubuntu Light" officeooo:rsid="001c73cb" officeooo:paragraph-rsid="01e6959b" fo:background-color="#ccff00"/>
    </style:style>
    <style:style style:name="P362" style:family="paragraph" style:parent-style-name="Standard">
      <style:paragraph-properties fo:line-height="100%" fo:text-align="justify" style:justify-single-word="false"/>
      <style:text-properties style:font-name="Ubuntu Light" officeooo:rsid="001c73cb" officeooo:paragraph-rsid="02e7d256" fo:background-color="#ccff00"/>
    </style:style>
    <style:style style:name="P363" style:family="paragraph" style:parent-style-name="Standard">
      <style:paragraph-properties fo:line-height="150%" fo:text-align="justify" style:justify-single-word="false"/>
      <style:text-properties style:font-name="Ubuntu Light" officeooo:rsid="01e42362" officeooo:paragraph-rsid="01e6959b" fo:background-color="#ccff00"/>
    </style:style>
    <style:style style:name="P364" style:family="paragraph" style:parent-style-name="Standard">
      <style:paragraph-properties fo:line-height="150%" fo:text-align="justify" style:justify-single-word="false"/>
      <style:text-properties style:font-name="Ubuntu Light" fo:font-size="12pt" officeooo:rsid="001c73cb" officeooo:paragraph-rsid="02d30152" style:font-size-asian="12pt" style:font-size-complex="12pt"/>
    </style:style>
    <style:style style:name="P365" style:family="paragraph" style:parent-style-name="Standard">
      <style:paragraph-properties fo:line-height="100%" fo:text-align="justify" style:justify-single-word="false"/>
      <style:text-properties style:font-name="Ubuntu Light" fo:font-size="12pt" officeooo:rsid="001c73cb" officeooo:paragraph-rsid="02d30152" style:font-size-asian="12pt" style:font-size-complex="12pt"/>
    </style:style>
    <style:style style:name="P366" style:family="paragraph" style:parent-style-name="Standard">
      <style:paragraph-properties fo:line-height="150%" fo:text-align="justify" style:justify-single-word="false"/>
      <style:text-properties style:font-name="Ubuntu Light" fo:font-size="12pt" officeooo:rsid="00196b2b" officeooo:paragraph-rsid="0134b183" style:font-size-asian="12pt" style:font-size-complex="12pt"/>
    </style:style>
    <style:style style:name="P367" style:family="paragraph" style:parent-style-name="Standard">
      <style:paragraph-properties fo:line-height="150%" fo:text-align="justify" style:justify-single-word="false"/>
      <style:text-properties style:font-name="Ubuntu Light" fo:font-size="12pt" officeooo:rsid="00196b2b" officeooo:paragraph-rsid="0134b183" fo:background-color="#ccff00" style:font-size-asian="12pt" style:font-size-complex="12pt"/>
    </style:style>
    <style:style style:name="P368" style:family="paragraph" style:parent-style-name="Standard">
      <loext:graphic-properties draw:fill="solid" draw:fill-color="#ccff00" draw:opacity="100%"/>
      <style:paragraph-properties fo:line-height="150%" fo:text-align="justify" style:justify-single-word="false" fo:background-color="#ccff00"/>
      <style:text-properties style:font-name="Ubuntu Light" officeooo:rsid="00196b2b" officeooo:paragraph-rsid="001d2cd9" fo:background-color="transparent"/>
    </style:style>
    <style:style style:name="P369" style:family="paragraph" style:parent-style-name="Standard">
      <style:paragraph-properties fo:line-height="150%" fo:text-align="justify" style:justify-single-word="false"/>
      <style:text-properties officeooo:rsid="00196b2b" officeooo:paragraph-rsid="0169845e"/>
    </style:style>
    <style:style style:name="P370" style:family="paragraph" style:parent-style-name="Standard">
      <style:paragraph-properties fo:line-height="150%" fo:text-align="justify" style:justify-single-word="false"/>
      <style:text-properties officeooo:rsid="00196b2b" officeooo:paragraph-rsid="01a992c7"/>
    </style:style>
    <style:style style:name="P371" style:family="paragraph" style:parent-style-name="Standard">
      <style:paragraph-properties fo:line-height="150%" fo:text-align="justify" style:justify-single-word="false"/>
      <style:text-properties officeooo:rsid="00196b2b" officeooo:paragraph-rsid="01af25d0"/>
    </style:style>
    <style:style style:name="P372" style:family="paragraph" style:parent-style-name="Standard">
      <style:paragraph-properties fo:line-height="150%" fo:text-align="justify" style:justify-single-word="false"/>
      <style:text-properties officeooo:paragraph-rsid="01833058" fo:background-color="#ccff00"/>
    </style:style>
    <style:style style:name="P373" style:family="paragraph" style:parent-style-name="Standard">
      <style:paragraph-properties fo:line-height="150%" fo:text-align="justify" style:justify-single-word="false"/>
      <style:text-properties officeooo:paragraph-rsid="02cbb592"/>
    </style:style>
    <style:style style:name="P374" style:family="paragraph" style:parent-style-name="Standard">
      <style:paragraph-properties fo:line-height="150%" fo:text-align="justify" style:justify-single-word="false"/>
      <style:text-properties officeooo:paragraph-rsid="02c8dda9"/>
    </style:style>
    <style:style style:name="P375" style:family="paragraph" style:parent-style-name="Standard">
      <style:paragraph-properties fo:line-height="150%" fo:text-align="justify" style:justify-single-word="false"/>
      <style:text-properties officeooo:paragraph-rsid="02cfb006"/>
    </style:style>
    <style:style style:name="P376" style:family="paragraph" style:parent-style-name="Standard">
      <style:paragraph-properties fo:line-height="150%" fo:text-align="justify" style:justify-single-word="false"/>
      <style:text-properties officeooo:paragraph-rsid="0134b183"/>
    </style:style>
    <style:style style:name="P377" style:family="paragraph" style:parent-style-name="Table_20_Contents">
      <style:paragraph-properties fo:text-align="center" style:justify-single-word="false"/>
      <style:text-properties style:font-name="Ubuntu Light" officeooo:paragraph-rsid="001d2cd9"/>
    </style:style>
    <style:style style:name="P378" style:family="paragraph" style:parent-style-name="Table_20_Contents">
      <style:paragraph-properties fo:text-align="center" style:justify-single-word="false"/>
      <style:text-properties style:font-name="Ubuntu Light" officeooo:paragraph-rsid="0058b0aa"/>
    </style:style>
    <style:style style:name="P379" style:family="paragraph" style:parent-style-name="Table_20_Contents">
      <style:paragraph-properties fo:text-align="center" style:justify-single-word="false"/>
      <style:text-properties style:font-name="Ubuntu Light" officeooo:paragraph-rsid="00605833"/>
    </style:style>
    <style:style style:name="P380" style:family="paragraph" style:parent-style-name="Table_20_Contents">
      <style:paragraph-properties fo:text-align="center" style:justify-single-word="false"/>
      <style:text-properties style:font-name="Ubuntu Light" officeooo:paragraph-rsid="006dac62"/>
    </style:style>
    <style:style style:name="P381" style:family="paragraph" style:parent-style-name="Table_20_Contents">
      <style:paragraph-properties fo:text-align="center" style:justify-single-word="false"/>
      <style:text-properties style:font-name="Ubuntu Light" officeooo:paragraph-rsid="011a7de9"/>
    </style:style>
    <style:style style:name="P382" style:family="paragraph" style:parent-style-name="Table_20_Contents">
      <style:paragraph-properties fo:text-align="center" style:justify-single-word="false"/>
      <style:text-properties style:font-name="Ubuntu Light" officeooo:paragraph-rsid="012947fd"/>
    </style:style>
    <style:style style:name="P383" style:family="paragraph" style:parent-style-name="Table_20_Contents">
      <style:paragraph-properties fo:text-align="center" style:justify-single-word="false"/>
      <style:text-properties style:font-name="Ubuntu Light" officeooo:paragraph-rsid="012baffa"/>
    </style:style>
    <style:style style:name="P384" style:family="paragraph" style:parent-style-name="Table_20_Contents">
      <style:paragraph-properties fo:text-align="center" style:justify-single-word="false"/>
      <style:text-properties style:font-name="Ubuntu Light" officeooo:paragraph-rsid="0166da23"/>
    </style:style>
    <style:style style:name="P385" style:family="paragraph" style:parent-style-name="Table_20_Contents">
      <style:paragraph-properties fo:text-align="center" style:justify-single-word="false"/>
      <style:text-properties style:font-name="Ubuntu Light" officeooo:paragraph-rsid="0169845e"/>
    </style:style>
    <style:style style:name="P386" style:family="paragraph" style:parent-style-name="Table_20_Contents">
      <style:paragraph-properties fo:text-align="center" style:justify-single-word="false"/>
      <style:text-properties style:font-name="Ubuntu Light" officeooo:paragraph-rsid="016a3a49"/>
    </style:style>
    <style:style style:name="P387" style:family="paragraph" style:parent-style-name="Table_20_Contents">
      <style:paragraph-properties fo:text-align="center" style:justify-single-word="false"/>
      <style:text-properties style:font-name="Ubuntu Light" officeooo:paragraph-rsid="016cc43f"/>
    </style:style>
    <style:style style:name="P388" style:family="paragraph" style:parent-style-name="Table_20_Contents">
      <style:paragraph-properties fo:text-align="center" style:justify-single-word="false"/>
      <style:text-properties style:font-name="Ubuntu Light" officeooo:paragraph-rsid="017a7306"/>
    </style:style>
    <style:style style:name="P389" style:family="paragraph" style:parent-style-name="Table_20_Contents">
      <style:paragraph-properties fo:text-align="center" style:justify-single-word="false"/>
      <style:text-properties style:font-name="Ubuntu Light" officeooo:paragraph-rsid="017b2300"/>
    </style:style>
    <style:style style:name="P390" style:family="paragraph" style:parent-style-name="Table_20_Contents">
      <style:paragraph-properties fo:text-align="center" style:justify-single-word="false"/>
      <style:text-properties style:font-name="Ubuntu Light" officeooo:paragraph-rsid="01833058"/>
    </style:style>
    <style:style style:name="P391" style:family="paragraph" style:parent-style-name="Table_20_Contents">
      <style:paragraph-properties fo:text-align="center" style:justify-single-word="false"/>
      <style:text-properties style:font-name="Ubuntu Light" officeooo:paragraph-rsid="018c3aed"/>
    </style:style>
    <style:style style:name="P392" style:family="paragraph" style:parent-style-name="Table_20_Contents">
      <style:paragraph-properties fo:text-align="center" style:justify-single-word="false"/>
      <style:text-properties style:font-name="Ubuntu Light" officeooo:paragraph-rsid="01919b8a"/>
    </style:style>
    <style:style style:name="P393" style:family="paragraph" style:parent-style-name="Table_20_Contents">
      <style:paragraph-properties fo:text-align="center" style:justify-single-word="false"/>
      <style:text-properties style:font-name="Ubuntu Light" officeooo:paragraph-rsid="01a1a202"/>
    </style:style>
    <style:style style:name="P394" style:family="paragraph" style:parent-style-name="Table_20_Contents">
      <style:paragraph-properties fo:text-align="center" style:justify-single-word="false"/>
      <style:text-properties style:font-name="Ubuntu Light" officeooo:paragraph-rsid="01a992c7"/>
    </style:style>
    <style:style style:name="P395" style:family="paragraph" style:parent-style-name="Table_20_Contents">
      <style:paragraph-properties fo:text-align="center" style:justify-single-word="false"/>
      <style:text-properties style:font-name="Ubuntu Light" officeooo:paragraph-rsid="01af25d0"/>
    </style:style>
    <style:style style:name="P396" style:family="paragraph" style:parent-style-name="Table_20_Contents">
      <style:paragraph-properties fo:text-align="center" style:justify-single-word="false"/>
      <style:text-properties style:font-name="Ubuntu Light" officeooo:paragraph-rsid="01b10853"/>
    </style:style>
    <style:style style:name="P397" style:family="paragraph" style:parent-style-name="Table_20_Contents">
      <style:paragraph-properties fo:text-align="center" style:justify-single-word="false"/>
      <style:text-properties style:font-name="Ubuntu Light" officeooo:paragraph-rsid="01b74e54"/>
    </style:style>
    <style:style style:name="P398" style:family="paragraph" style:parent-style-name="Table_20_Contents">
      <style:paragraph-properties fo:text-align="center" style:justify-single-word="false"/>
      <style:text-properties style:font-name="Ubuntu Light" officeooo:paragraph-rsid="01bb6c55"/>
    </style:style>
    <style:style style:name="P399" style:family="paragraph" style:parent-style-name="Table_20_Contents">
      <style:paragraph-properties fo:text-align="center" style:justify-single-word="false"/>
      <style:text-properties style:font-name="Ubuntu Light" officeooo:paragraph-rsid="01be061f"/>
    </style:style>
    <style:style style:name="P400" style:family="paragraph" style:parent-style-name="Table_20_Contents">
      <style:paragraph-properties fo:text-align="center" style:justify-single-word="false"/>
      <style:text-properties style:font-name="Ubuntu Light" officeooo:paragraph-rsid="01c4896d"/>
    </style:style>
    <style:style style:name="P401" style:family="paragraph" style:parent-style-name="Table_20_Contents">
      <style:paragraph-properties fo:text-align="center" style:justify-single-word="false"/>
      <style:text-properties style:font-name="Ubuntu Light" officeooo:paragraph-rsid="01c912b0"/>
    </style:style>
    <style:style style:name="P402" style:family="paragraph" style:parent-style-name="Table_20_Contents">
      <style:paragraph-properties fo:text-align="end" style:justify-single-word="false"/>
      <style:text-properties style:font-name="Ubuntu Light" officeooo:paragraph-rsid="001d2cd9"/>
    </style:style>
    <style:style style:name="P403" style:family="paragraph" style:parent-style-name="Table_20_Contents">
      <style:paragraph-properties fo:text-align="end" style:justify-single-word="false"/>
      <style:text-properties style:font-name="Ubuntu Light" officeooo:paragraph-rsid="0058b0aa"/>
    </style:style>
    <style:style style:name="P404" style:family="paragraph" style:parent-style-name="Table_20_Contents">
      <style:paragraph-properties fo:text-align="end" style:justify-single-word="false"/>
      <style:text-properties style:font-name="Ubuntu Light" officeooo:paragraph-rsid="00605833"/>
    </style:style>
    <style:style style:name="P405" style:family="paragraph" style:parent-style-name="Table_20_Contents">
      <style:paragraph-properties fo:text-align="end" style:justify-single-word="false"/>
      <style:text-properties style:font-name="Ubuntu Light" officeooo:paragraph-rsid="006dac62"/>
    </style:style>
    <style:style style:name="P406" style:family="paragraph" style:parent-style-name="Table_20_Contents">
      <style:paragraph-properties fo:text-align="end" style:justify-single-word="false"/>
      <style:text-properties style:font-name="Ubuntu Light" officeooo:paragraph-rsid="011a7de9"/>
    </style:style>
    <style:style style:name="P407" style:family="paragraph" style:parent-style-name="Table_20_Contents">
      <style:paragraph-properties fo:text-align="end" style:justify-single-word="false"/>
      <style:text-properties style:font-name="Ubuntu Light" officeooo:paragraph-rsid="012947fd"/>
    </style:style>
    <style:style style:name="P408" style:family="paragraph" style:parent-style-name="Table_20_Contents">
      <style:paragraph-properties fo:text-align="end" style:justify-single-word="false"/>
      <style:text-properties style:font-name="Ubuntu Light" officeooo:paragraph-rsid="012baffa"/>
    </style:style>
    <style:style style:name="P409" style:family="paragraph" style:parent-style-name="Table_20_Contents">
      <style:paragraph-properties fo:text-align="end" style:justify-single-word="false"/>
      <style:text-properties style:font-name="Ubuntu Light" officeooo:paragraph-rsid="0166da23"/>
    </style:style>
    <style:style style:name="P410" style:family="paragraph" style:parent-style-name="Table_20_Contents">
      <style:paragraph-properties fo:text-align="end" style:justify-single-word="false"/>
      <style:text-properties style:font-name="Ubuntu Light" officeooo:paragraph-rsid="0169845e"/>
    </style:style>
    <style:style style:name="P411" style:family="paragraph" style:parent-style-name="Table_20_Contents">
      <style:paragraph-properties fo:text-align="end" style:justify-single-word="false"/>
      <style:text-properties style:font-name="Ubuntu Light" officeooo:paragraph-rsid="016a3a49"/>
    </style:style>
    <style:style style:name="P412" style:family="paragraph" style:parent-style-name="Table_20_Contents">
      <style:paragraph-properties fo:text-align="end" style:justify-single-word="false"/>
      <style:text-properties style:font-name="Ubuntu Light" officeooo:paragraph-rsid="016cc43f"/>
    </style:style>
    <style:style style:name="P413" style:family="paragraph" style:parent-style-name="Table_20_Contents">
      <style:paragraph-properties fo:text-align="end" style:justify-single-word="false"/>
      <style:text-properties style:font-name="Ubuntu Light" officeooo:paragraph-rsid="017a7306"/>
    </style:style>
    <style:style style:name="P414" style:family="paragraph" style:parent-style-name="Table_20_Contents">
      <style:paragraph-properties fo:text-align="end" style:justify-single-word="false"/>
      <style:text-properties style:font-name="Ubuntu Light" officeooo:paragraph-rsid="017b2300"/>
    </style:style>
    <style:style style:name="P415" style:family="paragraph" style:parent-style-name="Table_20_Contents">
      <style:paragraph-properties fo:text-align="end" style:justify-single-word="false"/>
      <style:text-properties style:font-name="Ubuntu Light" officeooo:paragraph-rsid="01833058"/>
    </style:style>
    <style:style style:name="P416" style:family="paragraph" style:parent-style-name="Table_20_Contents">
      <style:paragraph-properties fo:text-align="end" style:justify-single-word="false"/>
      <style:text-properties style:font-name="Ubuntu Light" officeooo:paragraph-rsid="018c3aed"/>
    </style:style>
    <style:style style:name="P417" style:family="paragraph" style:parent-style-name="Table_20_Contents">
      <style:paragraph-properties fo:text-align="end" style:justify-single-word="false"/>
      <style:text-properties style:font-name="Ubuntu Light" officeooo:paragraph-rsid="01919b8a"/>
    </style:style>
    <style:style style:name="P418" style:family="paragraph" style:parent-style-name="Table_20_Contents">
      <style:paragraph-properties fo:text-align="end" style:justify-single-word="false"/>
      <style:text-properties style:font-name="Ubuntu Light" officeooo:paragraph-rsid="01a1a202"/>
    </style:style>
    <style:style style:name="P419" style:family="paragraph" style:parent-style-name="Table_20_Contents">
      <style:paragraph-properties fo:text-align="end" style:justify-single-word="false"/>
      <style:text-properties style:font-name="Ubuntu Light" officeooo:paragraph-rsid="01a992c7"/>
    </style:style>
    <style:style style:name="P420" style:family="paragraph" style:parent-style-name="Table_20_Contents">
      <style:paragraph-properties fo:text-align="end" style:justify-single-word="false"/>
      <style:text-properties style:font-name="Ubuntu Light" officeooo:paragraph-rsid="01af25d0"/>
    </style:style>
    <style:style style:name="P421" style:family="paragraph" style:parent-style-name="Table_20_Contents">
      <style:paragraph-properties fo:text-align="end" style:justify-single-word="false"/>
      <style:text-properties style:font-name="Ubuntu Light" officeooo:paragraph-rsid="01b10853"/>
    </style:style>
    <style:style style:name="P422" style:family="paragraph" style:parent-style-name="Table_20_Contents">
      <style:paragraph-properties fo:text-align="end" style:justify-single-word="false"/>
      <style:text-properties style:font-name="Ubuntu Light" officeooo:paragraph-rsid="01b74e54"/>
    </style:style>
    <style:style style:name="P423" style:family="paragraph" style:parent-style-name="Table_20_Contents">
      <style:paragraph-properties fo:text-align="end" style:justify-single-word="false"/>
      <style:text-properties style:font-name="Ubuntu Light" officeooo:paragraph-rsid="01bb6c55"/>
    </style:style>
    <style:style style:name="P424" style:family="paragraph" style:parent-style-name="Table_20_Contents">
      <style:paragraph-properties fo:text-align="end" style:justify-single-word="false"/>
      <style:text-properties style:font-name="Ubuntu Light" officeooo:paragraph-rsid="01be061f"/>
    </style:style>
    <style:style style:name="P425" style:family="paragraph" style:parent-style-name="Table_20_Contents">
      <style:paragraph-properties fo:text-align="end" style:justify-single-word="false"/>
      <style:text-properties style:font-name="Ubuntu Light" officeooo:paragraph-rsid="01c4896d"/>
    </style:style>
    <style:style style:name="P426" style:family="paragraph" style:parent-style-name="Table_20_Contents">
      <style:paragraph-properties fo:text-align="end" style:justify-single-word="false"/>
      <style:text-properties style:font-name="Ubuntu Light" officeooo:paragraph-rsid="01c912b0"/>
    </style:style>
    <style:style style:name="P427" style:family="paragraph" style:parent-style-name="Table_20_Contents">
      <style:paragraph-properties fo:text-align="center" style:justify-single-word="false"/>
      <style:text-properties style:font-name="Ubuntu Light" officeooo:paragraph-rsid="01621301" fo:background-color="#ccff00"/>
    </style:style>
    <style:style style:name="P428" style:family="paragraph" style:parent-style-name="Table_20_Contents">
      <style:paragraph-properties fo:text-align="center" style:justify-single-word="false"/>
      <style:text-properties style:font-name="Ubuntu Light" officeooo:paragraph-rsid="0159915c" fo:background-color="#ccff00"/>
    </style:style>
    <style:style style:name="P429" style:family="paragraph" style:parent-style-name="Table_20_Contents">
      <style:paragraph-properties fo:text-align="center" style:justify-single-word="false"/>
      <style:text-properties style:font-name="Ubuntu Light" officeooo:paragraph-rsid="01c6f765" fo:background-color="#ccff00"/>
    </style:style>
    <style:style style:name="P430" style:family="paragraph" style:parent-style-name="Table_20_Contents">
      <style:paragraph-properties fo:text-align="center" style:justify-single-word="false"/>
      <style:text-properties style:font-name="Ubuntu Light" officeooo:paragraph-rsid="0178f39b" fo:background-color="#ccff00"/>
    </style:style>
    <style:style style:name="P431" style:family="paragraph" style:parent-style-name="Table_20_Contents">
      <style:paragraph-properties fo:text-align="center" style:justify-single-word="false"/>
      <style:text-properties style:font-name="Ubuntu Light" officeooo:paragraph-rsid="010e488a" fo:background-color="#ccff00"/>
    </style:style>
    <style:style style:name="P432" style:family="paragraph" style:parent-style-name="Table_20_Contents">
      <style:paragraph-properties fo:text-align="center" style:justify-single-word="false"/>
      <style:text-properties style:font-name="Ubuntu Light" officeooo:paragraph-rsid="02bf66ec" fo:background-color="#ccff00"/>
    </style:style>
    <style:style style:name="P433" style:family="paragraph" style:parent-style-name="Table_20_Contents">
      <style:paragraph-properties fo:text-align="center" style:justify-single-word="false"/>
      <style:text-properties style:font-name="Ubuntu Light" officeooo:paragraph-rsid="02cbb592" fo:background-color="#ccff00"/>
    </style:style>
    <style:style style:name="P434" style:family="paragraph" style:parent-style-name="Table_20_Contents">
      <style:paragraph-properties fo:text-align="center" style:justify-single-word="false"/>
      <style:text-properties style:font-name="Ubuntu Light" officeooo:paragraph-rsid="02cfb006" fo:background-color="#ccff00"/>
    </style:style>
    <style:style style:name="P435" style:family="paragraph" style:parent-style-name="Table_20_Contents">
      <style:paragraph-properties fo:text-align="center" style:justify-single-word="false"/>
      <style:text-properties style:font-name="Ubuntu Light" officeooo:paragraph-rsid="02d30152" fo:background-color="#ccff00"/>
    </style:style>
    <style:style style:name="P436" style:family="paragraph" style:parent-style-name="Table_20_Contents">
      <style:paragraph-properties fo:text-align="center" style:justify-single-word="false"/>
      <style:text-properties style:font-name="Ubuntu Light" officeooo:paragraph-rsid="02e7d256" fo:background-color="#ccff00"/>
    </style:style>
    <style:style style:name="P437" style:family="paragraph" style:parent-style-name="Table_20_Contents">
      <style:paragraph-properties fo:text-align="end" style:justify-single-word="false"/>
      <style:text-properties style:font-name="Ubuntu Light" officeooo:paragraph-rsid="01621301" fo:background-color="#ccff00"/>
    </style:style>
    <style:style style:name="P438" style:family="paragraph" style:parent-style-name="Table_20_Contents">
      <style:paragraph-properties fo:text-align="end" style:justify-single-word="false"/>
      <style:text-properties style:font-name="Ubuntu Light" officeooo:paragraph-rsid="0159915c" fo:background-color="#ccff00"/>
    </style:style>
    <style:style style:name="P439" style:family="paragraph" style:parent-style-name="Table_20_Contents">
      <style:paragraph-properties fo:text-align="end" style:justify-single-word="false"/>
      <style:text-properties style:font-name="Ubuntu Light" officeooo:paragraph-rsid="01c6f765" fo:background-color="#ccff00"/>
    </style:style>
    <style:style style:name="P440" style:family="paragraph" style:parent-style-name="Table_20_Contents">
      <style:paragraph-properties fo:text-align="end" style:justify-single-word="false"/>
      <style:text-properties style:font-name="Ubuntu Light" officeooo:paragraph-rsid="0178f39b" fo:background-color="#ccff00"/>
    </style:style>
    <style:style style:name="P441" style:family="paragraph" style:parent-style-name="Table_20_Contents">
      <style:paragraph-properties fo:text-align="end" style:justify-single-word="false"/>
      <style:text-properties style:font-name="Ubuntu Light" officeooo:paragraph-rsid="010e488a" fo:background-color="#ccff00"/>
    </style:style>
    <style:style style:name="P442" style:family="paragraph" style:parent-style-name="Table_20_Contents">
      <style:paragraph-properties fo:text-align="end" style:justify-single-word="false"/>
      <style:text-properties style:font-name="Ubuntu Light" officeooo:paragraph-rsid="02bf66ec" fo:background-color="#ccff00"/>
    </style:style>
    <style:style style:name="P443" style:family="paragraph" style:parent-style-name="Table_20_Contents">
      <style:paragraph-properties fo:text-align="end" style:justify-single-word="false"/>
      <style:text-properties style:font-name="Ubuntu Light" officeooo:paragraph-rsid="02cbb592" fo:background-color="#ccff00"/>
    </style:style>
    <style:style style:name="P444" style:family="paragraph" style:parent-style-name="Table_20_Contents">
      <style:paragraph-properties fo:text-align="end" style:justify-single-word="false"/>
      <style:text-properties style:font-name="Ubuntu Light" officeooo:paragraph-rsid="02cfb006" fo:background-color="#ccff00"/>
    </style:style>
    <style:style style:name="P445" style:family="paragraph" style:parent-style-name="Table_20_Contents">
      <style:paragraph-properties fo:text-align="end" style:justify-single-word="false"/>
      <style:text-properties style:font-name="Ubuntu Light" officeooo:paragraph-rsid="02d30152" fo:background-color="#ccff00"/>
    </style:style>
    <style:style style:name="P446" style:family="paragraph" style:parent-style-name="Table_20_Contents">
      <style:paragraph-properties fo:text-align="end" style:justify-single-word="false"/>
      <style:text-properties style:font-name="Ubuntu Light" officeooo:paragraph-rsid="02e7d256" fo:background-color="#ccff00"/>
    </style:style>
    <style:style style:name="P447" style:family="paragraph" style:parent-style-name="Text_20_body">
      <style:text-properties style:font-name="Ubuntu Light"/>
    </style:style>
    <style:style style:name="P448" style:family="paragraph" style:parent-style-name="Standard" style:list-style-name="L3">
      <style:paragraph-properties fo:line-height="100%" fo:text-align="justify" style:justify-single-word="false"/>
      <style:text-properties officeooo:paragraph-rsid="01e42362"/>
    </style:style>
    <style:style style:name="P449" style:family="paragraph" style:parent-style-name="Standard" style:list-style-name="L3">
      <style:paragraph-properties fo:line-height="100%" fo:text-align="justify" style:justify-single-word="false"/>
      <style:text-properties officeooo:paragraph-rsid="01f4d365"/>
    </style:style>
    <style:style style:name="P450" style:family="paragraph" style:parent-style-name="Standard" style:list-style-name="L3">
      <style:paragraph-properties fo:line-height="100%" fo:text-align="justify" style:justify-single-word="false"/>
      <style:text-properties officeooo:paragraph-rsid="01e568ba"/>
    </style:style>
    <style:style style:name="P451" style:family="paragraph" style:parent-style-name="Standard" style:list-style-name="L3">
      <style:paragraph-properties fo:line-height="100%" fo:text-align="justify" style:justify-single-word="false"/>
      <style:text-properties officeooo:rsid="02e0631c" officeooo:paragraph-rsid="02e0631c"/>
    </style:style>
    <style:style style:name="P452" style:family="paragraph" style:parent-style-name="Standard" style:list-style-name="L3">
      <style:paragraph-properties fo:line-height="100%" fo:text-align="justify" style:justify-single-word="false"/>
      <style:text-properties style:font-name="Ubuntu Light1" fo:font-weight="normal" officeooo:rsid="02e14850" officeooo:paragraph-rsid="02e14850" style:font-weight-asian="normal" style:font-weight-complex="normal"/>
    </style:style>
    <style:style style:name="P453" style:family="paragraph" style:parent-style-name="Standard" style:list-style-name="L3">
      <style:paragraph-properties fo:line-height="100%" fo:text-align="justify" style:justify-single-word="false"/>
      <style:text-properties style:font-name="Ubuntu Light1" fo:font-weight="normal" officeooo:rsid="01e4de22" officeooo:paragraph-rsid="01e4de22" style:font-weight-asian="normal" style:font-weight-complex="normal"/>
    </style:style>
    <style:style style:name="P454"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196b2b" officeooo:paragraph-rsid="00cf7152" fo:background-color="transparent"/>
    </style:style>
    <style:style style:name="P455"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196b2b" officeooo:paragraph-rsid="008439ef" fo:background-color="transparent"/>
    </style:style>
    <style:style style:name="P456"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196b2b" officeooo:paragraph-rsid="00822fac" fo:background-color="transparent"/>
    </style:style>
    <style:style style:name="P457"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196b2b" officeooo:paragraph-rsid="00e0924c" fo:background-color="transparent"/>
    </style:style>
    <style:style style:name="P458"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196b2b" officeooo:paragraph-rsid="00ff81d3" fo:background-color="transparent"/>
    </style:style>
    <style:style style:name="P459"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74f753" officeooo:paragraph-rsid="00b8a53e" fo:background-color="transparent"/>
    </style:style>
    <style:style style:name="P460"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74f753" officeooo:paragraph-rsid="00ff81d3" fo:background-color="transparent"/>
    </style:style>
    <style:style style:name="P461"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565439" officeooo:paragraph-rsid="00b8a53e" fo:background-color="transparent"/>
    </style:style>
    <style:style style:name="P462"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565439" officeooo:paragraph-rsid="00ff81d3" fo:background-color="transparent"/>
    </style:style>
    <style:style style:name="P463"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338dd5" officeooo:paragraph-rsid="00822fac" fo:background-color="transparent"/>
    </style:style>
    <style:style style:name="P464"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338dd5" officeooo:paragraph-rsid="00ff81d3" fo:background-color="transparent"/>
    </style:style>
    <style:style style:name="P465"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e0924c" officeooo:paragraph-rsid="00e0924c" fo:background-color="transparent"/>
    </style:style>
    <style:style style:name="P466"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e0924c" officeooo:paragraph-rsid="00ff81d3" fo:background-color="transparent"/>
    </style:style>
    <style:style style:name="P467"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96d7da" officeooo:paragraph-rsid="009c6639" fo:background-color="transparent"/>
    </style:style>
    <style:style style:name="P468"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1" officeooo:rsid="0096d7da" officeooo:paragraph-rsid="01300d45" fo:background-color="transparent"/>
    </style:style>
    <style:style style:name="P469" style:family="paragraph" style:parent-style-name="Standard" style:list-style-name="L3">
      <style:paragraph-properties fo:line-height="100%" fo:text-align="justify" style:justify-single-word="false"/>
      <style:text-properties officeooo:rsid="02076f47" officeooo:paragraph-rsid="02076f47"/>
    </style:style>
    <style:style style:name="P470"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 officeooo:rsid="00196b2b" officeooo:paragraph-rsid="00822fac" fo:background-color="transparent"/>
    </style:style>
    <style:style style:name="P471"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 officeooo:rsid="00196b2b" officeooo:paragraph-rsid="00ff81d3" fo:background-color="transparent"/>
    </style:style>
    <style:style style:name="P472" style:family="paragraph" style:parent-style-name="Standard">
      <loext:graphic-properties draw:fill="solid" draw:fill-color="#111111" draw:opacity="100%"/>
      <style:paragraph-properties fo:line-height="100%" fo:text-align="justify" style:justify-single-word="false" fo:background-color="#111111"/>
      <style:text-properties style:font-name="Ubuntu Light" officeooo:rsid="001c73cb" officeooo:paragraph-rsid="00ff81d3" fo:background-color="transparent"/>
    </style:style>
    <style:style style:name="P473" style:family="paragraph" style:parent-style-name="Standard">
      <loext:graphic-properties draw:fill="solid" draw:fill-color="#111111" draw:opacity="100%"/>
      <style:paragraph-properties fo:line-height="100%" fo:text-align="justify" style:justify-single-word="false" fo:background-color="#111111"/>
      <style:text-properties style:font-name="Ubuntu Light" officeooo:rsid="001c73cb" officeooo:paragraph-rsid="00822fac" fo:background-color="#ccff00"/>
    </style:style>
    <style:style style:name="P474" style:family="paragraph" style:parent-style-name="Standard">
      <loext:graphic-properties draw:fill="solid" draw:fill-color="#111111" draw:opacity="100%"/>
      <style:paragraph-properties fo:line-height="100%" fo:text-align="justify" style:justify-single-word="false" fo:background-color="#111111"/>
      <style:text-properties style:font-name="Ubuntu Light" officeooo:rsid="001c73cb" officeooo:paragraph-rsid="028d4112" fo:background-color="#ccff00"/>
    </style:style>
    <style:style style:name="P475" style:family="paragraph" style:parent-style-name="Standard">
      <loext:graphic-properties draw:fill="solid" draw:fill-color="#111111" draw:opacity="100%"/>
      <style:paragraph-properties fo:line-height="100%" fo:text-align="justify" style:justify-single-word="false" fo:background-color="#111111"/>
      <style:text-properties style:font-name="Ubuntu Light" officeooo:rsid="001c73cb" officeooo:paragraph-rsid="028d45c4" fo:background-color="#ccff00"/>
    </style:style>
    <style:style style:name="P476"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 officeooo:rsid="001c73cb" officeooo:paragraph-rsid="00822fac" fo:background-color="#ccff00"/>
    </style:style>
    <style:style style:name="P477" style:family="paragraph" style:parent-style-name="Standard">
      <loext:graphic-properties draw:fill="solid" draw:fill-color="#111111" draw:opacity="100%"/>
      <style:paragraph-properties fo:line-height="150%" fo:text-align="justify" style:justify-single-word="false" fo:background-color="#111111"/>
      <style:text-properties style:font-name="Ubuntu Light" officeooo:rsid="001c73cb" officeooo:paragraph-rsid="028d45c4" fo:background-color="#ccff00"/>
    </style:style>
    <style:style style:name="P478" style:family="paragraph" style:parent-style-name="Standard" style:list-style-name="L1">
      <style:paragraph-properties fo:margin-top="0in" fo:margin-bottom="0.1in" loext:contextual-spacing="false" fo:line-height="100%" fo:text-align="justify" style:justify-single-word="false"/>
      <style:text-properties style:font-name="Ubuntu Light1" officeooo:rsid="0076506e" officeooo:paragraph-rsid="00196b2b"/>
    </style:style>
    <style:style style:name="P479" style:family="paragraph" style:parent-style-name="Standard" style:list-style-name="L1">
      <style:paragraph-properties fo:margin-top="0in" fo:margin-bottom="0.1in" loext:contextual-spacing="false" fo:line-height="100%" fo:text-align="justify" style:justify-single-word="false"/>
      <style:text-properties style:font-name="Ubuntu Light1" officeooo:rsid="0076506e" officeooo:paragraph-rsid="025d0702"/>
    </style:style>
    <style:style style:name="P480" style:family="paragraph" style:parent-style-name="Standard" style:list-style-name="L1">
      <style:paragraph-properties fo:margin-top="0in" fo:margin-bottom="0.1in" loext:contextual-spacing="false" fo:line-height="100%" fo:text-align="justify" style:justify-single-word="false"/>
      <style:text-properties style:font-name="Ubuntu Light1" officeooo:rsid="00233807" officeooo:paragraph-rsid="025e0778"/>
    </style:style>
    <style:style style:name="P481" style:family="paragraph" style:parent-style-name="Standard" style:list-style-name="L1">
      <style:paragraph-properties fo:margin-top="0in" fo:margin-bottom="0.1in" loext:contextual-spacing="false" fo:line-height="100%" fo:text-align="justify" style:justify-single-word="false"/>
      <style:text-properties style:font-name="Ubuntu Light1" officeooo:rsid="00233807" officeooo:paragraph-rsid="00196b2b"/>
    </style:style>
    <style:style style:name="P482" style:family="paragraph" style:parent-style-name="Text_20_body" style:list-style-name="L2">
      <style:paragraph-properties fo:line-height="100%" fo:text-align="justify" style:justify-single-word="false"/>
      <style:text-properties style:font-name="Ubuntu Light1" fo:font-style="normal" officeooo:rsid="00e423d4" officeooo:paragraph-rsid="0229dfbc" style:font-style-asian="normal" style:font-style-complex="normal"/>
    </style:style>
    <style:style style:name="P483" style:family="paragraph" style:parent-style-name="Text_20_body" style:list-style-name="L2">
      <style:paragraph-properties fo:line-height="100%" fo:text-align="justify" style:justify-single-word="false"/>
      <style:text-properties style:font-name="Ubuntu Light1" fo:font-style="normal" officeooo:rsid="00e47f9a" officeooo:paragraph-rsid="0229dfbc" style:font-style-asian="normal" style:font-style-complex="normal"/>
    </style:style>
    <style:style style:name="P484" style:family="paragraph" style:parent-style-name="Text_20_body" style:list-style-name="L2">
      <style:paragraph-properties fo:line-height="100%" fo:text-align="justify" style:justify-single-word="false"/>
      <style:text-properties fo:font-size="12pt" style:font-size-asian="12pt" style:font-size-complex="12pt"/>
    </style:style>
    <style:style style:name="P485" style:family="paragraph" style:parent-style-name="Table_20_Contents">
      <loext:graphic-properties draw:fill="solid" draw:fill-color="#111111" draw:opacity="100%"/>
      <style:paragraph-properties fo:text-align="center" style:justify-single-word="false" fo:background-color="#111111"/>
      <style:text-properties style:font-name="Ubuntu Light" officeooo:paragraph-rsid="00822fac" fo:background-color="transparent"/>
    </style:style>
    <style:style style:name="P486" style:family="paragraph" style:parent-style-name="Table_20_Contents">
      <loext:graphic-properties draw:fill="solid" draw:fill-color="#111111" draw:opacity="100%"/>
      <style:paragraph-properties fo:text-align="center" style:justify-single-word="false" fo:background-color="#111111"/>
      <style:text-properties style:font-name="Ubuntu Light" officeooo:paragraph-rsid="00ff81d3" fo:background-color="transparent"/>
    </style:style>
    <style:style style:name="P487" style:family="paragraph" style:parent-style-name="Table_20_Contents">
      <loext:graphic-properties draw:fill="solid" draw:fill-color="#111111" draw:opacity="100%"/>
      <style:paragraph-properties fo:text-align="end" style:justify-single-word="false" fo:background-color="#111111"/>
      <style:text-properties style:font-name="Ubuntu Light" officeooo:paragraph-rsid="00822fac" fo:background-color="transparent"/>
    </style:style>
    <style:style style:name="P488" style:family="paragraph" style:parent-style-name="Table_20_Contents">
      <loext:graphic-properties draw:fill="solid" draw:fill-color="#111111" draw:opacity="100%"/>
      <style:paragraph-properties fo:text-align="end" style:justify-single-word="false" fo:background-color="#111111"/>
      <style:text-properties style:font-name="Ubuntu Light" officeooo:paragraph-rsid="00ff81d3" fo:background-color="transparent"/>
    </style:style>
    <style:style style:name="P489" style:family="paragraph" style:parent-style-name="Heading_20_2">
      <style:paragraph-properties fo:line-height="150%" fo:text-align="justify" style:justify-single-word="false"/>
      <style:text-properties style:font-name="Ubuntu Light1" fo:font-style="normal" officeooo:rsid="00e423d4" officeooo:paragraph-rsid="0229dfbc" style:font-style-asian="normal" style:font-style-complex="normal"/>
    </style:style>
    <style:style style:name="P490" style:family="paragraph" style:parent-style-name="Heading_20_2">
      <style:paragraph-properties fo:line-height="150%" fo:text-align="justify" style:justify-single-word="false"/>
      <style:text-properties style:font-name="Ubuntu Light1" fo:font-style="normal" officeooo:rsid="00e47f9a" officeooo:paragraph-rsid="00e423d4" style:font-style-asian="normal" style:font-style-complex="normal"/>
    </style:style>
    <style:style style:name="P491" style:family="paragraph" style:parent-style-name="Heading_20_2">
      <style:text-properties officeooo:paragraph-rsid="0229dfbc"/>
    </style:style>
    <style:style style:name="P492" style:family="paragraph" style:parent-style-name="Heading_20_2">
      <style:paragraph-properties fo:line-height="150%"/>
      <style:text-properties style:font-name="Ubuntu Light" fo:font-size="16pt" officeooo:rsid="00a1073e" officeooo:paragraph-rsid="00f9591f" fo:background-color="#ccff00" style:font-size-asian="16pt" style:font-size-complex="16pt"/>
    </style:style>
    <style:style style:name="P493" style:family="paragraph" style:parent-style-name="Heading_20_2">
      <loext:graphic-properties draw:fill="solid" draw:fill-color="#ccff00" draw:opacity="100%"/>
      <style:paragraph-properties fo:line-height="150%" fo:background-color="#ccff00"/>
      <style:text-properties style:font-name="Ubuntu Light" officeooo:rsid="0072135d" officeooo:paragraph-rsid="00f9591f" fo:background-color="transparent"/>
    </style:style>
    <style:style style:name="P494" style:family="paragraph" style:parent-style-name="Heading_20_2">
      <loext:graphic-properties draw:fill="solid" draw:fill-color="#111111" draw:opacity="100%"/>
      <style:paragraph-properties fo:line-height="150%" fo:background-color="#111111"/>
      <style:text-properties style:font-name="Ubuntu Light" officeooo:paragraph-rsid="00ff81d3" fo:background-color="transparent"/>
    </style:style>
    <style:style style:name="P495" style:family="paragraph" style:parent-style-name="Heading_20_2">
      <loext:graphic-properties draw:fill="solid" draw:fill-color="#111111" draw:opacity="100%"/>
      <style:paragraph-properties fo:line-height="150%" fo:background-color="#111111"/>
      <style:text-properties style:font-name="Ubuntu Light" officeooo:rsid="00261f2c" officeooo:paragraph-rsid="01c912b0" fo:background-color="transparent"/>
    </style:style>
    <style:style style:name="P496" style:family="paragraph" style:parent-style-name="Heading_20_2">
      <style:paragraph-properties fo:line-height="150%"/>
      <style:text-properties style:font-name="Ubuntu Light" officeooo:rsid="00637be3" officeooo:paragraph-rsid="01621301" fo:background-color="#ccff00"/>
    </style:style>
    <style:style style:name="P497" style:family="paragraph" style:parent-style-name="Heading_20_2">
      <style:paragraph-properties fo:line-height="150%"/>
      <style:text-properties style:font-name="Ubuntu Light" officeooo:rsid="00f9591f" officeooo:paragraph-rsid="02e7d256" fo:background-color="#ccff00"/>
    </style:style>
    <style:style style:name="P498" style:family="paragraph" style:parent-style-name="Heading_20_2">
      <style:paragraph-properties fo:line-height="150%"/>
      <style:text-properties style:font-name="Ubuntu Light" officeooo:rsid="00f9591f" officeooo:paragraph-rsid="022d995a" fo:background-color="#ccff00"/>
    </style:style>
    <style:style style:name="P499" style:family="paragraph" style:parent-style-name="Heading_20_2">
      <style:paragraph-properties fo:line-height="150%"/>
      <style:text-properties style:font-name="Ubuntu Light" officeooo:rsid="00251479" officeooo:paragraph-rsid="022d995a" fo:background-color="#ccff00"/>
    </style:style>
    <style:style style:name="P500" style:family="paragraph" style:parent-style-name="Heading_20_2">
      <style:paragraph-properties fo:line-height="150%"/>
      <style:text-properties style:font-name="Ubuntu Light" officeooo:rsid="00251479" officeooo:paragraph-rsid="0134b183" fo:background-color="#ccff00"/>
    </style:style>
    <style:style style:name="P501" style:family="paragraph" style:parent-style-name="Heading_20_2">
      <style:paragraph-properties fo:line-height="150%"/>
      <style:text-properties style:font-name="Ubuntu Light" officeooo:rsid="00251479" officeooo:paragraph-rsid="00822fac" fo:background-color="#ccff00"/>
    </style:style>
    <style:style style:name="P502" style:family="paragraph" style:parent-style-name="Heading_20_2">
      <style:paragraph-properties fo:line-height="150%"/>
      <style:text-properties style:font-name="Ubuntu Light" officeooo:rsid="00251479" officeooo:paragraph-rsid="006dac62" fo:background-color="#ccff00"/>
    </style:style>
    <style:style style:name="P503" style:family="paragraph" style:parent-style-name="Heading_20_2">
      <style:paragraph-properties fo:line-height="150%"/>
      <style:text-properties style:font-name="Ubuntu Light" officeooo:rsid="001d4b73" officeooo:paragraph-rsid="0134b183" fo:background-color="#ccff00"/>
    </style:style>
    <style:style style:name="P504" style:family="paragraph" style:parent-style-name="Heading_20_2">
      <style:paragraph-properties fo:line-height="150%"/>
      <style:text-properties style:font-name="Ubuntu Light" officeooo:rsid="001d4b73" officeooo:paragraph-rsid="012baffa" fo:background-color="#ccff00"/>
    </style:style>
    <style:style style:name="P505" style:family="paragraph" style:parent-style-name="Heading_20_2">
      <style:paragraph-properties fo:line-height="150%"/>
      <style:text-properties style:font-name="Ubuntu Light" officeooo:rsid="001d4b73" officeooo:paragraph-rsid="0178f39b" fo:background-color="#ccff00"/>
    </style:style>
    <style:style style:name="P506" style:family="paragraph" style:parent-style-name="Heading_20_2">
      <style:paragraph-properties fo:line-height="150%"/>
      <style:text-properties style:font-name="Ubuntu Light" officeooo:rsid="00885241" officeooo:paragraph-rsid="010e488a" fo:background-color="#ccff00"/>
    </style:style>
    <style:style style:name="P507" style:family="paragraph" style:parent-style-name="Heading_20_2">
      <style:paragraph-properties fo:line-height="150%"/>
      <style:text-properties style:font-name="Ubuntu Light" officeooo:rsid="001d2cd9" officeooo:paragraph-rsid="0159915c" fo:background-color="#ccff00"/>
    </style:style>
    <style:style style:name="P508" style:family="paragraph" style:parent-style-name="Heading_20_2">
      <style:paragraph-properties fo:line-height="150%"/>
      <style:text-properties style:font-name="Ubuntu Light" officeooo:rsid="001d2cd9" officeooo:paragraph-rsid="01114f2c" fo:background-color="#ccff00"/>
    </style:style>
    <style:style style:name="P509" style:family="paragraph" style:parent-style-name="Heading_20_2">
      <style:paragraph-properties fo:line-height="150%"/>
      <style:text-properties style:font-name="Ubuntu Light" officeooo:rsid="0044339f" officeooo:paragraph-rsid="012baffa" fo:background-color="#ccff00"/>
    </style:style>
    <style:style style:name="P510" style:family="paragraph" style:parent-style-name="Heading_20_2">
      <style:paragraph-properties fo:line-height="150%"/>
      <style:text-properties style:font-name="Ubuntu Light" officeooo:rsid="0060c2c2" officeooo:paragraph-rsid="01c4896d" fo:background-color="#ccff00"/>
    </style:style>
    <style:style style:name="P511" style:family="paragraph" style:parent-style-name="Heading_20_2">
      <style:paragraph-properties fo:line-height="150%"/>
      <style:text-properties style:font-name="Ubuntu Light" officeooo:rsid="0060c2c2" officeooo:paragraph-rsid="017b2300" fo:background-color="#ccff00"/>
    </style:style>
    <style:style style:name="P512" style:family="paragraph" style:parent-style-name="Heading_20_2">
      <style:paragraph-properties fo:line-height="150%"/>
      <style:text-properties style:font-name="Ubuntu Light" officeooo:rsid="01c912b0" officeooo:paragraph-rsid="01c912b0" fo:background-color="#ccff00"/>
    </style:style>
    <style:style style:name="P513" style:family="paragraph" style:parent-style-name="Heading_20_2">
      <style:paragraph-properties fo:line-height="150%"/>
      <style:text-properties style:font-name="Ubuntu Light" officeooo:rsid="0020423c" officeooo:paragraph-rsid="016a3a49" fo:background-color="#ccff00"/>
    </style:style>
    <style:style style:name="P514" style:family="paragraph" style:parent-style-name="Heading_20_2">
      <style:paragraph-properties fo:line-height="150%"/>
      <style:text-properties style:font-name="Ubuntu Light" officeooo:rsid="0020423c" officeooo:paragraph-rsid="01a1a202" fo:background-color="#ccff00"/>
    </style:style>
    <style:style style:name="P515" style:family="paragraph" style:parent-style-name="Heading_20_2">
      <style:paragraph-properties fo:line-height="150%"/>
      <style:text-properties style:font-name="Ubuntu Light" officeooo:rsid="0020423c" officeooo:paragraph-rsid="01b10853" fo:background-color="#ccff00"/>
    </style:style>
    <style:style style:name="P516" style:family="paragraph" style:parent-style-name="Heading_20_2">
      <style:paragraph-properties fo:line-height="150%"/>
      <style:text-properties style:font-name="Ubuntu Light" officeooo:rsid="0020423c" officeooo:paragraph-rsid="01bb6c55" fo:background-color="#ccff00"/>
    </style:style>
    <style:style style:name="P517" style:family="paragraph" style:parent-style-name="Heading_20_2">
      <style:paragraph-properties fo:line-height="150%"/>
      <style:text-properties style:font-name="Ubuntu Light" officeooo:rsid="0020423c" officeooo:paragraph-rsid="01b74e54" fo:background-color="#ccff00"/>
    </style:style>
    <style:style style:name="P518" style:family="paragraph" style:parent-style-name="Heading_20_2">
      <style:paragraph-properties fo:line-height="150%"/>
      <style:text-properties style:font-name="Ubuntu Light" officeooo:rsid="0020423c" officeooo:paragraph-rsid="01be061f" fo:background-color="#ccff00"/>
    </style:style>
    <style:style style:name="P519" style:family="paragraph" style:parent-style-name="Heading_20_2">
      <style:paragraph-properties fo:line-height="150%"/>
      <style:text-properties style:font-name="Ubuntu Light" officeooo:rsid="016cc43f" officeooo:paragraph-rsid="016cc43f" fo:background-color="#ccff00"/>
    </style:style>
    <style:style style:name="P520" style:family="paragraph" style:parent-style-name="Heading_20_2">
      <style:paragraph-properties fo:line-height="150%"/>
      <style:text-properties style:font-name="Ubuntu Light" officeooo:rsid="0062ff73" officeooo:paragraph-rsid="016cc43f" fo:background-color="#ccff00"/>
    </style:style>
    <style:style style:name="P521" style:family="paragraph" style:parent-style-name="Heading_20_2">
      <style:paragraph-properties fo:line-height="150%"/>
      <style:text-properties style:font-name="Ubuntu Light" officeooo:rsid="0061e069" officeooo:paragraph-rsid="017a7306" fo:background-color="#ccff00"/>
    </style:style>
    <style:style style:name="P522" style:family="paragraph" style:parent-style-name="Heading_20_2">
      <style:paragraph-properties fo:line-height="150%"/>
      <style:text-properties style:font-name="Ubuntu Light" officeooo:rsid="0182779e" officeooo:paragraph-rsid="01833058" fo:background-color="#ccff00"/>
    </style:style>
    <style:style style:name="P523" style:family="paragraph" style:parent-style-name="Heading_20_2">
      <style:paragraph-properties fo:line-height="150%"/>
      <style:text-properties style:font-name="Ubuntu Light" officeooo:rsid="018c3aed" officeooo:paragraph-rsid="018c3aed" fo:background-color="#ccff00"/>
    </style:style>
    <style:style style:name="P524" style:family="paragraph" style:parent-style-name="Heading_20_2">
      <style:paragraph-properties fo:line-height="150%"/>
      <style:text-properties style:font-name="Ubuntu Light" officeooo:rsid="00605833" officeooo:paragraph-rsid="01919b8a" fo:background-color="#ccff00"/>
    </style:style>
    <style:style style:name="P525" style:family="paragraph" style:parent-style-name="Heading_20_2">
      <style:paragraph-properties fo:line-height="150%"/>
      <style:text-properties style:font-name="Ubuntu Light" officeooo:rsid="005e65a0" officeooo:paragraph-rsid="01919b8a" fo:background-color="#ccff00"/>
    </style:style>
    <style:style style:name="P526" style:family="paragraph" style:parent-style-name="Heading_20_2">
      <style:paragraph-properties fo:line-height="150%"/>
      <style:text-properties style:font-name="Ubuntu Light" officeooo:rsid="01a1a202" officeooo:paragraph-rsid="01a1a202" fo:background-color="#ccff00"/>
    </style:style>
    <style:style style:name="P527" style:family="paragraph" style:parent-style-name="Heading_20_2">
      <style:text-properties style:font-name="Ubuntu Light" fo:font-style="normal" fo:font-weight="bold" officeooo:rsid="0099428e" style:font-style-asian="normal" style:font-weight-asian="bold" style:font-style-complex="normal" style:font-weight-complex="bold"/>
    </style:style>
    <style:style style:name="P528" style:family="paragraph" style:parent-style-name="Heading_20_2">
      <style:paragraph-properties fo:line-height="150%"/>
      <style:text-properties style:font-name="Ubuntu Light" officeooo:rsid="0044339f" officeooo:paragraph-rsid="0166da23"/>
    </style:style>
    <style:style style:name="P529" style:family="paragraph" style:parent-style-name="Heading_20_2">
      <style:paragraph-properties fo:line-height="150%"/>
      <style:text-properties style:font-name="Ubuntu Light" officeooo:rsid="005c38d7" officeooo:paragraph-rsid="01c6f765"/>
    </style:style>
    <style:style style:name="P530" style:family="paragraph" style:parent-style-name="Heading_20_2">
      <style:paragraph-properties fo:line-height="150%"/>
      <style:text-properties style:font-name="Ubuntu Light" officeooo:rsid="00251479" officeooo:paragraph-rsid="01919b8a"/>
    </style:style>
    <style:style style:name="P531" style:family="paragraph" style:parent-style-name="Heading_20_2">
      <style:paragraph-properties fo:line-height="150%"/>
      <style:text-properties style:font-name="Ubuntu Light" officeooo:rsid="00251479" officeooo:paragraph-rsid="01a992c7"/>
    </style:style>
    <style:style style:name="P532" style:family="paragraph" style:parent-style-name="Heading_20_2">
      <style:paragraph-properties fo:line-height="150%"/>
      <style:text-properties style:font-name="Ubuntu Light" officeooo:rsid="00251479" officeooo:paragraph-rsid="01af25d0"/>
    </style:style>
    <style:style style:name="P533" style:family="paragraph" style:parent-style-name="Heading_20_2">
      <style:paragraph-properties fo:line-height="150%"/>
      <style:text-properties style:font-name="Ubuntu Light" officeooo:rsid="0020423c" officeooo:paragraph-rsid="01af25d0"/>
    </style:style>
    <style:style style:name="P534" style:family="paragraph" style:parent-style-name="Heading_20_2">
      <style:paragraph-properties fo:line-height="150%"/>
      <style:text-properties style:font-name="Ubuntu Light" officeooo:rsid="0058b0aa" officeooo:paragraph-rsid="01be061f"/>
    </style:style>
    <style:style style:name="P535" style:family="paragraph" style:parent-style-name="Heading_20_2">
      <style:paragraph-properties fo:line-height="150%"/>
      <style:text-properties style:font-name="Ubuntu Light" officeooo:rsid="00605833" officeooo:paragraph-rsid="00605833"/>
    </style:style>
    <style:style style:name="P536" style:family="paragraph" style:parent-style-name="Heading_20_2">
      <style:paragraph-properties fo:line-height="150%"/>
      <style:text-properties style:font-name="Ubuntu Light" officeooo:rsid="001d4b73" officeooo:paragraph-rsid="012947fd"/>
    </style:style>
    <style:style style:name="P537" style:family="paragraph" style:parent-style-name="Heading_20_2">
      <style:paragraph-properties fo:line-height="150%" fo:break-before="page"/>
      <style:text-properties style:font-name="Ubuntu Light" fo:font-size="16pt" style:font-size-asian="16pt" style:font-size-complex="16pt"/>
    </style:style>
    <style:style style:name="P5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96b2b"/>
    </style:style>
    <style:style style:name="T2" style:family="text">
      <style:text-properties style:font-name="Ubuntu Light1"/>
    </style:style>
    <style:style style:name="T3" style:family="text">
      <style:text-properties style:font-name="Ubuntu Light1" fo:font-size="10pt"/>
    </style:style>
    <style:style style:name="T4" style:family="text">
      <style:text-properties style:font-name="Ubuntu Light1" officeooo:rsid="00196b2b"/>
    </style:style>
    <style:style style:name="T5" style:family="text">
      <style:text-properties style:font-name="Ubuntu Light1" officeooo:rsid="00342970"/>
    </style:style>
    <style:style style:name="T6" style:family="text">
      <style:text-properties style:font-name="Ubuntu Light1" officeooo:rsid="00cdda8a"/>
    </style:style>
    <style:style style:name="T7" style:family="text">
      <style:text-properties style:font-name="Ubuntu Light1" officeooo:rsid="00251479"/>
    </style:style>
    <style:style style:name="T8" style:family="text">
      <style:text-properties style:font-name="Ubuntu Light1" fo:font-weight="normal" style:font-weight-asian="normal" style:font-weight-complex="normal"/>
    </style:style>
    <style:style style:name="T9" style:family="text">
      <style:text-properties style:font-name="Ubuntu Light1" fo:font-weight="normal" officeooo:rsid="01e42362" style:font-weight-asian="normal" style:font-weight-complex="normal"/>
    </style:style>
    <style:style style:name="T10" style:family="text">
      <style:text-properties style:font-name="Ubuntu Light1" fo:font-weight="normal" officeooo:rsid="01f1925c" style:font-weight-asian="normal" style:font-weight-complex="normal"/>
    </style:style>
    <style:style style:name="T11" style:family="text">
      <style:text-properties style:font-name="Ubuntu Light1" fo:font-weight="normal" officeooo:rsid="01e568ba" style:font-weight-asian="normal" style:font-weight-complex="normal"/>
    </style:style>
    <style:style style:name="T12" style:family="text">
      <style:text-properties style:font-name="Ubuntu Light1" fo:font-weight="normal" officeooo:rsid="01eeb191" style:font-weight-asian="normal" style:font-weight-complex="normal"/>
    </style:style>
    <style:style style:name="T13" style:family="text">
      <style:text-properties style:font-name="Ubuntu Light1" fo:font-weight="normal" officeooo:rsid="02013bb9" style:font-weight-asian="normal" style:font-weight-complex="normal"/>
    </style:style>
    <style:style style:name="T14" style:family="text">
      <style:text-properties style:font-name="Ubuntu Light1" fo:font-weight="normal" officeooo:rsid="02018e53" style:font-weight-asian="normal" style:font-weight-complex="normal"/>
    </style:style>
    <style:style style:name="T15" style:family="text">
      <style:text-properties style:font-name="Ubuntu Light1" fo:font-weight="normal" officeooo:rsid="0214cbaf" style:font-weight-asian="normal" style:font-weight-complex="normal"/>
    </style:style>
    <style:style style:name="T16" style:family="text">
      <style:text-properties style:font-name="Ubuntu Light1" fo:font-weight="normal" officeooo:rsid="02165d3f" style:font-weight-asian="normal" style:font-weight-complex="normal"/>
    </style:style>
    <style:style style:name="T17" style:family="text">
      <style:text-properties style:font-name="Ubuntu Light1" fo:font-weight="normal" officeooo:rsid="02e0631c" style:font-weight-asian="normal" style:font-weight-complex="normal"/>
    </style:style>
    <style:style style:name="T18" style:family="text">
      <style:text-properties style:font-name="Ubuntu Light1" fo:font-style="normal" officeooo:rsid="00e47f9a" style:font-style-asian="normal" style:font-style-complex="normal"/>
    </style:style>
    <style:style style:name="T19" style:family="text">
      <style:text-properties style:font-name="Ubuntu Light1" fo:font-style="normal" officeooo:rsid="00e47f9a" fo:background-color="#ffcc00" loext:char-shading-value="0" style:font-style-asian="normal" style:font-style-complex="normal"/>
    </style:style>
    <style:style style:name="T20" style:family="text">
      <style:text-properties style:font-name="Ubuntu Light1" officeooo:rsid="02320f94" fo:background-color="#ccff00" loext:char-shading-value="0" style:font-name-asian="Droid Sans Fallback" style:font-name-complex="FreeSans"/>
    </style:style>
    <style:style style:name="T21" style:family="text">
      <style:text-properties style:font-name="Ubuntu Light1" officeooo:rsid="0237e469" fo:background-color="#ccff00" loext:char-shading-value="0"/>
    </style:style>
    <style:style style:name="T22" style:family="text">
      <style:text-properties officeooo:rsid="001d4b73"/>
    </style:style>
    <style:style style:name="T23" style:family="text">
      <style:text-properties officeooo:rsid="0020423c"/>
    </style:style>
    <style:style style:name="T24" style:family="text">
      <style:text-properties officeooo:rsid="00251479"/>
    </style:style>
    <style:style style:name="T25" style:family="text">
      <style:text-properties officeooo:rsid="002cda46"/>
    </style:style>
    <style:style style:name="T26" style:family="text">
      <style:text-properties officeooo:rsid="002d9dec"/>
    </style:style>
    <style:style style:name="T27" style:family="text">
      <style:text-properties style:text-position="super 58%" officeooo:rsid="00196b2b"/>
    </style:style>
    <style:style style:name="T28" style:family="text">
      <style:text-properties style:text-position="super 58%" officeooo:rsid="02b645d8" fo:background-color="#ccff00" loext:char-shading-value="0"/>
    </style:style>
    <style:style style:name="T29" style:family="text">
      <style:text-properties style:text-position="super 58%" officeooo:rsid="02d30152" fo:background-color="#ccff00" loext:char-shading-value="0"/>
    </style:style>
    <style:style style:name="T30" style:family="text">
      <style:text-properties style:text-position="super 58%" officeooo:rsid="022c3cbb"/>
    </style:style>
    <style:style style:name="T31" style:family="text">
      <style:text-properties style:text-position="super 58%" officeooo:rsid="02c27a71" style:font-name-asian="Droid Sans Fallback" style:font-name-complex="FreeSans"/>
    </style:style>
    <style:style style:name="T32" style:family="text">
      <style:text-properties style:text-position="super 58%" officeooo:rsid="022c3cbb" style:font-name-asian="Droid Sans Fallback" style:font-name-complex="FreeSans"/>
    </style:style>
    <style:style style:name="T33" style:family="text">
      <style:text-properties style:text-position="super 58%" officeooo:rsid="0237e469" style:font-name-asian="Droid Sans Fallback" style:font-name-complex="FreeSans"/>
    </style:style>
    <style:style style:name="T34" style:family="text">
      <style:text-properties style:text-position="super 58%" style:font-name="Ubuntu Light1" officeooo:rsid="022c3cbb" fo:background-color="#ccff00" loext:char-shading-value="0" style:font-name-asian="Droid Sans Fallback" style:font-name-complex="FreeSans"/>
    </style:style>
    <style:style style:name="T35" style:family="text">
      <style:text-properties style:text-position="super 58%" style:font-name="Ubuntu Light1" officeooo:rsid="02c27a71" fo:background-color="#ccff00" loext:char-shading-value="0" style:font-name-asian="Droid Sans Fallback" style:font-name-complex="FreeSans"/>
    </style:style>
    <style:style style:name="T36" style:family="text">
      <style:text-properties style:text-position="super 58%" style:font-name="Ubuntu Light1" officeooo:rsid="0237e469" fo:background-color="#ccff00" loext:char-shading-value="0"/>
    </style:style>
    <style:style style:name="T37" style:family="text">
      <style:text-properties style:text-position="super 58%" officeooo:rsid="0237e469"/>
    </style:style>
    <style:style style:name="T38" style:family="text">
      <style:text-properties style:text-position="super 58%" style:font-name="Ubuntu Light" fo:font-size="12pt" officeooo:rsid="02d30152" style:font-size-asian="12pt" style:font-size-complex="12pt"/>
    </style:style>
    <style:style style:name="T39" style:family="text">
      <style:text-properties style:text-position="super 58%" style:font-name="Ubuntu Light" officeooo:rsid="02b645d8"/>
    </style:style>
    <style:style style:name="T40" style:family="text">
      <style:text-properties officeooo:rsid="0033f7a4"/>
    </style:style>
    <style:style style:name="T41" style:family="text">
      <style:text-properties officeooo:rsid="00342970"/>
    </style:style>
    <style:style style:name="T42" style:family="text">
      <style:text-properties officeooo:rsid="003678ef"/>
    </style:style>
    <style:style style:name="T43" style:family="text">
      <style:text-properties officeooo:rsid="00379215"/>
    </style:style>
    <style:style style:name="T44" style:family="text">
      <style:text-properties officeooo:rsid="00402a8a"/>
    </style:style>
    <style:style style:name="T45" style:family="text">
      <style:text-properties officeooo:rsid="0044339f"/>
    </style:style>
    <style:style style:name="T46" style:family="text">
      <style:text-properties officeooo:rsid="0044a0d3"/>
    </style:style>
    <style:style style:name="T47" style:family="text">
      <style:text-properties officeooo:rsid="0048e61d"/>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style:font-size-asian="12pt" style:font-size-complex="12pt"/>
    </style:style>
    <style:style style:name="T50" style:family="text">
      <style:text-properties officeooo:rsid="0051ec8d"/>
    </style:style>
    <style:style style:name="T51" style:family="text">
      <style:text-properties officeooo:rsid="0052c616"/>
    </style:style>
    <style:style style:name="T52" style:family="text">
      <style:text-properties officeooo:rsid="0053aa8a"/>
    </style:style>
    <style:style style:name="T53" style:family="text">
      <style:text-properties officeooo:rsid="00637be3"/>
    </style:style>
    <style:style style:name="T54" style:family="text">
      <style:text-properties officeooo:rsid="006ece03"/>
    </style:style>
    <style:style style:name="T55" style:family="text">
      <style:text-properties officeooo:rsid="0077de85"/>
    </style:style>
    <style:style style:name="T56" style:family="text">
      <style:text-properties fo:font-weight="bold" style:font-weight-asian="bold" style:font-weight-complex="bold"/>
    </style:style>
    <style:style style:name="T57" style:family="text">
      <style:text-properties fo:font-weight="bold" officeooo:rsid="0076506e"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officeooo:rsid="0098af1c" style:font-style-asian="italic" style:font-style-complex="italic"/>
    </style:style>
    <style:style style:name="T60" style:family="text">
      <style:text-properties fo:font-style="italic" officeooo:rsid="0098ee77" style:font-style-asian="italic" style:font-style-complex="italic"/>
    </style:style>
    <style:style style:name="T61" style:family="text">
      <style:text-properties fo:font-style="italic" officeooo:rsid="0099428e" style:font-style-asian="italic" style:font-style-complex="italic"/>
    </style:style>
    <style:style style:name="T62" style:family="text">
      <style:text-properties fo:font-style="italic" officeooo:rsid="009c17f3" style:font-style-asian="italic" style:font-style-complex="italic"/>
    </style:style>
    <style:style style:name="T63" style:family="text">
      <style:text-properties fo:font-style="italic" officeooo:rsid="00de9bd9" style:font-style-asian="italic" style:font-style-complex="italic"/>
    </style:style>
    <style:style style:name="T64" style:family="text">
      <style:text-properties fo:font-style="italic" officeooo:rsid="01300d45" style:font-style-asian="italic" style:font-style-complex="italic"/>
    </style:style>
    <style:style style:name="T65" style:family="text">
      <style:text-properties fo:font-style="italic" officeooo:rsid="0133af46" style:font-style-asian="italic" style:font-style-complex="italic"/>
    </style:style>
    <style:style style:name="T66" style:family="text">
      <style:text-properties fo:font-style="italic" officeooo:rsid="01c60b57" style:font-style-asian="italic" style:font-style-complex="italic"/>
    </style:style>
    <style:style style:name="T67" style:family="text">
      <style:text-properties fo:font-style="italic" officeooo:rsid="01cb3acc" style:font-style-asian="italic" style:font-style-complex="italic"/>
    </style:style>
    <style:style style:name="T68" style:family="text">
      <style:text-properties officeooo:rsid="0098af1c"/>
    </style:style>
    <style:style style:name="T69" style:family="text">
      <style:text-properties fo:font-style="normal" style:font-style-asian="normal" style:font-style-complex="normal"/>
    </style:style>
    <style:style style:name="T70" style:family="text">
      <style:text-properties fo:font-style="normal" officeooo:rsid="0098ee77" style:font-style-asian="normal" style:font-style-complex="normal"/>
    </style:style>
    <style:style style:name="T71" style:family="text">
      <style:text-properties fo:font-style="normal" officeooo:rsid="0099428e" style:font-style-asian="normal" style:font-style-complex="normal"/>
    </style:style>
    <style:style style:name="T72" style:family="text">
      <style:text-properties fo:font-style="normal" officeooo:rsid="009d0f27" style:font-style-asian="normal" style:font-style-complex="normal"/>
    </style:style>
    <style:style style:name="T73" style:family="text">
      <style:text-properties fo:font-style="normal" officeooo:rsid="009ec7b8" style:font-style-asian="normal" style:font-style-complex="normal"/>
    </style:style>
    <style:style style:name="T74" style:family="text">
      <style:text-properties fo:font-style="normal" officeooo:rsid="00a0a60d" style:font-style-asian="normal" style:font-style-complex="normal"/>
    </style:style>
    <style:style style:name="T75" style:family="text">
      <style:text-properties fo:font-style="normal" officeooo:rsid="00a7ab18" style:font-style-asian="normal" style:font-style-complex="normal"/>
    </style:style>
    <style:style style:name="T76" style:family="text">
      <style:text-properties fo:font-style="normal" officeooo:rsid="0098af1c" style:font-style-asian="normal" style:font-style-complex="normal"/>
    </style:style>
    <style:style style:name="T77" style:family="text">
      <style:text-properties fo:font-style="normal" officeooo:rsid="00bc700b" style:font-style-asian="normal" style:font-style-complex="normal"/>
    </style:style>
    <style:style style:name="T78" style:family="text">
      <style:text-properties fo:font-style="normal" officeooo:rsid="00de9bd9" style:font-style-asian="normal" style:font-style-complex="normal"/>
    </style:style>
    <style:style style:name="T79" style:family="text">
      <style:text-properties fo:font-style="normal" officeooo:rsid="00fd666b" style:font-style-asian="normal" style:font-style-complex="normal"/>
    </style:style>
    <style:style style:name="T80" style:family="text">
      <style:text-properties fo:font-style="normal" officeooo:rsid="01300d45" style:font-style-asian="normal" style:font-style-complex="normal"/>
    </style:style>
    <style:style style:name="T81" style:family="text">
      <style:text-properties fo:font-style="normal" officeooo:rsid="013371b8" style:font-style-asian="normal" style:font-style-complex="normal"/>
    </style:style>
    <style:style style:name="T82" style:family="text">
      <style:text-properties fo:font-style="normal" officeooo:rsid="0133af46" style:font-style-asian="normal" style:font-style-complex="normal"/>
    </style:style>
    <style:style style:name="T83" style:family="text">
      <style:text-properties fo:font-style="normal" officeooo:rsid="01415fba" style:font-style-asian="normal" style:font-style-complex="normal"/>
    </style:style>
    <style:style style:name="T84" style:family="text">
      <style:text-properties fo:font-style="normal" officeooo:rsid="0160f3e7" style:font-style-asian="normal" style:font-style-complex="normal"/>
    </style:style>
    <style:style style:name="T85" style:family="text">
      <style:text-properties fo:font-style="normal" officeooo:rsid="01649aee" style:font-style-asian="normal" style:font-style-complex="normal"/>
    </style:style>
    <style:style style:name="T86" style:family="text">
      <style:text-properties fo:font-style="normal" officeooo:rsid="016a135c" style:font-style-asian="normal" style:font-style-complex="normal"/>
    </style:style>
    <style:style style:name="T87" style:family="text">
      <style:text-properties fo:font-style="normal" officeooo:rsid="016ee56c" style:font-style-asian="normal" style:font-style-complex="normal"/>
    </style:style>
    <style:style style:name="T88" style:family="text">
      <style:text-properties fo:font-style="normal" officeooo:rsid="017231e5" style:font-style-asian="normal" style:font-style-complex="normal"/>
    </style:style>
    <style:style style:name="T89" style:family="text">
      <style:text-properties fo:font-style="normal" officeooo:rsid="0173257c" style:font-style-asian="normal" style:font-style-complex="normal"/>
    </style:style>
    <style:style style:name="T90" style:family="text">
      <style:text-properties fo:font-style="normal" officeooo:rsid="01860784" style:font-style-asian="normal" style:font-style-complex="normal"/>
    </style:style>
    <style:style style:name="T91" style:family="text">
      <style:text-properties fo:font-style="normal" officeooo:rsid="018acdcf" style:font-style-asian="normal" style:font-style-complex="normal"/>
    </style:style>
    <style:style style:name="T92" style:family="text">
      <style:text-properties fo:font-style="normal" officeooo:rsid="018e8c51" style:font-style-asian="normal" style:font-style-complex="normal"/>
    </style:style>
    <style:style style:name="T93" style:family="text">
      <style:text-properties fo:font-style="normal" officeooo:rsid="018f8b46" style:font-style-asian="normal" style:font-style-complex="normal"/>
    </style:style>
    <style:style style:name="T94" style:family="text">
      <style:text-properties fo:font-style="normal" officeooo:rsid="01955905" style:font-style-asian="normal" style:font-style-complex="normal"/>
    </style:style>
    <style:style style:name="T95" style:family="text">
      <style:text-properties fo:font-style="normal" officeooo:rsid="0197a049" style:font-style-asian="normal" style:font-style-complex="normal"/>
    </style:style>
    <style:style style:name="T96" style:family="text">
      <style:text-properties fo:font-style="normal" officeooo:rsid="01a0d1c6" style:font-style-asian="normal" style:font-style-complex="normal"/>
    </style:style>
    <style:style style:name="T97" style:family="text">
      <style:text-properties fo:font-style="normal" officeooo:rsid="01a67fcd" style:font-style-asian="normal" style:font-style-complex="normal"/>
    </style:style>
    <style:style style:name="T98" style:family="text">
      <style:text-properties fo:font-style="normal" officeooo:rsid="01b263db" style:font-style-asian="normal" style:font-style-complex="normal"/>
    </style:style>
    <style:style style:name="T99" style:family="text">
      <style:text-properties fo:font-style="normal" officeooo:rsid="01cb3acc" style:font-style-asian="normal" style:font-style-complex="normal"/>
    </style:style>
    <style:style style:name="T100" style:family="text">
      <style:text-properties fo:font-style="normal" officeooo:rsid="01cab320" style:font-style-asian="normal" style:font-style-complex="normal"/>
    </style:style>
    <style:style style:name="T101" style:family="text">
      <style:text-properties fo:font-style="normal" officeooo:rsid="02050395" style:font-style-asian="normal" style:font-style-complex="normal"/>
    </style:style>
    <style:style style:name="T102" style:family="text">
      <style:text-properties fo:font-style="normal" officeooo:rsid="021dfaae" style:font-style-asian="normal" style:font-style-complex="normal"/>
    </style:style>
    <style:style style:name="T103" style:family="text">
      <style:text-properties fo:font-style="normal" officeooo:rsid="023ac08d" style:font-style-asian="normal" style:font-style-complex="normal"/>
    </style:style>
    <style:style style:name="T104" style:family="text">
      <style:text-properties fo:font-style="normal" officeooo:rsid="02467238" style:font-style-asian="normal" style:font-style-complex="normal"/>
    </style:style>
    <style:style style:name="T105" style:family="text">
      <style:text-properties fo:font-style="normal" officeooo:rsid="02e25592" style:font-style-asian="normal" style:font-style-complex="normal"/>
    </style:style>
    <style:style style:name="T106" style:family="text">
      <style:text-properties officeooo:rsid="0099428e"/>
    </style:style>
    <style:style style:name="T107" style:family="text">
      <style:text-properties officeooo:rsid="009ec7b8"/>
    </style:style>
    <style:style style:name="T108" style:family="text">
      <style:text-properties officeooo:rsid="00a0a60d"/>
    </style:style>
    <style:style style:name="T109" style:family="text">
      <style:text-properties officeooo:rsid="00a5a743"/>
    </style:style>
    <style:style style:name="T110" style:family="text">
      <style:text-properties officeooo:rsid="00a6e9f3"/>
    </style:style>
    <style:style style:name="T111" style:family="text">
      <style:text-properties officeooo:rsid="00aa2f54"/>
    </style:style>
    <style:style style:name="T112" style:family="text">
      <style:text-properties officeooo:rsid="00bae31e"/>
    </style:style>
    <style:style style:name="T113" style:family="text">
      <style:text-properties style:font-name="Ubuntu Light2" officeooo:rsid="00bae31e" style:font-name-asian="Ubuntu Light2" style:font-name-complex="Ubuntu Light2"/>
    </style:style>
    <style:style style:name="T114" style:family="text">
      <style:text-properties style:font-name="Ubuntu Light2" officeooo:rsid="021e4f03" style:font-name-asian="Ubuntu Light2" style:font-name-complex="Ubuntu Light2"/>
    </style:style>
    <style:style style:name="T115" style:family="text">
      <style:text-properties style:font-name="Ubuntu Light2" officeooo:rsid="0231e101" style:font-name-asian="Ubuntu Light2" style:font-name-complex="Ubuntu Light2"/>
    </style:style>
    <style:style style:name="T116" style:family="text">
      <style:text-properties style:font-name="Ubuntu Light2" officeooo:rsid="02320f94" style:font-name-asian="Ubuntu Light2" style:font-name-complex="Ubuntu Light2"/>
    </style:style>
    <style:style style:name="T117" style:family="text">
      <style:text-properties style:font-name="Ubuntu Light2" officeooo:rsid="0233f956" style:font-name-asian="Ubuntu Light2" style:font-name-complex="Ubuntu Light2"/>
    </style:style>
    <style:style style:name="T118" style:family="text">
      <style:text-properties style:font-name="Ubuntu Light2" officeooo:rsid="02a3079d" style:font-name-asian="Ubuntu Light2" style:font-name-complex="Ubuntu Light2"/>
    </style:style>
    <style:style style:name="T119" style:family="text">
      <style:text-properties style:font-name="Ubuntu Light2" officeooo:rsid="02a5b34c" style:font-name-asian="Ubuntu Light2" style:font-name-complex="Ubuntu Light2"/>
    </style:style>
    <style:style style:name="T120" style:family="text">
      <style:text-properties style:font-name="Ubuntu Light2" officeooo:rsid="02b8f0d4" style:font-name-asian="Ubuntu Light2" style:font-name-complex="Ubuntu Light2"/>
    </style:style>
    <style:style style:name="T121" style:family="text">
      <style:text-properties style:font-name="Ubuntu Light2" officeooo:rsid="0233f956" fo:background-color="#ccff00" loext:char-shading-value="0" style:font-name-asian="Ubuntu Light2" style:font-name-complex="Ubuntu Light2"/>
    </style:style>
    <style:style style:name="T122" style:family="text">
      <style:text-properties style:font-name="Ubuntu Light2" officeooo:rsid="0231e101" fo:background-color="#ccff00" loext:char-shading-value="0" style:font-name-asian="Ubuntu Light2" style:font-name-complex="Ubuntu Light2"/>
    </style:style>
    <style:style style:name="T123" style:family="text">
      <style:text-properties style:font-name="Ubuntu Light2" officeooo:rsid="02362e9f" fo:background-color="#ccff00" loext:char-shading-value="0" style:font-name-asian="Ubuntu Light2" style:font-name-complex="Ubuntu Light2"/>
    </style:style>
    <style:style style:name="T124" style:family="text">
      <style:text-properties officeooo:rsid="00bae31e" style:font-name-asian="Droid Sans Fallback" style:font-name-complex="FreeSans"/>
    </style:style>
    <style:style style:name="T125" style:family="text">
      <style:text-properties officeooo:rsid="00650686" style:font-name-asian="Droid Sans Fallback" style:font-name-complex="FreeSans"/>
    </style:style>
    <style:style style:name="T126" style:family="text">
      <style:text-properties officeooo:rsid="021e4f03" style:font-name-asian="Droid Sans Fallback" style:font-name-complex="FreeSans"/>
    </style:style>
    <style:style style:name="T127" style:family="text">
      <style:text-properties officeooo:rsid="02320f94" style:font-name-asian="Droid Sans Fallback" style:font-name-complex="FreeSans"/>
    </style:style>
    <style:style style:name="T128" style:family="text">
      <style:text-properties officeooo:rsid="0233f956" style:font-name-asian="Droid Sans Fallback" style:font-name-complex="FreeSans"/>
    </style:style>
    <style:style style:name="T129" style:family="text">
      <style:text-properties officeooo:rsid="023433c2" style:font-name-asian="Droid Sans Fallback" style:font-name-complex="FreeSans"/>
    </style:style>
    <style:style style:name="T130" style:family="text">
      <style:text-properties officeooo:rsid="02671afa" style:font-name-asian="Droid Sans Fallback" style:font-name-complex="FreeSans"/>
    </style:style>
    <style:style style:name="T131" style:family="text">
      <style:text-properties officeooo:rsid="02a5b34c" style:font-name-asian="Droid Sans Fallback" style:font-name-complex="FreeSans"/>
    </style:style>
    <style:style style:name="T132" style:family="text">
      <style:text-properties officeooo:rsid="0237e469" style:font-name-asian="Droid Sans Fallback" style:font-name-complex="FreeSans"/>
    </style:style>
    <style:style style:name="T133" style:family="text">
      <style:text-properties officeooo:rsid="00bd8e90"/>
    </style:style>
    <style:style style:name="T134" style:family="text">
      <style:text-properties officeooo:rsid="00c1b878"/>
    </style:style>
    <style:style style:name="T135" style:family="text">
      <style:text-properties officeooo:rsid="00cdda8a"/>
    </style:style>
    <style:style style:name="T136" style:family="text">
      <style:text-properties officeooo:rsid="00e8a933"/>
    </style:style>
    <style:style style:name="T137" style:family="text">
      <style:text-properties officeooo:rsid="00eb4a6b"/>
    </style:style>
    <style:style style:name="T138" style:family="text">
      <style:text-properties officeooo:rsid="00eb6aa9"/>
    </style:style>
    <style:style style:name="T139" style:family="text">
      <style:text-properties officeooo:rsid="00efde6e"/>
    </style:style>
    <style:style style:name="T140" style:family="text">
      <style:text-properties officeooo:rsid="00f2b625"/>
    </style:style>
    <style:style style:name="T141" style:family="text">
      <style:text-properties officeooo:rsid="00f39cb3"/>
    </style:style>
    <style:style style:name="T142" style:family="text">
      <style:text-properties officeooo:rsid="00f5d0be"/>
    </style:style>
    <style:style style:name="T143" style:family="text">
      <style:text-properties style:font-name="Ubuntu Light" officeooo:rsid="005a313c"/>
    </style:style>
    <style:style style:name="T144" style:family="text">
      <style:text-properties style:font-name="Ubuntu Light" officeooo:rsid="00605833"/>
    </style:style>
    <style:style style:name="T145" style:family="text">
      <style:text-properties style:font-name="Ubuntu Light" fo:font-size="16pt" style:font-size-asian="16pt" style:font-size-complex="16pt"/>
    </style:style>
    <style:style style:name="T146" style:family="text">
      <style:text-properties style:font-name="Ubuntu Light" fo:font-size="16pt" officeooo:rsid="01ff4fb9" style:font-size-asian="16pt" style:font-size-complex="16pt"/>
    </style:style>
    <style:style style:name="T147" style:family="text">
      <style:text-properties style:font-name="Ubuntu Light" fo:font-size="16pt" officeooo:rsid="01eeb191" style:font-size-asian="16pt" style:font-size-complex="16pt"/>
    </style:style>
    <style:style style:name="T148" style:family="text">
      <style:text-properties style:font-name="Ubuntu Light" officeooo:rsid="001d2cd9" fo:background-color="#ccff00" loext:char-shading-value="0"/>
    </style:style>
    <style:style style:name="T149" style:family="text">
      <style:text-properties style:font-name="Ubuntu Light" officeooo:rsid="00261f2c" fo:background-color="#ccff00" loext:char-shading-value="0"/>
    </style:style>
    <style:style style:name="T150" style:family="text">
      <style:text-properties style:font-name="Ubuntu Light" officeooo:rsid="0277a6af" fo:background-color="#ccff00" loext:char-shading-value="0"/>
    </style:style>
    <style:style style:name="T151" style:family="text">
      <style:text-properties style:font-name="Ubuntu Light" officeooo:rsid="001c73cb" fo:background-color="#ccff00" loext:char-shading-value="0"/>
    </style:style>
    <style:style style:name="T152" style:family="text">
      <style:text-properties style:font-name="Ubuntu Light" officeooo:rsid="005c38d7" fo:background-color="#ccff00" loext:char-shading-value="0"/>
    </style:style>
    <style:style style:name="T153" style:family="text">
      <style:text-properties style:font-name="Ubuntu Light" officeooo:rsid="005c5a09" fo:background-color="#ccff00" loext:char-shading-value="0"/>
    </style:style>
    <style:style style:name="T154" style:family="text">
      <style:text-properties style:font-name="Ubuntu Light" officeooo:rsid="001d4b73" fo:background-color="#ccff00" loext:char-shading-value="0"/>
    </style:style>
    <style:style style:name="T155" style:family="text">
      <style:text-properties style:font-name="Ubuntu Light" officeooo:rsid="01e42362" fo:background-color="#ccff00" loext:char-shading-value="0"/>
    </style:style>
    <style:style style:name="T156" style:family="text">
      <style:text-properties style:font-name="Ubuntu Light" officeooo:rsid="02cfb006" fo:background-color="#ccff00" loext:char-shading-value="0"/>
    </style:style>
    <style:style style:name="T157" style:family="text">
      <style:text-properties style:font-name="Ubuntu Light" officeooo:rsid="00251479" fo:background-color="#ccff00" loext:char-shading-value="0"/>
    </style:style>
    <style:style style:name="T158" style:family="text">
      <style:text-properties style:font-name="Ubuntu Light" officeooo:rsid="010b087b" fo:background-color="#ccff00" loext:char-shading-value="0"/>
    </style:style>
    <style:style style:name="T159" style:family="text">
      <style:text-properties style:font-name="Ubuntu Light" officeooo:rsid="0134b183" fo:background-color="#ccff00" loext:char-shading-value="0"/>
    </style:style>
    <style:style style:name="T160" style:family="text">
      <style:text-properties style:font-name="Ubuntu Light" officeooo:rsid="001d2cd9"/>
    </style:style>
    <style:style style:name="T161" style:family="text">
      <style:text-properties style:font-name="Ubuntu Light" officeooo:rsid="0277a6af"/>
    </style:style>
    <style:style style:name="T162" style:family="text">
      <style:text-properties style:font-name="Ubuntu Light" officeooo:rsid="005c38d7"/>
    </style:style>
    <style:style style:name="T163" style:family="text">
      <style:text-properties style:font-name="Ubuntu Light" officeooo:rsid="005c5a09"/>
    </style:style>
    <style:style style:name="T164" style:family="text">
      <style:text-properties style:font-name="Ubuntu Light" officeooo:rsid="001d4b73"/>
    </style:style>
    <style:style style:name="T165" style:family="text">
      <style:text-properties style:font-name="Ubuntu Light" fo:font-style="normal" officeooo:rsid="010b087b" style:font-style-asian="normal" style:font-style-complex="normal"/>
    </style:style>
    <style:style style:name="T166" style:family="text">
      <style:text-properties style:font-name="Ubuntu Light" fo:font-style="normal" officeooo:rsid="00251479" style:font-style-asian="normal" style:font-style-complex="normal"/>
    </style:style>
    <style:style style:name="T167" style:family="text">
      <style:text-properties style:font-name="Ubuntu Light" fo:font-style="normal" officeooo:rsid="0134b183" style:font-style-asian="normal" style:font-style-complex="normal"/>
    </style:style>
    <style:style style:name="T168" style:family="text">
      <style:text-properties style:font-name="Ubuntu Light" officeooo:rsid="001d2cd9" fo:background-color="#fff200" loext:char-shading-value="0"/>
    </style:style>
    <style:style style:name="T169" style:family="text">
      <style:text-properties style:font-name="Ubuntu Light" officeooo:rsid="00261f2c" fo:background-color="#fff200" loext:char-shading-value="0"/>
    </style:style>
    <style:style style:name="T170" style:family="text">
      <style:text-properties officeooo:rsid="00faad46"/>
    </style:style>
    <style:style style:name="T171" style:family="text">
      <style:text-properties officeooo:rsid="00fd666b"/>
    </style:style>
    <style:style style:name="T172" style:family="text">
      <style:text-properties officeooo:rsid="00fdc2e8"/>
    </style:style>
    <style:style style:name="T173" style:family="text">
      <style:text-properties officeooo:rsid="0103665e"/>
    </style:style>
    <style:style style:name="T174" style:family="text">
      <style:text-properties officeooo:rsid="01091862"/>
    </style:style>
    <style:style style:name="T175" style:family="text">
      <style:text-properties officeooo:rsid="010b087b"/>
    </style:style>
    <style:style style:name="T176" style:family="text">
      <style:text-properties officeooo:rsid="010cee90"/>
    </style:style>
    <style:style style:name="T177" style:family="text">
      <style:text-properties officeooo:rsid="010e488a"/>
    </style:style>
    <style:style style:name="T178" style:family="text">
      <style:text-properties officeooo:rsid="010fb8cf"/>
    </style:style>
    <style:style style:name="T179" style:family="text">
      <style:text-properties officeooo:rsid="0114e87e"/>
    </style:style>
    <style:style style:name="T180" style:family="text">
      <style:text-properties officeooo:rsid="011658d9"/>
    </style:style>
    <style:style style:name="T181" style:family="text">
      <style:text-properties fo:background-color="#ccff00" loext:char-shading-value="0"/>
    </style:style>
    <style:style style:name="T182" style:family="text">
      <style:text-properties officeooo:rsid="0166da23" fo:background-color="#ccff00" loext:char-shading-value="0"/>
    </style:style>
    <style:style style:name="T183" style:family="text">
      <style:text-properties officeooo:rsid="004b7c79" fo:background-color="#ccff00" loext:char-shading-value="0"/>
    </style:style>
    <style:style style:name="T184" style:family="text">
      <style:text-properties officeooo:rsid="0187c888" fo:background-color="#ccff00" loext:char-shading-value="0"/>
    </style:style>
    <style:style style:name="T185" style:family="text">
      <style:text-properties officeooo:rsid="005c5a09" fo:background-color="#ccff00" loext:char-shading-value="0"/>
    </style:style>
    <style:style style:name="T186" style:family="text">
      <style:text-properties officeooo:rsid="01a992c7" fo:background-color="#ccff00" loext:char-shading-value="0"/>
    </style:style>
    <style:style style:name="T187" style:family="text">
      <style:text-properties officeooo:rsid="01af25d0" fo:background-color="#ccff00" loext:char-shading-value="0"/>
    </style:style>
    <style:style style:name="T188" style:family="text">
      <style:text-properties officeooo:rsid="01d6f7ce" fo:background-color="#ccff00" loext:char-shading-value="0"/>
    </style:style>
    <style:style style:name="T189" style:family="text">
      <style:text-properties officeooo:rsid="0233f956" fo:background-color="#ccff00" loext:char-shading-value="0"/>
    </style:style>
    <style:style style:name="T190" style:family="text">
      <style:text-properties officeooo:rsid="026459d9" fo:background-color="#ccff00" loext:char-shading-value="0"/>
    </style:style>
    <style:style style:name="T191" style:family="text">
      <style:text-properties officeooo:rsid="0271ee08" fo:background-color="#ccff00" loext:char-shading-value="0"/>
    </style:style>
    <style:style style:name="T192" style:family="text">
      <style:text-properties officeooo:rsid="0273caba" fo:background-color="#ccff00" loext:char-shading-value="0"/>
    </style:style>
    <style:style style:name="T193" style:family="text">
      <style:text-properties officeooo:rsid="02757316" fo:background-color="#ccff00" loext:char-shading-value="0"/>
    </style:style>
    <style:style style:name="T194" style:family="text">
      <style:text-properties officeooo:rsid="02757f6f" fo:background-color="#ccff00" loext:char-shading-value="0"/>
    </style:style>
    <style:style style:name="T195" style:family="text">
      <style:text-properties officeooo:rsid="02758a39" fo:background-color="#ccff00" loext:char-shading-value="0"/>
    </style:style>
    <style:style style:name="T196" style:family="text">
      <style:text-properties officeooo:rsid="02769d6b" fo:background-color="#ccff00" loext:char-shading-value="0"/>
    </style:style>
    <style:style style:name="T197" style:family="text">
      <style:text-properties officeooo:rsid="029d9db8" fo:background-color="#ccff00" loext:char-shading-value="0"/>
    </style:style>
    <style:style style:name="T198" style:family="text">
      <style:text-properties officeooo:rsid="0277a6af" fo:background-color="#ccff00" loext:char-shading-value="0"/>
    </style:style>
    <style:style style:name="T199" style:family="text">
      <style:text-properties officeooo:rsid="02aaff2c" fo:background-color="#ccff00" loext:char-shading-value="0"/>
    </style:style>
    <style:style style:name="T200" style:family="text">
      <style:text-properties officeooo:rsid="02ac969d" fo:background-color="#ccff00" loext:char-shading-value="0"/>
    </style:style>
    <style:style style:name="T201" style:family="text">
      <style:text-properties officeooo:rsid="02b5db3c" fo:background-color="#ccff00" loext:char-shading-value="0"/>
    </style:style>
    <style:style style:name="T202" style:family="text">
      <style:text-properties officeooo:rsid="02b645d8" fo:background-color="#ccff00" loext:char-shading-value="0"/>
    </style:style>
    <style:style style:name="T203" style:family="text">
      <style:text-properties officeooo:rsid="02b76ae0" fo:background-color="#ccff00" loext:char-shading-value="0"/>
    </style:style>
    <style:style style:name="T204" style:family="text">
      <style:text-properties officeooo:rsid="01e42362" fo:background-color="#ccff00" loext:char-shading-value="0"/>
    </style:style>
    <style:style style:name="T205" style:family="text">
      <style:text-properties officeooo:rsid="02d30152" fo:background-color="#ccff00" loext:char-shading-value="0"/>
    </style:style>
    <style:style style:name="T206" style:family="text">
      <style:text-properties officeooo:rsid="02d4b77e" fo:background-color="#ccff00" loext:char-shading-value="0"/>
    </style:style>
    <style:style style:name="T207" style:family="text">
      <style:text-properties officeooo:rsid="02e4f347" fo:background-color="#ccff00" loext:char-shading-value="0"/>
    </style:style>
    <style:style style:name="T208" style:family="text">
      <style:text-properties officeooo:rsid="02e52ca5" fo:background-color="#ccff00" loext:char-shading-value="0"/>
    </style:style>
    <style:style style:name="T209" style:family="text">
      <style:text-properties officeooo:rsid="0121981e"/>
    </style:style>
    <style:style style:name="T210" style:family="text">
      <style:text-properties officeooo:rsid="0122146e"/>
    </style:style>
    <style:style style:name="T211" style:family="text">
      <style:text-properties officeooo:rsid="0124dc2f"/>
    </style:style>
    <style:style style:name="T212" style:family="text">
      <style:text-properties officeooo:rsid="0129d90a"/>
    </style:style>
    <style:style style:name="T213" style:family="text">
      <style:text-properties officeooo:rsid="012d2021"/>
    </style:style>
    <style:style style:name="T214" style:family="text">
      <style:text-properties officeooo:rsid="012e8966"/>
    </style:style>
    <style:style style:name="T215" style:family="text">
      <style:text-properties officeooo:rsid="013371b8"/>
    </style:style>
    <style:style style:name="T216" style:family="text">
      <style:text-properties officeooo:rsid="0134b183"/>
    </style:style>
    <style:style style:name="T217" style:family="text">
      <style:text-properties officeooo:rsid="013d8170"/>
    </style:style>
    <style:style style:name="T218" style:family="text">
      <style:text-properties officeooo:rsid="01424e9e"/>
    </style:style>
    <style:style style:name="T219" style:family="text">
      <style:text-properties officeooo:rsid="014adc9f"/>
    </style:style>
    <style:style style:name="T220" style:family="text">
      <style:text-properties officeooo:rsid="014c78e8"/>
    </style:style>
    <style:style style:name="T221" style:family="text">
      <style:text-properties officeooo:rsid="01557119"/>
    </style:style>
    <style:style style:name="T222" style:family="text">
      <style:text-properties officeooo:rsid="0163655e"/>
    </style:style>
    <style:style style:name="T223" style:family="text">
      <style:text-properties officeooo:rsid="01649aee"/>
    </style:style>
    <style:style style:name="T224" style:family="text">
      <style:text-properties officeooo:rsid="0166da23"/>
    </style:style>
    <style:style style:name="T225" style:family="text">
      <style:text-properties officeooo:rsid="01683d8d"/>
    </style:style>
    <style:style style:name="T226" style:family="text">
      <style:text-properties officeooo:rsid="016a135c"/>
    </style:style>
    <style:style style:name="T227" style:family="text">
      <style:text-properties officeooo:rsid="016bfd4d"/>
    </style:style>
    <style:style style:name="T228" style:family="text">
      <style:text-properties officeooo:rsid="016ee56c"/>
    </style:style>
    <style:style style:name="T229" style:family="text">
      <style:text-properties officeooo:rsid="016f7c34"/>
    </style:style>
    <style:style style:name="T230" style:family="text">
      <style:text-properties officeooo:rsid="0170f4fb"/>
    </style:style>
    <style:style style:name="T231" style:family="text">
      <style:text-properties officeooo:rsid="01730da2"/>
    </style:style>
    <style:style style:name="T232" style:family="text">
      <style:text-properties officeooo:rsid="0173257c"/>
    </style:style>
    <style:style style:name="T233" style:family="text">
      <style:text-properties officeooo:rsid="01769ac7"/>
    </style:style>
    <style:style style:name="T234" style:family="text">
      <style:text-properties officeooo:rsid="017a7306"/>
    </style:style>
    <style:style style:name="T235" style:family="text">
      <style:text-properties officeooo:rsid="017b2300"/>
    </style:style>
    <style:style style:name="T236" style:family="text">
      <style:text-properties officeooo:rsid="0180e278"/>
    </style:style>
    <style:style style:name="T237" style:family="text">
      <style:text-properties officeooo:rsid="0184c2ba"/>
    </style:style>
    <style:style style:name="T238" style:family="text">
      <style:text-properties officeooo:rsid="01860784"/>
    </style:style>
    <style:style style:name="T239" style:family="text">
      <style:text-properties officeooo:rsid="0187c888"/>
    </style:style>
    <style:style style:name="T240" style:family="text">
      <style:text-properties officeooo:rsid="018c3aed"/>
    </style:style>
    <style:style style:name="T241" style:family="text">
      <style:text-properties officeooo:rsid="018e064c"/>
    </style:style>
    <style:style style:name="T242" style:family="text">
      <style:text-properties officeooo:rsid="018e8c51"/>
    </style:style>
    <style:style style:name="T243" style:family="text">
      <style:text-properties officeooo:rsid="018f39a3"/>
    </style:style>
    <style:style style:name="T244" style:family="text">
      <style:text-properties officeooo:rsid="01919b8a"/>
    </style:style>
    <style:style style:name="T245" style:family="text">
      <style:text-properties officeooo:rsid="01955905"/>
    </style:style>
    <style:style style:name="T246" style:family="text">
      <style:text-properties officeooo:rsid="0197a049"/>
    </style:style>
    <style:style style:name="T247" style:family="text">
      <style:text-properties officeooo:rsid="019c8c54"/>
    </style:style>
    <style:style style:name="T248" style:family="text">
      <style:text-properties officeooo:rsid="01a1a202"/>
    </style:style>
    <style:style style:name="T249" style:family="text">
      <style:text-properties officeooo:rsid="01a67fcd"/>
    </style:style>
    <style:style style:name="T250" style:family="text">
      <style:text-properties officeooo:rsid="01a8ee77"/>
    </style:style>
    <style:style style:name="T251" style:family="text">
      <style:text-properties officeooo:rsid="01a992c7"/>
    </style:style>
    <style:style style:name="T252" style:family="text">
      <style:text-properties officeooo:rsid="01af25d0"/>
    </style:style>
    <style:style style:name="T253" style:family="text">
      <style:text-properties officeooo:rsid="01b10853"/>
    </style:style>
    <style:style style:name="T254" style:family="text">
      <style:text-properties officeooo:rsid="01b549d2"/>
    </style:style>
    <style:style style:name="T255" style:family="text">
      <style:text-properties officeooo:rsid="01b5d5e6"/>
    </style:style>
    <style:style style:name="T256" style:family="text">
      <style:text-properties officeooo:rsid="01b74e54"/>
    </style:style>
    <style:style style:name="T257" style:family="text">
      <style:text-properties officeooo:rsid="01b82436"/>
    </style:style>
    <style:style style:name="T258" style:family="text">
      <style:text-properties officeooo:rsid="01b8bf85"/>
    </style:style>
    <style:style style:name="T259" style:family="text">
      <style:text-properties officeooo:rsid="01bb6c55"/>
    </style:style>
    <style:style style:name="T260" style:family="text">
      <style:text-properties officeooo:rsid="01bccb08"/>
    </style:style>
    <style:style style:name="T261" style:family="text">
      <style:text-properties officeooo:rsid="01be061f"/>
    </style:style>
    <style:style style:name="T262" style:family="text">
      <style:text-properties officeooo:rsid="01c339ca"/>
    </style:style>
    <style:style style:name="T263" style:family="text">
      <style:text-properties officeooo:rsid="01c60b57"/>
    </style:style>
    <style:style style:name="T264" style:family="text">
      <style:text-properties officeooo:rsid="01c6f765"/>
    </style:style>
    <style:style style:name="T265" style:family="text">
      <style:text-properties officeooo:rsid="01c6fc68"/>
    </style:style>
    <style:style style:name="T266" style:family="text">
      <style:text-properties officeooo:rsid="01c912b0"/>
    </style:style>
    <style:style style:name="T267" style:family="text">
      <style:text-properties officeooo:rsid="01cab320"/>
    </style:style>
    <style:style style:name="T268" style:family="text">
      <style:text-properties officeooo:rsid="01d53cfb"/>
    </style:style>
    <style:style style:name="T269" style:family="text">
      <style:text-properties officeooo:rsid="01d951d3"/>
    </style:style>
    <style:style style:name="T270" style:family="text">
      <style:text-properties officeooo:rsid="01e42362"/>
    </style:style>
    <style:style style:name="T271" style:family="text">
      <style:text-properties style:text-position="sub 58%" style:font-name="Ubuntu Light1" fo:font-weight="normal" officeooo:rsid="01e42362" style:font-weight-asian="normal" style:font-weight-complex="normal"/>
    </style:style>
    <style:style style:name="T272" style:family="text">
      <style:text-properties style:text-position="sub 58%" style:font-name="Ubuntu Light1" officeooo:rsid="02c6ec66" fo:background-color="#ccff00" loext:char-shading-value="0" style:font-name-asian="Droid Sans Fallback" style:font-name-complex="FreeSans"/>
    </style:style>
    <style:style style:name="T273" style:family="text">
      <style:text-properties style:text-position="sub 58%" officeooo:rsid="021ceec1"/>
    </style:style>
    <style:style style:name="T274" style:family="text">
      <style:text-properties style:text-position="sub 58%" officeooo:rsid="0284fbda" fo:background-color="#ccff00" loext:char-shading-value="0"/>
    </style:style>
    <style:style style:name="T275" style:family="text">
      <style:text-properties style:text-position="sub 58%" officeooo:rsid="02854bde" fo:background-color="#ccff00" loext:char-shading-value="0"/>
    </style:style>
    <style:style style:name="T276" style:family="text">
      <style:text-properties style:text-position="sub 58%" officeooo:rsid="029091df" fo:background-color="#ccff00" loext:char-shading-value="0"/>
    </style:style>
    <style:style style:name="T277" style:family="text">
      <style:text-properties style:text-position="sub 58%" officeooo:rsid="02918411" fo:background-color="#ccff00" loext:char-shading-value="0"/>
    </style:style>
    <style:style style:name="T278" style:family="text">
      <style:text-properties style:text-position="sub 58%" officeooo:rsid="029d9db8" fo:background-color="#ccff00" loext:char-shading-value="0"/>
    </style:style>
    <style:style style:name="T279" style:family="text">
      <style:text-properties style:text-position="sub 58%" officeooo:rsid="02b76ae0" fo:background-color="#ccff00" loext:char-shading-value="0"/>
    </style:style>
    <style:style style:name="T280" style:family="text">
      <style:text-properties style:text-position="sub 58%" officeooo:rsid="02d8404d" fo:background-color="#ccff00" loext:char-shading-value="0"/>
    </style:style>
    <style:style style:name="T281" style:family="text">
      <style:text-properties style:text-position="sub 58%" officeooo:rsid="02d30152" fo:background-color="#ccff00" loext:char-shading-value="0"/>
    </style:style>
    <style:style style:name="T282" style:family="text">
      <style:text-properties style:text-position="sub 58%" officeooo:rsid="027f103b"/>
    </style:style>
    <style:style style:name="T283" style:family="text">
      <style:text-properties style:text-position="sub 58%" officeooo:rsid="020cc4e0"/>
    </style:style>
    <style:style style:name="T284" style:family="text">
      <style:text-properties style:text-position="sub 58%" officeooo:rsid="01eca28b"/>
    </style:style>
    <style:style style:name="T285" style:family="text">
      <style:text-properties style:text-position="sub 58%" officeooo:rsid="0280ee30"/>
    </style:style>
    <style:style style:name="T286" style:family="text">
      <style:text-properties style:text-position="sub 58%" officeooo:rsid="023c18e7"/>
    </style:style>
    <style:style style:name="T287" style:family="text">
      <style:text-properties style:text-position="sub 58%" officeooo:rsid="028f3449"/>
    </style:style>
    <style:style style:name="T288" style:family="text">
      <style:text-properties style:text-position="sub 58%" officeooo:rsid="0296d87f"/>
    </style:style>
    <style:style style:name="T289" style:family="text">
      <style:text-properties style:text-position="sub 58%" officeooo:rsid="021ceec1" fo:background-color="transparent" loext:char-shading-value="0"/>
    </style:style>
    <style:style style:name="T290" style:family="text">
      <style:text-properties style:text-position="sub 58%" officeooo:rsid="021ceec1" fo:background-color="transparent" loext:char-shading-value="0"/>
    </style:style>
    <style:style style:name="T291" style:family="text">
      <style:text-properties style:text-position="sub 58%" officeooo:rsid="0296d87f" fo:background-color="transparent" loext:char-shading-value="0"/>
    </style:style>
    <style:style style:name="T292" style:family="text">
      <style:text-properties style:text-position="sub 58%" officeooo:rsid="0296d87f" fo:background-color="transparent" loext:char-shading-value="0"/>
    </style:style>
    <style:style style:name="T293" style:family="text">
      <style:text-properties style:text-position="sub 58%" officeooo:rsid="027f103b" fo:background-color="transparent" loext:char-shading-value="0"/>
    </style:style>
    <style:style style:name="T294" style:family="text">
      <style:text-properties style:text-position="sub 58%" officeooo:rsid="027f103b" fo:background-color="transparent" loext:char-shading-value="0"/>
    </style:style>
    <style:style style:name="T295" style:family="text">
      <style:text-properties style:text-position="sub 58%" officeooo:rsid="028f3449" fo:background-color="transparent" loext:char-shading-value="0"/>
    </style:style>
    <style:style style:name="T296" style:family="text">
      <style:text-properties style:text-position="sub 58%" officeooo:rsid="028f3449" fo:background-color="transparent" loext:char-shading-value="0"/>
    </style:style>
    <style:style style:name="T297" style:family="text">
      <style:text-properties style:text-position="sub 58%" officeooo:rsid="020cc4e0" fo:background-color="transparent" loext:char-shading-value="0"/>
    </style:style>
    <style:style style:name="T298" style:family="text">
      <style:text-properties style:text-position="sub 58%" officeooo:rsid="020cc4e0" fo:background-color="transparent" loext:char-shading-value="0"/>
    </style:style>
    <style:style style:name="T299" style:family="text">
      <style:text-properties officeooo:rsid="01e7efd0"/>
    </style:style>
    <style:style style:name="T300" style:family="text">
      <style:text-properties officeooo:rsid="01e95641"/>
    </style:style>
    <style:style style:name="T301" style:family="text">
      <style:text-properties officeooo:rsid="01ea936b"/>
    </style:style>
    <style:style style:name="T302" style:family="text">
      <style:text-properties officeooo:rsid="01eca28b"/>
    </style:style>
    <style:style style:name="T303" style:family="text">
      <style:text-properties officeooo:rsid="01ecce49"/>
    </style:style>
    <style:style style:name="T304" style:family="text">
      <style:text-properties officeooo:rsid="01ed27cb"/>
    </style:style>
    <style:style style:name="T305" style:family="text">
      <style:text-properties officeooo:rsid="02050395"/>
    </style:style>
    <style:style style:name="T306" style:family="text">
      <style:text-properties officeooo:rsid="02061b3f"/>
    </style:style>
    <style:style style:name="T307" style:family="text">
      <style:text-properties officeooo:rsid="020cc4e0"/>
    </style:style>
    <style:style style:name="T308" style:family="text">
      <style:text-properties officeooo:rsid="0218e5f6"/>
    </style:style>
    <style:style style:name="T309" style:family="text">
      <style:text-properties officeooo:rsid="0219e4d1"/>
    </style:style>
    <style:style style:name="T310" style:family="text">
      <style:text-properties officeooo:rsid="021b25ad"/>
    </style:style>
    <style:style style:name="T311" style:family="text">
      <style:text-properties officeooo:rsid="021ceec1"/>
    </style:style>
    <style:style style:name="T312" style:family="text">
      <style:text-properties officeooo:rsid="021dfaae"/>
    </style:style>
    <style:style style:name="T313" style:family="text">
      <style:text-properties officeooo:rsid="021e4f03"/>
    </style:style>
    <style:style style:name="T314" style:family="text">
      <style:text-properties fo:background-color="#ffcc00" loext:char-shading-value="0"/>
    </style:style>
    <style:style style:name="T315" style:family="text">
      <style:text-properties officeooo:rsid="00342970" fo:background-color="#ffcc00" loext:char-shading-value="0"/>
    </style:style>
    <style:style style:name="T316" style:family="text">
      <style:text-properties officeooo:rsid="016cc43f" fo:background-color="#ffcc00" loext:char-shading-value="0"/>
    </style:style>
    <style:style style:name="T317" style:family="text">
      <style:text-properties officeooo:rsid="01769ac7" fo:background-color="#ffcc00" loext:char-shading-value="0"/>
    </style:style>
    <style:style style:name="T318" style:family="text">
      <style:text-properties officeooo:rsid="0223cd79"/>
    </style:style>
    <style:style style:name="T319" style:family="text">
      <style:text-properties officeooo:rsid="022428c5"/>
    </style:style>
    <style:style style:name="T320" style:family="text">
      <style:text-properties officeooo:rsid="0225dd4e"/>
    </style:style>
    <style:style style:name="T321" style:family="text">
      <style:text-properties officeooo:rsid="022c3cbb"/>
    </style:style>
    <style:style style:name="T322" style:family="text">
      <style:text-properties officeooo:rsid="022d995a"/>
    </style:style>
    <style:style style:name="T323" style:family="text">
      <style:text-properties officeooo:rsid="022f9841"/>
    </style:style>
    <style:style style:name="T324" style:family="text">
      <style:text-properties officeooo:rsid="0230c24a"/>
    </style:style>
    <style:style style:name="T325" style:family="text">
      <style:text-properties officeooo:rsid="0233f956"/>
    </style:style>
    <style:style style:name="T326" style:family="text">
      <style:text-properties officeooo:rsid="0237e469"/>
    </style:style>
    <style:style style:name="T327" style:family="text">
      <style:text-properties officeooo:rsid="02393141"/>
    </style:style>
    <style:style style:name="T328" style:family="text">
      <style:text-properties officeooo:rsid="0239b2a0"/>
    </style:style>
    <style:style style:name="T329" style:family="text">
      <style:text-properties officeooo:rsid="023ac08d"/>
    </style:style>
    <style:style style:name="T330" style:family="text">
      <style:text-properties officeooo:rsid="023c18e7"/>
    </style:style>
    <style:style style:name="T331" style:family="text">
      <style:text-properties officeooo:rsid="023cf251"/>
    </style:style>
    <style:style style:name="T332" style:family="text">
      <style:text-properties officeooo:rsid="023d6340"/>
    </style:style>
    <style:style style:name="T333" style:family="text">
      <style:text-properties officeooo:rsid="023f6649"/>
    </style:style>
    <style:style style:name="T334" style:family="text">
      <style:text-properties officeooo:rsid="02433250"/>
    </style:style>
    <style:style style:name="T335" style:family="text">
      <style:text-properties officeooo:rsid="024684ef"/>
    </style:style>
    <style:style style:name="T336" style:family="text">
      <style:text-properties officeooo:rsid="024847f0"/>
    </style:style>
    <style:style style:name="T337" style:family="text">
      <style:text-properties officeooo:rsid="024a0596"/>
    </style:style>
    <style:style style:name="T338" style:family="text">
      <style:text-properties officeooo:rsid="024c66a2"/>
    </style:style>
    <style:style style:name="T339" style:family="text">
      <style:text-properties officeooo:rsid="02510c14"/>
    </style:style>
    <style:style style:name="T340" style:family="text">
      <style:text-properties officeooo:rsid="025a2b05"/>
    </style:style>
    <style:style style:name="T341" style:family="text">
      <style:text-properties fo:font-weight="normal" officeooo:rsid="0076506e" style:font-weight-asian="normal" style:font-weight-complex="normal"/>
    </style:style>
    <style:style style:name="T342" style:family="text">
      <style:text-properties fo:font-weight="normal" officeooo:rsid="025e0778" style:font-weight-asian="normal" style:font-weight-complex="normal"/>
    </style:style>
    <style:style style:name="T343" style:family="text">
      <style:text-properties officeooo:rsid="025f1fe3"/>
    </style:style>
    <style:style style:name="T344" style:family="text">
      <style:text-properties officeooo:rsid="026f8e27"/>
    </style:style>
    <style:style style:name="T345" style:family="text">
      <style:text-properties officeooo:rsid="027f103b"/>
    </style:style>
    <style:style style:name="T346" style:family="text">
      <style:text-properties style:text-position="0% 100%" officeooo:rsid="02818810"/>
    </style:style>
    <style:style style:name="T347" style:family="text">
      <style:text-properties style:text-position="0% 100%" officeooo:rsid="02854bde" fo:background-color="#ccff00" loext:char-shading-value="0"/>
    </style:style>
    <style:style style:name="T348" style:family="text">
      <style:text-properties style:text-position="0% 100%" officeooo:rsid="029091df" fo:background-color="#ccff00" loext:char-shading-value="0"/>
    </style:style>
    <style:style style:name="T349" style:family="text">
      <style:text-properties style:text-position="0% 100%" officeooo:rsid="02918411" fo:background-color="#ccff00" loext:char-shading-value="0"/>
    </style:style>
    <style:style style:name="T350" style:family="text">
      <style:text-properties style:text-position="0% 100%" officeooo:rsid="02935240" fo:background-color="#ccff00" loext:char-shading-value="0"/>
    </style:style>
    <style:style style:name="T351" style:family="text">
      <style:text-properties style:text-position="0% 100%" style:font-name="Ubuntu Light1" officeooo:rsid="02320f94" fo:background-color="#ccff00" loext:char-shading-value="0" style:font-name-asian="Droid Sans Fallback" style:font-name-complex="FreeSans"/>
    </style:style>
    <style:style style:name="T352" style:family="text">
      <style:text-properties style:text-position="0% 100%" style:font-name="Ubuntu Light1" officeooo:rsid="023433c2" fo:background-color="#ccff00" loext:char-shading-value="0" style:font-name-asian="Droid Sans Fallback" style:font-name-complex="FreeSans"/>
    </style:style>
    <style:style style:name="T353" style:family="text">
      <style:text-properties officeooo:rsid="028ad442"/>
    </style:style>
    <style:style style:name="T354" style:family="text">
      <style:text-properties officeooo:rsid="02a3079d"/>
    </style:style>
    <style:style style:name="T355" style:family="text">
      <style:text-properties officeooo:rsid="02a558cb"/>
    </style:style>
    <style:style style:name="T356" style:family="text">
      <style:text-properties officeooo:rsid="02a5b34c"/>
    </style:style>
    <style:style style:name="T357" style:family="text">
      <style:text-properties officeooo:rsid="02a81e6c"/>
    </style:style>
    <style:style style:name="T358" style:family="text">
      <style:text-properties officeooo:rsid="02a9de9e"/>
    </style:style>
    <style:style style:name="T359" style:family="text">
      <style:text-properties officeooo:rsid="02aaff2c"/>
    </style:style>
    <style:style style:name="T360" style:family="text">
      <style:text-properties officeooo:rsid="02ac969d"/>
    </style:style>
    <style:style style:name="T361" style:family="text">
      <style:text-properties officeooo:rsid="02b07802"/>
    </style:style>
    <style:style style:name="T362" style:family="text">
      <style:text-properties officeooo:rsid="02b11c18"/>
    </style:style>
    <style:style style:name="T363" style:family="text">
      <style:text-properties officeooo:rsid="02b8f0d4"/>
    </style:style>
    <style:style style:name="T364" style:family="text">
      <style:text-properties style:text-underline-style="solid" style:text-underline-width="auto" style:text-underline-color="font-color" officeooo:rsid="02393141"/>
    </style:style>
    <style:style style:name="T365" style:family="text">
      <style:text-properties officeooo:rsid="02bdc9bc"/>
    </style:style>
    <style:style style:name="T366" style:family="text">
      <style:text-properties officeooo:rsid="02e25592"/>
    </style:style>
    <style:style style:name="T367" style:family="text">
      <style:text-properties officeooo:rsid="02e4c143"/>
    </style:style>
    <style:style style:name="T368" style:family="text">
      <style:text-properties fo:background-color="transparent" loext:char-shading-value="0"/>
    </style:style>
    <style:style style:name="T369" style:family="text">
      <style:text-properties officeooo:rsid="021ceec1" fo:background-color="transparent" loext:char-shading-value="0"/>
    </style:style>
    <style:style style:name="T370" style:family="text">
      <style:text-properties officeooo:rsid="021ceec1" fo:background-color="transparent" loext:char-shading-value="0"/>
    </style:style>
    <style:style style:name="T371" style:family="text">
      <style:text-properties fo:background-color="transparent" loext:char-shading-value="0"/>
    </style:style>
    <style:style style:name="T372" style:family="text">
      <style:text-properties officeooo:rsid="026f8e27" fo:background-color="transparent" loext:char-shading-value="0"/>
    </style:style>
    <style:style style:name="T373" style:family="text">
      <style:text-properties officeooo:rsid="026f8e27" fo:background-color="transparent" loext:char-shading-value="0"/>
    </style:style>
    <style:style style:name="T374" style:family="text">
      <style:text-properties officeooo:rsid="027f103b" fo:background-color="transparent" loext:char-shading-value="0"/>
    </style:style>
    <style:style style:name="T375" style:family="text">
      <style:text-properties officeooo:rsid="027f103b" fo:background-color="transparent" loext:char-shading-value="0"/>
    </style:style>
    <style:style style:name="T376" style:family="text">
      <style:text-properties officeooo:rsid="020cc4e0" fo:background-color="transparent" loext:char-shading-value="0"/>
    </style:style>
    <style:style style:name="T377" style:family="text">
      <style:text-properties officeooo:rsid="020cc4e0" fo:background-color="transparent" loext:char-shading-value="0"/>
    </style:style>
    <style:style style:name="T37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tchStat()</text:p>
      <table:table table:name="Table1" table:style-name="Table1">
        <table:table-column table:style-name="Table1.A"/>
        <table:table-column table:style-name="Table1.B"/>
        <table:table-row>
          <table:table-cell table:style-name="Table1.A1" office:value-type="string">
            <text:p text:style-name="Table_20_Contents"><text:span text:style-name="Source_20_Text"><text:span text:style-name="T3">n.cell</text:span></text:span></text:p>
          </table:table-cell>
          <table:table-cell table:style-name="Table1.A1" office:value-type="string">
            <text:p text:style-name="P1">the number of cells for each patch, specified in square meters.</text:p>
          </table:table-cell>
        </table:table-row>
        <table:table-row>
          <table:table-cell table:style-name="Table1.A1" office:value-type="string">
            <text:p text:style-name="Table_20_Contents"><text:span text:style-name="Source_20_Text"><text:span text:style-name="T3">n.core.cell</text:span></text:span></text:p>
          </table:table-cell>
          <table:table-cell table:style-name="Table1.A1" office:value-type="string">
            <text:p text:style-name="P1">the number of cells in the core area, without the edge area.</text:p>
          </table:table-cell>
        </table:table-row>
        <table:table-row>
          <table:table-cell table:style-name="Table1.A1" office:value-type="string">
            <text:p text:style-name="Table_20_Contents"><text:span text:style-name="Source_20_Text"><text:span text:style-name="T3">n.edges.perimeter</text:span></text:span></text:p>
          </table:table-cell>
          <table:table-cell table:style-name="Table1.A1" office:value-type="string">
            <text:p text:style-name="P1">the number of outer perimeter cell edges of the patch.</text:p>
          </table:table-cell>
        </table:table-row>
        <table:table-row>
          <table:table-cell table:style-name="Table1.A1" office:value-type="string">
            <text:p text:style-name="Table_20_Contents"><text:span text:style-name="Source_20_Text"><text:span text:style-name="T3">n.edges.internal</text:span></text:span></text:p>
          </table:table-cell>
          <table:table-cell table:style-name="Table1.A1" office:value-type="string">
            <text:p text:style-name="P1">the number of internal cell edges of the patch.</text:p>
          </table:table-cell>
        </table:table-row>
        <table:table-row>
          <table:table-cell table:style-name="Table1.A1" office:value-type="string">
            <text:p text:style-name="Table_20_Contents"><text:span text:style-name="Source_20_Text"><text:span text:style-name="T3">core.area.index</text:span></text:span></text:p>
          </table:table-cell>
          <table:table-cell table:style-name="Table1.A1" office:value-type="string">
            <text:p text:style-name="P1">quantifies core area as a percentage of patch area.</text:p>
          </table:table-cell>
        </table:table-row>
      </table:table>
      <text:p text:style-name="P2"/>
      <text:p text:style-name="P3">ClassStat()</text:p>
      <table:table table:name="Table2" table:style-name="Table2">
        <table:table-column table:style-name="Table2.A"/>
        <table:table-column table:style-name="Table2.B"/>
        <table:table-row>
          <table:table-cell table:style-name="Table2.A1" office:value-type="string">
            <text:p text:style-name="Table_20_Contents"><text:span text:style-name="Source_20_Text"><text:span text:style-name="T3">landscape.shape.index</text:span></text:span></text:p>
          </table:table-cell>
          <table:table-cell table:style-name="Table2.A1" office:value-type="string">
            <text:p text:style-name="P1">a standardized measure of total edge or edge density that adjusts for the size of the landscape.</text:p>
          </table:table-cell>
        </table:table-row>
        <table:table-row>
          <table:table-cell table:style-name="Table2.A1" office:value-type="string">
            <text:p text:style-name="Table_20_Contents"><text:span text:style-name="Source_20_Text"><text:span text:style-name="T3">largest.patch.index</text:span></text:span></text:p>
          </table:table-cell>
          <table:table-cell table:style-name="Table2.A1" office:value-type="string">
            <text:p text:style-name="P1">largest patch index quantifies the percentage of total landscape area comprised by the largest patch.</text:p>
          </table:table-cell>
        </table:table-row>
        <table:table-row>
          <table:table-cell table:style-name="Table2.A1" office:value-type="string">
            <text:p text:style-name="Table_20_Contents"><text:span text:style-name="Source_20_Text"><text:span text:style-name="T3">perimeter.area.frac.dim</text:span></text:span></text:p>
          </table:table-cell>
          <table:table-cell table:style-name="Table2.A1" office:value-type="string">
            <text:p text:style-name="P1">perimeter-area fractal dimension equals 2 divided by the slope of regression line obtained by regressing the logarithm of patch area (m2) against the logarithm of patch perimeter (m).</text:p>
          </table:table-cell>
        </table:table-row>
        <table:table-row>
          <table:table-cell table:style-name="Table2.A1" office:value-type="string">
            <text:p text:style-name="Table_20_Contents"><text:span text:style-name="Source_20_Text"><text:span text:style-name="T3">prop.like.adjacencies</text:span></text:span></text:p>
          </table:table-cell>
          <table:table-cell table:style-name="Table2.A1" office:value-type="string">
            <text:p text:style-name="P1">calculated from the adjacency matrix, which shows the frequency with which different pairs of patch types (including like adjacencies between the same patch type) appear side-by-side on the map (measures the degree of aggregation of patch types).</text:p>
          </table:table-cell>
        </table:table-row>
        <table:table-row>
          <table:table-cell table:style-name="Table2.A1" office:value-type="string">
            <text:p text:style-name="Table_20_Contents"><text:span text:style-name="Source_20_Text"><text:span text:style-name="T3">aggregation.index</text:span></text:span></text:p>
          </table:table-cell>
          <table:table-cell table:style-name="Table2.A1" office:value-type="string">
            <text:p text:style-name="P1">computed simply as an area-weighted mean class aggregation index, where each class is weighted by its proportional area in the landscape.</text:p>
          </table:table-cell>
        </table:table-row>
        <table:table-row>
          <table:table-cell table:style-name="Table2.A1" office:value-type="string">
            <text:p text:style-name="Table_20_Contents"><text:span text:style-name="Source_20_Text"><text:span text:style-name="T3">lanscape.division.index</text:span></text:span></text:p>
          </table:table-cell>
          <table:table-cell table:style-name="Table2.A1" office:value-type="string">
            <text:p text:style-name="P1">based on the cumulative patch area distribution and is interpreted as the probability that two randomly chosen pixels in the landscape are not situated in the same patch</text:p>
          </table:table-cell>
        </table:table-row>
        <table:table-row>
          <table:table-cell table:style-name="Table2.A1" office:value-type="string">
            <text:p text:style-name="Table_20_Contents"><text:span text:style-name="Source_20_Text"><text:span text:style-name="T3">splitting.index</text:span></text:span></text:p>
          </table:table-cell>
          <table:table-cell table:style-name="Table2.A1" office:value-type="string">
            <text:p text:style-name="P1">based on the cumulative patch area distribution and is interpreted as the effective mesh number, or number of patches with a constant patch size when the landscape is subdivided into S patches, where S is the value of the splitting index.</text:p>
          </table:table-cell>
        </table:table-row>
      </table:table>
      <text:p text:style-name="P2"/>
      <text:h text:style-name="P537" text:outline-level="2">Level of measurement</text:h>
      <text:list xml:id="list4085008570" text:style-name="L1">
        <text:list-item>
          <text:p text:style-name="P478">Sub-Patch (if out of some reason the patch is a unit, which could still be distinguished further, i.e. by some function, which was not relevant for the original assignment of the patch, the new subdivision could be labelled as sub-patches.)</text:p>
        </text:list-item>
        <text:list-item>
          <text:p text:style-name="P480"><text:span text:style-name="T56">P</text:span><text:span text:style-name="T57">atch</text:span><text:span text:style-name="T341"> </text:span><text:span text:style-name="T342">(incl. p</text:span><text:span text:style-name="T341">atch neighbourhood (local landscape, in reasonable buffer zone)</text:span></text:p>
        </text:list-item>
        <text:list-item>
          <text:p text:style-name="P479"><text:span text:style-name="T56">Class</text:span> (patch/habitat type)</text:p>
        </text:list-item>
        <text:list-item>
          <text:p text:style-name="P481"><text:span text:style-name="T57">Landsca</text:span><text:span text:style-name="T56">pe</text:span></text:p>
        </text:list-item>
      </text:list>
      <text:h text:style-name="P489" text:outline-level="2">Landscape Change Processes</text:h>
      <text:list xml:id="list2458540067" text:style-name="L2">
        <text:list-item>
          <text:p text:style-name="P482">Deformation: the shape is changing</text:p>
        </text:list-item>
        <text:list-item>
          <text:p text:style-name="P482">Shift: the position is changing</text:p>
        </text:list-item>
        <text:list-item>
          <text:p text:style-name="P482">Perforation: the number of patches is constant but the area is decreasing</text:p>
        </text:list-item>
        <text:list-item>
          <text:p text:style-name="P482">Shrinkage: the area and perimeter are decreasing but the number of patches is constant.</text:p>
        </text:list-item>
        <text:list-item>
          <text:p text:style-name="P482">Enlargement: the number of patches is constant but the area is increasing.</text:p>
        </text:list-item>
        <text:list-item>
          <text:p text:style-name="P483">Attrition: the number of patches and the area are decreasing</text:p>
        </text:list-item>
        <text:list-item>
          <text:p text:style-name="P483">Aggregation: the number of patches is decreasing but area is constant or increasing.</text:p>
        </text:list-item>
        <text:list-item>
          <text:p text:style-name="P483">Creation: the number of patches and area are increasing.</text:p>
        </text:list-item>
        <text:list-item>
          <text:p text:style-name="P483">Dissection: the number of patches is increasing and the area is decreasing.</text:p>
        </text:list-item>
        <text:list-item>
          <text:p text:style-name="P484"><text:span text:style-name="T18">Fragmentation: the number of patches is increasing and area is strongly decreasing </text:span><text:span text:style-name="T19">(this should be separated into fragmentation per se and habitat loss)</text:span><text:span text:style-name="T18">.</text:span></text:p>
        </text:list-item>
      </text:list>
      <text:h text:style-name="P491" text:outline-level="2"><text:span text:style-name="T145">Symbols/</text:span><text:span text:style-name="T146">Meanings</text:span><text:span text:style-name="T145"> in the following </text:span><text:span text:style-name="T147">text and </text:span><text:span text:style-name="T145">equations</text:span></text:h>
      <text:list xml:id="list3991454864" text:style-name="L3">
        <text:list-item>
          <text:p text:style-name="P448"><text:span text:style-name="T17">P</text:span><text:span text:style-name="T9"> = denotes for a </text:span><text:span text:style-name="T15">patch</text:span></text:p>
        </text:list-item>
        <text:list-item>
          <text:p text:style-name="P449"><text:span text:style-name="T17">C</text:span><text:span text:style-name="T9"> = denotes for a class </text:span><text:span text:style-name="T10">of </text:span><text:span text:style-name="T15">patch</text:span><text:span text:style-name="T16">e</text:span><text:span text:style-name="T10">s, </text:span><text:span text:style-name="T9">d</text:span><text:span text:style-name="T271">ij</text:span><text:span text:style-name="T9"> hence is the value of d for the </text:span><text:span text:style-name="T13">i</text:span><text:span text:style-name="T9">-th </text:span><text:span text:style-name="T15">patch</text:span><text:span text:style-name="T9"> of the j-th class.</text:span></text:p>
        </text:list-item>
        <text:list-item>
          <text:p text:style-name="P451"><text:span text:style-name="T9">D </text:span><text:span text:style-name="T8">= denotes also for a class, but for one which is distinct from C.</text:span></text:p>
        </text:list-item>
        <text:list-item>
          <text:p text:style-name="P452">L =denotes for landscape</text:p>
        </text:list-item>
        <text:list-item>
          <text:p text:style-name="P453">r = raster-cell</text:p>
        </text:list-item>
        <text:list-item>
          <text:p text:style-name="P450"><text:span text:style-name="T11">centroid = average </text:span><text:span text:style-name="T12">of all positions of a connected component, </text:span><text:span text:style-name="T14">based on x and y coordinates.</text:span></text:p>
        </text:list-item>
        <text:list-item>
          <text:p text:style-name="P469"><text:span text:style-name="T14">A </text:span><text:span text:style-name="T8">= area</text:span></text:p>
        </text:list-item>
      </text:list>
      <text:p text:style-name="P4"/>
      <text:h text:style-name="P492" text:outline-level="2"><text:span text:style-name="T136">Metric</text:span> Distribution</text:h>
      <text:p text:style-name="P173"><text:span text:style-name="T135">Level</text:span> of measurement: <text:span text:style-name="T24">Class, Landscape</text:span></text:p>
      <text:p text:style-name="P173">Abbreviation: <text:span text:style-name="T134">MN (mean), AM (area-weighted mean), MD (median), RA (range), SD (standard deviation) and CV (coefficient of variation) at both class and landscape level</text:span></text:p>
      <text:p text:style-name="P219"><text:soft-page-break/>other names: -</text:p>
      <text:p text:style-name="P274">Reference: </text:p>
      <text:p text:style-name="P273">Descr<office:annotation><dc:creator>Steffen Ehrmann</dc:creator><dc:date>2017-03-13T14:17:03</dc:date><text:p text:style-name="P538"><text:span text:style-name="T378">refine and check if it is possible for all of them to calculate the distributions. Check, if calculations are the same and if it hence can be generalized.</text:span></text:p></office:annotation>iption: Second-order statistics of <text:span text:style-name="T137">metric</text:span> variation. <text:span text:style-name="T138">This applies to all kind of metrics, such as area, edge length, radius of gyration, perimeter-area ratio, edge contrast, shape index, fractal dimension index, core area, disjunct cores, core area proportion, lin</text:span><text:span text:style-name="T138"><office:annotation><dc:creator>Steffen Ehrmann</dc:creator><dc:date>2017-03-10T19:38:30</dc:date><text:p text:style-name="P538"><text:span text:style-name="T378">how is this defined?</text:span></text:p></office:annotation></text:span><text:span text:style-name="T138">earity index, contiguity index, nearest neighbour distance, proximity index, similarity index</text:span></text:p>
      <text:p text:style-name="P268">Ecological <text:span text:style-name="T41">relevance</text:span>: </text:p>
      <text:p text:style-name="P268"><text:span text:style-name="T40">Effect</text:span>: </text:p>
      <text:p text:style-name="P271">Limitations: </text:p>
      <text:p text:style-name="P159">Internal name: <text:span text:style-name="T111">area_mn_</text:span><text:span text:style-name="T76">c</text:span><text:span text:style-name="T59">C</text:span><text:span text:style-name="T58">lass</text:span><text:span text:style-name="T59">ID</text:span><text:span text:style-name="T111">, area_am_</text:span><text:span text:style-name="T76">c</text:span><text:span text:style-name="T59">C</text:span><text:span text:style-name="T58">lass</text:span><text:span text:style-name="T59">ID</text:span><text:span text:style-name="T111">, area_md_</text:span><text:span text:style-name="T76">c</text:span><text:span text:style-name="T59">C</text:span><text:span text:style-name="T58">lass</text:span><text:span text:style-name="T59">ID</text:span><text:span text:style-name="T111">, area_ra_</text:span><text:span text:style-name="T76">c</text:span><text:span text:style-name="T59">C</text:span><text:span text:style-name="T58">lass</text:span><text:span text:style-name="T59">ID</text:span><text:span text:style-name="T111">, area_sd_</text:span><text:span text:style-name="T76">c</text:span><text:span text:style-name="T59">C</text:span><text:span text:style-name="T58">lass</text:span><text:span text:style-name="T59">ID</text:span><text:span text:style-name="T111">, area_cv_ </text:span><text:span text:style-name="T76">c</text:span><text:span text:style-name="T59">C</text:span><text:span text:style-name="T58">lass</text:span><text:span text:style-name="T59">ID</text:span><text:span text:style-name="T75">, </text:span><text:span text:style-name="T78">area_mn_w</text:span><text:span text:style-name="T63">WindowID</text:span><text:span text:style-name="T75"> etc.</text:span></text:p>
      <text:h text:style-name="P493" text:outline-level="2">Area</text:h>
      <text:p text:style-name="P278"><text:span text:style-name="T135">Level</text:span> of measurement: <text:span text:style-name="T55">Sub-Patch, Patch, Class, Landscape</text:span></text:p>
      <text:p text:style-name="P279">Abbreviation: <text:span text:style-name="T302">A (A</text:span><text:span text:style-name="T285">P</text:span><text:span text:style-name="T302">, A</text:span><text:span text:style-name="T285">C</text:span><text:span text:style-name="T302">, A</text:span><text:span text:style-name="T284">L</text:span><text:span text:style-name="T346">)</text:span></text:p>
      <text:p text:style-name="P282">other names: AREA, <text:span text:style-name="T209">CA (class area), LA (total area)</text:span></text:p>
      <text:p text:style-name="P283">Reference: Turner et al. 2001, Leitão et al. 2006, <text:span text:style-name="T304">FRAGSTAT</text:span></text:p>
      <text:p text:style-name="P368">Unit: m², ha</text:p>
      <text:p text:style-name="P281">Range: <text:span text:style-name="T189">0 </text:span><text:span text:style-name="T121">≤ </text:span><text:span text:style-name="T123">A</text:span><text:span text:style-name="T189"> &lt; </text:span><text:span text:style-name="T122">∞</text:span></text:p>
      <text:p text:style-name="P277">Description: <text:span text:style-name="T219">A</text:span>rea for each <text:span text:style-name="T220">Object</text:span>.</text:p>
      <text:p text:style-name="P280">Ecological <text:span text:style-name="T41">relevance</text:span>: <text:span text:style-name="T268">Patch size effect.</text:span></text:p>
      <text:p text:style-name="P284">Limitations: <text:span text:style-name="T303">spatial resolution.</text:span></text:p>
      <text:p text:style-name="P285">Internal name: a_<text:span text:style-name="T68">p</text:span><text:span text:style-name="T58">PatchID</text:span>, a_<text:span text:style-name="T68">cC</text:span><text:span text:style-name="T58">lass</text:span><text:span text:style-name="T59">ID</text:span>, a_<text:span text:style-name="T68">w</text:span><text:span text:style-name="T58">WindowID</text:span></text:p>
      <text:p text:style-name="P134">used in: <text:a xlink:type="simple" xlink:href="#0.10.Disjunct Cores Density|outline" text:style-name="Internet_20_link" text:visited-style-name="Visited_20_Internet_20_Link"><text:span text:style-name="T158">Disjunct Cores</text:span></text:a><text:a xlink:type="simple" xlink:href="#0.10.Disjunct Cores Density|outline" text:style-name="Internet_20_link" text:visited-style-name="Visited_20_Internet_20_Link"><text:span text:style-name="T157"> </text:span></text:a><text:a xlink:type="simple" xlink:href="#0.10.Disjunct Cores Density|outline" text:style-name="Internet_20_link" text:visited-style-name="Visited_20_Internet_20_Link"><text:span text:style-name="T159">Density</text:span></text:a><text:span text:style-name="T152">, </text:span><text:a xlink:type="simple" xlink:href="#0.11.Core Area Proportion|outline" text:style-name="Internet_20_link" text:visited-style-name="Visited_20_Internet_20_Link"><text:span text:style-name="T154">Core Area Proportion</text:span></text:a><text:span text:style-name="T154">, </text:span><text:a xlink:type="simple" xlink:href="#0.13.Edge Density|outline" text:style-name="Internet_20_link" text:visited-style-name="Visited_20_Internet_20_Link"><text:span text:style-name="T168">Edge Density</text:span></text:a><text:span text:style-name="T148">, </text:span><text:a xlink:type="simple" xlink:href="#0.18.Shape Index|outline" text:style-name="Internet_20_link" text:visited-style-name="Visited_20_Internet_20_Link"><text:span text:style-name="T150">Shape Index</text:span></text:a><text:span text:style-name="T150">, </text:span><text:a xlink:type="simple" xlink:href="#0.20.Fractal Dimension|outline" text:style-name="Internet_20_link" text:visited-style-name="Visited_20_Internet_20_Link"><text:span text:style-name="T152">Fractal Dimen</text:span></text:a><text:a xlink:type="simple" xlink:href="#0.20.Fractal Dimension|outline" text:style-name="Internet_20_link" text:visited-style-name="Visited_20_Internet_20_Link"><text:span text:style-name="T153">s</text:span></text:a><text:a xlink:type="simple" xlink:href="#0.20.Fractal Dimension|outline" text:style-name="Internet_20_link" text:visited-style-name="Visited_20_Internet_20_Link"><text:span text:style-name="T152">ion</text:span></text:a><text:span text:style-name="T154">, </text:span><text:a xlink:type="simple" xlink:href="#0.22.Area Proportion|outline" text:style-name="Internet_20_link" text:visited-style-name="Visited_20_Internet_20_Link"><text:span text:style-name="T149">Area Proportion</text:span></text:a><text:span text:style-name="T149">, </text:span><text:a xlink:type="simple" xlink:href="#0.23.Largest Patch Index|outline" text:style-name="Internet_20_link" text:visited-style-name="Visited_20_Internet_20_Link"><text:span text:style-name="T169">Largest Patch Index</text:span></text:a></text:p>
      <text:h text:style-name="P496" text:outline-level="2">Radius of Gyration</text:h>
      <text:p text:style-name="P197"><text:span text:style-name="T135">Level</text:span> of measurement: <text:span text:style-name="T110">Patch, Class, Landscape</text:span></text:p>
      <text:p text:style-name="P197">Abbreviation: <text:span text:style-name="T53">ROG</text:span></text:p>
      <text:p text:style-name="P238">other names: <text:span text:style-name="T222">GYRATE</text:span></text:p>
      <text:p text:style-name="P254">Reference: Leitão et al. 2006, <text:span text:style-name="T300">FRAGSTAT</text:span></text:p>
      <text:p text:style-name="P349">Equation: </text:p>
      <table:table table:name="Table5" table:style-name="Table5">
        <table:table-column table:style-name="Table5.A"/>
        <table:table-column table:style-name="Table5.B"/>
        <table:table-header-rows>
          <table:table-row>
            <table:table-cell table:style-name="Table5.A1" office:value-type="string">
              <text:p text:style-name="P427"><draw:frame draw:style-name="fr1" draw:name="Object42" text:anchor-type="as-char" svg:y="-0.2811in" svg:width="1.0161in" svg:height="0.4835in" draw:z-index="9"><draw:object xlink:href="./Object 4" xlink:type="simple" xlink:show="embed" xlink:actuate="onLoad"/><draw:image xlink:href="./ObjectReplacements/Object 4" xlink:type="simple" xlink:show="embed" xlink:actuate="onLoad"/><svg:desc>formula</svg:desc></draw:frame></text:p>
            </table:table-cell>
            <table:table-cell table:style-name="Table5.A1" office:value-type="string">
              <text:p text:style-name="P437">(<text:sequence text:ref-name="refText0" text:name="Text" text:formula="ooow:Text+1" style:num-format="1">1</text:sequence>)</text:p>
            </table:table-cell>
          </table:table-row>
        </table:table-header-rows>
      </table:table>
      <text:p text:style-name="P361">with <text:tab/><text:span text:style-name="T270">d = distance between raster cell r of patch ij and the centroid of this patch</text:span></text:p>
      <text:p text:style-name="P363"><text:soft-page-break/><text:tab/>R = total number of raster cells per patch ij</text:p>
      <text:p text:style-name="P349">Unit: <text:span text:style-name="T299">m</text:span></text:p>
      <text:p text:style-name="P199">Range: <text:span text:style-name="T325">0 </text:span><text:span text:style-name="T117">≤</text:span><text:span text:style-name="T128"> </text:span><text:span text:style-name="T325">ROG &lt; </text:span><text:span text:style-name="T115">∞</text:span></text:p>
      <text:p text:style-name="P249">Description: <text:span text:style-name="T301">Mean distance between each raster cell of a CC and its centroid.</text:span></text:p>
      <text:p text:style-name="P267">Ecological <text:span text:style-name="T41">relevance</text:span>: </text:p>
      <text:p text:style-name="P197"><text:span text:style-name="T40">Effect</text:span>: <text:span text:style-name="T300">Increases, when the patch increases in extent or when patch increases in elongation alone.</text:span></text:p>
      <text:p text:style-name="P259">Limitations: <text:span text:style-name="T301">spatial resolution, extensiveness of the landscape dataset.</text:span></text:p>
      <text:p text:style-name="P165">Internal name: <text:span text:style-name="T109">rog_p</text:span><text:span text:style-name="T61">PatchID</text:span><text:span text:style-name="T106">, rog</text:span><text:span text:style-name="T70">_</text:span><text:span text:style-name="T71">c</text:span><text:span text:style-name="T60">Class</text:span><text:span text:style-name="T61">ID</text:span><text:span text:style-name="T70">, </text:span><text:span text:style-name="T71">rog_w</text:span><text:span text:style-name="T61">WindowID</text:span></text:p>
      <text:h text:style-name="P527" text:outline-level="2">Related Circumscribing Circle</text:h>
      <text:p text:style-name="P212"><text:span text:style-name="T135">Level</text:span> of measurement: <text:span text:style-name="T110">Patch, Class, Landscape</text:span></text:p>
      <text:p text:style-name="P212">Abbreviation: </text:p>
      <text:p text:style-name="P241">other names: </text:p>
      <text:p text:style-name="P258">Reference: </text:p>
      <text:p text:style-name="P358">Equation: </text:p>
      <table:table table:name="Table24" table:style-name="Table24">
        <table:table-column table:style-name="Table24.A"/>
        <table:table-column table:style-name="Table24.B"/>
        <table:table-header-rows>
          <table:table-row>
            <table:table-cell table:style-name="Table24.A1" office:value-type="string">
              <text:p text:style-name="P436"><draw:frame draw:style-name="fr1" draw:name="Object22" text:anchor-type="as-char" svg:y="-0.2811in" svg:width="1.0161in" svg:height="0.4835in" draw:z-index="11"><draw:object xlink:href="./Object 23" xlink:type="simple" xlink:show="embed" xlink:actuate="onLoad"/><draw:image xlink:href="./ObjectReplacements/Object 23" xlink:type="simple" xlink:show="embed" xlink:actuate="onLoad"/><svg:desc>formula</svg:desc></draw:frame></text:p>
            </table:table-cell>
            <table:table-cell table:style-name="Table24.A1" office:value-type="string">
              <text:p text:style-name="P446">(<text:sequence text:ref-name="refText1" text:name="Text" text:formula="ooow:Text+1" style:num-format="1">2</text:sequence>)</text:p>
            </table:table-cell>
          </table:table-row>
        </table:table-header-rows>
      </table:table>
      <text:p text:style-name="P362">with <text:tab/></text:p>
      <text:p text:style-name="P358">Unit: <text:span text:style-name="T299">m</text:span></text:p>
      <text:p text:style-name="P212">Range: <text:span text:style-name="T325">0 </text:span><text:span text:style-name="T117">≤</text:span><text:span text:style-name="T128"> </text:span><text:span text:style-name="T325"><text:s/>&lt; </text:span><text:span text:style-name="T115">∞</text:span></text:p>
      <text:p text:style-name="P253">Description: </text:p>
      <text:p text:style-name="P270">Ecological <text:span text:style-name="T41">relevance</text:span>: </text:p>
      <text:p text:style-name="P212"><text:span text:style-name="T40">Effect</text:span>: </text:p>
      <text:p text:style-name="P263">Limitations: </text:p>
      <text:p text:style-name="P447">Internal name: </text:p>
      <text:h text:style-name="P497" text:outline-level="2">Core Area</text:h>
      <text:p text:style-name="P173"><text:span text:style-name="T135">Level</text:span> of measurement: <text:span text:style-name="T170">Patch, Class, Landscape</text:span></text:p>
      <text:p text:style-name="P173">Abbreviation: <text:span text:style-name="T321">AC</text:span><text:span text:style-name="T30">x</text:span></text:p>
      <text:p text:style-name="P219">other names: <text:span text:style-name="T172">TCA (total core area)</text:span></text:p>
      <text:p text:style-name="P257">Reference: Leitão et al. 2006</text:p>
      <text:p text:style-name="P354">Equation: </text:p>
      <table:table table:name="Table3" table:style-name="Table3">
        <table:table-column table:style-name="Table3.A"/>
        <table:table-column table:style-name="Table3.B"/>
        <table:table-header-rows>
          <table:table-row>
            <table:table-cell table:style-name="Table3.A1" office:value-type="string">
              <text:p text:style-name="P432"><draw:frame draw:style-name="fr1" draw:name="Object1" text:anchor-type="as-char" svg:y="-0.2811in" svg:width="1.9193in" svg:height="0.4811in" draw:z-index="13"><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442">(<text:sequence text:ref-name="refText2" text:name="Text" text:formula="ooow:Text+1" style:num-format="1">3</text:sequence>)</text:p>
            </table:table-cell>
          </table:table-row>
        </table:table-header-rows>
      </table:table>
      <text:p text:style-name="P374"><text:soft-page-break/><text:span text:style-name="T151">with <text:tab/></text:span><text:span text:style-name="T20">AC</text:span><text:span text:style-name="T35">x</text:span><text:span text:style-name="T272">PC</text:span><text:span text:style-name="T155"> = Core Area based on edge-distance x of patch P of class C</text:span></text:p>
      <text:p text:style-name="P354">Unit: <text:span text:style-name="T358">m², ha</text:span></text:p>
      <text:p text:style-name="P207">Range: <text:span text:style-name="T125">0 </text:span><text:span text:style-name="T116">≤</text:span><text:span text:style-name="T127"> AC</text:span><text:span text:style-name="T31">x</text:span><text:span text:style-name="T127"> &lt;</text:span><text:span text:style-name="T125"> </text:span><text:span text:style-name="T115">∞</text:span></text:p>
      <text:p text:style-name="P83"><text:span text:style-name="T181">Description: </text:span><text:span text:style-name="T199">The </text:span><text:a xlink:type="simple" xlink:href="#0.5.Area|outline" text:style-name="Internet_20_link" text:visited-style-name="Visited_20_Internet_20_Link"><text:span text:style-name="T199">area</text:span></text:a><text:span text:style-name="T199"> within the patch, which is further than the defined edge-distance </text:span><text:span text:style-name="T201">x</text:span><text:span text:style-name="T199"> from the patch boundary.</text:span></text:p>
      <text:p text:style-name="P13"><text:span text:style-name="T314">Ecological </text:span><text:span text:style-name="T315">relevance</text:span><text:span text:style-name="T314">:</text:span> </text:p>
      <text:p text:style-name="P206"><text:span text:style-name="T40">Effect</text:span>: <text:span text:style-name="T359">AC</text:span><text:span text:style-name="T30">x</text:span><text:span text:style-name="T359"> approaches A, when the edge-distance decreases and patch shape is simplified.</text:span></text:p>
      <text:p text:style-name="P261">Limitations: <text:span text:style-name="T324">spatial resolution</text:span></text:p>
      <text:p text:style-name="P163">Internal name: <text:span text:style-name="T79">core</text:span><text:span text:style-name="T71">_</text:span><text:span text:style-name="T79">p</text:span><text:span text:style-name="T61">PatchID, </text:span><text:span text:style-name="T171">core</text:span><text:span text:style-name="T70">_</text:span><text:span text:style-name="T77">c</text:span><text:span text:style-name="T60">Class</text:span><text:span text:style-name="T62">ID</text:span><text:span text:style-name="T71">, </text:span><text:span text:style-name="T79">core</text:span><text:span text:style-name="T71">_w</text:span><text:span text:style-name="T61">WindowID</text:span></text:p>
      <text:p text:style-name="P133"><text:span text:style-name="T106">u</text:span>sed in: <text:a xlink:type="simple" xlink:href="#0.11.Core Area Proportion|outline" text:style-name="Internet_20_link" text:visited-style-name="Visited_20_Internet_20_Link"><text:span text:style-name="T164">Core Area Proportion</text:span></text:a></text:p>
      <text:h text:style-name="P498" text:outline-level="2"><text:span text:style-name="T322">Ecotone</text:span> Area</text:h>
      <text:p text:style-name="P198"><text:span text:style-name="T135">Level</text:span> of measurement: <text:span text:style-name="T170">Patch, Class, Landscape</text:span></text:p>
      <text:p text:style-name="P198">Abbreviation: <text:span text:style-name="T321">AE</text:span><text:span text:style-name="T30">x</text:span></text:p>
      <text:p text:style-name="P239">other names: </text:p>
      <text:p text:style-name="P78">Reference: </text:p>
      <text:p text:style-name="P355">Equation: </text:p>
      <table:table table:name="Table4" table:style-name="Table4">
        <table:table-column table:style-name="Table4.A"/>
        <table:table-column table:style-name="Table4.B"/>
        <table:table-header-rows>
          <table:table-row>
            <table:table-cell table:style-name="Table4.A1" office:value-type="string">
              <text:p text:style-name="P433"><draw:frame draw:style-name="fr1" draw:name="Object2" text:anchor-type="as-char" svg:y="-0.2811in" svg:width="1.8917in" svg:height="0.4811in" draw:z-index="14"><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443">(<text:sequence text:ref-name="refText3" text:name="Text" text:formula="ooow:Text+1" style:num-format="1">4</text:sequence>)</text:p>
            </table:table-cell>
          </table:table-row>
        </table:table-header-rows>
      </table:table>
      <text:p text:style-name="P373"><text:span text:style-name="T151">with <text:tab/></text:span><text:span text:style-name="T351">A</text:span><text:span text:style-name="T352">E</text:span><text:span text:style-name="T34">x </text:span><text:span text:style-name="T272">PC</text:span><text:span text:style-name="T155"> = Ecotone Area based on edge-distance x of patch P of class C</text:span></text:p>
      <text:p text:style-name="P355">Unit: <text:span text:style-name="T360">m², ha</text:span></text:p>
      <text:p text:style-name="P204">Range: <text:span text:style-name="T125">0 </text:span><text:span text:style-name="T116">≤</text:span><text:span text:style-name="T127"> A</text:span><text:span text:style-name="T129">E</text:span><text:span text:style-name="T32">x</text:span><text:span text:style-name="T127"> &lt;</text:span><text:span text:style-name="T125"> </text:span><text:span text:style-name="T115">∞</text:span></text:p>
      <text:p text:style-name="P102"><text:span text:style-name="T181">Description: </text:span><text:span text:style-name="T200">the </text:span><text:a xlink:type="simple" xlink:href="#0.5.Area|outline" text:style-name="Internet_20_link" text:visited-style-name="Visited_20_Internet_20_Link"><text:span text:style-name="T200">area</text:span></text:a><text:span text:style-name="T200"> within the patch, which is less than the defined edge-distance </text:span><text:span text:style-name="T201">x</text:span><text:span text:style-name="T200"> from the patch boundary.</text:span></text:p>
      <text:p text:style-name="P40">Ecological <text:span text:style-name="T41">relevance</text:span>: </text:p>
      <text:p text:style-name="P205"><text:span text:style-name="T40">Effect</text:span>: <text:span text:style-name="T360">AE</text:span><text:span text:style-name="T30">x</text:span><text:span text:style-name="T360"> approaches A, when the edge-distance increases and patch shape becomes more complex.</text:span></text:p>
      <text:p text:style-name="P262">Limitations: <text:span text:style-name="T323">spatial resolution</text:span></text:p>
      <text:p text:style-name="P160">Internal name: <text:span text:style-name="T79">core</text:span><text:span text:style-name="T71">_</text:span><text:span text:style-name="T79">p</text:span><text:span text:style-name="T61">PatchID, </text:span><text:span text:style-name="T171">core</text:span><text:span text:style-name="T70">_</text:span><text:span text:style-name="T77">c</text:span><text:span text:style-name="T60">Class</text:span><text:span text:style-name="T62">ID</text:span><text:span text:style-name="T71">, </text:span><text:span text:style-name="T79">core</text:span><text:span text:style-name="T71">_w</text:span><text:span text:style-name="T61">WindowID</text:span></text:p>
      <text:h text:style-name="P499" text:outline-level="2"><text:span text:style-name="T175">Disjunct Cores</text:span> <text:span text:style-name="T47">Number</text:span></text:h>
      <text:p text:style-name="P171"><text:span text:style-name="T135">Level</text:span> of measurement: <text:span text:style-name="T174">Patch, Class, Landscape</text:span></text:p>
      <text:p text:style-name="P171">Abbreviation: <text:span text:style-name="T326">NDC</text:span><text:span text:style-name="T37">x</text:span></text:p>
      <text:p text:style-name="P217">other names: <text:span text:style-name="T361">NCORE, NCA, NDCA</text:span></text:p>
      <text:p text:style-name="P52">Reference: </text:p>
      <text:p text:style-name="P356"><text:soft-page-break/>Equation: </text:p>
      <table:table table:name="Table25" table:style-name="Table25">
        <table:table-column table:style-name="Table25.A"/>
        <table:table-column table:style-name="Table25.B"/>
        <table:table-header-rows>
          <table:table-row>
            <table:table-cell table:style-name="Table25.A1" office:value-type="string">
              <text:p text:style-name="P434"><draw:frame draw:style-name="fr1" draw:name="Object3" text:anchor-type="as-char" svg:y="-0.2811in" svg:width="1.5744in" svg:height="0.4783in" draw:z-index="15"><draw:object xlink:href="./Object 24" xlink:type="simple" xlink:show="embed" xlink:actuate="onLoad"/><draw:image xlink:href="./ObjectReplacements/Object 24" xlink:type="simple" xlink:show="embed" xlink:actuate="onLoad"/><svg:desc>formula</svg:desc></draw:frame></text:p>
            </table:table-cell>
            <table:table-cell table:style-name="Table25.A1" office:value-type="string">
              <text:p text:style-name="P444">(<text:sequence text:ref-name="refText4" text:name="Text" text:formula="ooow:Text+1" style:num-format="1">5</text:sequence>)</text:p>
            </table:table-cell>
          </table:table-row>
        </table:table-header-rows>
      </table:table>
      <text:p text:style-name="P375"><text:span text:style-name="T151">with <text:tab/></text:span><text:span text:style-name="T21">NDC</text:span><text:span text:style-name="T36">x</text:span><text:span text:style-name="T34"> </text:span><text:span text:style-name="T272">PC</text:span><text:span text:style-name="T155"> = </text:span><text:span text:style-name="T156">Disjunct Cores Number</text:span><text:span text:style-name="T155"> based on edge-distance x of patch P of class C</text:span></text:p>
      <text:p text:style-name="P356">Unit: n</text:p>
      <text:p text:style-name="P208">Range: <text:span text:style-name="T125">0 </text:span><text:span text:style-name="T116">≤</text:span><text:span text:style-name="T127"> </text:span><text:span text:style-name="T132">NDC</text:span><text:span text:style-name="T33">x</text:span><text:span text:style-name="T127"> &lt;</text:span><text:span text:style-name="T125"> </text:span><text:span text:style-name="T115">∞</text:span></text:p>
      <text:p text:style-name="P243">Description: Number of <text:span text:style-name="T221">disjunct cores.</text:span></text:p>
      <text:p text:style-name="P14">Ecological <text:span text:style-name="T41">relevance</text:span>: </text:p>
      <text:p text:style-name="P171"><text:span text:style-name="T40">Effect</text:span>: <text:span text:style-name="T362">NDC becomes larger when the patch shape leads to disjunct areas after applying a edge-distance threshold.</text:span></text:p>
      <text:p text:style-name="P104">Limitations: </text:p>
      <text:p text:style-name="P164">Internal name: <text:span text:style-name="T215">dcn</text:span><text:span text:style-name="T70">_</text:span><text:span text:style-name="T82">p</text:span><text:span text:style-name="T65">Patch</text:span><text:span text:style-name="T61">ID</text:span><text:span text:style-name="T70">, </text:span><text:span text:style-name="T215">dcn</text:span><text:span text:style-name="T70">_</text:span><text:span text:style-name="T71">c</text:span><text:span text:style-name="T60">Class</text:span><text:span text:style-name="T61">ID</text:span><text:span text:style-name="T70">, </text:span><text:span text:style-name="T81">dcn_</text:span><text:span text:style-name="T71">w</text:span><text:span text:style-name="T61">WindowID</text:span></text:p>
      <text:p text:style-name="P264"><text:span text:style-name="T71">u</text:span><text:span text:style-name="T69">sed in: </text:span><text:a xlink:type="simple" xlink:href="#0.10.Disjunct Cores Density|outline" text:style-name="Internet_20_link" text:visited-style-name="Visited_20_Internet_20_Link"><text:span text:style-name="T165">Disjunct Cores</text:span></text:a><text:a xlink:type="simple" xlink:href="#0.10.Disjunct Cores Density|outline" text:style-name="Internet_20_link" text:visited-style-name="Visited_20_Internet_20_Link"><text:span text:style-name="T166"> </text:span></text:a><text:a xlink:type="simple" xlink:href="#0.10.Disjunct Cores Density|outline" text:style-name="Internet_20_link" text:visited-style-name="Visited_20_Internet_20_Link"><text:span text:style-name="T167">Density</text:span></text:a></text:p>
      <text:h text:style-name="P500" text:outline-level="2"><text:span text:style-name="T175">Disjunct Cores</text:span> <text:span text:style-name="T216">Density</text:span></text:h>
      <text:p text:style-name="P172"><text:span text:style-name="T135">Level</text:span> of measurement: <text:span text:style-name="T174">Class, Landscape</text:span></text:p>
      <text:p text:style-name="P209">Abbreviation: <text:span text:style-name="T176">DDC</text:span><text:span text:style-name="T38">x</text:span></text:p>
      <text:p text:style-name="P218">other names: <text:span text:style-name="T217">DCAD</text:span></text:p>
      <text:p text:style-name="P57">Reference: </text:p>
      <text:p text:style-name="P357">Equation: </text:p>
      <table:table table:name="Table21" table:style-name="Table21">
        <table:table-column table:style-name="Table21.A"/>
        <table:table-column table:style-name="Table21.B"/>
        <table:table-header-rows>
          <table:table-row>
            <table:table-cell table:style-name="Table21.A1" office:value-type="string">
              <text:p text:style-name="P435"><draw:frame draw:style-name="fr1" draw:name="Object7" text:anchor-type="as-char" svg:y="-0.5098in" svg:width="2.1598in" svg:height="0.728in" draw:z-index="17"><draw:object xlink:href="./Object 20" xlink:type="simple" xlink:show="embed" xlink:actuate="onLoad"/><draw:image xlink:href="./ObjectReplacements/Object 20" xlink:type="simple" xlink:show="embed" xlink:actuate="onLoad"/><svg:desc>formula</svg:desc></draw:frame></text:p>
            </table:table-cell>
            <table:table-cell table:style-name="Table21.A1" office:value-type="string">
              <text:p text:style-name="P445">(<text:sequence text:ref-name="refText5" text:name="Text" text:formula="ooow:Text+1" style:num-format="1">6</text:sequence>)</text:p>
            </table:table-cell>
          </table:table-row>
        </table:table-header-rows>
      </table:table>
      <text:p text:style-name="P365"><text:span text:style-name="T181">with <text:tab/></text:span><text:span text:style-name="T205">NDC</text:span><text:span text:style-name="T29">x</text:span><text:span text:style-name="T281">PC</text:span><text:span text:style-name="T205"> = </text:span><text:a xlink:type="simple" xlink:href="#0.9.Disjunct Cores Number|outline" text:style-name="Internet_20_link" text:visited-style-name="Visited_20_Internet_20_Link"><text:span text:style-name="T205">Disjunct Cores Number</text:span></text:a><text:span text:style-name="T205"> of patch P of class C</text:span></text:p>
      <text:p text:style-name="P364"><text:span text:style-name="T181"><text:tab/><text:tab/></text:span><text:span text:style-name="T206">AL = </text:span><text:a xlink:type="simple" xlink:href="#0.5.Area|outline" text:style-name="Internet_20_link" text:visited-style-name="Visited_20_Internet_20_Link"><text:span text:style-name="T206">Area</text:span></text:a><text:span text:style-name="T206"> of the landscape</text:span></text:p>
      <text:p text:style-name="P367">Unit: n</text:p>
      <text:p text:style-name="P366">Range: </text:p>
      <text:p text:style-name="P87">Description: </text:p>
      <text:p text:style-name="P376"><text:span text:style-name="T4">Ecological </text:span><text:span text:style-name="T5">relevance</text:span><text:span text:style-name="T4">: </text:span></text:p>
      <text:p text:style-name="P19"><text:span text:style-name="T40">Effect</text:span>: </text:p>
      <text:p text:style-name="P109">Limitations: </text:p>
      <text:p text:style-name="P138">Internal name: <text:span text:style-name="T215">dcd</text:span><text:span text:style-name="T70">_</text:span><text:span text:style-name="T71">c</text:span><text:span text:style-name="T60">Class</text:span><text:span text:style-name="T61">ID</text:span><text:span text:style-name="T70">, </text:span><text:span text:style-name="T81">dc</text:span><text:span text:style-name="T83">d</text:span><text:span text:style-name="T81">_</text:span><text:span text:style-name="T71">w</text:span><text:span text:style-name="T61">WindowID</text:span></text:p>
      <text:h text:style-name="P503" text:outline-level="2">Core Area Proportion</text:h>
      <text:p text:style-name="P170"><text:span text:style-name="T135">Level</text:span> of measurement: <text:span text:style-name="T177">Patch, Class, Landscape</text:span></text:p>
      <text:p text:style-name="P210"><text:soft-page-break/>Abbreviation: <text:span text:style-name="T327">PAC</text:span><text:span text:style-name="T39">x</text:span><text:span text:style-name="T327"> (</text:span><text:span text:style-name="T364">p</text:span><text:span text:style-name="T327">roportion of the </text:span><text:span text:style-name="T364">a</text:span><text:span text:style-name="T327">rea of </text:span><text:span text:style-name="T364">c</text:span><text:span text:style-name="T327">ores)</text:span></text:p>
      <text:p text:style-name="P216">other names: <text:span text:style-name="T328">CAP (core area proportion), CAI (core area index)</text:span></text:p>
      <text:p text:style-name="P53">Reference: Lang &amp; Blaschke 2007</text:p>
      <text:p text:style-name="P353">Equation: </text:p>
      <table:table table:name="Table11" table:style-name="Table11">
        <table:table-column table:style-name="Table11.A"/>
        <table:table-column table:style-name="Table11.B"/>
        <table:table-header-rows>
          <table:table-row>
            <table:table-cell table:style-name="Table11.A1" office:value-type="string">
              <text:p text:style-name="P431"><draw:frame draw:style-name="fr1" draw:name="Object9" text:anchor-type="as-char" svg:y="-0.5098in" svg:width="1.85in" svg:height="0.7354in" draw:z-index="22"><draw:object xlink:href="./Object 10" xlink:type="simple" xlink:show="embed" xlink:actuate="onLoad"/><draw:image xlink:href="./ObjectReplacements/Object 10" xlink:type="simple" xlink:show="embed" xlink:actuate="onLoad"/><svg:desc>formula</svg:desc></draw:frame></text:p>
            </table:table-cell>
            <table:table-cell table:style-name="Table11.A1" office:value-type="string">
              <text:p text:style-name="P441">(<text:sequence text:ref-name="refText6" text:name="Text" text:formula="ooow:Text+1" style:num-format="1">7</text:sequence>)</text:p>
            </table:table-cell>
          </table:table-row>
        </table:table-header-rows>
      </table:table>
      <text:p text:style-name="P347"><text:span text:style-name="T181">with <text:tab/></text:span><text:span text:style-name="T202">AC</text:span><text:span text:style-name="T28">x</text:span><text:span text:style-name="T280">PC</text:span><text:span text:style-name="T202"> = </text:span><text:a xlink:type="simple" xlink:href="#0.7.Core Area|outline" text:style-name="Internet_20_link" text:visited-style-name="Visited_20_Internet_20_Link"><text:span text:style-name="T202">Core Area</text:span></text:a><text:span text:style-name="T202"> based on edge-distance x</text:span><text:span text:style-name="T204"> of patch P of class C</text:span></text:p>
      <text:p text:style-name="P319"><text:span text:style-name="T181"><text:tab/><text:tab/></text:span><text:span text:style-name="T203">A</text:span><text:span text:style-name="T279">PC</text:span><text:span text:style-name="T203"> = </text:span><text:a xlink:type="simple" xlink:href="#0.5.Area|outline" text:style-name="Internet_20_link" text:visited-style-name="Visited_20_Internet_20_Link"><text:span text:style-name="T203">Area</text:span></text:a><text:span text:style-name="T203"> of patch P of class C</text:span></text:p>
      <text:p text:style-name="P353">Unit: %</text:p>
      <text:p text:style-name="P211">Range: <text:span text:style-name="T363">0 </text:span><text:span text:style-name="T120">≤</text:span><text:span text:style-name="T363"> PAC</text:span><text:span text:style-name="T39">x</text:span><text:span text:style-name="T363"> &lt; 100</text:span></text:p>
      <text:p text:style-name="P245">Description: Percentage of the landscape occupied by interior habitat, calculated using an internal buffer within a patch. It takes into account the size and shape of patches and edge effects.</text:p>
      <text:p text:style-name="P15">Ecological interpretation: </text:p>
      <text:p text:style-name="P170"><text:span text:style-name="T40">Effect</text:span>: <text:span text:style-name="T365">PAC approaches 100, when the patch, because of size, shape and edge width, contains mostly core area.</text:span></text:p>
      <text:p text:style-name="P105">Limitations: </text:p>
      <text:p text:style-name="P140">Internal name: <text:span text:style-name="T329">propc_p</text:span><text:span text:style-name="T61">PatchID</text:span><text:span text:style-name="T106">, propc</text:span><text:span text:style-name="T70">_</text:span><text:span text:style-name="T71">c</text:span><text:span text:style-name="T60">Class</text:span><text:span text:style-name="T61">ID</text:span><text:span text:style-name="T70">, </text:span><text:span text:style-name="T103">prop</text:span><text:span text:style-name="T84">c</text:span><text:span text:style-name="T71">_w</text:span><text:span text:style-name="T61">WindowID</text:span></text:p>
      <text:h text:style-name="P506" text:outline-level="2">Edge <text:span text:style-name="T139">Length/Perimeter</text:span></text:h>
      <text:p text:style-name="P167"><text:span text:style-name="T135">Level</text:span> of measurement: <text:span text:style-name="T54">Patch, Class, Landscape</text:span></text:p>
      <text:p text:style-name="P169">Abbreviation: <text:span text:style-name="T330">LE (LE</text:span><text:span text:style-name="T286">P</text:span><text:span text:style-name="T330">, LE</text:span><text:span text:style-name="T286">C</text:span><text:span text:style-name="T330">, LE</text:span><text:span text:style-name="T286">L</text:span><text:span text:style-name="T330">)</text:span></text:p>
      <text:p text:style-name="P215">other names: PERIM, <text:span text:style-name="T330">EDGE, </text:span>TE <text:span text:style-name="T331">(total edge)</text:span></text:p>
      <text:p text:style-name="P255">Reference: Turner et al. 2001</text:p>
      <text:p text:style-name="P314"><text:span text:style-name="T181">Unit: </text:span><text:span text:style-name="T188">m</text:span></text:p>
      <text:p text:style-name="P201">Range: <text:span text:style-name="T125">0 </text:span><text:span text:style-name="T116">≤</text:span><text:span text:style-name="T127"> </text:span><text:span text:style-name="T130">LE</text:span><text:span text:style-name="T127"> &lt;</text:span><text:span text:style-name="T125"> </text:span><text:span text:style-name="T115">∞</text:span></text:p>
      <text:p text:style-name="P250">Description: <text:span text:style-name="T343">The enclosing perimeter of individual patches, all patches of a class or all landscape elements.</text:span></text:p>
      <text:p text:style-name="P169">Ecological <text:span text:style-name="T41">relevance</text:span>: <text:span text:style-name="T268">Intensity and distribution of edges constitutes a major aspect of landscape pattern. The relationship between patch perimeter and patch area is the basis for most shape indices.</text:span></text:p>
      <text:p text:style-name="P12"><text:span text:style-name="T40">Effect</text:span>: </text:p>
      <text:p text:style-name="P260">Limitations: <text:span text:style-name="T269">similarly as area, it is limited by the spatial resolution of the raster.</text:span></text:p>
      <text:p text:style-name="P161">Internal name: <text:span text:style-name="T106">edge_p</text:span><text:span text:style-name="T61">PatchID</text:span><text:span text:style-name="T106">, edge</text:span><text:span text:style-name="T70">_</text:span><text:span text:style-name="T71">c</text:span><text:span text:style-name="T60">Class</text:span><text:span text:style-name="T61">ID</text:span><text:span text:style-name="T70">, </text:span><text:span text:style-name="T71">edge_w</text:span><text:span text:style-name="T61">WindowID</text:span></text:p>
      <text:p text:style-name="P131"><text:soft-page-break/><text:span text:style-name="T106">u</text:span>sed in: <text:a xlink:type="simple" xlink:href="#0.13.Edge Density|outline" text:style-name="Internet_20_link" text:visited-style-name="Visited_20_Internet_20_Link"><text:span text:style-name="T160">Edge Density</text:span></text:a><text:span text:style-name="T160">, </text:span><text:a xlink:type="simple" xlink:href="#0.18.Shape Index|outline" text:style-name="Internet_20_link" text:visited-style-name="Visited_20_Internet_20_Link"><text:span text:style-name="T161">Shape Index</text:span></text:a><text:span text:style-name="T161">, </text:span><text:a xlink:type="simple" xlink:href="#0.20.Fractal Dimension|outline" text:style-name="Internet_20_link" text:visited-style-name="Visited_20_Internet_20_Link"><text:span text:style-name="T162">Fractal Dimen</text:span></text:a><text:a xlink:type="simple" xlink:href="#0.20.Fractal Dimension|outline" text:style-name="Internet_20_link" text:visited-style-name="Visited_20_Internet_20_Link"><text:span text:style-name="T163">s</text:span></text:a><text:a xlink:type="simple" xlink:href="#0.20.Fractal Dimension|outline" text:style-name="Internet_20_link" text:visited-style-name="Visited_20_Internet_20_Link"><text:span text:style-name="T162">ion</text:span></text:a></text:p>
      <text:h text:style-name="P507" text:outline-level="2">Edge Density</text:h>
      <text:p text:style-name="P174"><text:span text:style-name="T135">Level</text:span> of measurement: <text:span text:style-name="T133">Patch, Class, Landscape</text:span></text:p>
      <text:p text:style-name="P174">Abbreviation: <text:span text:style-name="T332">DE</text:span></text:p>
      <text:p text:style-name="P220">other names: Perimeter-Area Ratio (Patch)</text:p>
      <text:p text:style-name="P256">Reference: Lang &amp; Blaschke 2007</text:p>
      <text:p text:style-name="P350">Equation: </text:p>
      <table:table table:name="Table6" table:style-name="Table6">
        <table:table-column table:style-name="Table6.A"/>
        <table:table-column table:style-name="Table6.B"/>
        <table:table-header-rows>
          <table:table-row>
            <table:table-cell table:style-name="Table6.A1" office:value-type="string">
              <text:p text:style-name="P428"><draw:frame draw:style-name="fr1" draw:name="Object4" text:anchor-type="as-char" svg:y="-0.2453in" svg:width="1.2866in" svg:height="0.4173in" draw:z-index="23"><draw:object xlink:href="./Object 5" xlink:type="simple" xlink:show="embed" xlink:actuate="onLoad"/><draw:image xlink:href="./ObjectReplacements/Object 5" xlink:type="simple" xlink:show="embed" xlink:actuate="onLoad"/><svg:desc>formula</svg:desc></draw:frame></text:p>
            </table:table-cell>
            <table:table-cell table:style-name="Table6.A1" office:value-type="string">
              <text:p text:style-name="P438">(<text:sequence text:ref-name="refText7" text:name="Text" text:formula="ooow:Text+1" style:num-format="1">8</text:sequence>)</text:p>
            </table:table-cell>
          </table:table-row>
        </table:table-header-rows>
      </table:table>
      <text:p text:style-name="P344"><text:span text:style-name="T181">with <text:tab/></text:span><text:span text:style-name="T190">LE = </text:span><text:a xlink:type="simple" xlink:href="#0.12.Edge Length|outline" text:style-name="Internet_20_link" text:visited-style-name="Visited_20_Internet_20_Link"><text:span text:style-name="T190">Edge Length</text:span></text:a><text:span text:style-name="T190"> </text:span><text:span text:style-name="T191">(</text:span><text:span text:style-name="T192">perimeter-area ratio </text:span><text:span text:style-name="T194">= </text:span><text:span text:style-name="T196">LE</text:span><text:span text:style-name="T275">P</text:span><text:span text:style-name="T347">, </text:span><text:span text:style-name="T348">otherwise LE</text:span><text:span text:style-name="T276">C</text:span><text:span text:style-name="T348"> </text:span><text:span text:style-name="T349">or LE</text:span><text:span text:style-name="T277">L</text:span><text:span text:style-name="T192">)</text:span></text:p>
      <text:p text:style-name="P343"><text:span text:style-name="T190"><text:tab/><text:tab/>A = </text:span><text:a xlink:type="simple" xlink:href="#0.5.Area|outline" text:style-name="Internet_20_link" text:visited-style-name="Visited_20_Internet_20_Link"><text:span text:style-name="T190">Area</text:span></text:a><text:span text:style-name="T190"> </text:span><text:span text:style-name="T191">(</text:span><text:span text:style-name="T192">perimeter-area ratio </text:span><text:span text:style-name="T193">= </text:span><text:span text:style-name="T195">A</text:span><text:span text:style-name="T274">P</text:span><text:span text:style-name="T347">, </text:span><text:span text:style-name="T348">otherwise </text:span><text:span text:style-name="T350">A</text:span><text:span text:style-name="T277">L</text:span><text:span text:style-name="T191">)</text:span></text:p>
      <text:p text:style-name="P360"><text:span text:style-name="T1">Unit: m ha</text:span><text:span text:style-name="T27">-1</text:span></text:p>
      <text:p text:style-name="P201">Range: <text:span text:style-name="T125">0 </text:span><text:span text:style-name="T116">≤</text:span><text:span text:style-name="T127"> </text:span><text:span text:style-name="T130">DE</text:span><text:span text:style-name="T127"> &lt;</text:span><text:span text:style-name="T125"> </text:span><text:span text:style-name="T115">∞</text:span></text:p>
      <text:p text:style-name="P244">Description: Standardized measure of edge on a per unit area basis</text:p>
      <text:p text:style-name="P20">Ecological <text:span text:style-name="T41">relevance</text:span>: </text:p>
      <text:p text:style-name="P174"><text:span text:style-name="T40">Effect</text:span>: <text:span text:style-name="T42">Higher values indicate higher spatial heterogeneity and possible fragmentation of the focal habitat type.</text:span></text:p>
      <text:p text:style-name="P110">Limitations: </text:p>
      <text:p text:style-name="P139">Internal name: <text:span text:style-name="T106">ed_p</text:span><text:span text:style-name="T61">PatchID</text:span><text:span text:style-name="T106">, ed</text:span><text:span text:style-name="T70">_</text:span><text:span text:style-name="T71">c</text:span><text:span text:style-name="T60">Class</text:span><text:span text:style-name="T61">ID</text:span><text:span text:style-name="T70">, </text:span><text:span text:style-name="T71">ed_w</text:span><text:span text:style-name="T61">WindowID</text:span></text:p>
      <text:h text:style-name="P507" text:outline-level="2">Edge Contrast Index</text:h>
      <text:p text:style-name="P168"><text:span text:style-name="T135">Level</text:span> of measurement: <text:span text:style-name="T180">Patch, Class, Landscape</text:span></text:p>
      <text:p text:style-name="P168">Abbreviation: <text:span text:style-name="T366">CE</text:span></text:p>
      <text:p text:style-name="P214">other names: <text:span text:style-name="T179">ECON, TECI (total edge contrast index)</text:span></text:p>
      <text:p text:style-name="P54">Reference: </text:p>
      <text:p text:style-name="P293">Equation: </text:p>
      <table:table table:name="Table8" table:style-name="Table8">
        <table:table-column table:style-name="Table8.A"/>
        <table:table-column table:style-name="Table8.B"/>
        <table:table-header-rows>
          <table:table-row>
            <table:table-cell table:style-name="Table8.A1" office:value-type="string">
              <text:p text:style-name="P381"><draw:frame draw:style-name="fr1" draw:name="Object6" text:anchor-type="as-char" svg:y="-0.5098in" svg:width="2.3846in" svg:height="0.9874in" draw:z-index="7"><draw:object xlink:href="./Object 7" xlink:type="simple" xlink:show="embed" xlink:actuate="onLoad"/><draw:image xlink:href="./ObjectReplacements/Object 7" xlink:type="simple" xlink:show="embed" xlink:actuate="onLoad"/><svg:desc>formula</svg:desc></draw:frame></text:p>
            </table:table-cell>
            <table:table-cell table:style-name="Table8.A1" office:value-type="string">
              <text:p text:style-name="P406">(<text:sequence text:ref-name="refText8" text:name="Text" text:formula="ooow:Text+1" style:num-format="1">9</text:sequence>)</text:p>
            </table:table-cell>
          </table:table-row>
        </table:table-header-rows>
      </table:table>
      <text:p text:style-name="P320">with </text:p>
      <text:p text:style-name="P293">Unit: </text:p>
      <text:p text:style-name="P16">Range: </text:p>
      <text:p text:style-name="P84">Description: Index of habitat resource contrast between neighbouring patches.</text:p>
      <text:p text:style-name="P16"><text:soft-page-break/>Ecological <text:span text:style-name="T41">relevance</text:span>: </text:p>
      <text:p text:style-name="P16"><text:span text:style-name="T40">Effect</text:span>: <text:span text:style-name="T43">Higher values indicate the edge present is of higher contrast.</text:span></text:p>
      <text:p text:style-name="P106">Limitations: </text:p>
      <text:p text:style-name="P137">Internal name: <text:span text:style-name="T366">ce_p</text:span><text:span text:style-name="T61">PatchID</text:span><text:span text:style-name="T106">, ce</text:span><text:span text:style-name="T70">_</text:span><text:span text:style-name="T71">c</text:span><text:span text:style-name="T60">Class</text:span><text:span text:style-name="T61">ID</text:span><text:span text:style-name="T70">, </text:span><text:span text:style-name="T105">c</text:span><text:span text:style-name="T71">e_w</text:span><text:span text:style-name="T61">WindowID</text:span></text:p>
      <text:h text:style-name="P504" text:outline-level="2"><text:span text:style-name="T210">Euclidean </text:span>Nearest Neighbour Distance</text:h>
      <text:p text:style-name="P166"><text:span text:style-name="T135">Level</text:span> of measurement: <text:span text:style-name="T212">Patch</text:span></text:p>
      <text:p text:style-name="P166">Abbreviation: <text:span text:style-name="T52">NND</text:span></text:p>
      <text:p text:style-name="P213">other names: <text:span text:style-name="T211">ENN</text:span></text:p>
      <text:p text:style-name="P56">Reference: Tischendorf et al. 2003, Leitão et al. 2006</text:p>
      <text:p text:style-name="P295">Equation: </text:p>
      <table:table table:name="Table9" table:style-name="Table9">
        <table:table-column table:style-name="Table9.A"/>
        <table:table-column table:style-name="Table9.B"/>
        <table:table-header-rows>
          <table:table-row>
            <table:table-cell table:style-name="Table9.A1" office:value-type="string">
              <text:p text:style-name="P383"><draw:frame draw:style-name="fr2" draw:name="Object10" text:anchor-type="as-char" svg:width="0.589in" svg:height="0.2272in" draw:z-index="16"><draw:object xlink:href="./Object 8" xlink:type="simple" xlink:show="embed" xlink:actuate="onLoad"/><draw:image xlink:href="./ObjectReplacements/Object 8" xlink:type="simple" xlink:show="embed" xlink:actuate="onLoad"/><svg:desc>formula</svg:desc></draw:frame></text:p>
            </table:table-cell>
            <table:table-cell table:style-name="Table9.A1" office:value-type="string">
              <text:p text:style-name="P408">(<text:sequence text:ref-name="refText9" text:name="Text" text:formula="ooow:Text+1" style:num-format="1">10</text:sequence>)</text:p>
            </table:table-cell>
          </table:table-row>
        </table:table-header-rows>
      </table:table>
      <text:p text:style-name="P322">with </text:p>
      <text:p text:style-name="P295">Unit: m</text:p>
      <text:p text:style-name="P18">Range: </text:p>
      <text:p text:style-name="P86">Description: Mean distance calculate based on a 1000 m maximum search radius from the focal habitat patch. Represents how far animals have to move between critical resource patches such as forest cover. At the landscape level, measures of the mean distance between habitat patches of the same type.</text:p>
      <text:p text:style-name="P18">Ecological <text:span text:style-name="T41">relevance</text:span>: </text:p>
      <text:p text:style-name="P18"><text:span text:style-name="T40">Effect</text:span>: </text:p>
      <text:p text:style-name="P108">Limitations: </text:p>
      <text:p text:style-name="P135">Internal name: <text:span text:style-name="T213">nnd_p</text:span><text:span text:style-name="T61">PatchID</text:span></text:p>
      <text:h text:style-name="P509" text:outline-level="2">Proximity Index</text:h>
      <text:p text:style-name="P166"><text:span text:style-name="T135">Level</text:span> of measurement: <text:span text:style-name="T212">Patch</text:span></text:p>
      <text:p text:style-name="P166">Abbreviation: <text:span text:style-name="T45">PROX</text:span></text:p>
      <text:p text:style-name="P213">other names: -</text:p>
      <text:p text:style-name="P56">Reference: Leitão et al. 2006</text:p>
      <text:p text:style-name="P295">Equation: </text:p>
      <table:table table:name="Table12" table:style-name="Table12">
        <table:table-column table:style-name="Table12.A"/>
        <table:table-column table:style-name="Table12.B"/>
        <table:table-header-rows>
          <table:table-row>
            <table:table-cell table:style-name="Table12.A1" office:value-type="string">
              <text:p text:style-name="P383"><draw:frame draw:style-name="fr2" draw:name="Object19" text:anchor-type="as-char" svg:width="0.589in" svg:height="0.2272in" draw:z-index="18"><draw:object xlink:href="./Object 11" xlink:type="simple" xlink:show="embed" xlink:actuate="onLoad"/><draw:image xlink:href="./ObjectReplacements/Object 11" xlink:type="simple" xlink:show="embed" xlink:actuate="onLoad"/><svg:desc>formula</svg:desc></draw:frame></text:p>
            </table:table-cell>
            <table:table-cell table:style-name="Table12.A1" office:value-type="string">
              <text:p text:style-name="P408">(<text:sequence text:ref-name="refText10" text:name="Text" text:formula="ooow:Text+1" style:num-format="1">11</text:sequence>)</text:p>
            </table:table-cell>
          </table:table-row>
        </table:table-header-rows>
      </table:table>
      <text:p text:style-name="P322">with </text:p>
      <text:p text:style-name="P295"><text:soft-page-break/>Unit: </text:p>
      <text:p text:style-name="P18">Range: </text:p>
      <text:p text:style-name="P86">Description: </text:p>
      <text:p text:style-name="P18">Ecological <text:span text:style-name="T41">relevance</text:span>: </text:p>
      <text:p text:style-name="P18"><text:span text:style-name="T40">Effect</text:span>: </text:p>
      <text:p text:style-name="P108">Limitations: </text:p>
      <text:p text:style-name="P135">Internal name: <text:span text:style-name="T214">prox_p</text:span><text:span text:style-name="T61">PatchID</text:span></text:p>
      <text:h text:style-name="P528" text:outline-level="2"><text:span text:style-name="T182">Similarity</text:span><text:span text:style-name="T181"> Index</text:span></text:h>
      <text:p text:style-name="P177"><text:span text:style-name="T135">Level</text:span> of measurement: <text:span text:style-name="T212">Patch</text:span></text:p>
      <text:p text:style-name="P177">Abbreviation: <text:span text:style-name="T224">SI</text:span></text:p>
      <text:p text:style-name="P221">other names: <text:span text:style-name="T224">SIMI</text:span></text:p>
      <text:p text:style-name="P58">Reference: Leitão et al. 2006</text:p>
      <text:p text:style-name="P296">Equation: </text:p>
      <table:table table:name="Table31" table:style-name="Table31">
        <table:table-column table:style-name="Table31.A"/>
        <table:table-column table:style-name="Table31.B"/>
        <table:table-header-rows>
          <table:table-row>
            <table:table-cell table:style-name="Table31.A1" office:value-type="string">
              <text:p text:style-name="P384"><draw:frame draw:style-name="fr2" draw:name="Object11" text:anchor-type="as-char" svg:width="0.589in" svg:height="0.2272in" draw:z-index="19"><draw:object xlink:href="./Object 30" xlink:type="simple" xlink:show="embed" xlink:actuate="onLoad"/><draw:image xlink:href="./ObjectReplacements/Object 30" xlink:type="simple" xlink:show="embed" xlink:actuate="onLoad"/><svg:desc>formula</svg:desc></draw:frame></text:p>
            </table:table-cell>
            <table:table-cell table:style-name="Table31.A1" office:value-type="string">
              <text:p text:style-name="P409">(<text:sequence text:ref-name="refText11" text:name="Text" text:formula="ooow:Text+1" style:num-format="1">12</text:sequence>)</text:p>
            </table:table-cell>
          </table:table-row>
        </table:table-header-rows>
      </table:table>
      <text:p text:style-name="P323">with </text:p>
      <text:p text:style-name="P296">Unit: </text:p>
      <text:p text:style-name="P21">Range: </text:p>
      <text:p text:style-name="P88">Description: </text:p>
      <text:p text:style-name="P21">Ecological <text:span text:style-name="T41">relevance</text:span>: </text:p>
      <text:p text:style-name="P21"><text:span text:style-name="T40">Effect</text:span>: </text:p>
      <text:p text:style-name="P111">Limitations: </text:p>
      <text:p text:style-name="P141">Internal name: <text:span text:style-name="T225">si_p</text:span><text:span text:style-name="T61">PatchID</text:span></text:p>
      <text:h text:style-name="P505" text:outline-level="2">Shape Index</text:h>
      <text:p text:style-name="P203"><text:span text:style-name="T135">Level</text:span> of measurement: <text:span text:style-name="T233">Patch, </text:span><text:span text:style-name="T317">Class, Landscape</text:span></text:p>
      <text:p text:style-name="P203">Abbreviation: <text:span text:style-name="T339">SH</text:span></text:p>
      <text:p text:style-name="P240">other names: <text:span text:style-name="T231">SHAPE, LSI (Landscape Shape Index)</text:span></text:p>
      <text:p text:style-name="P62">Reference: </text:p>
      <text:p text:style-name="P352">Equation: </text:p>
      <table:table table:name="Table10" table:style-name="Table10">
        <table:table-column table:style-name="Table10.A"/>
        <table:table-column table:style-name="Table10.B"/>
        <table:table-header-rows>
          <table:table-row>
            <table:table-cell table:style-name="Table10.A1" office:value-type="string">
              <text:p text:style-name="P430"><draw:frame draw:style-name="fr1" draw:name="Object8" text:anchor-type="as-char" svg:y="-0.2693in" svg:width="1.0965in" svg:height="0.4654in" draw:z-index="20"><draw:object xlink:href="./Object 9" xlink:type="simple" xlink:show="embed" xlink:actuate="onLoad"/><draw:image xlink:href="./ObjectReplacements/Object 9" xlink:type="simple" xlink:show="embed" xlink:actuate="onLoad"/><svg:desc>formula</svg:desc></draw:frame></text:p>
            </table:table-cell>
            <table:table-cell table:style-name="Table10.A1" office:value-type="string">
              <text:p text:style-name="P440">(<text:sequence text:ref-name="refText12" text:name="Text" text:formula="ooow:Text+1" style:num-format="1">13</text:sequence>)</text:p>
            </table:table-cell>
          </table:table-row>
        </table:table-header-rows>
      </table:table>
      <text:p text:style-name="P345"><text:span text:style-name="T181">with <text:tab/></text:span><text:span text:style-name="T198">LE = </text:span><text:a xlink:type="simple" xlink:href="#0.12.Edge Length|outline" text:style-name="Internet_20_link" text:visited-style-name="Visited_20_Internet_20_Link"><text:span text:style-name="T198">Edge Length</text:span></text:a><text:span text:style-name="T198"> of patch</text:span></text:p>
      <text:p text:style-name="P327"><text:span text:style-name="T181"><text:tab/><text:tab/></text:span><text:span text:style-name="T198">A = </text:span><text:a xlink:type="simple" xlink:href="#0.5.Area|outline" text:style-name="Internet_20_link" text:visited-style-name="Visited_20_Internet_20_Link"><text:span text:style-name="T198">Area</text:span></text:a><text:span text:style-name="T198"> of patch, </text:span><text:span text:style-name="T207">o</text:span><text:span text:style-name="T208">r</text:span><text:span text:style-name="T207"> of the total landscape</text:span></text:p>
      <text:p text:style-name="P352"><text:soft-page-break/>Unit: -</text:p>
      <text:p text:style-name="P203">Range: <text:span text:style-name="T356">SH </text:span><text:span text:style-name="T119">≥</text:span><text:span text:style-name="T131"> 1</text:span></text:p>
      <text:p text:style-name="P251">Description: Index of the amount of edge present in a landscape unit relative to what would be present in a landscape of the same size but with a simple geometric shape.</text:p>
      <text:p text:style-name="P25">Ecological <text:span text:style-name="T41">relevance</text:span>: </text:p>
      <text:p text:style-name="P203"><text:span text:style-name="T40">Effect</text:span>: <text:span text:style-name="T357">1 when the patch is square, higher values indicate higher complexity/irregularity.</text:span></text:p>
      <text:p text:style-name="P115">Limitations: </text:p>
      <text:p text:style-name="P162">Internal name: <text:span text:style-name="T232">shape_p</text:span><text:span text:style-name="T61">PatchID</text:span><text:span text:style-name="T106">, shape</text:span><text:span text:style-name="T70">_</text:span><text:span text:style-name="T71">c</text:span><text:span text:style-name="T60">Class</text:span><text:span text:style-name="T61">ID</text:span><text:span text:style-name="T70">, </text:span><text:span text:style-name="T89">shape</text:span><text:span text:style-name="T71">_w</text:span><text:span text:style-name="T61">WindowID</text:span></text:p>
      <text:h text:style-name="P510" text:outline-level="2">Contiguity Index</text:h>
      <text:p text:style-name="P195"><text:span text:style-name="T135">Level</text:span> of measurement: <text:span text:style-name="T141">Patch</text:span></text:p>
      <text:p text:style-name="P200">Abbreviation: <text:span text:style-name="T265">CONTIG</text:span></text:p>
      <text:p text:style-name="P236">other names: -</text:p>
      <text:p text:style-name="P75">Reference: </text:p>
      <text:p text:style-name="P312">Equation: </text:p>
      <table:table table:name="Table40" table:style-name="Table40">
        <table:table-column table:style-name="Table40.A"/>
        <table:table-column table:style-name="Table40.B"/>
        <table:table-header-rows>
          <table:table-row>
            <table:table-cell table:style-name="Table40.A1" office:value-type="string">
              <text:p text:style-name="P400"><draw:frame draw:style-name="fr2" draw:name="Object38" text:anchor-type="as-char" svg:width="0.589in" svg:height="0.2272in" draw:z-index="21"><draw:object xlink:href="./Object 39" xlink:type="simple" xlink:show="embed" xlink:actuate="onLoad"/><draw:image xlink:href="./ObjectReplacements/Object 39" xlink:type="simple" xlink:show="embed" xlink:actuate="onLoad"/><svg:desc>formula</svg:desc></draw:frame></text:p>
            </table:table-cell>
            <table:table-cell table:style-name="Table40.A1" office:value-type="string">
              <text:p text:style-name="P425">(<text:sequence text:ref-name="refText13" text:name="Text" text:formula="ooow:Text+1" style:num-format="1">14</text:sequence>)</text:p>
            </table:table-cell>
          </table:table-row>
        </table:table-header-rows>
      </table:table>
      <text:p text:style-name="P340">with </text:p>
      <text:p text:style-name="P312">Unit: </text:p>
      <text:p text:style-name="P38">Range: </text:p>
      <text:p text:style-name="P99">Description: </text:p>
      <text:p text:style-name="P38">Ecological <text:span text:style-name="T41">relevance</text:span>: </text:p>
      <text:p text:style-name="P38"><text:span text:style-name="T40">Effect</text:span>: </text:p>
      <text:p text:style-name="P128">Limitations: </text:p>
      <text:p text:style-name="P157">Internal name: <text:span text:style-name="T263">cont_p</text:span><text:span text:style-name="T66">PatchID</text:span></text:p>
      <text:h text:style-name="P529" text:outline-level="2"><text:span text:style-name="T181">Fractal Dimen</text:span><text:span text:style-name="T185">s</text:span><text:span text:style-name="T181">ion</text:span></text:h>
      <text:p text:style-name="P194"><text:span text:style-name="T135">Level</text:span> of measurement: <text:span text:style-name="T140">Patch</text:span></text:p>
      <text:p text:style-name="P194">Abbreviation: <text:span text:style-name="T264">FRDI</text:span></text:p>
      <text:p text:style-name="P235">other names: <text:span text:style-name="T264">FRAC</text:span></text:p>
      <text:p text:style-name="P76">Reference: Lang &amp; Blaschke 2007</text:p>
      <text:p text:style-name="P351">Equation: </text:p>
      <table:table table:name="Table23" table:style-name="Table23">
        <table:table-column table:style-name="Table23.A"/>
        <table:table-column table:style-name="Table23.B"/>
        <table:table-header-rows>
          <table:table-row>
            <table:table-cell table:style-name="Table23.A1" office:value-type="string">
              <text:p text:style-name="P429"><draw:frame draw:style-name="fr1" draw:name="Object21" text:anchor-type="as-char" svg:y="-0.2728in" svg:width="1.6764in" svg:height="0.4807in" draw:z-index="27"><draw:object xlink:href="./Object 22" xlink:type="simple" xlink:show="embed" xlink:actuate="onLoad"/><draw:image xlink:href="./ObjectReplacements/Object 22" xlink:type="simple" xlink:show="embed" xlink:actuate="onLoad"/><svg:desc>formula</svg:desc></draw:frame></text:p>
            </table:table-cell>
            <table:table-cell table:style-name="Table23.A1" office:value-type="string">
              <text:p text:style-name="P439">(<text:sequence text:ref-name="refText14" text:name="Text" text:formula="ooow:Text+1" style:num-format="1">15</text:sequence>)</text:p>
            </table:table-cell>
          </table:table-row>
        </table:table-header-rows>
      </table:table>
      <text:p text:style-name="P346"><text:soft-page-break/><text:span text:style-name="T181">with <text:tab/></text:span><text:span text:style-name="T197">LE</text:span><text:span text:style-name="T278">P</text:span><text:span text:style-name="T197"> = </text:span><text:a xlink:type="simple" xlink:href="#0.12.Edge Length|outline" text:style-name="Internet_20_link" text:visited-style-name="Visited_20_Internet_20_Link"><text:span text:style-name="T197">Edge Length</text:span></text:a><text:span text:style-name="T197"> of patch</text:span></text:p>
      <text:p text:style-name="P341"><text:span text:style-name="T181"><text:tab/><text:tab/></text:span><text:span text:style-name="T197">A</text:span><text:span text:style-name="T278">P</text:span><text:span text:style-name="T197"> = </text:span><text:a xlink:type="simple" xlink:href="#0.5.Area|outline" text:style-name="Internet_20_link" text:visited-style-name="Visited_20_Internet_20_Link"><text:span text:style-name="T197">Area</text:span></text:a><text:span text:style-name="T197"> of patch</text:span></text:p>
      <text:p text:style-name="P351">Unit: -</text:p>
      <text:p text:style-name="P202">Range: <text:span text:style-name="T354">1 </text:span><text:span text:style-name="T117">≤ </text:span><text:span text:style-name="T118">FRDI</text:span><text:span text:style-name="T325"> &lt; </text:span><text:span text:style-name="T118">2</text:span></text:p>
      <text:p text:style-name="P252">Description: <text:span text:style-name="T355">FRDI reflects shape complexity across a range of spatial scales and hence overcomes one of the major limitations of the straight perimeter-area ratio as measure of shape complexity.</text:span></text:p>
      <text:p text:style-name="P269">Ecological <text:span text:style-name="T41">relevance</text:span>: </text:p>
      <text:p text:style-name="P194"><text:span text:style-name="T40">Effect</text:span>: <text:span text:style-name="T355">FRDI approaches 1 for shapes with very simple perimeters such as squares, and approaches 2 for shapes with highly convoluted, plane-filling perimeters.</text:span></text:p>
      <text:p text:style-name="P272">Limitations: </text:p>
      <text:p text:style-name="P156">Internal name: <text:span text:style-name="T142">frdi_p</text:span><text:span text:style-name="T61">PatchID</text:span></text:p>
      <text:h text:style-name="P512" text:outline-level="2">Linearity Index</text:h>
      <text:p text:style-name="P196"><text:span text:style-name="T135">Level</text:span> of measurement: <text:span text:style-name="T140">Patch, Class, Window</text:span></text:p>
      <text:p text:style-name="P196">Abbreviation: <text:span text:style-name="T266">LIN</text:span></text:p>
      <text:p text:style-name="P237">other names: <text:span text:style-name="T266">LINEAR</text:span></text:p>
      <text:p text:style-name="P77">Reference: </text:p>
      <text:p text:style-name="P313">Equation: </text:p>
      <table:table table:name="Table53" table:style-name="Table53">
        <table:table-column table:style-name="Table53.A"/>
        <table:table-column table:style-name="Table53.B"/>
        <table:table-header-rows>
          <table:table-row>
            <table:table-cell table:style-name="Table53.A1" office:value-type="string">
              <text:p text:style-name="P401"><draw:frame draw:style-name="fr2" draw:name="Object50" text:anchor-type="as-char" svg:width="0.589in" svg:height="0.2272in" draw:z-index="2"><draw:object xlink:href="./Object 51" xlink:type="simple" xlink:show="embed" xlink:actuate="onLoad"/><draw:image xlink:href="./ObjectReplacements/Object 51" xlink:type="simple" xlink:show="embed" xlink:actuate="onLoad"/><svg:desc>formula</svg:desc></draw:frame></text:p>
            </table:table-cell>
            <table:table-cell table:style-name="Table53.A1" office:value-type="string">
              <text:p text:style-name="P426">(<text:sequence text:ref-name="refText15" text:name="Text" text:formula="ooow:Text+1" style:num-format="1">16</text:sequence>)</text:p>
            </table:table-cell>
          </table:table-row>
        </table:table-header-rows>
      </table:table>
      <text:p text:style-name="P342">with </text:p>
      <text:p text:style-name="P313">Unit: </text:p>
      <text:p text:style-name="P39">Range: </text:p>
      <text:p text:style-name="P100">Description: </text:p>
      <text:p text:style-name="P39">Ecological <text:span text:style-name="T41">relevance</text:span>: </text:p>
      <text:p text:style-name="P39"><text:span text:style-name="T40">Effect</text:span>: </text:p>
      <text:p text:style-name="P129">Limitations: </text:p>
      <text:p text:style-name="P158">Internal name: <text:span text:style-name="T267">li_</text:span><text:span text:style-name="T99">c</text:span><text:span text:style-name="T67">ClassID</text:span><text:span text:style-name="T99">, l</text:span><text:span text:style-name="T100">i_</text:span><text:span text:style-name="T99">w</text:span><text:span text:style-name="T67">WindowID</text:span></text:p>
      <text:h text:style-name="P495" text:outline-level="2">Area Proportion</text:h>
      <text:p text:style-name="P458"><text:span text:style-name="T135">Level</text:span> of measurement: <text:span text:style-name="T173">Class, Landscape</text:span></text:p>
      <text:p text:style-name="P458">Abbreviation: <text:span text:style-name="T306">PA</text:span></text:p>
      <text:p text:style-name="P460">other names: <text:span text:style-name="T218">PLAND (</text:span>percentage of landscape<text:span text:style-name="T218">)</text:span>, <text:span text:style-name="T218">CPLAND (core area percentage of landscape), CAP (Class Area Proportion)</text:span></text:p>
      <text:p text:style-name="P462"><text:soft-page-break/>Reference: Leitão et al. 2006, <text:span text:style-name="T305">FRAGSTAT</text:span></text:p>
      <text:p text:style-name="P471">Equation: </text:p>
      <table:table table:name="Table20" table:style-name="Table20">
        <table:table-column table:style-name="Table20.A"/>
        <table:table-column table:style-name="Table20.B"/>
        <table:table-header-rows>
          <table:table-row>
            <table:table-cell table:style-name="Table20.A1" office:value-type="string">
              <text:p text:style-name="P486"><draw:frame draw:style-name="fr1" draw:name="Object18" text:anchor-type="as-char" svg:y="-0.5098in" svg:width="1.5472in" svg:height="0.7335in" draw:z-index="6"><draw:object xlink:href="./Object 19" xlink:type="simple" xlink:show="embed" xlink:actuate="onLoad"/><draw:image xlink:href="./ObjectReplacements/Object 19" xlink:type="simple" xlink:show="embed" xlink:actuate="onLoad"/><svg:desc>formula</svg:desc></draw:frame></text:p>
            </table:table-cell>
            <table:table-cell table:style-name="Table20.A1" office:value-type="string">
              <text:p text:style-name="P488">(<text:sequence text:ref-name="refText16" text:name="Text" text:formula="ooow:Text+1" style:num-format="1">17</text:sequence>)</text:p>
            </table:table-cell>
          </table:table-row>
        </table:table-header-rows>
      </table:table>
      <text:p text:style-name="P472">with<text:tab/><text:tab/><text:span text:style-name="T353">NC = number of classes</text:span></text:p>
      <text:p text:style-name="P474"><text:span text:style-name="T371"><text:tab/><text:tab/></text:span><text:span text:style-name="T373">NP = </text:span><text:a xlink:type="simple" xlink:href="#0.24.Patch Number|outline" text:style-name="Internet_20_link" text:visited-style-name="Visited_20_Internet_20_Link"><text:span text:style-name="T373">Patch Number</text:span></text:a><text:span text:style-name="T373"> of class C</text:span></text:p>
      <text:p text:style-name="P475"><text:span text:style-name="T371"><text:tab/><text:tab/></text:span><text:span text:style-name="T375">A</text:span><text:span text:style-name="T294">P</text:span><text:span text:style-name="T296">C</text:span><text:span text:style-name="T375"> = </text:span><text:a xlink:type="simple" xlink:href="#0.5.Area|outline" text:style-name="Internet_20_link" text:visited-style-name="Visited_20_Internet_20_Link"><text:span text:style-name="T375">Area</text:span></text:a><text:span text:style-name="T375"> of patch P of class C (could also be AC or AE)</text:span></text:p>
      <text:p text:style-name="P477"><text:span text:style-name="T371"><text:tab/><text:tab/></text:span><text:span text:style-name="T377">A</text:span><text:span text:style-name="T298">L</text:span><text:span text:style-name="T377"> = </text:span><text:a xlink:type="simple" xlink:href="#0.5.Area|outline" text:style-name="Internet_20_link" text:visited-style-name="Visited_20_Internet_20_Link"><text:span text:style-name="T377">Area</text:span></text:a><text:span text:style-name="T377"> of the landscape</text:span></text:p>
      <text:p text:style-name="P471">Unit: %</text:p>
      <text:p text:style-name="P458">Range: <text:span text:style-name="T112">0 &lt; PA </text:span><text:span text:style-name="T113">≤</text:span><text:span text:style-name="T124"> 100</text:span></text:p>
      <text:p text:style-name="P464">Description: Proportion by area of the given class.</text:p>
      <text:p text:style-name="P458">Ecological <text:span text:style-name="T41">relevance</text:span>: <text:span text:style-name="T318">habitat amount</text:span></text:p>
      <text:p text:style-name="P458"><text:span text:style-name="T40">Effect</text:span>: <text:span text:style-name="T319">A higher value means that more of this class is available.</text:span></text:p>
      <text:p text:style-name="P466">Limitations: <text:span text:style-name="T308">spatial resolution, measures landscape composition, but not configuration.</text:span></text:p>
      <text:p text:style-name="P468">Internal name: <text:span text:style-name="T70">p</text:span><text:span text:style-name="T101">a</text:span><text:span text:style-name="T70">_</text:span><text:span text:style-name="T77">c</text:span><text:span text:style-name="T60">Class</text:span><text:span text:style-name="T62">ID, </text:span><text:span text:style-name="T70">p</text:span><text:span text:style-name="T101">a</text:span><text:span text:style-name="T70">_</text:span><text:span text:style-name="T80">w</text:span><text:span text:style-name="T64">Window</text:span><text:span text:style-name="T62">ID</text:span></text:p>
      <text:h text:style-name="P494" text:outline-level="2">Largest Patch Index</text:h>
      <text:p text:style-name="P454"><text:span text:style-name="T135">Level</text:span> of measurement: <text:span text:style-name="T24">Class, Landscape</text:span></text:p>
      <text:p text:style-name="P455">Abbreviation: <text:span text:style-name="T309">PLP ('Proportion Largest Patch', as it is a special case of 'Area Proportion')</text:span></text:p>
      <text:p text:style-name="P459">other names: <text:span text:style-name="T310">LPI</text:span></text:p>
      <text:p text:style-name="P461">Reference: </text:p>
      <text:p text:style-name="P470">Equation: </text:p>
      <table:table table:name="Table45" table:style-name="Table45">
        <table:table-column table:style-name="Table45.A"/>
        <table:table-column table:style-name="Table45.B"/>
        <table:table-header-rows>
          <table:table-row>
            <table:table-cell table:style-name="Table45.A1" office:value-type="string">
              <text:p text:style-name="P485"><draw:frame draw:style-name="fr1" draw:name="Objekt4" text:anchor-type="as-char" svg:y="-0.2728in" svg:width="1.6228in" svg:height="0.4783in" draw:z-index="5"><draw:object xlink:href="./Object 1" xlink:type="simple" xlink:show="embed" xlink:actuate="onLoad"/><draw:image xlink:href="./ObjectReplacements/Object 1" xlink:type="simple" xlink:show="embed" xlink:actuate="onLoad"/><svg:desc>formula</svg:desc></draw:frame></text:p>
            </table:table-cell>
            <table:table-cell table:style-name="Table45.A1" office:value-type="string">
              <text:p text:style-name="P487">(<text:sequence text:ref-name="refText17" text:name="Text" text:formula="ooow:Text+1" style:num-format="1">18</text:sequence>)</text:p>
            </table:table-cell>
          </table:table-row>
        </table:table-header-rows>
      </table:table>
      <text:p text:style-name="P473"><text:span text:style-name="T371">with<text:tab/><text:tab/></text:span><text:span text:style-name="T370">max(A</text:span><text:span text:style-name="T290">P</text:span><text:span text:style-name="T292">C</text:span><text:span text:style-name="T370">) = </text:span><text:a xlink:type="simple" xlink:href="#0.5.Area|outline" text:style-name="Internet_20_link" text:visited-style-name="Visited_20_Internet_20_Link"><text:span text:style-name="T370">Area</text:span></text:a><text:span text:style-name="T370"> of largest patch P of class C</text:span></text:p>
      <text:p text:style-name="P476"><text:span text:style-name="T371"><text:tab/><text:tab/></text:span><text:span text:style-name="T370">A</text:span><text:span text:style-name="T290">L</text:span><text:span text:style-name="T370"> = </text:span><text:a xlink:type="simple" xlink:href="#0.5.Area|outline" text:style-name="Internet_20_link" text:visited-style-name="Visited_20_Internet_20_Link"><text:span text:style-name="T370">Area</text:span></text:a><text:span text:style-name="T370"> of the landscape</text:span></text:p>
      <text:p text:style-name="P470">Unit: %</text:p>
      <text:p text:style-name="P456">Range: <text:span text:style-name="T313">0 &lt; PLP </text:span><text:span text:style-name="T114">≤</text:span><text:span text:style-name="T126"> 100</text:span></text:p>
      <text:p text:style-name="P463">Description: Index of total landscape area occupied by the largest patch of all habitat types.</text:p>
      <text:p text:style-name="P456">Ecological <text:span text:style-name="T41">relevance</text:span>: </text:p>
      <text:p text:style-name="P457"><text:span text:style-name="T40">Effect</text:span>: <text:span text:style-name="T25">Lower values indicate spatial fragmentation of the landscape.</text:span></text:p>
      <text:p text:style-name="P465">Limitations: </text:p>
      <text:p text:style-name="P467">Internal name: <text:span text:style-name="T312">plp</text:span><text:span text:style-name="T70">_</text:span><text:span text:style-name="T71">c</text:span><text:span text:style-name="T60">Class</text:span><text:span text:style-name="T61">ID</text:span><text:span text:style-name="T70">, </text:span><text:span text:style-name="T102">p</text:span><text:span text:style-name="T72">lp</text:span><text:span text:style-name="T71">_w</text:span><text:span text:style-name="T61">WindowID</text:span></text:p>
      <text:h text:style-name="P501" text:outline-level="2"><text:soft-page-break/>Patch <text:span text:style-name="T47">Number</text:span></text:h>
      <text:p text:style-name="P167"><text:span text:style-name="T135">Level</text:span> of measurement: <text:span text:style-name="T24">Class, Landscape</text:span></text:p>
      <text:p text:style-name="P175">Abbreviation: <text:span text:style-name="T320">NP</text:span></text:p>
      <text:p text:style-name="P222">other names: -</text:p>
      <text:p text:style-name="P48">Reference: Leitão et al. 2006</text:p>
      <text:p text:style-name="P291">Equation: </text:p>
      <table:table table:name="Table19" table:style-name="Table19">
        <table:table-column table:style-name="Table19.A"/>
        <table:table-column table:style-name="Table19.B"/>
        <table:table-header-rows>
          <table:table-row>
            <table:table-cell table:style-name="Table19.A1" office:value-type="string">
              <text:p text:style-name="P380"><draw:frame draw:style-name="fr2" draw:name="Object27" text:anchor-type="as-char" svg:width="0.589in" svg:height="0.2272in" draw:z-index="26"><draw:object xlink:href="./Object 18" xlink:type="simple" xlink:show="embed" xlink:actuate="onLoad"/><draw:image xlink:href="./ObjectReplacements/Object 18" xlink:type="simple" xlink:show="embed" xlink:actuate="onLoad"/><svg:desc>formula</svg:desc></draw:frame></text:p>
            </table:table-cell>
            <table:table-cell table:style-name="Table19.A1" office:value-type="string">
              <text:p text:style-name="P405">(<text:sequence text:ref-name="refText18" text:name="Text" text:formula="ooow:Text+1" style:num-format="1">19</text:sequence>)</text:p>
            </table:table-cell>
          </table:table-row>
        </table:table-header-rows>
      </table:table>
      <text:p text:style-name="P318">with </text:p>
      <text:p text:style-name="P348">Unit: n</text:p>
      <text:p text:style-name="P9">Range: </text:p>
      <text:p text:style-name="P80">Description: Number of habitat patches per landscape unit.</text:p>
      <text:p text:style-name="P9">Ecological <text:span text:style-name="T41">relevance</text:span>: </text:p>
      <text:p text:style-name="P12"><text:span text:style-name="T40">Effect</text:span>: </text:p>
      <text:p text:style-name="P103">Limitations: </text:p>
      <text:p text:style-name="P136">Internal name: <text:span text:style-name="T223">pn</text:span><text:span text:style-name="T70">_</text:span><text:span text:style-name="T71">c</text:span><text:span text:style-name="T60">Class</text:span><text:span text:style-name="T61">ID</text:span><text:span text:style-name="T70">, </text:span><text:span text:style-name="T85">p</text:span><text:span text:style-name="T73">n</text:span><text:span text:style-name="T71">_w</text:span><text:span text:style-name="T61">WindowID</text:span></text:p>
      <text:p text:style-name="P132"><text:span text:style-name="T106">u</text:span>sed in: <text:a xlink:type="simple" xlink:href="#0.22.Area Proportion|outline" text:style-name="Internet_20_link" text:visited-style-name="Visited_20_Internet_20_Link">Area Proportion</text:a></text:p>
      <text:h text:style-name="P502" text:outline-level="2">Patch Density</text:h>
      <text:p text:style-name="P167"><text:span text:style-name="T135">Level</text:span> of measurement: <text:span text:style-name="T24">Class, Landscape</text:span></text:p>
      <text:p text:style-name="P175">Abbreviation: <text:span text:style-name="T333">DP</text:span></text:p>
      <text:p text:style-name="P222">other names: -</text:p>
      <text:p text:style-name="P48">Reference: Leitão et al. 2006</text:p>
      <text:p text:style-name="P291">Equation: </text:p>
      <table:table table:name="Table30" table:style-name="Table30">
        <table:table-column table:style-name="Table30.A"/>
        <table:table-column table:style-name="Table30.B"/>
        <table:table-header-rows>
          <table:table-row>
            <table:table-cell table:style-name="Table30.A1" office:value-type="string">
              <text:p text:style-name="P380"><draw:frame draw:style-name="fr2" draw:name="Object17" text:anchor-type="as-char" svg:width="0.589in" svg:height="0.2272in" draw:z-index="28"><draw:object xlink:href="./Object 29" xlink:type="simple" xlink:show="embed" xlink:actuate="onLoad"/><draw:image xlink:href="./ObjectReplacements/Object 29" xlink:type="simple" xlink:show="embed" xlink:actuate="onLoad"/><svg:desc>formula</svg:desc></draw:frame></text:p>
            </table:table-cell>
            <table:table-cell table:style-name="Table30.A1" office:value-type="string">
              <text:p text:style-name="P405">(<text:sequence text:ref-name="refText19" text:name="Text" text:formula="ooow:Text+1" style:num-format="1">20</text:sequence>)</text:p>
            </table:table-cell>
          </table:table-row>
        </table:table-header-rows>
      </table:table>
      <text:p text:style-name="P318">with </text:p>
      <text:p text:style-name="P359"><text:span text:style-name="T1">Unit: n ha</text:span><text:span text:style-name="T27">-1</text:span></text:p>
      <text:p text:style-name="P9">Range: </text:p>
      <text:p text:style-name="P246">Description: Density of habitat patches per landscape unit.</text:p>
      <text:p text:style-name="P9">Ecological <text:span text:style-name="T41">relevance</text:span>: </text:p>
      <text:p text:style-name="P176"><text:span text:style-name="T40">Effect</text:span>: <text:span text:style-name="T26">Higher values indicate higher spatial fragmentation of a particular class.</text:span></text:p>
      <text:p text:style-name="P103">Limitations: </text:p>
      <text:p text:style-name="P136">Internal name: <text:span text:style-name="T108">pd</text:span><text:span text:style-name="T70">_</text:span><text:span text:style-name="T71">c</text:span><text:span text:style-name="T60">Class</text:span><text:span text:style-name="T61">ID</text:span><text:span text:style-name="T70">, </text:span><text:span text:style-name="T74">pd</text:span><text:span text:style-name="T71">_w</text:span><text:span text:style-name="T61">WindowID</text:span></text:p>
      <text:h text:style-name="P508" text:outline-level="2"><text:soft-page-break/>Contrast Weighted Edge Density</text:h>
      <text:p text:style-name="P167"><text:span text:style-name="T135">Level</text:span> of measurement: <text:span text:style-name="T24">Class, Landscape</text:span></text:p>
      <text:p text:style-name="P175">Abbreviation: <text:span text:style-name="T178">CWED</text:span></text:p>
      <text:p text:style-name="P46">other names: </text:p>
      <text:p text:style-name="P49">Reference: </text:p>
      <text:p text:style-name="P287">Equation: </text:p>
      <table:table table:name="Table7" table:style-name="Table7">
        <table:table-column table:style-name="Table7.A"/>
        <table:table-column table:style-name="Table7.B"/>
        <table:table-header-rows>
          <table:table-row>
            <table:table-cell table:style-name="Table7.A1" office:value-type="string">
              <text:p text:style-name="P377"><draw:frame draw:style-name="fr2" draw:name="Object5" text:anchor-type="as-char" svg:width="0.589in" svg:height="0.2272in" draw:z-index="0"><draw:object xlink:href="./Object 6" xlink:type="simple" xlink:show="embed" xlink:actuate="onLoad"/><draw:image xlink:href="./ObjectReplacements/Object 6" xlink:type="simple" xlink:show="embed" xlink:actuate="onLoad"/><svg:desc>formula</svg:desc></draw:frame></text:p>
            </table:table-cell>
            <table:table-cell table:style-name="Table7.A1" office:value-type="string">
              <text:p text:style-name="P402">(<text:sequence text:ref-name="refText20" text:name="Text" text:formula="ooow:Text+1" style:num-format="1">21</text:sequence>)</text:p>
            </table:table-cell>
          </table:table-row>
        </table:table-header-rows>
      </table:table>
      <text:p text:style-name="P315">with </text:p>
      <text:p text:style-name="P292">Unit: </text:p>
      <text:p text:style-name="P5">Range: </text:p>
      <text:p text:style-name="P242">Description: Index of habitat resource contrast between neighbouring patches.</text:p>
      <text:p text:style-name="P6">Ecological <text:span text:style-name="T41">relevance</text:span>: </text:p>
      <text:p text:style-name="P176"><text:span text:style-name="T40">Effect</text:span>: <text:span text:style-name="T43">Higher values indicate the edge present is of higher contrast.</text:span></text:p>
      <text:p text:style-name="P103">Limitations: </text:p>
      <text:p text:style-name="P136">Internal name: <text:span text:style-name="T106">cwed</text:span><text:span text:style-name="T70">_</text:span><text:span text:style-name="T71">c</text:span><text:span text:style-name="T60">Class</text:span><text:span text:style-name="T61">ID</text:span><text:span text:style-name="T70">, </text:span><text:span text:style-name="T91">cwed</text:span><text:span text:style-name="T71">_w</text:span><text:span text:style-name="T61">WindowID</text:span></text:p>
      <text:h text:style-name="P513" text:outline-level="2">Interspersion and Juxtaposition Index</text:h>
      <text:p text:style-name="P179"><text:span text:style-name="T135">Level</text:span> of measurement: <text:span text:style-name="T24">Class, Landscape</text:span></text:p>
      <text:p text:style-name="P179">Abbreviation: <text:span text:style-name="T23">INJU</text:span></text:p>
      <text:p text:style-name="P223">other names: -</text:p>
      <text:p text:style-name="P60">Reference: </text:p>
      <text:p text:style-name="P298">Equation: </text:p>
      <table:table table:name="Table18" table:style-name="Table18">
        <table:table-column table:style-name="Table18.A"/>
        <table:table-column table:style-name="Table18.B"/>
        <table:table-header-rows>
          <table:table-row>
            <table:table-cell table:style-name="Table18.A1" office:value-type="string">
              <text:p text:style-name="P386"><draw:frame draw:style-name="fr2" draw:name="Object16" text:anchor-type="as-char" svg:width="0.589in" svg:height="0.2272in" draw:z-index="29"><draw:object xlink:href="./Object 17" xlink:type="simple" xlink:show="embed" xlink:actuate="onLoad"/><draw:image xlink:href="./ObjectReplacements/Object 17" xlink:type="simple" xlink:show="embed" xlink:actuate="onLoad"/><svg:desc>formula</svg:desc></draw:frame></text:p>
            </table:table-cell>
            <table:table-cell table:style-name="Table18.A1" office:value-type="string">
              <text:p text:style-name="P411">(<text:sequence text:ref-name="refText21" text:name="Text" text:formula="ooow:Text+1" style:num-format="1">22</text:sequence>)</text:p>
            </table:table-cell>
          </table:table-row>
        </table:table-header-rows>
      </table:table>
      <text:p text:style-name="P325">with </text:p>
      <text:p text:style-name="P298">Unit: </text:p>
      <text:p text:style-name="P23">Range: </text:p>
      <text:p text:style-name="P248">Description: At the landscape level, index of the extent to which all habitat patches are equally adjacent to each other. At the class level, measures the juxtaposition of the focal habitat patch with all other habitat types. It considers interspersion and juxtaposition of patch edges and not patch dispersion (cf contagion index).</text:p>
      <text:p text:style-name="P23">Ecological <text:span text:style-name="T41">relevance</text:span>: </text:p>
      <text:p text:style-name="P23"><text:span text:style-name="T40">Effect</text:span>: </text:p>
      <text:p text:style-name="P113"><text:soft-page-break/>Limitations: </text:p>
      <text:p text:style-name="P143">Internal name: <text:span text:style-name="T226">iji_p</text:span><text:span text:style-name="T61">PatchID</text:span><text:span text:style-name="T106">, iji</text:span><text:span text:style-name="T70">_</text:span><text:span text:style-name="T71">c</text:span><text:span text:style-name="T60">Class</text:span><text:span text:style-name="T61">ID</text:span><text:span text:style-name="T70">, </text:span><text:span text:style-name="T86">iji</text:span><text:span text:style-name="T71">_w</text:span><text:span text:style-name="T61">WindowID</text:span></text:p>
      <text:h text:style-name="P519" text:outline-level="2">Percentage of Like Adjacencies</text:h>
      <text:p text:style-name="P180"><text:span text:style-name="T135">Level</text:span> of measurement: <text:span text:style-name="T24">Class, Landscape</text:span></text:p>
      <text:p text:style-name="P180">Abbreviation: <text:span text:style-name="T316">PRO</text:span><text:span text:style-name="T316"><office:annotation><dc:creator>Steffen Ehrmann</dc:creator><dc:date>2017-03-13T15:13:05</dc:date><text:p text:style-name="P538"><text:span text:style-name="T378">doublecheck</text:span></text:p></office:annotation></text:span><text:span text:style-name="T316">PLA</text:span></text:p>
      <text:p text:style-name="P224">other names: -</text:p>
      <text:p text:style-name="P61">Reference: </text:p>
      <text:p text:style-name="P299">Equation: </text:p>
      <table:table table:name="Table32" table:style-name="Table32">
        <table:table-column table:style-name="Table32.A"/>
        <table:table-column table:style-name="Table32.B"/>
        <table:table-header-rows>
          <table:table-row>
            <table:table-cell table:style-name="Table32.A1" office:value-type="string">
              <text:p text:style-name="P387"><draw:frame draw:style-name="fr2" draw:name="Object40" text:anchor-type="as-char" svg:width="0.589in" svg:height="0.2272in" draw:z-index="30"><draw:object xlink:href="./Object 31" xlink:type="simple" xlink:show="embed" xlink:actuate="onLoad"/><draw:image xlink:href="./ObjectReplacements/Object 31" xlink:type="simple" xlink:show="embed" xlink:actuate="onLoad"/><svg:desc>formula</svg:desc></draw:frame></text:p>
            </table:table-cell>
            <table:table-cell table:style-name="Table32.A1" office:value-type="string">
              <text:p text:style-name="P412">(<text:sequence text:ref-name="refText22" text:name="Text" text:formula="ooow:Text+1" style:num-format="1">23</text:sequence>)</text:p>
            </table:table-cell>
          </table:table-row>
        </table:table-header-rows>
      </table:table>
      <text:p text:style-name="P326">with </text:p>
      <text:p text:style-name="P299">Unit: </text:p>
      <text:p text:style-name="P24">Range: </text:p>
      <text:p text:style-name="P89">Description: </text:p>
      <text:p text:style-name="P24">Ecological <text:span text:style-name="T41">relevance</text:span>: </text:p>
      <text:p text:style-name="P24"><text:span text:style-name="T40">Effect</text:span>: </text:p>
      <text:p text:style-name="P114">Limitations: </text:p>
      <text:p text:style-name="P145">Internal name: <text:span text:style-name="T228">pladj</text:span><text:span text:style-name="T70">_</text:span><text:span text:style-name="T71">c</text:span><text:span text:style-name="T60">Class</text:span><text:span text:style-name="T61">ID</text:span><text:span text:style-name="T70">, </text:span><text:span text:style-name="T87">pladj</text:span><text:span text:style-name="T71">_w</text:span><text:span text:style-name="T61">WindowID</text:span></text:p>
      <text:h text:style-name="P520" text:outline-level="2">Aggregation Index</text:h>
      <text:p text:style-name="P180"><text:span text:style-name="T135">Level</text:span> of measurement: <text:span text:style-name="T24">Class, Landscape</text:span></text:p>
      <text:p text:style-name="P180">Abbreviation: <text:span text:style-name="T229">AGR</text:span></text:p>
      <text:p text:style-name="P224">other names: -</text:p>
      <text:p text:style-name="P61">Reference: </text:p>
      <text:p text:style-name="P299">Equation: </text:p>
      <table:table table:name="Table42" table:style-name="Table42">
        <table:table-column table:style-name="Table42.A"/>
        <table:table-column table:style-name="Table42.B"/>
        <table:table-header-rows>
          <table:table-row>
            <table:table-cell table:style-name="Table42.A1" office:value-type="string">
              <text:p text:style-name="P387"><draw:frame draw:style-name="fr2" draw:name="Object12" text:anchor-type="as-char" svg:width="0.589in" svg:height="0.2272in" draw:z-index="31"><draw:object xlink:href="./Object 41" xlink:type="simple" xlink:show="embed" xlink:actuate="onLoad"/><draw:image xlink:href="./ObjectReplacements/Object 41" xlink:type="simple" xlink:show="embed" xlink:actuate="onLoad"/><svg:desc>formula</svg:desc></draw:frame></text:p>
            </table:table-cell>
            <table:table-cell table:style-name="Table42.A1" office:value-type="string">
              <text:p text:style-name="P412">(<text:sequence text:ref-name="refText23" text:name="Text" text:formula="ooow:Text+1" style:num-format="1">24</text:sequence>)</text:p>
            </table:table-cell>
          </table:table-row>
        </table:table-header-rows>
      </table:table>
      <text:p text:style-name="P326">with </text:p>
      <text:p text:style-name="P299">Unit: </text:p>
      <text:p text:style-name="P24">Range: </text:p>
      <text:p text:style-name="P89">Description: </text:p>
      <text:p text:style-name="P24">Ecological <text:span text:style-name="T41">relevance</text:span>: </text:p>
      <text:p text:style-name="P24"><text:span text:style-name="T40">Effect</text:span>: </text:p>
      <text:p text:style-name="P114"><text:soft-page-break/>Limitations: </text:p>
      <text:p text:style-name="P145">Internal name: <text:span text:style-name="T230">ai</text:span><text:span text:style-name="T70">_</text:span><text:span text:style-name="T71">c</text:span><text:span text:style-name="T60">Class</text:span><text:span text:style-name="T61">ID</text:span><text:span text:style-name="T70">, </text:span><text:span text:style-name="T88">ai</text:span><text:span text:style-name="T71">_w</text:span><text:span text:style-name="T61">WindowID</text:span></text:p>
      <text:h text:style-name="P521" text:outline-level="2">Clumpiness</text:h>
      <text:p text:style-name="P181"><text:span text:style-name="T135">Level</text:span> of measurement: <text:span text:style-name="T24">Class</text:span></text:p>
      <text:p text:style-name="P181">Abbreviation: <text:span text:style-name="T334">CLU</text:span></text:p>
      <text:p text:style-name="P225">other names: <text:span text:style-name="T234">CLUMPY</text:span></text:p>
      <text:p text:style-name="P63">Reference: </text:p>
      <text:p text:style-name="P300">Equation: </text:p>
      <table:table table:name="Table41" table:style-name="Table41">
        <table:table-column table:style-name="Table41.A"/>
        <table:table-column table:style-name="Table41.B"/>
        <table:table-header-rows>
          <table:table-row>
            <table:table-cell table:style-name="Table41.A1" office:value-type="string">
              <text:p text:style-name="P388"><draw:frame draw:style-name="fr2" draw:name="Object39" text:anchor-type="as-char" svg:width="0.589in" svg:height="0.2272in" draw:z-index="32"><draw:object xlink:href="./Object 40" xlink:type="simple" xlink:show="embed" xlink:actuate="onLoad"/><draw:image xlink:href="./ObjectReplacements/Object 40" xlink:type="simple" xlink:show="embed" xlink:actuate="onLoad"/><svg:desc>formula</svg:desc></draw:frame></text:p>
            </table:table-cell>
            <table:table-cell table:style-name="Table41.A1" office:value-type="string">
              <text:p text:style-name="P413">(<text:sequence text:ref-name="refText24" text:name="Text" text:formula="ooow:Text+1" style:num-format="1">25</text:sequence>)</text:p>
            </table:table-cell>
          </table:table-row>
        </table:table-header-rows>
      </table:table>
      <text:p text:style-name="P328">with </text:p>
      <text:p text:style-name="P300">Unit: </text:p>
      <text:p text:style-name="P26">Range: </text:p>
      <text:p text:style-name="P90">Description: </text:p>
      <text:p text:style-name="P26">Ecological <text:span text:style-name="T41">relevance</text:span>: </text:p>
      <text:p text:style-name="P26"><text:span text:style-name="T40">Effect</text:span>: </text:p>
      <text:p text:style-name="P116">Limitations: </text:p>
      <text:p text:style-name="P144">Internal name: <text:span text:style-name="T106">clum</text:span><text:span text:style-name="T70">_</text:span><text:span text:style-name="T71">c</text:span><text:span text:style-name="T60">Class</text:span><text:span text:style-name="T61">ID</text:span></text:p>
      <text:h text:style-name="P511" text:outline-level="2">Normalised Shape Index</text:h>
      <text:p text:style-name="P182"><text:span text:style-name="T135">Level</text:span> of measurement: <text:span text:style-name="T24">Class</text:span></text:p>
      <text:p text:style-name="P182">Abbreviation: <text:span text:style-name="T334">NSH</text:span></text:p>
      <text:p text:style-name="P226">other names: <text:span text:style-name="T235">nLSI (Normalised Landscape Shape Index)</text:span></text:p>
      <text:p text:style-name="P64">Reference: </text:p>
      <text:p text:style-name="P301">Equation: </text:p>
      <table:table table:name="Table39" table:style-name="Table39">
        <table:table-column table:style-name="Table39.A"/>
        <table:table-column table:style-name="Table39.B"/>
        <table:table-header-rows>
          <table:table-row>
            <table:table-cell table:style-name="Table39.A1" office:value-type="string">
              <text:p text:style-name="P389"><draw:frame draw:style-name="fr2" draw:name="Object37" text:anchor-type="as-char" svg:width="0.589in" svg:height="0.2272in" draw:z-index="24"><draw:object xlink:href="./Object 38" xlink:type="simple" xlink:show="embed" xlink:actuate="onLoad"/><draw:image xlink:href="./ObjectReplacements/Object 38" xlink:type="simple" xlink:show="embed" xlink:actuate="onLoad"/><svg:desc>formula</svg:desc></draw:frame></text:p>
            </table:table-cell>
            <table:table-cell table:style-name="Table39.A1" office:value-type="string">
              <text:p text:style-name="P414">(<text:sequence text:ref-name="refText25" text:name="Text" text:formula="ooow:Text+1" style:num-format="1">26</text:sequence>)</text:p>
            </table:table-cell>
          </table:table-row>
        </table:table-header-rows>
      </table:table>
      <text:p text:style-name="P329">with </text:p>
      <text:p text:style-name="P301">Unit: </text:p>
      <text:p text:style-name="P27">Range: </text:p>
      <text:p text:style-name="P91">Description: </text:p>
      <text:p text:style-name="P27">Ecological <text:span text:style-name="T41">relevance</text:span>: </text:p>
      <text:p text:style-name="P27"><text:span text:style-name="T40">Effect</text:span>: </text:p>
      <text:p text:style-name="P117"><text:soft-page-break/>Limitations: </text:p>
      <text:p text:style-name="P43">Internal name: <text:span text:style-name="T236">nsi</text:span><text:span text:style-name="T70">_</text:span><text:span text:style-name="T71">c</text:span><text:span text:style-name="T60">Class</text:span><text:span text:style-name="T61">ID</text:span></text:p>
      <text:h text:style-name="P522" text:outline-level="2">Cohesion Index</text:h>
      <text:p text:style-name="P372"><text:span text:style-name="T6">Level</text:span><text:span text:style-name="T4"> of measurement: </text:span><text:span text:style-name="T7">Class, Landscape</text:span></text:p>
      <text:p text:style-name="P183">Abbreviation: <text:span text:style-name="T237">COH</text:span></text:p>
      <text:p text:style-name="P265">other names: <text:span text:style-name="T184">COHESION</text:span><text:span text:style-name="T239">, </text:span><text:span text:style-name="T144">Coherence</text:span></text:p>
      <text:p text:style-name="P65">Reference: Jaeger 2000</text:p>
      <text:p text:style-name="P302">Equation: </text:p>
      <table:table table:name="Table28" table:style-name="Table28">
        <table:table-column table:style-name="Table28.A"/>
        <table:table-column table:style-name="Table28.B"/>
        <table:table-header-rows>
          <table:table-row>
            <table:table-cell table:style-name="Table28.A1" office:value-type="string">
              <text:p text:style-name="P390"><draw:frame draw:style-name="fr2" draw:name="Object26" text:anchor-type="as-char" svg:width="0.589in" svg:height="0.2272in" draw:z-index="25"><draw:object xlink:href="./Object 27" xlink:type="simple" xlink:show="embed" xlink:actuate="onLoad"/><draw:image xlink:href="./ObjectReplacements/Object 27" xlink:type="simple" xlink:show="embed" xlink:actuate="onLoad"/><svg:desc>formula</svg:desc></draw:frame></text:p>
            </table:table-cell>
            <table:table-cell table:style-name="Table28.A1" office:value-type="string">
              <text:p text:style-name="P415">(<text:sequence text:ref-name="refText26" text:name="Text" text:formula="ooow:Text+1" style:num-format="1">27</text:sequence>)</text:p>
            </table:table-cell>
          </table:table-row>
        </table:table-header-rows>
      </table:table>
      <text:p text:style-name="P330">with </text:p>
      <text:p text:style-name="P302">Unit: </text:p>
      <text:p text:style-name="P28">Range: </text:p>
      <text:p text:style-name="P101">Descri<text:span text:style-name="T49">ption: measures the physical connectedness of the corresponding patch type.</text:span></text:p>
      <text:p text:style-name="P28">Ecological <text:span text:style-name="T41">relevance</text:span>: </text:p>
      <text:p text:style-name="P28"><text:span text:style-name="T40">Effect</text:span>: </text:p>
      <text:p text:style-name="P118">Limitations: </text:p>
      <text:p text:style-name="P146">Internal name: <text:span text:style-name="T238">ci</text:span><text:span text:style-name="T70">_</text:span><text:span text:style-name="T71">c</text:span><text:span text:style-name="T60">Class</text:span><text:span text:style-name="T61">ID</text:span><text:span text:style-name="T70">, </text:span><text:span text:style-name="T90">ci</text:span><text:span text:style-name="T71">_w</text:span><text:span text:style-name="T61">WindowID</text:span></text:p>
      <text:h text:style-name="P523" text:outline-level="2">Landscape Division Index</text:h>
      <text:p text:style-name="P184"><text:span text:style-name="T135">Level</text:span> of measurement: <text:span text:style-name="T24">Class, Landscape</text:span></text:p>
      <text:p text:style-name="P184">Abbreviation: <text:span text:style-name="T240">LD</text:span></text:p>
      <text:p text:style-name="P227">other names: <text:span text:style-name="T241">DIVISION</text:span></text:p>
      <text:p text:style-name="P66">Reference: Lang &amp; Blaschke 2007, <text:span text:style-name="T340">Jager 2000</text:span></text:p>
      <text:p text:style-name="P303">Equation: </text:p>
      <table:table table:name="Table46" table:style-name="Table46">
        <table:table-column table:style-name="Table46.A"/>
        <table:table-column table:style-name="Table46.B"/>
        <table:table-header-rows>
          <table:table-row>
            <table:table-cell table:style-name="Table46.A1" office:value-type="string">
              <text:p text:style-name="P391"><draw:frame draw:style-name="fr2" draw:name="Object43" text:anchor-type="as-char" svg:width="0.589in" svg:height="0.2272in" draw:z-index="33"><draw:object xlink:href="./Object 44" xlink:type="simple" xlink:show="embed" xlink:actuate="onLoad"/><draw:image xlink:href="./ObjectReplacements/Object 44" xlink:type="simple" xlink:show="embed" xlink:actuate="onLoad"/><svg:desc>formula</svg:desc></draw:frame></text:p>
            </table:table-cell>
            <table:table-cell table:style-name="Table46.A1" office:value-type="string">
              <text:p text:style-name="P416">(<text:sequence text:ref-name="refText27" text:name="Text" text:formula="ooow:Text+1" style:num-format="1">28</text:sequence>)</text:p>
            </table:table-cell>
          </table:table-row>
        </table:table-header-rows>
      </table:table>
      <text:p text:style-name="P331">with </text:p>
      <text:p text:style-name="P303">Unit: </text:p>
      <text:p text:style-name="P29">Range: </text:p>
      <text:p text:style-name="P92">Description: </text:p>
      <text:p text:style-name="P29">Ecological <text:span text:style-name="T41">relevance</text:span>: </text:p>
      <text:p text:style-name="P29"><text:span text:style-name="T40">Effect</text:span>: </text:p>
      <text:p text:style-name="P119"><text:soft-page-break/>Limitations: </text:p>
      <text:p text:style-name="P147">Internal name: <text:span text:style-name="T242">ld</text:span><text:span text:style-name="T70">_</text:span><text:span text:style-name="T71">c</text:span><text:span text:style-name="T60">Class</text:span><text:span text:style-name="T61">ID</text:span><text:span text:style-name="T70">, </text:span><text:span text:style-name="T92">ld</text:span><text:span text:style-name="T71">_w</text:span><text:span text:style-name="T61">WindowID</text:span></text:p>
      <text:h text:style-name="P524" text:outline-level="2">Sp<text:span text:style-name="T367">l</text:span>itting Index</text:h>
      <text:p text:style-name="P185"><text:span text:style-name="T135">Level</text:span> of measurement: <text:span text:style-name="T24">Class, Landscape</text:span></text:p>
      <text:p text:style-name="P186">Abbreviation: <text:s/><text:span text:style-name="T247">SPLIT</text:span></text:p>
      <text:p text:style-name="P228">other names: -</text:p>
      <text:p text:style-name="P67">Reference: Jaeger 2000</text:p>
      <text:p text:style-name="P304">Equation: </text:p>
      <table:table table:name="Table35" table:style-name="Table35">
        <table:table-column table:style-name="Table35.A"/>
        <table:table-column table:style-name="Table35.B"/>
        <table:table-header-rows>
          <table:table-row>
            <table:table-cell table:style-name="Table35.A1" office:value-type="string">
              <text:p text:style-name="P392"><draw:frame draw:style-name="fr2" draw:name="Object33" text:anchor-type="as-char" svg:width="0.589in" svg:height="0.2272in" draw:z-index="34"><draw:object xlink:href="./Object 34" xlink:type="simple" xlink:show="embed" xlink:actuate="onLoad"/><draw:image xlink:href="./ObjectReplacements/Object 34" xlink:type="simple" xlink:show="embed" xlink:actuate="onLoad"/><svg:desc>formula</svg:desc></draw:frame></text:p>
            </table:table-cell>
            <table:table-cell table:style-name="Table35.A1" office:value-type="string">
              <text:p text:style-name="P417">(<text:sequence text:ref-name="refText28" text:name="Text" text:formula="ooow:Text+1" style:num-format="1">29</text:sequence>)</text:p>
            </table:table-cell>
          </table:table-row>
        </table:table-header-rows>
      </table:table>
      <text:p text:style-name="P332">with </text:p>
      <text:p text:style-name="P304">Unit: </text:p>
      <text:p text:style-name="P30">Range: </text:p>
      <text:p text:style-name="P93">Description: </text:p>
      <text:p text:style-name="P30">Ecological <text:span text:style-name="T41">relevance</text:span>: </text:p>
      <text:p text:style-name="P30"><text:span text:style-name="T40">Effect</text:span>: </text:p>
      <text:p text:style-name="P120">Limitations: </text:p>
      <text:p text:style-name="P149">Internal name: <text:span text:style-name="T246">split</text:span><text:span text:style-name="T70">_</text:span><text:span text:style-name="T71">c</text:span><text:span text:style-name="T60">Class</text:span><text:span text:style-name="T61">ID</text:span><text:span text:style-name="T70">, </text:span><text:span text:style-name="T95">spl</text:span><text:span text:style-name="T96">i</text:span><text:span text:style-name="T95">t</text:span><text:span text:style-name="T71">_w</text:span><text:span text:style-name="T61">WindowID</text:span></text:p>
      <text:h text:style-name="P525" text:outline-level="2">Effective Mesh Size</text:h>
      <text:p text:style-name="P185"><text:span text:style-name="T135">Level</text:span> of measurement: <text:span text:style-name="T24">Class, Landscape</text:span></text:p>
      <text:p text:style-name="P185">Abbreviation: <text:span text:style-name="T244">EMS</text:span></text:p>
      <text:p text:style-name="P228">other names: <text:span text:style-name="T244">MESH</text:span></text:p>
      <text:p text:style-name="P67">Reference: Lang &amp; Blaschke 2007</text:p>
      <text:p text:style-name="P304">Equation: </text:p>
      <table:table table:name="Table26" table:style-name="Table26">
        <table:table-column table:style-name="Table26.A"/>
        <table:table-column table:style-name="Table26.B"/>
        <table:table-header-rows>
          <table:table-row>
            <table:table-cell table:style-name="Table26.A1" office:value-type="string">
              <text:p text:style-name="P392"><draw:frame draw:style-name="fr2" draw:name="Object24" text:anchor-type="as-char" svg:width="0.589in" svg:height="0.2272in" draw:z-index="35"><draw:object xlink:href="./Object 25" xlink:type="simple" xlink:show="embed" xlink:actuate="onLoad"/><draw:image xlink:href="./ObjectReplacements/Object 25" xlink:type="simple" xlink:show="embed" xlink:actuate="onLoad"/><svg:desc>formula</svg:desc></draw:frame></text:p>
            </table:table-cell>
            <table:table-cell table:style-name="Table26.A1" office:value-type="string">
              <text:p text:style-name="P417">(<text:sequence text:ref-name="refText29" text:name="Text" text:formula="ooow:Text+1" style:num-format="1">30</text:sequence>)</text:p>
            </table:table-cell>
          </table:table-row>
        </table:table-header-rows>
      </table:table>
      <text:p text:style-name="P332">with </text:p>
      <text:p text:style-name="P304">Unit: </text:p>
      <text:p text:style-name="P30">Range: </text:p>
      <text:p text:style-name="P286">Description: equals 1 divided by the total landscape area (m2) multiplied by the sum of patch area (m2) squared, summed across all patches in the landscape.</text:p>
      <text:p text:style-name="P30">Ecological <text:span text:style-name="T41">relevance</text:span>: </text:p>
      <text:p text:style-name="P30"><text:soft-page-break/><text:span text:style-name="T40">Effect</text:span>: </text:p>
      <text:p text:style-name="P120">Limitations: </text:p>
      <text:p text:style-name="P148">Internal name: <text:span text:style-name="T245">ems</text:span><text:span text:style-name="T70">_</text:span><text:span text:style-name="T71">c</text:span><text:span text:style-name="T60">Class</text:span><text:span text:style-name="T61">ID</text:span><text:span text:style-name="T70">, </text:span><text:span text:style-name="T94">ems</text:span><text:span text:style-name="T71">_w</text:span><text:span text:style-name="T61">WindowID</text:span></text:p>
      <text:h text:style-name="P526" text:outline-level="2">Connectance</text:h>
      <text:p text:style-name="P187"><text:span text:style-name="T135">Level</text:span> of measurement: <text:span text:style-name="T24">Class, Landscape</text:span></text:p>
      <text:p text:style-name="P187">Abbreviation: <text:span text:style-name="T248">CON</text:span></text:p>
      <text:p text:style-name="P266">other names: <text:span text:style-name="T143">Connectivity</text:span></text:p>
      <text:p text:style-name="P68">Reference: Turner et al. 2001</text:p>
      <text:p text:style-name="P305">Equation: </text:p>
      <table:table table:name="Table22" table:style-name="Table22">
        <table:table-column table:style-name="Table22.A"/>
        <table:table-column table:style-name="Table22.B"/>
        <table:table-header-rows>
          <table:table-row>
            <table:table-cell table:style-name="Table22.A1" office:value-type="string">
              <text:p text:style-name="P393"><draw:frame draw:style-name="fr2" draw:name="Object20" text:anchor-type="as-char" svg:width="0.589in" svg:height="0.2272in" draw:z-index="36"><draw:object xlink:href="./Object 21" xlink:type="simple" xlink:show="embed" xlink:actuate="onLoad"/><draw:image xlink:href="./ObjectReplacements/Object 21" xlink:type="simple" xlink:show="embed" xlink:actuate="onLoad"/><svg:desc>formula</svg:desc></draw:frame></text:p>
            </table:table-cell>
            <table:table-cell table:style-name="Table22.A1" office:value-type="string">
              <text:p text:style-name="P418">(<text:sequence text:ref-name="refText30" text:name="Text" text:formula="ooow:Text+1" style:num-format="1">31</text:sequence>)</text:p>
            </table:table-cell>
          </table:table-row>
        </table:table-header-rows>
      </table:table>
      <text:p text:style-name="P333">with </text:p>
      <text:p text:style-name="P305">Unit: </text:p>
      <text:p text:style-name="P31">Range: </text:p>
      <text:p text:style-name="P94">Description: </text:p>
      <text:p text:style-name="P31">Ecological <text:span text:style-name="T41">relevance</text:span>: </text:p>
      <text:p text:style-name="P31"><text:span text:style-name="T40">Effect</text:span>: </text:p>
      <text:p text:style-name="P121">Limitations: </text:p>
      <text:p text:style-name="P150">Internal name: <text:span text:style-name="T249">con</text:span><text:span text:style-name="T70">_</text:span><text:span text:style-name="T71">c</text:span><text:span text:style-name="T60">Class</text:span><text:span text:style-name="T61">ID</text:span><text:span text:style-name="T70">, </text:span><text:span text:style-name="T97">con</text:span><text:span text:style-name="T71">_w</text:span><text:span text:style-name="T61">WindowID</text:span></text:p>
      <text:h text:style-name="P514" text:outline-level="2">Contagion Index</text:h>
      <text:p text:style-name="P185"><text:span text:style-name="T135">Level</text:span> of measurement: <text:span text:style-name="T227">Landscape</text:span></text:p>
      <text:p text:style-name="P185">Abbreviation: <text:span text:style-name="T243">CONTAG</text:span></text:p>
      <text:p text:style-name="P228">other names: -</text:p>
      <text:p text:style-name="P67">Reference: Leitão et al. 2006</text:p>
      <text:p text:style-name="P304">Equation: </text:p>
      <table:table table:name="Table17" table:style-name="Table17">
        <table:table-column table:style-name="Table17.A"/>
        <table:table-column table:style-name="Table17.B"/>
        <table:table-header-rows>
          <table:table-row>
            <table:table-cell table:style-name="Table17.A1" office:value-type="string">
              <text:p text:style-name="P392"><draw:frame draw:style-name="fr2" draw:name="Object15" text:anchor-type="as-char" svg:width="0.589in" svg:height="0.2272in" draw:z-index="37"><draw:object xlink:href="./Object 16" xlink:type="simple" xlink:show="embed" xlink:actuate="onLoad"/><draw:image xlink:href="./ObjectReplacements/Object 16" xlink:type="simple" xlink:show="embed" xlink:actuate="onLoad"/><svg:desc>formula</svg:desc></draw:frame></text:p>
            </table:table-cell>
            <table:table-cell table:style-name="Table17.A1" office:value-type="string">
              <text:p text:style-name="P417">(<text:sequence text:ref-name="refText31" text:name="Text" text:formula="ooow:Text+1" style:num-format="1">32</text:sequence>)</text:p>
            </table:table-cell>
          </table:table-row>
        </table:table-header-rows>
      </table:table>
      <text:p text:style-name="P332">with </text:p>
      <text:p text:style-name="P304">Unit: </text:p>
      <text:p text:style-name="P30">Range: </text:p>
      <text:p text:style-name="P93"><text:span text:style-name="T181">Description: Index of the extent to which patches of a similar type are aggregated or clumped.</text:span> </text:p>
      <text:p text:style-name="P30"><text:soft-page-break/>Ecological <text:span text:style-name="T41">relevance</text:span>: </text:p>
      <text:p text:style-name="P185"><text:span text:style-name="T40">Effect</text:span>: <text:span text:style-name="T44">Higher values result from landscape units with a few large, contiguous patches, whereas lower values generally characterize landscape units with many small and dispersed patches (higher spatial heterogeneity).</text:span></text:p>
      <text:p text:style-name="P120">Limitations: </text:p>
      <text:p text:style-name="P148">Internal name: <text:span text:style-name="T93">con</text:span><text:span text:style-name="T104">tag</text:span><text:span text:style-name="T71">_w</text:span><text:span text:style-name="T61">WindowID</text:span></text:p>
      <text:h text:style-name="P530" text:outline-level="2"><text:span text:style-name="T181">Patch </text:span><text:span text:style-name="T183">Richness</text:span></text:h>
      <text:p text:style-name="P178"><text:span text:style-name="T135">Level</text:span> of measurement: <text:span text:style-name="T24">Landscape</text:span></text:p>
      <text:p text:style-name="P178">Abbreviation: <text:span text:style-name="T338">RICH</text:span></text:p>
      <text:p text:style-name="P229">other names: <text:span text:style-name="T250">PR</text:span></text:p>
      <text:p text:style-name="P59">Reference: Leitão et al. 2006</text:p>
      <text:p text:style-name="P297">Equation: </text:p>
      <table:table table:name="Table29" table:style-name="Table29">
        <table:table-column table:style-name="Table29.A"/>
        <table:table-column table:style-name="Table29.B"/>
        <table:table-header-rows>
          <table:table-row>
            <table:table-cell table:style-name="Table29.A1" office:value-type="string">
              <text:p text:style-name="P385"><draw:frame draw:style-name="fr2" draw:name="Object28" text:anchor-type="as-char" svg:width="0.589in" svg:height="0.2272in" draw:z-index="38"><draw:object xlink:href="./Object 28" xlink:type="simple" xlink:show="embed" xlink:actuate="onLoad"/><draw:image xlink:href="./ObjectReplacements/Object 28" xlink:type="simple" xlink:show="embed" xlink:actuate="onLoad"/><svg:desc>formula</svg:desc></draw:frame></text:p>
            </table:table-cell>
            <table:table-cell table:style-name="Table29.A1" office:value-type="string">
              <text:p text:style-name="P410">(<text:sequence text:ref-name="refText32" text:name="Text" text:formula="ooow:Text+1" style:num-format="1">33</text:sequence>)</text:p>
            </table:table-cell>
          </table:table-row>
        </table:table-header-rows>
      </table:table>
      <text:p text:style-name="P324">with </text:p>
      <text:p text:style-name="P297">Unit: n</text:p>
      <text:p text:style-name="P22">Range: </text:p>
      <text:p text:style-name="P247">Description: Number of classes per landscape unit.</text:p>
      <text:p text:style-name="P369"><text:span text:style-name="T2">Ecological </text:span><text:span text:style-name="T5">relevance</text:span><text:span text:style-name="T2">: </text:span></text:p>
      <text:p text:style-name="P22"><text:span text:style-name="T40">Effect</text:span>: </text:p>
      <text:p text:style-name="P112">Limitations: </text:p>
      <text:p text:style-name="P142">Internal name: <text:span text:style-name="T107">rich</text:span><text:span text:style-name="T71">_w</text:span><text:span text:style-name="T61">WindowID</text:span></text:p>
      <text:h text:style-name="P531" text:outline-level="2"><text:span text:style-name="T181">Patch </text:span><text:span text:style-name="T183">Richness </text:span><text:span text:style-name="T186">Density</text:span></text:h>
      <text:p text:style-name="P188"><text:span text:style-name="T135">Level</text:span> of measurement: <text:span text:style-name="T24">Landscape</text:span></text:p>
      <text:p text:style-name="P188">Abbreviation: <text:span text:style-name="T251">PRD</text:span></text:p>
      <text:p text:style-name="P230">other names: -</text:p>
      <text:p text:style-name="P69">Reference: </text:p>
      <text:p text:style-name="P306">Equation: </text:p>
      <table:table table:name="Table47" table:style-name="Table47">
        <table:table-column table:style-name="Table47.A"/>
        <table:table-column table:style-name="Table47.B"/>
        <table:table-header-rows>
          <table:table-row>
            <table:table-cell table:style-name="Table47.A1" office:value-type="string">
              <text:p text:style-name="P394"><draw:frame draw:style-name="fr2" draw:name="Object44" text:anchor-type="as-char" svg:width="0.589in" svg:height="0.2272in" draw:z-index="39"><draw:object xlink:href="./Object 45" xlink:type="simple" xlink:show="embed" xlink:actuate="onLoad"/><draw:image xlink:href="./ObjectReplacements/Object 45" xlink:type="simple" xlink:show="embed" xlink:actuate="onLoad"/><svg:desc>formula</svg:desc></draw:frame></text:p>
            </table:table-cell>
            <table:table-cell table:style-name="Table47.A1" office:value-type="string">
              <text:p text:style-name="P419">(<text:sequence text:ref-name="refText33" text:name="Text" text:formula="ooow:Text+1" style:num-format="1">34</text:sequence>)</text:p>
            </table:table-cell>
          </table:table-row>
        </table:table-header-rows>
      </table:table>
      <text:p text:style-name="P334">with </text:p>
      <text:p text:style-name="P306">Unit: n</text:p>
      <text:p text:style-name="P32"><text:soft-page-break/>Range: </text:p>
      <text:p text:style-name="P275">Description: </text:p>
      <text:p text:style-name="P370"><text:span text:style-name="T2">Ecological </text:span><text:span text:style-name="T5">relevance</text:span><text:span text:style-name="T2">: </text:span></text:p>
      <text:p text:style-name="P32"><text:span text:style-name="T40">Effect</text:span>: </text:p>
      <text:p text:style-name="P122">Limitations: </text:p>
      <text:p text:style-name="P151">Internal name: <text:span text:style-name="T107">prd</text:span><text:span text:style-name="T71">_w</text:span><text:span text:style-name="T61">WindowID</text:span></text:p>
      <text:h text:style-name="P532" text:outline-level="2"><text:span text:style-name="T187">Relative </text:span><text:span text:style-name="T181">Patch </text:span><text:span text:style-name="T183">Richness</text:span></text:h>
      <text:p text:style-name="P189"><text:span text:style-name="T135">Level</text:span> of measurement: <text:span text:style-name="T24">Landscape</text:span></text:p>
      <text:p text:style-name="P189">Abbreviation: <text:span text:style-name="T252">RPR</text:span></text:p>
      <text:p text:style-name="P231">other names: -</text:p>
      <text:p text:style-name="P70">Reference: </text:p>
      <text:p text:style-name="P307">Equation: </text:p>
      <table:table table:name="Table48" table:style-name="Table48">
        <table:table-column table:style-name="Table48.A"/>
        <table:table-column table:style-name="Table48.B"/>
        <table:table-header-rows>
          <table:table-row>
            <table:table-cell table:style-name="Table48.A1" office:value-type="string">
              <text:p text:style-name="P395"><draw:frame draw:style-name="fr2" draw:name="Object45" text:anchor-type="as-char" svg:width="0.589in" svg:height="0.2272in" draw:z-index="40"><draw:object xlink:href="./Object 46" xlink:type="simple" xlink:show="embed" xlink:actuate="onLoad"/><draw:image xlink:href="./ObjectReplacements/Object 46" xlink:type="simple" xlink:show="embed" xlink:actuate="onLoad"/><svg:desc>formula</svg:desc></draw:frame></text:p>
            </table:table-cell>
            <table:table-cell table:style-name="Table48.A1" office:value-type="string">
              <text:p text:style-name="P420">(<text:sequence text:ref-name="refText34" text:name="Text" text:formula="ooow:Text+1" style:num-format="1">35</text:sequence>)</text:p>
            </table:table-cell>
          </table:table-row>
        </table:table-header-rows>
      </table:table>
      <text:p text:style-name="P335">with </text:p>
      <text:p text:style-name="P307">Unit: n</text:p>
      <text:p text:style-name="P33">Range: </text:p>
      <text:p text:style-name="P276">Description: </text:p>
      <text:p text:style-name="P371"><text:span text:style-name="T2">Ecological </text:span><text:span text:style-name="T5">relevance</text:span><text:span text:style-name="T2">: </text:span></text:p>
      <text:p text:style-name="P33"><text:span text:style-name="T40">Effect</text:span>: </text:p>
      <text:p text:style-name="P123">Limitations: </text:p>
      <text:p text:style-name="P152">Internal name: <text:span text:style-name="T107">rpr</text:span><text:span text:style-name="T71">_w</text:span><text:span text:style-name="T61">WindowID</text:span></text:p>
      <text:h text:style-name="P533" text:outline-level="2">Shannon Diversity</text:h>
      <text:p text:style-name="P167"><text:span text:style-name="T135">Level</text:span> of measurement: <text:span text:style-name="T24">Landscape</text:span></text:p>
      <text:p text:style-name="P175">Abbreviation: <text:span text:style-name="T335">DSHA</text:span></text:p>
      <text:p text:style-name="P222">other names: <text:span text:style-name="T255">SHDI</text:span></text:p>
      <text:p text:style-name="P50">Reference: Turner et al. 2001</text:p>
      <text:p text:style-name="P288">Equation: </text:p>
      <table:table table:name="Table15" table:style-name="Table15">
        <table:table-column table:style-name="Table15.A"/>
        <table:table-column table:style-name="Table15.B"/>
        <table:table-header-rows>
          <table:table-row>
            <table:table-cell table:style-name="Table15.A1" office:value-type="string">
              <text:p text:style-name="P377"><draw:frame draw:style-name="fr2" draw:name="Object13" text:anchor-type="as-char" svg:width="0.589in" svg:height="0.2272in" draw:z-index="12"><draw:object xlink:href="./Object 14" xlink:type="simple" xlink:show="embed" xlink:actuate="onLoad"/><draw:image xlink:href="./ObjectReplacements/Object 14" xlink:type="simple" xlink:show="embed" xlink:actuate="onLoad"/><svg:desc>formula</svg:desc></draw:frame></text:p>
            </table:table-cell>
            <table:table-cell table:style-name="Table15.A1" office:value-type="string">
              <text:p text:style-name="P402">(<text:sequence text:ref-name="refText35" text:name="Text" text:formula="ooow:Text+1" style:num-format="1">36</text:sequence>)</text:p>
            </table:table-cell>
          </table:table-row>
        </table:table-header-rows>
      </table:table>
      <text:p text:style-name="P315">with </text:p>
      <text:p text:style-name="P292">Unit: </text:p>
      <text:p text:style-name="P5"><text:soft-page-break/>Range: </text:p>
      <text:p text:style-name="P79">Description: Index of the diversity of all habitat types.</text:p>
      <text:p text:style-name="P6">Ecological <text:span text:style-name="T41">relevance</text:span>: </text:p>
      <text:p text:style-name="P12"><text:span text:style-name="T40">Effect</text:span>: </text:p>
      <text:p text:style-name="P103">Limitations: </text:p>
      <text:p text:style-name="P153">Internal name: <text:span text:style-name="T98">shad</text:span><text:span text:style-name="T71">_w</text:span><text:span text:style-name="T61">WindowID</text:span></text:p>
      <text:h text:style-name="P515" text:outline-level="2">S<text:span text:style-name="T253">impson</text:span> Diversity</text:h>
      <text:p text:style-name="P190"><text:span text:style-name="T135">Level</text:span> of measurement: <text:span text:style-name="T24">Landscape</text:span></text:p>
      <text:p text:style-name="P190">Abbreviation: <text:span text:style-name="T335">DSIM</text:span></text:p>
      <text:p text:style-name="P234">other names: <text:span text:style-name="T255">SIDI (Simpson Diversity Index)</text:span></text:p>
      <text:p text:style-name="P71">Reference: Turner et al. 2001</text:p>
      <text:p text:style-name="P308">Equation: </text:p>
      <table:table table:name="Table49" table:style-name="Table49">
        <table:table-column table:style-name="Table49.A"/>
        <table:table-column table:style-name="Table49.B"/>
        <table:table-header-rows>
          <table:table-row>
            <table:table-cell table:style-name="Table49.A1" office:value-type="string">
              <text:p text:style-name="P396"><draw:frame draw:style-name="fr2" draw:name="Object46" text:anchor-type="as-char" svg:width="0.589in" svg:height="0.2272in" draw:z-index="41"><draw:object xlink:href="./Object 47" xlink:type="simple" xlink:show="embed" xlink:actuate="onLoad"/><draw:image xlink:href="./ObjectReplacements/Object 47" xlink:type="simple" xlink:show="embed" xlink:actuate="onLoad"/><svg:desc>formula</svg:desc></draw:frame></text:p>
            </table:table-cell>
            <table:table-cell table:style-name="Table49.A1" office:value-type="string">
              <text:p text:style-name="P421">(<text:sequence text:ref-name="refText36" text:name="Text" text:formula="ooow:Text+1" style:num-format="1">37</text:sequence>)</text:p>
            </table:table-cell>
          </table:table-row>
        </table:table-header-rows>
      </table:table>
      <text:p text:style-name="P336">with </text:p>
      <text:p text:style-name="P308">Unit: </text:p>
      <text:p text:style-name="P34">Range: </text:p>
      <text:p text:style-name="P95">Description: Index of the diversity of all habitat types.</text:p>
      <text:p text:style-name="P34">Ecological <text:span text:style-name="T41">relevance</text:span>: </text:p>
      <text:p text:style-name="P34"><text:span text:style-name="T40">Effect</text:span>: </text:p>
      <text:p text:style-name="P124">Limitations: </text:p>
      <text:p text:style-name="P44">Internal name: <text:span text:style-name="T254">simd</text:span><text:span text:style-name="T71">_w</text:span><text:span text:style-name="T61">WindowID</text:span></text:p>
      <text:h text:style-name="P516" text:outline-level="2"><text:span text:style-name="T259">Modified </text:span>S<text:span text:style-name="T253">impson</text:span> Diversity</text:h>
      <text:p text:style-name="P192"><text:span text:style-name="T135">Level</text:span> of measurement: <text:span text:style-name="T24">Landscape</text:span></text:p>
      <text:p text:style-name="P192">Abbreviation: <text:span text:style-name="T259">DSIMM</text:span></text:p>
      <text:p text:style-name="P233">other names: <text:span text:style-name="T259">MSIDI (Modified Simpson Diversity Index)</text:span></text:p>
      <text:p text:style-name="P73">Reference: Turner et al. 2001</text:p>
      <text:p text:style-name="P310">Equation: </text:p>
      <table:table table:name="Table51" table:style-name="Table51">
        <table:table-column table:style-name="Table51.A"/>
        <table:table-column table:style-name="Table51.B"/>
        <table:table-header-rows>
          <table:table-row>
            <table:table-cell table:style-name="Table51.A1" office:value-type="string">
              <text:p text:style-name="P398"><draw:frame draw:style-name="fr2" draw:name="Object48" text:anchor-type="as-char" svg:width="0.589in" svg:height="0.2272in" draw:z-index="42"><draw:object xlink:href="./Object 49" xlink:type="simple" xlink:show="embed" xlink:actuate="onLoad"/><draw:image xlink:href="./ObjectReplacements/Object 49" xlink:type="simple" xlink:show="embed" xlink:actuate="onLoad"/><svg:desc>formula</svg:desc></draw:frame></text:p>
            </table:table-cell>
            <table:table-cell table:style-name="Table51.A1" office:value-type="string">
              <text:p text:style-name="P423">(<text:sequence text:ref-name="refText37" text:name="Text" text:formula="ooow:Text+1" style:num-format="1">38</text:sequence>)</text:p>
            </table:table-cell>
          </table:table-row>
        </table:table-header-rows>
      </table:table>
      <text:p text:style-name="P338">with </text:p>
      <text:p text:style-name="P310">Unit: </text:p>
      <text:p text:style-name="P36"><text:soft-page-break/>Range: </text:p>
      <text:p text:style-name="P97">Description: Index of the diversity of all habitat types.</text:p>
      <text:p text:style-name="P36">Ecological <text:span text:style-name="T41">relevance</text:span>: </text:p>
      <text:p text:style-name="P36"><text:span text:style-name="T40">Effect</text:span>: </text:p>
      <text:p text:style-name="P126">Limitations: </text:p>
      <text:p text:style-name="P45">Internal name: <text:span text:style-name="T260">msimd</text:span><text:span text:style-name="T71">_w</text:span><text:span text:style-name="T61">WindowID</text:span></text:p>
      <text:h text:style-name="P516" text:outline-level="2">Shannon Evenness</text:h>
      <text:p text:style-name="P167"><text:span text:style-name="T135">Level</text:span> of measurement: <text:span text:style-name="T24">Landscape</text:span></text:p>
      <text:p text:style-name="P175">Abbreviation: <text:span text:style-name="T336">ESHA</text:span></text:p>
      <text:p text:style-name="P222">other names: <text:span text:style-name="T256">SHEI (Shannon Evenness Index)</text:span></text:p>
      <text:p text:style-name="P51">Reference: </text:p>
      <text:p text:style-name="P288">Equation: </text:p>
      <table:table table:name="Table16" table:style-name="Table16">
        <table:table-column table:style-name="Table16.A"/>
        <table:table-column table:style-name="Table16.B"/>
        <table:table-header-rows>
          <table:table-row>
            <table:table-cell table:style-name="Table16.A1" office:value-type="string">
              <text:p text:style-name="P377"><draw:frame draw:style-name="fr2" draw:name="Object14" text:anchor-type="as-char" svg:width="0.589in" svg:height="0.2272in" draw:z-index="3"><draw:object xlink:href="./Object 15" xlink:type="simple" xlink:show="embed" xlink:actuate="onLoad"/><draw:image xlink:href="./ObjectReplacements/Object 15" xlink:type="simple" xlink:show="embed" xlink:actuate="onLoad"/><svg:desc>formula</svg:desc></draw:frame></text:p>
            </table:table-cell>
            <table:table-cell table:style-name="Table16.A1" office:value-type="string">
              <text:p text:style-name="P402">(<text:sequence text:ref-name="refText38" text:name="Text" text:formula="ooow:Text+1" style:num-format="1">39</text:sequence>)</text:p>
            </table:table-cell>
          </table:table-row>
        </table:table-header-rows>
      </table:table>
      <text:p text:style-name="P315">with </text:p>
      <text:p text:style-name="P292">Unit: </text:p>
      <text:p text:style-name="P5">Range: </text:p>
      <text:p text:style-name="P79">Description: </text:p>
      <text:p text:style-name="P6">Ecological <text:span text:style-name="T41">relevance</text:span>: </text:p>
      <text:p text:style-name="P12"><text:span text:style-name="T40">Effect</text:span>: </text:p>
      <text:p text:style-name="P103">Limitations: </text:p>
      <text:p text:style-name="P136">Internal name: <text:span text:style-name="T257">shae</text:span><text:span text:style-name="T71">_w</text:span><text:span text:style-name="T61">WindowID</text:span></text:p>
      <text:h text:style-name="P517" text:outline-level="2"><text:span text:style-name="T256">Simpson</text:span> Evenness</text:h>
      <text:p text:style-name="P191"><text:span text:style-name="T135">Level</text:span> of measurement: <text:span text:style-name="T24">Landscape</text:span></text:p>
      <text:p text:style-name="P191">Abbreviation: <text:span text:style-name="T336">ESIM</text:span></text:p>
      <text:p text:style-name="P232">other names: <text:span text:style-name="T256">SIEI (Simpson Evenness Index)</text:span></text:p>
      <text:p text:style-name="P72">Reference: </text:p>
      <text:p text:style-name="P309">Equation: </text:p>
      <table:table table:name="Table50" table:style-name="Table50">
        <table:table-column table:style-name="Table50.A"/>
        <table:table-column table:style-name="Table50.B"/>
        <table:table-header-rows>
          <table:table-row>
            <table:table-cell table:style-name="Table50.A1" office:value-type="string">
              <text:p text:style-name="P397"><draw:frame draw:style-name="fr2" draw:name="Object47" text:anchor-type="as-char" svg:width="0.589in" svg:height="0.2272in" draw:z-index="43"><draw:object xlink:href="./Object 48" xlink:type="simple" xlink:show="embed" xlink:actuate="onLoad"/><draw:image xlink:href="./ObjectReplacements/Object 48" xlink:type="simple" xlink:show="embed" xlink:actuate="onLoad"/><svg:desc>formula</svg:desc></draw:frame></text:p>
            </table:table-cell>
            <table:table-cell table:style-name="Table50.A1" office:value-type="string">
              <text:p text:style-name="P422">(<text:sequence text:ref-name="refText39" text:name="Text" text:formula="ooow:Text+1" style:num-format="1">40</text:sequence>)</text:p>
            </table:table-cell>
          </table:table-row>
        </table:table-header-rows>
      </table:table>
      <text:p text:style-name="P337">with </text:p>
      <text:p text:style-name="P309">Unit: </text:p>
      <text:p text:style-name="P35"><text:soft-page-break/>Range: </text:p>
      <text:p text:style-name="P96">Description:</text:p>
      <text:p text:style-name="P35">Ecological <text:span text:style-name="T41">relevance</text:span>: </text:p>
      <text:p text:style-name="P35"><text:span text:style-name="T40">Effect</text:span>: </text:p>
      <text:p text:style-name="P125">Limitations: </text:p>
      <text:p text:style-name="P154">Internal name: <text:span text:style-name="T258">sime</text:span><text:span text:style-name="T71">_w</text:span><text:span text:style-name="T61">WindowID</text:span></text:p>
      <text:h text:style-name="P518" text:outline-level="2"><text:span text:style-name="T261">Modified Simpson</text:span> Evenness</text:h>
      <text:p text:style-name="P193"><text:span text:style-name="T135">Level</text:span> of measurement: <text:span text:style-name="T24">Landscape</text:span></text:p>
      <text:p text:style-name="P193">Abbreviation: <text:span text:style-name="T337">ESIMM</text:span></text:p>
      <text:p text:style-name="P233">other names: <text:span text:style-name="T261">MSIEI (Modified Simpson Evenness Index)</text:span></text:p>
      <text:p text:style-name="P74">Reference: </text:p>
      <text:p text:style-name="P311">Equation: </text:p>
      <table:table table:name="Table52" table:style-name="Table52">
        <table:table-column table:style-name="Table52.A"/>
        <table:table-column table:style-name="Table52.B"/>
        <table:table-header-rows>
          <table:table-row>
            <table:table-cell table:style-name="Table52.A1" office:value-type="string">
              <text:p text:style-name="P399"><draw:frame draw:style-name="fr2" draw:name="Object49" text:anchor-type="as-char" svg:width="0.589in" svg:height="0.2272in" draw:z-index="44"><draw:object xlink:href="./Object 50" xlink:type="simple" xlink:show="embed" xlink:actuate="onLoad"/><draw:image xlink:href="./ObjectReplacements/Object 50" xlink:type="simple" xlink:show="embed" xlink:actuate="onLoad"/><svg:desc>formula</svg:desc></draw:frame></text:p>
            </table:table-cell>
            <table:table-cell table:style-name="Table52.A1" office:value-type="string">
              <text:p text:style-name="P424">(<text:sequence text:ref-name="refText40" text:name="Text" text:formula="ooow:Text+1" style:num-format="1">41</text:sequence>)</text:p>
            </table:table-cell>
          </table:table-row>
        </table:table-header-rows>
      </table:table>
      <text:p text:style-name="P339">with </text:p>
      <text:p text:style-name="P311">Unit: </text:p>
      <text:p text:style-name="P37">Range: </text:p>
      <text:p text:style-name="P98">Description:</text:p>
      <text:p text:style-name="P37">Ecological <text:span text:style-name="T41">relevance</text:span>: </text:p>
      <text:p text:style-name="P37"><text:span text:style-name="T40">Effect</text:span>: </text:p>
      <text:p text:style-name="P127">Limitations: </text:p>
      <text:p text:style-name="P155">Internal name: <text:span text:style-name="T262">msime</text:span><text:span text:style-name="T71">_w</text:span><text:span text:style-name="T61">WindowID</text:span></text:p>
      <text:h text:style-name="P534" text:outline-level="2">Class Dominance</text:h>
      <text:p text:style-name="P11"><text:span text:style-name="T135">Level</text:span> of measurement: <text:span text:style-name="T24">Landscape</text:span></text:p>
      <text:p text:style-name="P10">Abbreviation: </text:p>
      <text:p text:style-name="P46">other names: </text:p>
      <text:p text:style-name="P50">Reference: Turner et al. 2001</text:p>
      <text:p text:style-name="P289">Equation: </text:p>
      <table:table table:name="Table33" table:style-name="Table33">
        <table:table-column table:style-name="Table33.A"/>
        <table:table-column table:style-name="Table33.B"/>
        <table:table-header-rows>
          <table:table-row>
            <table:table-cell table:style-name="Table33.A1" office:value-type="string">
              <text:p text:style-name="P378"><draw:frame draw:style-name="fr2" draw:name="Object31" text:anchor-type="as-char" svg:width="0.589in" svg:height="0.2272in" draw:z-index="45"><draw:object xlink:href="./Object 32" xlink:type="simple" xlink:show="embed" xlink:actuate="onLoad"/><draw:image xlink:href="./ObjectReplacements/Object 32" xlink:type="simple" xlink:show="embed" xlink:actuate="onLoad"/><svg:desc>formula</svg:desc></draw:frame></text:p>
            </table:table-cell>
            <table:table-cell table:style-name="Table33.A1" office:value-type="string">
              <text:p text:style-name="P403">(<text:sequence text:ref-name="refText41" text:name="Text" text:formula="ooow:Text+1" style:num-format="1">42</text:sequence>)</text:p>
            </table:table-cell>
          </table:table-row>
        </table:table-header-rows>
      </table:table>
      <text:p text:style-name="P316">with </text:p>
      <text:p text:style-name="P289">Unit: </text:p>
      <text:p text:style-name="P7"><text:soft-page-break/>Range: </text:p>
      <text:p text:style-name="P81">Description: Index of the diversity of all habitat types.</text:p>
      <text:p text:style-name="P7">Ecological <text:span text:style-name="T41">relevance</text:span>: </text:p>
      <text:p text:style-name="P12"><text:span text:style-name="T40">Effect</text:span>: </text:p>
      <text:p text:style-name="P103">Limitations: </text:p>
      <text:p text:style-name="P41">Internal name: <text:span text:style-name="T106">edge_p</text:span><text:span text:style-name="T61">PatchID</text:span><text:span text:style-name="T106">, edge</text:span><text:span text:style-name="T70">_</text:span><text:span text:style-name="T71">c</text:span><text:span text:style-name="T60">Class</text:span><text:span text:style-name="T61">ID</text:span><text:span text:style-name="T70">, </text:span><text:span text:style-name="T71">edge_w</text:span><text:span text:style-name="T61">WindowID</text:span></text:p>
      <text:h text:style-name="P535" text:outline-level="2">Splitting Density</text:h>
      <text:p text:style-name="P11"><text:span text:style-name="T135">Level</text:span> of measurement: <text:span text:style-name="T24">Class, Landscape</text:span></text:p>
      <text:p text:style-name="P10">Abbreviation: </text:p>
      <text:p text:style-name="P46">other names: </text:p>
      <text:p text:style-name="P50">Reference: Jaeger 2000</text:p>
      <text:p text:style-name="P290">Equation: </text:p>
      <table:table table:name="Table36" table:style-name="Table36">
        <table:table-column table:style-name="Table36.A"/>
        <table:table-column table:style-name="Table36.B"/>
        <table:table-header-rows>
          <table:table-row>
            <table:table-cell table:style-name="Table36.A1" office:value-type="string">
              <text:p text:style-name="P379"><draw:frame draw:style-name="fr2" draw:name="Object34" text:anchor-type="as-char" svg:width="0.589in" svg:height="0.2272in" draw:z-index="8"><draw:object xlink:href="./Object 35" xlink:type="simple" xlink:show="embed" xlink:actuate="onLoad"/><draw:image xlink:href="./ObjectReplacements/Object 35" xlink:type="simple" xlink:show="embed" xlink:actuate="onLoad"/><svg:desc>formula</svg:desc></draw:frame></text:p>
            </table:table-cell>
            <table:table-cell table:style-name="Table36.A1" office:value-type="string">
              <text:p text:style-name="P404">(<text:sequence text:ref-name="refText42" text:name="Text" text:formula="ooow:Text+1" style:num-format="1">43</text:sequence>)</text:p>
            </table:table-cell>
          </table:table-row>
        </table:table-header-rows>
      </table:table>
      <text:p text:style-name="P317">with </text:p>
      <text:p text:style-name="P290">Unit: </text:p>
      <text:p text:style-name="P8">Range: </text:p>
      <text:p text:style-name="P82">Description: </text:p>
      <text:p text:style-name="P8">Ecological <text:span text:style-name="T41">relevance</text:span>: </text:p>
      <text:p text:style-name="P12"><text:span text:style-name="T40">Effect</text:span>: </text:p>
      <text:p text:style-name="P103">Limitations: </text:p>
      <text:p text:style-name="P41">Internal name: </text:p>
      <text:h text:style-name="P535" text:outline-level="2">Net Product</text:h>
      <text:p text:style-name="P11"><text:span text:style-name="T135">Level</text:span> of measurement: <text:span text:style-name="T24">Class, Landscape</text:span></text:p>
      <text:p text:style-name="P10">Abbreviation: </text:p>
      <text:p text:style-name="P46">other names: </text:p>
      <text:p text:style-name="P50">Reference: Jaeger 2000</text:p>
      <text:p text:style-name="P290">Equation: </text:p>
      <table:table table:name="Table37" table:style-name="Table37">
        <table:table-column table:style-name="Table37.A"/>
        <table:table-column table:style-name="Table37.B"/>
        <table:table-header-rows>
          <table:table-row>
            <table:table-cell table:style-name="Table37.A1" office:value-type="string">
              <text:p text:style-name="P379"><draw:frame draw:style-name="fr2" draw:name="Object35" text:anchor-type="as-char" svg:width="0.589in" svg:height="0.2272in" draw:z-index="10"><draw:object xlink:href="./Object 36" xlink:type="simple" xlink:show="embed" xlink:actuate="onLoad"/><draw:image xlink:href="./ObjectReplacements/Object 36" xlink:type="simple" xlink:show="embed" xlink:actuate="onLoad"/><svg:desc>formula</svg:desc></draw:frame></text:p>
            </table:table-cell>
            <table:table-cell table:style-name="Table37.A1" office:value-type="string">
              <text:p text:style-name="P404">(<text:sequence text:ref-name="refText43" text:name="Text" text:formula="ooow:Text+1" style:num-format="1">44</text:sequence>)</text:p>
            </table:table-cell>
          </table:table-row>
        </table:table-header-rows>
      </table:table>
      <text:p text:style-name="P317">with </text:p>
      <text:p text:style-name="P290">Unit: </text:p>
      <text:p text:style-name="P8"><text:soft-page-break/>Range: </text:p>
      <text:p text:style-name="P82">Description: </text:p>
      <text:p text:style-name="P8">Ecological <text:span text:style-name="T41">relevance</text:span>: </text:p>
      <text:p text:style-name="P12"><text:span text:style-name="T40">Effect</text:span>: </text:p>
      <text:p text:style-name="P103">Limitations: </text:p>
      <text:p text:style-name="P41">Internal name: </text:p>
      <text:h text:style-name="P536" text:outline-level="2">Mean <text:span text:style-name="T46">5</text:span> Neighbour Distance</text:h>
      <text:p text:style-name="P17"><text:span text:style-name="T135">Level</text:span> of measurement: <text:span text:style-name="T24">Class, Landscape</text:span></text:p>
      <text:p text:style-name="P17">Abbreviation: <text:span text:style-name="T51">NND5</text:span></text:p>
      <text:p text:style-name="P47">other names: </text:p>
      <text:p text:style-name="P55">Reference: Tischendorf et al. 2003</text:p>
      <text:p text:style-name="P294">Equation: </text:p>
      <table:table table:name="Table13" table:style-name="Table13">
        <table:table-column table:style-name="Table13.A"/>
        <table:table-column table:style-name="Table13.B"/>
        <table:table-header-rows>
          <table:table-row>
            <table:table-cell table:style-name="Table13.A1" office:value-type="string">
              <text:p text:style-name="P382"><draw:frame draw:style-name="fr2" draw:name="Object29" text:anchor-type="as-char" svg:width="0.589in" svg:height="0.2272in" draw:z-index="1"><draw:object xlink:href="./Object 12" xlink:type="simple" xlink:show="embed" xlink:actuate="onLoad"/><draw:image xlink:href="./ObjectReplacements/Object 12" xlink:type="simple" xlink:show="embed" xlink:actuate="onLoad"/><svg:desc>formula</svg:desc></draw:frame></text:p>
            </table:table-cell>
            <table:table-cell table:style-name="Table13.A1" office:value-type="string">
              <text:p text:style-name="P407">(<text:sequence text:ref-name="refText44" text:name="Text" text:formula="ooow:Text+1" style:num-format="1">45</text:sequence>)</text:p>
            </table:table-cell>
          </table:table-row>
        </table:table-header-rows>
      </table:table>
      <text:p text:style-name="P321">with </text:p>
      <text:p text:style-name="P294">Unit: m</text:p>
      <text:p text:style-name="P17">Range: </text:p>
      <text:p text:style-name="P85">Description: Mean distance to the 5 closest patches.</text:p>
      <text:p text:style-name="P17">Ecological <text:span text:style-name="T41">relevance</text:span>: </text:p>
      <text:p text:style-name="P17"><text:span text:style-name="T48">Effect:</text:span> </text:p>
      <text:p text:style-name="P107">Limitations: </text:p>
      <text:p text:style-name="P42">Internal name: <text:span text:style-name="T106">edge_p</text:span><text:span text:style-name="T61">PatchID</text:span><text:span text:style-name="T106">, edge</text:span><text:span text:style-name="T70">_</text:span><text:span text:style-name="T71">c</text:span><text:span text:style-name="T60">Class</text:span><text:span text:style-name="T61">ID</text:span><text:span text:style-name="T70">, </text:span><text:span text:style-name="T71">edge_w</text:span><text:span text:style-name="T61">WindowID</text:span></text:p>
      <text:h text:style-name="P536" text:outline-level="2">Mean <text:span text:style-name="T50">Distribution </text:span>Distance</text:h>
      <text:p text:style-name="P17"><text:span text:style-name="T135">Level</text:span> of measurement: <text:span text:style-name="T24">Class, Landscape</text:span></text:p>
      <text:p text:style-name="P17">Abbreviation: <text:span text:style-name="T22">MDD</text:span></text:p>
      <text:p text:style-name="P47">other names: </text:p>
      <text:p text:style-name="P55">Reference: Tischendorf et al. 2003</text:p>
      <text:p text:style-name="P294">Equation: </text:p>
      <table:table table:name="Table14" table:style-name="Table14">
        <table:table-column table:style-name="Table14.A"/>
        <table:table-column table:style-name="Table14.B"/>
        <table:table-header-rows>
          <table:table-row>
            <table:table-cell table:style-name="Table14.A1" office:value-type="string">
              <text:p text:style-name="P382"><draw:frame draw:style-name="fr2" draw:name="Object30" text:anchor-type="as-char" svg:width="0.589in" svg:height="0.2272in" draw:z-index="4"><draw:object xlink:href="./Object 13" xlink:type="simple" xlink:show="embed" xlink:actuate="onLoad"/><draw:image xlink:href="./ObjectReplacements/Object 13" xlink:type="simple" xlink:show="embed" xlink:actuate="onLoad"/><svg:desc>formula</svg:desc></draw:frame></text:p>
            </table:table-cell>
            <table:table-cell table:style-name="Table14.A1" office:value-type="string">
              <text:p text:style-name="P407">(<text:sequence text:ref-name="refText45" text:name="Text" text:formula="ooow:Text+1" style:num-format="1">46</text:sequence>)</text:p>
            </table:table-cell>
          </table:table-row>
        </table:table-header-rows>
      </table:table>
      <text:p text:style-name="P321">with </text:p>
      <text:p text:style-name="P294">Unit: m</text:p>
      <text:p text:style-name="P17"><text:soft-page-break/>Range: </text:p>
      <text:p text:style-name="P85">Description: </text:p>
      <text:p text:style-name="P17">Ecological <text:span text:style-name="T41">relevance</text:span>: </text:p>
      <text:p text:style-name="P17"><text:span text:style-name="T48">Effect:</text:span> </text:p>
      <text:p text:style-name="P107">Limitations: </text:p>
      <text:p text:style-name="P42">Internal name: <text:span text:style-name="T106">edge_p</text:span><text:span text:style-name="T61">PatchID</text:span><text:span text:style-name="T106">, edge</text:span><text:span text:style-name="T70">_</text:span><text:span text:style-name="T71">c</text:span><text:span text:style-name="T60">Class</text:span><text:span text:style-name="T61">ID</text:span><text:span text:style-name="T70">, </text:span><text:span text:style-name="T71">edge_w</text:span><text:span text:style-name="T61">WindowID</text:span></text:p>
      <text:p text:style-name="P130"/>
      <text:h text:style-name="P49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Light2" svg:font-family="'Ubuntu Light'"/>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fen Ehrmann</meta:initial-creator>
    <meta:creation-date>2017-03-07T16:15:35.658133702</meta:creation-date>
    <meta:generator>LibreOffice/6.0.3.2$Linux_X86_64 LibreOffice_project/00m0$Build-2</meta:generator>
    <dc:date>2018-04-30T09:55:21.837959583</dc:date>
    <dc:creator>Steffen Ehrmann</dc:creator>
    <meta:editing-duration>P1DT2H16M15S</meta:editing-duration>
    <meta:editing-cycles>711</meta:editing-cycles>
    <meta:document-statistic meta:table-count="48" meta:image-count="0" meta:object-count="46" meta:page-count="28" meta:paragraph-count="834" meta:word-count="3132" meta:character-count="21791" meta:non-whitespace-character-count="19120"/>
  </office:meta>
</office:document-meta>
</file>

<file path=Object 1/content.xml><?xml version="1.0" encoding="utf-8"?>
<math xmlns="http://www.w3.org/1998/Math/MathML" display="block">
  <semantics>
    <mrow>
      <mrow>
        <mi mathvariant="italic">PLP</mi>
        <mo stretchy="false">=</mo>
        <mfrac>
          <mrow>
            <mi mathvariant="italic">max</mi>
            <mrow>
              <mo fence="true" stretchy="false">(</mo>
              <mrow>
                <msub>
                  <mi>A</mi>
                  <mi mathvariant="italic">PC</mi>
                </msub>
              </mrow>
              <mo fence="true" stretchy="false">)</mo>
            </mrow>
          </mrow>
          <msub>
            <mi>A</mi>
            <mi>L</mi>
          </msub>
        </mfrac>
      </mrow>
      <mrow>
        <mo fence="true" stretchy="false">(</mo>
        <mrow>
          <mn>100</mn>
        </mrow>
        <mo fence="true" stretchy="false">)</mo>
      </mrow>
    </mrow>
    <annotation encoding="StarMath 5.0">PLP = {max(A_PC)} over A_L( 100 )</annotation>
  </semantics>
</math>
</file>

<file path=Object 10/content.xml><?xml version="1.0" encoding="utf-8"?>
<math xmlns="http://www.w3.org/1998/Math/MathML" display="block">
  <semantics>
    <mrow>
      <mrow>
        <msup>
          <mi mathvariant="italic">PAC</mi>
          <mi>x</mi>
        </msup>
        <mo stretchy="false">=</mo>
        <mfrac>
          <mrow>
            <munderover>
              <mo stretchy="false">∑</mo>
              <mrow>
                <mi>C</mi>
                <mo stretchy="false">=</mo>
                <mn>1</mn>
              </mrow>
              <mi mathvariant="italic">NC</mi>
            </munderover>
            <mrow>
              <munderover>
                <mo stretchy="false">∑</mo>
                <mrow>
                  <mi>P</mi>
                  <mo stretchy="false">=</mo>
                  <mn>1</mn>
                </mrow>
                <mi mathvariant="italic">NP</mi>
              </munderover>
              <msubsup>
                <mi mathvariant="italic">AC</mi>
                <mi mathvariant="italic">PC</mi>
                <mi>x</mi>
              </msubsup>
            </mrow>
          </mrow>
          <msub>
            <mi>A</mi>
            <mi mathvariant="italic">PC</mi>
          </msub>
        </mfrac>
      </mrow>
      <mrow>
        <mo fence="true" stretchy="false">(</mo>
        <mrow>
          <mn>100</mn>
        </mrow>
        <mo fence="true" stretchy="false">)</mo>
      </mrow>
    </mrow>
    <annotation encoding="StarMath 5.0">PAC^x = sum from{C=1} to{NC} {sum from{P=1} to{NP} {AC_PC^x}} over A_PC( 100 )</annotation>
  </semantics>
</math>
</file>

<file path=Object 11/content.xml><?xml version="1.0" encoding="utf-8"?>
<math xmlns="http://www.w3.org/1998/Math/MathML" display="block">
  <semantics>
    <mrow>
      <mi>E</mi>
      <mo stretchy="false">=</mo>
      <msup>
        <mi mathvariant="italic">mc</mi>
        <mn>2</mn>
      </msup>
    </mrow>
    <annotation encoding="StarMath 5.0">E=mc^2</annotation>
  </semantics>
</math>
</file>

<file path=Object 12/content.xml><?xml version="1.0" encoding="utf-8"?>
<math xmlns="http://www.w3.org/1998/Math/MathML" display="block">
  <semantics>
    <mrow>
      <mi>E</mi>
      <mo stretchy="false">=</mo>
      <msup>
        <mi mathvariant="italic">mc</mi>
        <mn>2</mn>
      </msup>
    </mrow>
    <annotation encoding="StarMath 5.0">E=mc^2</annotation>
  </semantics>
</math>
</file>

<file path=Object 13/content.xml><?xml version="1.0" encoding="utf-8"?>
<math xmlns="http://www.w3.org/1998/Math/MathML" display="block">
  <semantics>
    <mrow>
      <mi>E</mi>
      <mo stretchy="false">=</mo>
      <msup>
        <mi mathvariant="italic">mc</mi>
        <mn>2</mn>
      </msup>
    </mrow>
    <annotation encoding="StarMath 5.0">E=mc^2</annotation>
  </semantics>
</math>
</file>

<file path=Object 14/content.xml><?xml version="1.0" encoding="utf-8"?>
<math xmlns="http://www.w3.org/1998/Math/MathML" display="block">
  <semantics>
    <mrow>
      <mi>E</mi>
      <mo stretchy="false">=</mo>
      <msup>
        <mi mathvariant="italic">mc</mi>
        <mn>2</mn>
      </msup>
    </mrow>
    <annotation encoding="StarMath 5.0">E=mc^2</annotation>
  </semantics>
</math>
</file>

<file path=Object 15/content.xml><?xml version="1.0" encoding="utf-8"?>
<math xmlns="http://www.w3.org/1998/Math/MathML" display="block">
  <semantics>
    <mrow>
      <mi>E</mi>
      <mo stretchy="false">=</mo>
      <msup>
        <mi mathvariant="italic">mc</mi>
        <mn>2</mn>
      </msup>
    </mrow>
    <annotation encoding="StarMath 5.0">E=mc^2</annotation>
  </semantics>
</math>
</file>

<file path=Object 16/content.xml><?xml version="1.0" encoding="utf-8"?>
<math xmlns="http://www.w3.org/1998/Math/MathML" display="block">
  <semantics>
    <mrow>
      <mi>E</mi>
      <mo stretchy="false">=</mo>
      <msup>
        <mi mathvariant="italic">mc</mi>
        <mn>2</mn>
      </msup>
    </mrow>
    <annotation encoding="StarMath 5.0">E=mc^2</annotation>
  </semantics>
</math>
</file>

<file path=Object 17/content.xml><?xml version="1.0" encoding="utf-8"?>
<math xmlns="http://www.w3.org/1998/Math/MathML" display="block">
  <semantics>
    <mrow>
      <mi>E</mi>
      <mo stretchy="false">=</mo>
      <msup>
        <mi mathvariant="italic">mc</mi>
        <mn>2</mn>
      </msup>
    </mrow>
    <annotation encoding="StarMath 5.0">E=mc^2</annotation>
  </semantics>
</math>
</file>

<file path=Object 18/content.xml><?xml version="1.0" encoding="utf-8"?>
<math xmlns="http://www.w3.org/1998/Math/MathML" display="block">
  <semantics>
    <mrow>
      <mi>E</mi>
      <mo stretchy="false">=</mo>
      <msup>
        <mi mathvariant="italic">mc</mi>
        <mn>2</mn>
      </msup>
    </mrow>
    <annotation encoding="StarMath 5.0">E=mc^2</annotation>
  </semantics>
</math>
</file>

<file path=Object 19/content.xml><?xml version="1.0" encoding="utf-8"?>
<math xmlns="http://www.w3.org/1998/Math/MathML" display="block">
  <semantics>
    <mrow>
      <mrow>
        <mi mathvariant="italic">PA</mi>
        <mo stretchy="false">=</mo>
        <mfrac>
          <mrow>
            <munderover>
              <mo stretchy="false">∑</mo>
              <mrow>
                <mi>C</mi>
                <mo stretchy="false">=</mo>
                <mn>1</mn>
              </mrow>
              <mi mathvariant="italic">NC</mi>
            </munderover>
            <mrow>
              <munderover>
                <mo stretchy="false">∑</mo>
                <mrow>
                  <mi>P</mi>
                  <mo stretchy="false">=</mo>
                  <mn>1</mn>
                </mrow>
                <mi mathvariant="italic">NP</mi>
              </munderover>
              <msub>
                <mi>A</mi>
                <mi mathvariant="italic">PC</mi>
              </msub>
            </mrow>
          </mrow>
          <msub>
            <mi>A</mi>
            <mi>L</mi>
          </msub>
        </mfrac>
      </mrow>
      <mrow>
        <mo fence="true" stretchy="false">(</mo>
        <mrow>
          <mn>100</mn>
        </mrow>
        <mo fence="true" stretchy="false">)</mo>
      </mrow>
    </mrow>
    <annotation encoding="StarMath 5.0">PA = {sum from{C = 1} to{NC} { sum from{P = 1} to{NP} A_PC}} over { A_L }( 100 )</annotation>
  </semantics>
</math>
</file>

<file path=Object 2/content.xml><?xml version="1.0" encoding="utf-8"?>
<math xmlns="http://www.w3.org/1998/Math/MathML" display="block">
  <semantics>
    <mrow>
      <msup>
        <mi mathvariant="italic">AC</mi>
        <mi>x</mi>
      </msup>
      <mo stretchy="false">=</mo>
      <mrow>
        <munderover>
          <mo stretchy="false">∑</mo>
          <mrow>
            <mi>C</mi>
            <mo stretchy="false">=</mo>
            <mn>1</mn>
          </mrow>
          <mi mathvariant="italic">NC</mi>
        </munderover>
        <mrow>
          <mrow>
            <munderover>
              <mo stretchy="false">∑</mo>
              <mrow>
                <mi>P</mi>
                <mo stretchy="false">=</mo>
                <mn>1</mn>
              </mrow>
              <mi mathvariant="italic">NP</mi>
            </munderover>
            <msubsup>
              <mi mathvariant="italic">AC</mi>
              <mi mathvariant="italic">PC</mi>
              <mi>x</mi>
            </msubsup>
          </mrow>
          <mrow>
            <mo fence="true" stretchy="true">(</mo>
            <mrow>
              <mfrac>
                <mn>1</mn>
                <mn>10000</mn>
              </mfrac>
            </mrow>
            <mo fence="true" stretchy="true">)</mo>
          </mrow>
        </mrow>
      </mrow>
    </mrow>
    <annotation encoding="StarMath 5.0">AC^x = sum from{C=1} to{NC} {sum from{P=1} to{NP} {AC_PC^x} left ( {1 over 10000} right )  }</annotation>
  </semantics>
</math>
</file>

<file path=Object 20/content.xml><?xml version="1.0" encoding="utf-8"?>
<math xmlns="http://www.w3.org/1998/Math/MathML" display="block">
  <semantics>
    <mrow>
      <mrow>
        <msup>
          <mi mathvariant="italic">DDC</mi>
          <mi>x</mi>
        </msup>
        <mo stretchy="false">=</mo>
        <mfrac>
          <mrow>
            <munderover>
              <mo stretchy="false">∑</mo>
              <mrow>
                <mi>C</mi>
                <mo stretchy="false">=</mo>
                <mn>1</mn>
              </mrow>
              <mi mathvariant="italic">NC</mi>
            </munderover>
            <mrow>
              <munderover>
                <mo stretchy="false">∑</mo>
                <mrow>
                  <mi>P</mi>
                  <mo stretchy="false">=</mo>
                  <mn>1</mn>
                </mrow>
                <mi mathvariant="italic">NP</mi>
              </munderover>
              <msubsup>
                <mi mathvariant="italic">NDC</mi>
                <mi mathvariant="italic">PC</mi>
                <mi>x</mi>
              </msubsup>
            </mrow>
          </mrow>
          <msub>
            <mi>A</mi>
            <mi>L</mi>
          </msub>
        </mfrac>
      </mrow>
      <mrow>
        <mo fence="true" stretchy="false">(</mo>
        <mrow>
          <mn>10000</mn>
        </mrow>
        <mo fence="true" stretchy="false">)</mo>
      </mrow>
    </mrow>
    <annotation encoding="StarMath 5.0">DDC^x =  { sum from{C=1} to{NC} {sum from{P=1} to{NP} NDC^x_PC}} over A_L( 10000 )</annotation>
  </semantics>
</math>
</file>

<file path=Object 21/content.xml><?xml version="1.0" encoding="utf-8"?>
<math xmlns="http://www.w3.org/1998/Math/MathML" display="block">
  <semantics>
    <mrow>
      <mi>E</mi>
      <mo stretchy="false">=</mo>
      <msup>
        <mi mathvariant="italic">mc</mi>
        <mn>2</mn>
      </msup>
    </mrow>
    <annotation encoding="StarMath 5.0">E=mc^2</annotation>
  </semantics>
</math>
</file>

<file path=Object 22/content.xml><?xml version="1.0" encoding="utf-8"?>
<math xmlns="http://www.w3.org/1998/Math/MathML" display="block">
  <semantics>
    <mrow>
      <mi mathvariant="italic">FRDI</mi>
      <mo stretchy="false">=</mo>
      <mfrac>
        <mrow>
          <mrow>
            <mn>2</mn>
            <mo stretchy="false">⋅</mo>
            <mi>ln</mi>
          </mrow>
          <mrow>
            <mo fence="true" stretchy="false">(</mo>
            <mrow>
              <mrow>
                <mn>0.25</mn>
                <mo stretchy="false">⋅</mo>
                <msub>
                  <mtext>LE</mtext>
                  <mi>P</mi>
                </msub>
              </mrow>
            </mrow>
            <mo fence="true" stretchy="false">)</mo>
          </mrow>
        </mrow>
        <mrow>
          <mi>ln</mi>
          <mrow>
            <mo fence="true" stretchy="false">(</mo>
            <mrow>
              <msub>
                <mi>A</mi>
                <mi>P</mi>
              </msub>
            </mrow>
            <mo fence="true" stretchy="false">)</mo>
          </mrow>
        </mrow>
      </mfrac>
    </mrow>
    <annotation encoding="StarMath 5.0">FRDI = {2 cdot ln( 0.25 cdot "LE"_P )} over {ln(A_P)}</annotation>
  </semantics>
</math>
</file>

<file path=Object 23/content.xml><?xml version="1.0" encoding="utf-8"?>
<math xmlns="http://www.w3.org/1998/Math/MathML" display="block">
  <semantics>
    <mrow>
      <mi mathvariant="italic">ROG</mi>
      <mo stretchy="false">=</mo>
      <mrow>
        <munderover>
          <mo stretchy="false">∑</mo>
          <mrow>
            <mi>r</mi>
            <mo stretchy="false">=</mo>
            <mn>1</mn>
          </mrow>
          <mi>R</mi>
        </munderover>
        <mfrac>
          <msub>
            <mi>d</mi>
            <mi mathvariant="italic">ijr</mi>
          </msub>
          <mi>R</mi>
        </mfrac>
      </mrow>
    </mrow>
    <annotation encoding="StarMath 5.0">ROG= sum from{r=1} to{R} {{d_{ijr}} over {R}}</annotation>
  </semantics>
</math>
</file>

<file path=Object 24/content.xml><?xml version="1.0" encoding="utf-8"?>
<math xmlns="http://www.w3.org/1998/Math/MathML" display="block">
  <semantics>
    <mrow>
      <msup>
        <mi mathvariant="italic">NDC</mi>
        <mi>x</mi>
      </msup>
      <mo stretchy="false">=</mo>
      <mrow>
        <munderover>
          <mo stretchy="false">∑</mo>
          <mrow>
            <mi>C</mi>
            <mo stretchy="false">=</mo>
            <mn>1</mn>
          </mrow>
          <mi mathvariant="italic">NC</mi>
        </munderover>
        <mrow>
          <munderover>
            <mo stretchy="false">∑</mo>
            <mrow>
              <mi>P</mi>
              <mo stretchy="false">=</mo>
              <mn>1</mn>
            </mrow>
            <mi mathvariant="italic">NP</mi>
          </munderover>
          <msubsup>
            <mi mathvariant="italic">NDC</mi>
            <mi mathvariant="italic">PC</mi>
            <mi>x</mi>
          </msubsup>
        </mrow>
      </mrow>
    </mrow>
    <annotation encoding="StarMath 5.0">NDC^x = sum from{C=1} to{NC} {sum from{P=1} to{NP} {NDC_PC^x}}</annotation>
  </semantics>
</math>
</file>

<file path=Object 25/content.xml><?xml version="1.0" encoding="utf-8"?>
<math xmlns="http://www.w3.org/1998/Math/MathML" display="block">
  <semantics>
    <mrow>
      <mi>E</mi>
      <mo stretchy="false">=</mo>
      <msup>
        <mi mathvariant="italic">mc</mi>
        <mn>2</mn>
      </msup>
    </mrow>
    <annotation encoding="StarMath 5.0">E=mc^2</annotation>
  </semantics>
</math>
</file>

<file path=Object 27/content.xml><?xml version="1.0" encoding="utf-8"?>
<math xmlns="http://www.w3.org/1998/Math/MathML" display="block">
  <semantics>
    <mrow>
      <mi>E</mi>
      <mo stretchy="false">=</mo>
      <msup>
        <mi mathvariant="italic">mc</mi>
        <mn>2</mn>
      </msup>
    </mrow>
    <annotation encoding="StarMath 5.0">E=mc^2</annotation>
  </semantics>
</math>
</file>

<file path=Object 28/content.xml><?xml version="1.0" encoding="utf-8"?>
<math xmlns="http://www.w3.org/1998/Math/MathML" display="block">
  <semantics>
    <mrow>
      <mi>E</mi>
      <mo stretchy="false">=</mo>
      <msup>
        <mi mathvariant="italic">mc</mi>
        <mn>2</mn>
      </msup>
    </mrow>
    <annotation encoding="StarMath 5.0">E=mc^2</annotation>
  </semantics>
</math>
</file>

<file path=Object 29/content.xml><?xml version="1.0" encoding="utf-8"?>
<math xmlns="http://www.w3.org/1998/Math/MathML" display="block">
  <semantics>
    <mrow>
      <mi>E</mi>
      <mo stretchy="false">=</mo>
      <msup>
        <mi mathvariant="italic">mc</mi>
        <mn>2</mn>
      </msup>
    </mrow>
    <annotation encoding="StarMath 5.0">E=mc^2</annotation>
  </semantics>
</math>
</file>

<file path=Object 3/content.xml><?xml version="1.0" encoding="utf-8"?>
<math xmlns="http://www.w3.org/1998/Math/MathML" display="block">
  <semantics>
    <mrow>
      <msup>
        <mi mathvariant="italic">AE</mi>
        <mi>x</mi>
      </msup>
      <mo stretchy="false">=</mo>
      <mrow>
        <munderover>
          <mo stretchy="false">∑</mo>
          <mrow>
            <mi>C</mi>
            <mo stretchy="false">=</mo>
            <mn>1</mn>
          </mrow>
          <mi mathvariant="italic">NC</mi>
        </munderover>
        <mrow>
          <mrow>
            <munderover>
              <mo stretchy="false">∑</mo>
              <mrow>
                <mi>P</mi>
                <mo stretchy="false">=</mo>
                <mn>1</mn>
              </mrow>
              <mi mathvariant="italic">NP</mi>
            </munderover>
            <msubsup>
              <mi mathvariant="italic">AE</mi>
              <mi mathvariant="italic">PC</mi>
              <mi>x</mi>
            </msubsup>
          </mrow>
          <mrow>
            <mo fence="true" stretchy="true">(</mo>
            <mrow>
              <mfrac>
                <mn>1</mn>
                <mn>10000</mn>
              </mfrac>
            </mrow>
            <mo fence="true" stretchy="true">)</mo>
          </mrow>
        </mrow>
      </mrow>
    </mrow>
    <annotation encoding="StarMath 5.0">AE^x = sum from{C=1} to{NC} {sum from{P=1} to{NP} {AE_PC^x} left ( {1 over 10000} right )  }</annotation>
  </semantics>
</math>
</file>

<file path=Object 30/content.xml><?xml version="1.0" encoding="utf-8"?>
<math xmlns="http://www.w3.org/1998/Math/MathML" display="block">
  <semantics>
    <mrow>
      <mi>E</mi>
      <mo stretchy="false">=</mo>
      <msup>
        <mi mathvariant="italic">mc</mi>
        <mn>2</mn>
      </msup>
    </mrow>
    <annotation encoding="StarMath 5.0">E=mc^2</annotation>
  </semantics>
</math>
</file>

<file path=Object 31/content.xml><?xml version="1.0" encoding="utf-8"?>
<math xmlns="http://www.w3.org/1998/Math/MathML" display="block">
  <semantics>
    <mrow>
      <mi>E</mi>
      <mo stretchy="false">=</mo>
      <msup>
        <mi mathvariant="italic">mc</mi>
        <mn>2</mn>
      </msup>
    </mrow>
    <annotation encoding="StarMath 5.0">E=mc^2</annotation>
  </semantics>
</math>
</file>

<file path=Object 32/content.xml><?xml version="1.0" encoding="utf-8"?>
<math xmlns="http://www.w3.org/1998/Math/MathML" display="block">
  <semantics>
    <mrow>
      <mi>E</mi>
      <mo stretchy="false">=</mo>
      <msup>
        <mi mathvariant="italic">mc</mi>
        <mn>2</mn>
      </msup>
    </mrow>
    <annotation encoding="StarMath 5.0">E=mc^2</annotation>
  </semantics>
</math>
</file>

<file path=Object 34/content.xml><?xml version="1.0" encoding="utf-8"?>
<math xmlns="http://www.w3.org/1998/Math/MathML" display="block">
  <semantics>
    <mrow>
      <mi>E</mi>
      <mo stretchy="false">=</mo>
      <msup>
        <mi mathvariant="italic">mc</mi>
        <mn>2</mn>
      </msup>
    </mrow>
    <annotation encoding="StarMath 5.0">E=mc^2</annotation>
  </semantics>
</math>
</file>

<file path=Object 35/content.xml><?xml version="1.0" encoding="utf-8"?>
<math xmlns="http://www.w3.org/1998/Math/MathML" display="block">
  <semantics>
    <mrow>
      <mi>E</mi>
      <mo stretchy="false">=</mo>
      <msup>
        <mi mathvariant="italic">mc</mi>
        <mn>2</mn>
      </msup>
    </mrow>
    <annotation encoding="StarMath 5.0">E=mc^2</annotation>
  </semantics>
</math>
</file>

<file path=Object 36/content.xml><?xml version="1.0" encoding="utf-8"?>
<math xmlns="http://www.w3.org/1998/Math/MathML" display="block">
  <semantics>
    <mrow>
      <mi>E</mi>
      <mo stretchy="false">=</mo>
      <msup>
        <mi mathvariant="italic">mc</mi>
        <mn>2</mn>
      </msup>
    </mrow>
    <annotation encoding="StarMath 5.0">E=mc^2</annotation>
  </semantics>
</math>
</file>

<file path=Object 38/content.xml><?xml version="1.0" encoding="utf-8"?>
<math xmlns="http://www.w3.org/1998/Math/MathML" display="block">
  <semantics>
    <mrow>
      <mi>E</mi>
      <mo stretchy="false">=</mo>
      <msup>
        <mi mathvariant="italic">mc</mi>
        <mn>2</mn>
      </msup>
    </mrow>
    <annotation encoding="StarMath 5.0">E=mc^2</annotation>
  </semantics>
</math>
</file>

<file path=Object 39/content.xml><?xml version="1.0" encoding="utf-8"?>
<math xmlns="http://www.w3.org/1998/Math/MathML" display="block">
  <semantics>
    <mrow>
      <mi>E</mi>
      <mo stretchy="false">=</mo>
      <msup>
        <mi mathvariant="italic">mc</mi>
        <mn>2</mn>
      </msup>
    </mrow>
    <annotation encoding="StarMath 5.0">E=mc^2</annotation>
  </semantics>
</math>
</file>

<file path=Object 4/content.xml><?xml version="1.0" encoding="utf-8"?>
<math xmlns="http://www.w3.org/1998/Math/MathML" display="block">
  <semantics>
    <mrow>
      <mi mathvariant="italic">ROG</mi>
      <mo stretchy="false">=</mo>
      <mrow>
        <munderover>
          <mo stretchy="false">∑</mo>
          <mrow>
            <mi>r</mi>
            <mo stretchy="false">=</mo>
            <mn>1</mn>
          </mrow>
          <mi>R</mi>
        </munderover>
        <mfrac>
          <msub>
            <mi>d</mi>
            <mi mathvariant="italic">ijr</mi>
          </msub>
          <mi>R</mi>
        </mfrac>
      </mrow>
    </mrow>
    <annotation encoding="StarMath 5.0">ROG= sum from{r=1} to{R} {{d_{ijr}} over {R}}</annotation>
  </semantics>
</math>
</file>

<file path=Object 40/content.xml><?xml version="1.0" encoding="utf-8"?>
<math xmlns="http://www.w3.org/1998/Math/MathML" display="block">
  <semantics>
    <mrow>
      <mi>E</mi>
      <mo stretchy="false">=</mo>
      <msup>
        <mi mathvariant="italic">mc</mi>
        <mn>2</mn>
      </msup>
    </mrow>
    <annotation encoding="StarMath 5.0">E=mc^2</annotation>
  </semantics>
</math>
</file>

<file path=Object 41/content.xml><?xml version="1.0" encoding="utf-8"?>
<math xmlns="http://www.w3.org/1998/Math/MathML" display="block">
  <semantics>
    <mrow>
      <mi>E</mi>
      <mo stretchy="false">=</mo>
      <msup>
        <mi mathvariant="italic">mc</mi>
        <mn>2</mn>
      </msup>
    </mrow>
    <annotation encoding="StarMath 5.0">E=mc^2</annotation>
  </semantics>
</math>
</file>

<file path=Object 44/content.xml><?xml version="1.0" encoding="utf-8"?>
<math xmlns="http://www.w3.org/1998/Math/MathML" display="block">
  <semantics>
    <mrow>
      <mi>E</mi>
      <mo stretchy="false">=</mo>
      <msup>
        <mi mathvariant="italic">mc</mi>
        <mn>2</mn>
      </msup>
    </mrow>
    <annotation encoding="StarMath 5.0">E=mc^2</annotation>
  </semantics>
</math>
</file>

<file path=Object 45/content.xml><?xml version="1.0" encoding="utf-8"?>
<math xmlns="http://www.w3.org/1998/Math/MathML" display="block">
  <semantics>
    <mrow>
      <mi>E</mi>
      <mo stretchy="false">=</mo>
      <msup>
        <mi mathvariant="italic">mc</mi>
        <mn>2</mn>
      </msup>
    </mrow>
    <annotation encoding="StarMath 5.0">E=mc^2</annotation>
  </semantics>
</math>
</file>

<file path=Object 46/content.xml><?xml version="1.0" encoding="utf-8"?>
<math xmlns="http://www.w3.org/1998/Math/MathML" display="block">
  <semantics>
    <mrow>
      <mi>E</mi>
      <mo stretchy="false">=</mo>
      <msup>
        <mi mathvariant="italic">mc</mi>
        <mn>2</mn>
      </msup>
    </mrow>
    <annotation encoding="StarMath 5.0">E=mc^2</annotation>
  </semantics>
</math>
</file>

<file path=Object 47/content.xml><?xml version="1.0" encoding="utf-8"?>
<math xmlns="http://www.w3.org/1998/Math/MathML" display="block">
  <semantics>
    <mrow>
      <mi>E</mi>
      <mo stretchy="false">=</mo>
      <msup>
        <mi mathvariant="italic">mc</mi>
        <mn>2</mn>
      </msup>
    </mrow>
    <annotation encoding="StarMath 5.0">E=mc^2</annotation>
  </semantics>
</math>
</file>

<file path=Object 48/content.xml><?xml version="1.0" encoding="utf-8"?>
<math xmlns="http://www.w3.org/1998/Math/MathML" display="block">
  <semantics>
    <mrow>
      <mi>E</mi>
      <mo stretchy="false">=</mo>
      <msup>
        <mi mathvariant="italic">mc</mi>
        <mn>2</mn>
      </msup>
    </mrow>
    <annotation encoding="StarMath 5.0">E=mc^2</annotation>
  </semantics>
</math>
</file>

<file path=Object 49/content.xml><?xml version="1.0" encoding="utf-8"?>
<math xmlns="http://www.w3.org/1998/Math/MathML" display="block">
  <semantics>
    <mrow>
      <mi>E</mi>
      <mo stretchy="false">=</mo>
      <msup>
        <mi mathvariant="italic">mc</mi>
        <mn>2</mn>
      </msup>
    </mrow>
    <annotation encoding="StarMath 5.0">E=mc^2</annotation>
  </semantics>
</math>
</file>

<file path=Object 5/content.xml><?xml version="1.0" encoding="utf-8"?>
<math xmlns="http://www.w3.org/1998/Math/MathML" display="block">
  <semantics>
    <mrow>
      <mrow>
        <msub>
          <mi mathvariant="italic">DE</mi>
          <mi>j</mi>
        </msub>
        <mo stretchy="false">=</mo>
        <mfrac>
          <mtext>LE</mtext>
          <mi>A</mi>
        </mfrac>
      </mrow>
      <mrow>
        <mo fence="true" stretchy="false">(</mo>
        <mrow>
          <mn>10000</mn>
        </mrow>
        <mo fence="true" stretchy="false">)</mo>
      </mrow>
    </mrow>
    <annotation encoding="StarMath 5.0">DE_j = "LE" over A ( 10000 )</annotation>
  </semantics>
</math>
</file>

<file path=Object 50/content.xml><?xml version="1.0" encoding="utf-8"?>
<math xmlns="http://www.w3.org/1998/Math/MathML" display="block">
  <semantics>
    <mrow>
      <mi>E</mi>
      <mo stretchy="false">=</mo>
      <msup>
        <mi mathvariant="italic">mc</mi>
        <mn>2</mn>
      </msup>
    </mrow>
    <annotation encoding="StarMath 5.0">E=mc^2</annotation>
  </semantics>
</math>
</file>

<file path=Object 51/content.xml><?xml version="1.0" encoding="utf-8"?>
<math xmlns="http://www.w3.org/1998/Math/MathML" display="block">
  <semantics>
    <mrow>
      <mi>E</mi>
      <mo stretchy="false">=</mo>
      <msup>
        <mi mathvariant="italic">mc</mi>
        <mn>2</mn>
      </msup>
    </mrow>
    <annotation encoding="StarMath 5.0">E=mc^2</annotation>
  </semantics>
</math>
</file>

<file path=Object 6/content.xml><?xml version="1.0" encoding="utf-8"?>
<math xmlns="http://www.w3.org/1998/Math/MathML" display="block">
  <semantics>
    <mrow>
      <mi>E</mi>
      <mo stretchy="false">=</mo>
      <msup>
        <mi mathvariant="italic">mc</mi>
        <mn>2</mn>
      </msup>
    </mrow>
    <annotation encoding="StarMath 5.0">E=mc^2</annotation>
  </semantics>
</math>
</file>

<file path=Object 7/content.xml><?xml version="1.0" encoding="utf-8"?>
<math xmlns="http://www.w3.org/1998/Math/MathML" display="block">
  <semantics>
    <mrow>
      <mrow>
        <mi mathvariant="italic">CE</mi>
        <mo stretchy="false">=</mo>
        <mfrac>
          <mrow>
            <munderover>
              <mo stretchy="false">∑</mo>
              <mrow>
                <mi>C</mi>
                <mo stretchy="false">=</mo>
                <mn>1</mn>
              </mrow>
              <mi mathvariant="italic">NC</mi>
            </munderover>
            <mrow>
              <munderover>
                <mo stretchy="false">∑</mo>
                <mrow>
                  <mi>D</mi>
                  <mo stretchy="false">=</mo>
                  <mrow>
                    <mi>C</mi>
                    <mo stretchy="false">+</mo>
                    <mn>1</mn>
                  </mrow>
                </mrow>
                <mi mathvariant="italic">NC</mi>
              </munderover>
              <mrow>
                <mo fence="true" stretchy="false">(</mo>
                <mrow>
                  <mrow>
                    <msubsup>
                      <mtext>LE</mtext>
                      <mi mathvariant="italic">PC</mi>
                      <mi>D</mi>
                    </msubsup>
                    <mo stretchy="false">⋅</mo>
                    <msub>
                      <mi mathvariant="italic">DIS</mi>
                      <mi mathvariant="italic">CD</mi>
                    </msub>
                  </mrow>
                </mrow>
                <mo fence="true" stretchy="false">)</mo>
              </mrow>
            </mrow>
          </mrow>
          <mrow>
            <munderover>
              <mo stretchy="false">∑</mo>
              <mrow>
                <mi>D</mi>
                <mo stretchy="false">=</mo>
                <mrow>
                  <mi>C</mi>
                  <mo stretchy="false">+</mo>
                  <mn>1</mn>
                </mrow>
              </mrow>
              <mi mathvariant="italic">NC</mi>
            </munderover>
            <msubsup>
              <mtext>LE</mtext>
              <mi mathvariant="italic">PC</mi>
              <mi>D</mi>
            </msubsup>
          </mrow>
        </mfrac>
      </mrow>
      <mrow>
        <mo fence="true" stretchy="false">(</mo>
        <mrow>
          <mn>100</mn>
        </mrow>
        <mo fence="true" stretchy="false">)</mo>
      </mrow>
    </mrow>
    <annotation encoding="StarMath 5.0">CE = { sum from{C=1} to{NC} sum from{D=C+1} to{NC} ("LE"^D_PC cdot DIS_CD) } over{ sum from{D=C+1} to{NC} "LE"^D_PC }( 100 )</annotation>
  </semantics>
</math>
</file>

<file path=Object 8/content.xml><?xml version="1.0" encoding="utf-8"?>
<math xmlns="http://www.w3.org/1998/Math/MathML" display="block">
  <semantics>
    <mrow>
      <mi>E</mi>
      <mo stretchy="false">=</mo>
      <msup>
        <mi mathvariant="italic">mc</mi>
        <mn>2</mn>
      </msup>
    </mrow>
    <annotation encoding="StarMath 5.0">E=mc^2</annotation>
  </semantics>
</math>
</file>

<file path=Object 9/content.xml><?xml version="1.0" encoding="utf-8"?>
<math xmlns="http://www.w3.org/1998/Math/MathML" display="block">
  <semantics>
    <mrow>
      <mi mathvariant="italic">SH</mi>
      <mo stretchy="false">=</mo>
      <mfrac>
        <mrow>
          <mn>0.25</mn>
          <mo stretchy="false">⋅</mo>
          <msub>
            <mtext>LE</mtext>
            <mi>P</mi>
          </msub>
        </mrow>
        <msqrt>
          <mi>A</mi>
        </msqrt>
      </mfrac>
    </mrow>
    <annotation encoding="StarMath 5.0">SH = {0.25 cdot "LE"_P} over sqrt{ A }</annotation>
  </semantics>
</math>
</file>